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511cm"/>
          <style:tab-stop style:position="7.119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5.276cm"/>
          <style:tab-stop style:position="7.105cm"/>
          <style:tab-stop style:position="7.541cm"/>
        </style:tab-stops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7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8" style:family="paragraph" style:parent-style-name="Normal">
      <style:paragraph-properties fo:break-before="page">
        <style:tab-stops>
          <style:tab-stop style:position="7.641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6.523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7.608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/>
      <style:text-properties officeooo:paragraph-rsid="000e38a5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0e65ef"/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4.514cm"/>
          <style:tab-stop style:position="7.713cm"/>
        </style:tab-stops>
      </style:paragraph-properties>
      <style:text-properties officeooo:paragraph-rsid="000f1eb5"/>
    </style:style>
    <style:style style:name="P14" style:family="paragraph" style:parent-style-name="Normal">
      <style:paragraph-properties fo:margin-left="0cm" fo:margin-right="0cm" fo:text-indent="0.635cm" style:auto-text-indent="false"/>
      <style:text-properties officeooo:paragraph-rsid="000f1eb5"/>
    </style:style>
    <style:style style:name="P15" style:family="paragraph" style:parent-style-name="Normal">
      <style:text-properties officeooo:paragraph-rsid="000f1eb5"/>
    </style:style>
    <style:style style:name="P16" style:family="paragraph" style:parent-style-name="Normal">
      <style:paragraph-properties fo:margin-left="0cm" fo:margin-right="0cm" fo:text-indent="0cm" style:auto-text-indent="false"/>
    </style:style>
    <style:style style:name="P17" style:family="paragraph" style:parent-style-name="Normal">
      <style:paragraph-properties fo:break-before="page">
        <style:tab-stops>
          <style:tab-stop style:position="3.489cm"/>
          <style:tab-stop style:position="5.847cm"/>
        </style:tab-stops>
      </style:paragraph-properties>
    </style:style>
    <style:style style:name="P18" style:family="paragraph" style:parent-style-name="Normal">
      <style:paragraph-properties fo:margin-left="0cm" fo:margin-right="0cm" fo:text-indent="0.635cm" style:auto-text-indent="false">
        <style:tab-stops>
          <style:tab-stop style:position="6.583cm"/>
        </style:tab-stops>
      </style:paragraph-properties>
      <style:text-properties officeooo:paragraph-rsid="000f1eb5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0f2763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10ff98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11b4e1"/>
    </style:style>
    <style:style style:name="P22" style:family="paragraph" style:parent-style-name="Normal">
      <style:paragraph-properties fo:margin-left="0cm" fo:margin-right="0cm" fo:text-indent="0.635cm" style:auto-text-indent="false"/>
      <style:text-properties officeooo:paragraph-rsid="0011bb21"/>
    </style:style>
    <style:style style:name="P23" style:family="paragraph" style:parent-style-name="Heading_20_1" style:master-page-name="MP0">
      <style:paragraph-properties style:page-number="auto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1eb5" style:font-style-asian="italic" style:font-style-complex="italic"/>
    </style:style>
    <style:style style:name="T3" style:family="text">
      <style:text-properties fo:font-style="italic" officeooo:rsid="0010ff98" style:font-style-asian="italic" style:font-style-complex="italic"/>
    </style:style>
    <style:style style:name="T4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38a5" style:font-weight-asian="bold" style:font-weight-complex="bold"/>
    </style:style>
    <style:style style:name="T7" style:family="text">
      <style:text-properties fo:language="el" fo:country="GR" style:language-asian="el" style:country-asian="GR" style:language-complex="el" style:country-complex="GR"/>
    </style:style>
    <style:style style:name="T8" style:family="text">
      <style:text-properties style:language-asian="el" style:country-asian="GR" style:language-complex="el" style:country-complex="GR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language="it" fo:country="IT" style:language-asian="el" style:country-asian="GR" style:language-complex="el" style:country-complex="GR"/>
    </style:style>
    <style:style style:name="T11" style:family="text">
      <style:text-properties officeooo:rsid="001359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pan text:style-name="Default_20_Paragraph_20_Font"><text:span text:style-name="T6">G</text:span></text:span><text:span text:style-name="Default_20_Paragraph_20_Font"><text:span text:style-name="T5">ALENI DE ANTIDOTIS LIBRI<text:line-break/>DUO. LIBER PRIMUS.</text:span></text:span></text:h>
      <text:h text:style-name="Heading_20_2" text:outline-level="2">Cap. I. </text:h>
      <text:p text:style-name="P11"><text:span text:style-name="Default_20_Paragraph_20_Font"><text:span text:style-name="T1">[Qu</text:span></text:span>i<text:span text:style-name="Default_20_Paragraph_20_Font"><text:span text:style-name="T1">d sit antido</text:span></text:span>t<text:span text:style-name="Default_20_Paragraph_20_Font"><text:span text:style-name="T1">u</text:span></text:span>s <text:span text:style-name="Default_20_Paragraph_20_Font"><text:span text:style-name="T1">et unde</text:span></text:span> t<text:span text:style-name="Default_20_Paragraph_20_Font"><text:span text:style-name="T1">her</text:span></text:span>i<text:span text:style-name="Default_20_Paragraph_20_Font"><text:span text:style-name="T1">aca ori-<text:line-break/>g</text:span></text:span>i<text:span text:style-name="Default_20_Paragraph_20_Font"><text:span text:style-name="T1">nem habuer</text:span></text:span>i<text:span text:style-name="Default_20_Paragraph_20_Font"><text:span text:style-name="T1">t</text:span></text:span>. l Quae remedia non extrinsecus corpori<text:line-break/>imposita, sed intro assumpta pravis affectibus medentur, an-<text:line-break/>tidota medici nominanti Tres autem in universum ipsorum<text:line-break/>sunt differentiae. Quaedam etenim lethalium venenorum<text:line-break/>gratia offeruntur; quaedam ad virulentas quas appellitant<text:line-break/>feras <text:span text:style-name="Default_20_Paragraph_20_Font"><text:span text:style-name="T1">prosic</text:span></text:span>i<text:span text:style-name="Default_20_Paragraph_20_Font"><text:span text:style-name="T1">unt ;</text:span></text:span> quaedam affectibus ex pravo victu oho-<text:line-break/>rientibus auxiliantur ; nonnulla hunc triplicem usum pol-</text:p>
      <text:p text:style-name="P3">licentur, quemadmodum et quae theriace vocatur -ab.<text:line-break/>Andromacho medico composita , quaeque quod Mithrida-<text:line-break/>tium nominant, depulit, ipsimi etiam, ab eo qui id<text:line-break/>composuit, sic appellatum. Hic enim Mithridates, quem-<text:line-break/>admodum et apud nos Attalus, omnium prope simpli-<text:line-break/>cium medicamentorum experientiam habere studuit, quae<text:line-break/>perniciosis venenis adver<text:span text:style-name="Default_20_Paragraph_20_Font"><text:span text:style-name="T1">t</text:span></text:span>antur, facultates ipforum in fa- .<text:line-break/>cinerosis hominibus morte damnatis explorans. Quaedam<text:line-break/>igitur eorum comperit adventus phalangia privatim con-<text:line-break/>venire, quaedam in scorpiones, quemadmodum in vipe-<text:line-break/>ras alia. item adversius perimentia venena quaedam in<text:line-break/>aconitum, nonnulla in leporem marinum; alia in aliud<text:line-break/>quippiam aut aliud <text:span text:style-name="Default_20_Paragraph_20_Font"><text:span text:style-name="T1">pugnan</text:span></text:span>t. His itaque omnibus con-<text:line-break/>temperatis Mithridates unum confecit medicamentum, spe-<text:line-break/>rans fe adversos omnia lethalia habiturum praesidium.<text:line-break/>Postea Andromacbus Neronis primarius medicus quibus-<text:line-break/>dam adjectis, nonnullis aderatis, therlacen dictum an-<text:line-break/>tidotum praeparavit; haud exigua viperarum cerne, quam</text:p>
      <text:p text:style-name="P3">Mithridatium non habebat, aliis admixta. Atque ob id<text:line-break/>theriace ad viperarum morsus praestantior quam Mithri-<text:line-break/>datium vocatum existit. Ad alia vero Mithridatium nihilo<text:line-break/>minus valet, sed est in quibus etiam praestantius inventa-<text:line-break/>tur, At non easdem facultates habent et post delatoria<text:line-break/>medicamenta et ante assumpta. Quae enim magnitudo<text:line-break/>ipsorum , quum praesumuntur, sufficit ad nihil patiendum ;<text:line-break/>ea quadruplo aut quintuplo aucta, quum postea datur,<text:line-break/>adjuvat; idque non semel quotidie, sed bis. Verum si<text:line-break/>quis vel singulis diebus, quemadmodum nostra tempestate<text:line-break/>factus imperator Amellos Antoninus vel ut ipse Mithri-<text:line-break/>dates, medicamentum capiat, omnino a lethalibus et de-<text:line-break/>leteriis appellatis medicamentis erit securus et immunis ;<text:line-break/>sicuti ajunt et Mithridatem ipsum, quum lethali medica-<text:line-break/>mento interire potius, quam Romanorum subjici imperio<text:line-break/>maluit , nihil invenisse quod ipsum interimere potuerit.<text:line-break/>Quae jam Mithridati acciderunt audimus. Nos autem ipsi<text:line-break/>novimus Antonini tempore, qui primum theriacen in sui</text:p>
      <text:p text:style-name="P3">tutelam praeparans, quotidie Aegyptiae fabae magnitudo-<text:line-break/>nem assumebat, vel citra aquae vinive aut ejusmodi mistu-<text:line-break/>ram deglutiens. Quum autem ipsum in quotidianis actio-<text:line-break/>nihus comate corripi contingeret, papaveris succum ad-<text:line-break/>emit. Rursus quum accideret, ut propter consuetudinem<text:line-break/>pristinam, ceu qui siccioris temperamenti naturam habe-<text:line-break/>ret, et ob desiccans medicamentum a longo tempore ob-<text:line-break/>latum, bonam noctis partem insomnem transigeret, eo-<text:line-break/>actus est propterea etiam , ex eo quod papaveris succum<text:line-break/>habet jam inveterato, adlicere. Dictum est autem a no-<text:line-break/>bis saepe ejusmodi medicamenta inveterata mitiorem eum<text:line-break/>succum obtinere. Erat autem tunc imperator ob bellum<text:line-break/>Germanicum in Istri ripis, me profectionem illam aver-<text:line-break/>fato. At quum antidotum ab Demetrio archiatro com-<text:line-break/>positum laudaret, post mortem ipsius literis ad Euphratem<text:line-break/>catholicum, a quo ad compositionem apta simplicia medi-<text:line-break/>camenta accipiebat, missis ut indicaret quis ipsorum ad-<text:line-break/>esset, qui compositionem imperialem accepisset, rogavit</text:p>
      <text:p text:style-name="P3">me ut femper ei in omnibus compositionibus adessem,<text:line-break/>praepararique antidotum a me jussit. Sed quia hoc fotum<text:line-break/>ei placuerat, Romam profectus inquirebat, quanam simpli-<text:line-break/>cium medicamentorum commoderatione conficerem, ac ego<text:line-break/>verum ei confessus sinu. Nam nihil etiam. minimum vel<text:line-break/>reliqui vel adjeci iis, quae ex veteri consuetudine aulici<text:line-break/>medici immittunt, caufamque ostendi propter quam potissi-<text:line-break/>mum mihi ipsi confectio placeat, de qua impraesentiarum<text:line-break/>dicere instituens, eorum quae tunc gesta siunt, commemini.<text:line-break/>Nam Antoninus, ut qui singulis diebus medicamentum una<text:line-break/>cum melle copioso assumeret , exactissime et malitiam ejus<text:line-break/>et virtutem diguofcebati</text:p>
      <text:h text:style-name="Heading_20_2" text:outline-level="2">Cap. II.</text:h>
      <text:p text:style-name="P11"><text:s/><text:span text:style-name="Default_20_Paragraph_20_Font"><text:span text:style-name="T1">[ Quom</text:span></text:span>o<text:span text:style-name="Default_20_Paragraph_20_Font"><text:span text:style-name="T1">d</text:span></text:span>o o<text:span text:style-name="Default_20_Paragraph_20_Font"><text:span text:style-name="T1">p</text:span></text:span>ti<text:span text:style-name="Default_20_Paragraph_20_Font"><text:span text:style-name="T1">ma</text:span></text:span> t<text:span text:style-name="Default_20_Paragraph_20_Font"><text:span text:style-name="T1">her</text:span></text:span>i<text:span text:style-name="Default_20_Paragraph_20_Font"><text:span text:style-name="T1">aca c</text:span></text:span>om<text:span text:style-name="Default_20_Paragraph_20_Font"><text:span text:style-name="T1">ponatur. ]<text:line-break/></text:span></text:span>Fit autem hoc praestantissimum, reliquaque prope universa<text:line-break/>medicamenta , tum propter eorum quae iniiciuntur probi-<text:line-break/>tatem, tum ob virtutis inter <text:span text:style-name="Default_20_Paragraph_20_Font"><text:span text:style-name="T1">t</text:span></text:span>este propo<text:span text:style-name="Default_20_Paragraph_20_Font"><text:span text:style-name="T1">r</text:span></text:span>tionem. Ple<text:span text:style-name="Default_20_Paragraph_20_Font"><text:span text:style-name="T1">r</text:span></text:span>ique<text:line-break/>neutiquam singula ipsa privatim probare noverunt, quan-<text:line-break/>tum maligna probare exissent. Quapropter neque virium</text:p>
      <text:p text:style-name="P3">inter se proportionem cognoscunt. Unde factum est ut<text:line-break/>pluribus medicamentis imbecillibus aut. temporis spatio,<text:line-break/>aut genere nonnunquam iniectis, validissima ipsis admiscue-<text:line-break/>Trusi t Quidam enim aliquando liquorem qui ex alienis<text:line-break/>Aegypti -affertur valentissimo immittens antidoto, Philonlo<text:line-break/>id medicamento et gustu et vitibus persimile effecit; Rur-<text:line-break/>sus myrrha indita maxime valenti , simul eum pluribus<text:line-break/>imbecillis, praestitit ut antidotum ab illa vinceretur, ac<text:line-break/>alius quidam similiter in croco erravit, alius in sagapeno,<text:line-break/>quemadmodum rursus alius in bitumine et galbano, non-<text:line-break/>nulli et duo et tria tam valida aliis imbecillibus^ admisceo-<text:line-break/>tes antidotum quod ab illis superatur confecerunt. Quo-<text:line-break/>modo igitur ipsum praeparetur vel uno verbo aliquis jam<text:line-break/><text:span text:style-name="Default_20_Paragraph_20_Font"><text:span text:style-name="T1">t</text:span></text:span>agax homo. ex facili addiscet. Porro medicamentorum,<text:line-break/>dignotiouem ac discrimina non semel aut bis terve, scd<text:line-break/>admodum frequenter spectasse convenit, etsi accurate a quo-<text:line-break/>dam indicantessimui, et rationem docente quate optimum<text:line-break/>sit, poterit indipisci. At ei quisine indice ex libr<text:span text:style-name="Default_20_Paragraph_20_Font"><text:span text:style-name="T1">o</text:span></text:span> quodam</text:p>
      <text:p text:style-name="P3">perlecto, quales sunt Heraclidis Tarentini Theriscae, Cra-<text:line-break/>senae , Dioscoridis,. Nigri, Iuliae, Russi Ephesii et alio-.<text:line-break/>rum quorundam, dignotioni-ipsorum incumbit, multo ma-<text:line-break/>gis suismet oculis inspicere opus est, quo cujusque medi-.<text:line-break/>canenti virtutem et malitiam lexacte internoscat. Nonnulla<text:line-break/>siquidem institores tam callide adulterant, assimilautque.<text:line-break/>veris, ut etiam exercitatissimos in eis fallant, in quibus<text:line-break/>optimum est, ex longo tempore ea praeparasse atque per.<text:line-break/>amicum sincerum ex regione qua praestantissimum nascitur<text:line-break/>medicamentum exhiberi, aut semel eo profectum prae-<text:line-break/>parare quae per totam vitam durare possent, .qualia fere<text:line-break/>omnia sunt metallica nuncupata. Quum itaque cyprum<text:line-break/>propterea invisere statuissem, hasieremque amicum in -ea<text:line-break/>praepotentem, qui familiaris erat praefecti metallorum,<text:line-break/>commissarii Caesaris , cadmiam copicsam illinc . expe<text:span text:style-name="Default_20_Paragraph_20_Font"><text:span text:style-name="T1">c</text:span></text:span>tavi, .<text:line-break/>item diphryges, spodium, pbmpholygem , chalcitidem,<text:line-break/>mssy, sini et ehaleauthum, quemadmodum ex Palaestrita<text:line-break/>Syria opobalsamnm exactum. Bitumen sane ne adulterari</text:p>
      <text:p text:style-name="P3">quidem potest dolo, quemadmodum neque opobalsami<text:line-break/>fructus aut xylobalsamum. Navigavi autem in temnant<text:line-break/>quoque ob nullam (ita me dii ament) aliam rem quam<text:line-break/>Lemnram, sive terram quis nominare velit, sive fphra-<text:line-break/>gida , quod est sigillum. Porro diximus de ea abunde<text:line-break/>nono de simplicium medicamentorum facultate libro. Hanc<text:line-break/>igitur sive Lemnram terram, sive sigillum malis appellare,<text:line-break/>adulterant , ut nemo veram a fucata falfaque possit digno-<text:line-break/>suere. Quemadmodum et quod vocatur Indicum Lycium,<text:line-break/>aliaque multa dignofci ab adulteratis difficillima: quae<text:line-break/>convenit ab iis qui in regiones prosiciscuntur tum com-<text:line-break/>missariis tum senatoriis . loci praesidibus colligere,. vel ab<text:line-break/>amicis qui ea loca inhabitant, quemadmodum me facere<text:line-break/>confpexistis. Nam alia ex magna Syris, alia ex Palae-<text:line-break/>stina, alia ex Aegypto, alia ex Cappadocia, ex Ponto<text:line-break/>mihi alia afferuntur. Quemadmodum etiam ex Macedonia<text:line-break/>et occidentalibus plagis, ubi Galli et Hispani habitant, a</text:p>
      <text:p text:style-name="P3">Mauris, item qui oppositam illis regionem incolunt. Quae<text:line-break/>vero in singulis regionibus praestantissima medicamenta gi-<text:line-break/>gnautur, Dioscorides aliique vere descripserunt. Nos au-<text:line-break/>tem, ut dicebam, praeparare ea oportet quo docui modo,<text:line-break/>et praesertim fi Romae habitemus, quo ex omnibus gentibus<text:line-break/>singulis annis permulta adveniunt. Nonnulla in ipsis quo-<text:line-break/>que Italia partim <text:span text:style-name="Default_20_Paragraph_20_Font"><text:span text:style-name="T1">t</text:span></text:span>ua sponte gignuntur, partim praepa-<text:line-break/>rantur, quemadmodum in Dicaearchia quae nunc vocatur<text:line-break/>Puteoli, aerugo, cerula, aes, squama aeris, ac alia non-<text:line-break/>nulla. In ipsa autem Roma urgenti spuma. Nonnulla<text:line-break/>tantum non quotidie afferuntur, flenti quae ex Sicilia<text:line-break/>magnaque Libya et Creta singulis annis aestiv<text:span text:style-name="Default_20_Paragraph_20_Font"><text:span text:style-name="T1">o</text:span></text:span> tempore<text:line-break/>multa apportantur, quum herbarii viri, qui illic a Causare<text:line-break/>aluntur, non ipsi Cae<text:span text:style-name="Default_20_Paragraph_20_Font"><text:span text:style-name="T1">t</text:span></text:span>ari solum, sied toti quoque Romano-<text:line-break/>rum urbi plena vascula transmittant, quae <text:span text:style-name="Default_20_Paragraph_20_Font"><text:span text:style-name="T7">πλεκτὰ</text:span></text:span><text:span text:style-name="Default_20_Paragraph_20_Font"><text:span text:style-name="T8"> </text:span></text:span>dicuntur,<text:line-break/>quod viminum pluribus constent. Feruntur ejusmodi a<text:line-break/>Creta etiam ad alias plerasque gentes, ut nihil ex iis quae</text:p>
      <text:p text:style-name="P3">ab ea proveniunt desit, neque herbis, neque fructibus,<text:line-break/>neque feminibus, neque radicibus, neque fueris. Alia igni<text:line-break/>tur omnia sincera accipiuntur : nonnulli autem succi adule<text:line-break/>terantur, sed et hoc raro accidit: nam propter copiam<text:line-break/>herbarum in insula nascentium herbarii incolae non adeo<text:line-break/>fucum facere conantur, imo neque novitas magna quem-<text:line-break/>admodum in aliis existit, fed ut absinthii faecum duntaxat<text:line-break/>faciant, marrubium miscent, aut ejusmodi quippiam exi-<text:line-break/>guum immutant. Quare unguentorum institores Romani<text:line-break/>quum singulis annis plena medicamentorum vasa plectilia<text:line-break/>coemunt, primum unumquodque ip<text:span text:style-name="Default_20_Paragraph_20_Font"><text:span text:style-name="T1">s</text:span></text:span>orum cognoscere do-<text:line-break/>ceutur, etiamsi non prius aliquis viderit. Ad haec etiam<text:line-break/>quale pulcherrimum existat, ex continua inspectione appre-<text:line-break/>hendunt. Memores autem eorum quae anno superiore<text:line-break/>emerunt, quum alterum eo praestantius viderint, agnoscunt:.<text:line-break/>inter herbas fano, quae cum fructu furentis adhaerente<text:line-break/>apportantur, foecundius, germin anti<text:span text:style-name="Default_20_Paragraph_20_Font"><text:span text:style-name="T1">a</text:span></text:span>s, magis amplum,<text:line-break/>substantia ipsius compactum et tempore non contabescens,</text:p>
      <text:p text:style-name="P3">intelligentes esse praestantius iis, quae macriora, minus<text:line-break/>fructuosa, rara, levia. et celeriter con tabescentia vison- .<text:line-break/>ture Asinus enim nimirum esset qui nihil horum possit lu-,<text:line-break/>telligere, quemadmodum etiam gustu odoratuque nihil<text:line-break/>negotii est optimum deprehendere, quum idem subinde.<text:line-break/>viderimus. In que enim singula medicamenta^ ab -aliis<text:line-break/>odore aut gustu disserunt, in illo validum, principem<text:line-break/>inter similia specie, locum obtinet. Ita sane et mel dici-<text:line-break/>mus esse praestantissimum, quod dulcissimum et acerrimum<text:line-break/>inter omnia alia habeatur, quoniam genus ipsius ejusmodi<text:line-break/>in dulcedine excessum obtinere apparet. Quum itaque ex<text:line-break/>dulcibus natura uvis mustum ad dimidias aut etiam tertias<text:line-break/>fuerit incoctum, -dulcedine quidem nihil a melle deficit,<text:line-break/>hebes autem est et morsus expers, quemadmodum aqua;<text:line-break/>verum mel non hujusmodi existit, quippe acrimoniam quan-<text:line-break/>dam cum dulcedine refert. Quare laudatissimum est, quod<text:line-break/>in his praecellit ac primae ap<text:span text:style-name="Default_20_Paragraph_20_Font"><text:span text:style-name="T1">t</text:span></text:span>orum notae propriae virtutis,<text:line-break/>ex his ac ex accidenti ejusque confequio petentur, juxta</text:p>
      <text:p text:style-name="P3">colorem, substantiam, odorem, et veluti particularum<text:line-break/>compagem. Colore igitur pallidum est, substantia neque<text:line-break/>crass<text:span text:style-name="Default_20_Paragraph_20_Font"><text:span text:style-name="T1">a</text:span></text:span>m et grumosirm, neque nimis liquidum, unitumque<text:line-break/>per tota et viscosum , ut si ex eo nonnihil digito gestans<text:line-break/>fluere permiseris, distendatur, sibi contiguum, visci modo,<text:line-break/>ne divellatur neque abrumpatur: verum non ideo est opti-<text:line-break/>mum, sed quia ex peculiari natura mel optimum haec per-<text:line-break/>petito sibi accidentia vendicat, eaqne de caula praesum-<text:line-break/>tissimae notae efficiuntur. Hinc igitur opus esse suco sin-<text:line-break/>gul a medicamenta simplicia subinde inspexisse, ut in me--<text:line-break/>moria habeamus, quantum acrimoniae sortita sint, aut<text:line-break/>dulcedinis, aut alterius cujusdam sensibilis qualitatis, qua-<text:line-break/>rum quantitas verbis nequit indicari. Jam et aliud quod-<text:line-break/>dam cujusque medicamenti facultatis judicium ex longa ex-<text:line-break/>parientia accedit, quod nihil ratione adjuvatur. Nam mel a<text:line-break/>Cnidio excellentissimum notis quas <text:span text:style-name="Default_20_Paragraph_20_Font"><text:span text:style-name="T9">dixi</text:span></text:span> nuper apparens,<text:line-break/>ceu prope accedat ad Thallum et Hymettium, malitiam<text:line-break/>non mediocrem vetustate ostendit, in vinosum transiens</text:p>
      <text:p text:style-name="P3">qualitatem. Simile ipsi quippiam et Rhodio accidit. Qua-<text:line-break/>propter quum aliquis mel hoc in theriacam misisset,<text:line-break/>deinde post triennium .ipsam .vinum resipientem .deprehen-<text:line-break/>distet, non gustu modo , fed odore etiam mihi ostendit,<text:line-break/>ac ego contemplatus dixi, id ei ex melle indito acci-<text:line-break/>disse, ob quod homo me admirari coepit: praeterea in-<text:line-break/>terrogavi, an largius ap<text:span text:style-name="Default_20_Paragraph_20_Font"><text:span text:style-name="T1">t</text:span></text:span>um incoxisset despumassetque.<text:line-break/>Confitebatur autem et haec, eoque admiratus est ut qui<text:line-break/>sapiens nonnihil a me audivisset. Caeterum suam ipfe<text:line-break/>temeritatem ac praecipitantiam damnavit, quod ex sula<text:line-break/>scriptura medicamentum praeparare esset aggressus. Alius<text:line-break/>aridam quam praepararit theriacen effectam mihi indica-<text:line-break/>vit., causam interrogans. Itaque quum a me audivisset<text:line-break/>plus impendio vini esse. iniectum , ejusque non optimi<text:line-break/>neque veteris, forte etiam panis non probe confecti am-<text:line-break/>plius quam convenit carni.viperarum esse immixtum , con-<text:line-break/>fessus ita fe rem habere, temeritatis fe damnavit.</text:p>
      <text:h text:style-name="Heading_20_2" text:outline-level="2">Cap, HI. </text:h>
      <text:p text:style-name="P11"><text:span text:style-name="Default_20_Paragraph_20_Font"><text:span text:style-name="T1">[ Quod v</text:span></text:span>i<text:span text:style-name="Default_20_Paragraph_20_Font"><text:span text:style-name="T1">num</text:span></text:span> i<text:span text:style-name="Default_20_Paragraph_20_Font"><text:span text:style-name="T1">n ant</text:span></text:span>i<text:span text:style-name="Default_20_Paragraph_20_Font"><text:span text:style-name="T1">do</text:span></text:span>tis <text:span text:style-name="Default_20_Paragraph_20_Font"><text:span text:style-name="T1">p</text:span></text:span>o<text:span text:style-name="Default_20_Paragraph_20_Font"><text:span text:style-name="T1">n</text:span></text:span>i <text:span text:style-name="Default_20_Paragraph_20_Font"><text:span text:style-name="T1">debeat.]</text:span></text:span></text:p>
      <text:p text:style-name="P3">Quare etiam prospiciendum venit, cuiusmodi genere id<text:line-break/>immittas, quale .sane experientia notum est firmissimum<text:line-break/>existere; deinde validum , quod pluribus jam annis pro-<text:line-break/>batum fuerit, quod non amplius immutetur. Etenim im-<text:line-break/>becillima et , ut sic dicam, aquatissima vina aut vehe-<text:line-break/>menter austera, et maxime omnium vinorum acescentia;<text:line-break/>ubi primis anuis exacuerint , reliquo tempore permanenti<text:line-break/>Verum hujusmodi judicii tempus aliud alii rino existit.:<text:line-break/>non multis sane annis aquosis id accidit. Ita vero no-<text:line-break/>minant alba colore tenuiaque substantia, et non multae<text:line-break/>inter temperandum aquae indiga. omnino autem ea quae<text:line-break/>talia sunt, uti nec caput omnino feriunt, ita neque cor-<text:line-break/>pus . manifesto calefaciunt ; neque concoctioni in ventriculo<text:line-break/>et venis evidenter quicquam conferunt, neque alendo<text:line-break/>corpori subministrant. Haec ex omnibus vinis celerrime<text:line-break/>inveterantur. Vocant autem herum rerum periti invete-<text:line-break/>rari prompte in talem veterascentium qualitatem immu-<text:line-break/>tari. Atque haec acrimonia est cum calore manifesto.</text:p>
      <text:p text:style-name="P2">Postea vero amaror, in quem transit. Nonnunquam et<text:line-break/>aquosa vina pe<text:span text:style-name="Default_20_Paragraph_20_Font"><text:span text:style-name="T1">r</text:span></text:span>severantia est vide<text:span text:style-name="Default_20_Paragraph_20_Font"><text:span text:style-name="T1">r</text:span></text:span>e, quum non primis<text:line-break/>aut <text:span text:style-name="Default_20_Paragraph_20_Font"><text:span text:style-name="T1">sit</text:span></text:span>ibus aut quatuor annis subacueriut. At validis<text:line-break/>simul et austeris albisque cum crassitie vinis etiam post<text:line-break/>decennium interim, si non bene fuerint recondita, ace-<text:line-break/>- suere accidit. Eadem quoque inveterari longo temporis<text:line-break/>spatio contingit. Ejusmodi in Halia sunt Tiburtinum,<text:line-break/>Signinum, Marram, siurrentinum. Et quidem Tiburti-<text:line-break/>num Marfumque austera fiunt, et ex facili si impruden-<text:line-break/>tius condantur acescunt. Signinum vero et his valentius<text:line-break/>est et minus acescit, inveteratumque optimum redditu<text:span text:style-name="Default_20_Paragraph_20_Font"><text:span text:style-name="T1">r.<text:line-break/></text:span></text:span>De Surrentino quid opus est dicere? omnibus enim<text:line-break/>hoc jam constat , id ante viginti p<text:span text:style-name="Default_20_Paragraph_20_Font"><text:span text:style-name="T1">r</text:span></text:span>ope annos adhuc esse<text:line-break/>crudum. Viget autem tot annis natum, diuque potulen-<text:line-break/>tum permanet, non ex proclivi amarefcens, Falerno viri-<text:line-break/>bus persimile. Secus aquosis accidit, Sabino, Albano,</text:p>
      <text:p text:style-name="P3">Gauriano quod in Puteolorum colle nascitur. Item et<text:line-break/>quod in Neapoli in subiectis ei colliculis provenit., Ami-<text:line-break/>naeum quidem appellatum, sed tenue,. non sicuti in Si-<text:line-break/>cilia et Bithynia Aminaea, etsi his gentibus paucum sane,<text:line-break/>aquosum, ac tenue vinum gignatur, non tamen abest vel<text:line-break/>a Sabino in Italia, vel in Asia, Aninio , Titacaxeno, et<text:line-break/>quod apud nos vocatur Tibenum propter regionem lu<text:line-break/>qua colitur Tibas appellatam. Haec omnia facile in con-<text:line-break/>trarias qualitates mutantur, vel acidam, vel amaram;<text:line-break/>inter principia quidem acidam; sin autem permanserint,<text:line-break/>amaram. At multum ad adulteram qualitatem regio, in<text:line-break/>qua sita sint, confert. Initio sane optima est frigida,<text:line-break/>postea vero calida, aut e contrario, calida per initia Nam<text:line-break/>tepida facile ipsa in acorem perducit. Si autem in fii-<text:line-break/>gidlore sita loco permanserint annis duobus et tribus,<text:line-break/>illinc .abunde calefieri desiderant, tepidum autem locum<text:line-break/>et temperatura medium nunquam requirunt; no<text:span text:style-name="Default_20_Paragraph_20_Font"><text:span text:style-name="T1">n</text:span></text:span>nulla</text:p>
      <text:p text:style-name="P3">tamen adeo funt imbecillia aquosaque, ut ne initio qui-<text:line-break/>dem frigus tolerent; in quibus pater meus causa experien-<text:line-break/>tiae stoebe copiosa ealidaque in domum calidissimam iniecta<text:line-break/>vasa repleta occultavit, et assequ<text:span text:style-name="Default_20_Paragraph_20_Font"><text:span text:style-name="T1">a</text:span></text:span>tur id quod sperabat,<text:line-break/>nunquam vinum habuit acidum, sed omnia celerrime vete-<text:line-break/>rascentia. Quomodo autem domunculam calidam praepa-<text:line-break/>res, ut ille extruere solebat, etiam nunc iudicabo: in<text:line-break/>agris omnibus apud nos domus fiunt praegrandes, focum in<text:line-break/>quo ignem excitant in medio ipsarum habentes, non mul-<text:line-break/>tum autem ab eo distant iumentorum stabula , vel in ut<text:span text:style-name="Default_20_Paragraph_20_Font"><text:span text:style-name="T1">r</text:span></text:span>a-<text:line-break/>que parte: dextra et sinistra, aut certe in alterutra. .Sunt<text:line-break/>et fornaces focis coniuncti juxta anteriorem ipsorum par-<text:line-break/>tem, quae totius domus ostium respicit. In eum itaque<text:line-break/>modum omnes in agris domus construuntur; etiamsi exi-<text:line-break/>guae existant; quae autem curiosius ex. eis aedificantur<text:line-break/>interiore pariete exedram habent, ostio ex adverso op-<text:line-break/>positam ; utraque autem ipsius parte lectum , in cujus su-</text:p>
      <text:p text:style-name="P3">periore parte domunculae sublimes sunt, quemadmodum in<text:line-break/>multis omnigenarum rerum receptaculis orbiculatim juxta<text:line-break/>tres magnae domus parietes, saepe etiam juxta quatuor.<text:line-break/>Ex his igitur domunculis quae maxime spectatur utrobique,<text:line-break/>exedrae incumbit in qha vinum pater meus reponebat,<text:line-break/>postquam in doliis efferbuisset , at sumtus in vasis fictili-<text:line-break/>bus prius reponitur, quemadmodum et alia licet apud nos<text:line-break/>per totum annum calefacere. Praestantior autem domus<text:line-break/>est, quae meridiem spectat, a septentrione remota. Porro<text:line-break/>herba quae apud nos nuscitur fruticosa admodum est , cati-<text:line-break/>da, acris et odoratum quippiam recipiens; vocant ipsam<text:line-break/>incolae Colymbadem, nonnulli Stoeben, ad vini conser-<text:line-break/>vationenr aptissimam. Condebat autem hac herba vascula,<text:line-break/>et. domuncularum superiorum partis unum parietem fora-<text:line-break/>minibns notandis in maiorem modum diductis, qua et for-<text:line-break/>nacem et focum esse dixi, dividebat, considerans calorem<text:line-break/>per eadem foramlua in domunculam pervenire , qua vini<text:line-break/>dolia reponebat. ltaque ex magnae domus calore et stoebe</text:p>
      <text:p text:style-name="P2">fotu, theca vinaria incalescens vinum totum conservabat,<text:line-break/>ut nunquam acesce<text:span text:style-name="Default_20_Paragraph_20_Font"><text:span text:style-name="T1">r</text:span></text:span>e^. Quo autem magis id couseque<text:span text:style-name="Default_20_Paragraph_20_Font"><text:span text:style-name="T1">r</text:span></text:span>e-<text:line-break/>tur, et nunquam a proposito aberraret, vasis infundebat<text:line-break/>vinum non <text:span text:style-name="Default_20_Paragraph_20_Font"><text:span text:style-name="T1">r</text:span></text:span>ecentibus , fed ex quibus aliquod inveteratum<text:line-break/>evacuarit. Persimile iis quae dixi in Italia quoque vidi<text:line-break/>circa Neapolim fieri, et collem eidem regioni vicinum,<text:line-break/>quem nominant Tripbyllinum. Audiri etiam in multis<text:line-break/>ltaliae locis vinum ita calefieri, fed tale quemadmodum<text:line-break/>^firmum et durabile, ita etiam doloris in capite efficax<text:line-break/>efficitur, p<text:span text:style-name="Default_20_Paragraph_20_Font"><text:span text:style-name="T1">r</text:span></text:span>opter qualitatem quae ipsi ex .fumo accedit.<text:line-break/>Itaque ejusmodi omnia vina in medicamentis compones-<text:line-break/>dis quae int<text:span text:style-name="Default_20_Paragraph_20_Font"><text:span text:style-name="T1">r</text:span></text:span>a corpus assumpturi fumus;; evitatus. In<text:line-break/>emplastris autem, et aliis quae extrinsecus. imponuntur<text:line-break/>medicamentis, etiam talibus uti. optimorum penuria nihil<text:line-break/>p<text:span text:style-name="Default_20_Paragraph_20_Font"><text:span text:style-name="T1">r</text:span></text:span>ohibet. Deligi itaque rina debent . in. antidota natura<text:line-break/>sinna, inter quae primum non ad hoc solum , sed aliam<text:line-break/>quoque omnem virtutem falernum existit; assumendum</text:p>
      <text:p text:style-name="P4">vero et hujus generis est, quod nondum prae vetustate<text:line-break/>amarescat, sicut nonnulli qui theriacen praeparant in<text:line-break/>boe quoque falluntur. .. Quum enim audivissent semper<text:line-break/>-sermonem hunc celebrari ciccumserrique , puta alia omnia<text:line-break/>praeter vinum tempore consenescere, vetustissimum inji-<text:line-break/>ciunt , neque quantitatem aliqui coniectura assequentes,<text:line-break/>eo quod neque in libris medicamentariis mensura ipsius<text:line-break/>scripta inveniatur. Quum autum duplices sint ipsius spe-<text:line-break/>cies, nihil viribus inter se differentes, suavius A<text:span text:style-name="Default_20_Paragraph_20_Font"><text:span text:style-name="T1">n</text:span></text:span>tido-<text:line-break/>tum, id quod dulcius est, efficit, ac vocant ipsum pro-<text:line-break/>prie Faustianum. In quibus igitur qui mutatum et a-<text:line-break/>cefcens vinum miscent, errant. Si enim vel nullo in-<text:line-break/>sectum vitio per fe. Antidoti medicamentis contempe<text:span text:style-name="Default_20_Paragraph_20_Font"><text:span text:style-name="T1">r</text:span></text:span>etur,<text:line-break/>subinde acescit; ita ut vetustissimum falernum, et prae-.<text:line-break/>fartim quando paulo copiosius fuerit inditum, medica-<text:line-break/>mentum reddit amarum.</text:p>
      <text:h text:style-name="Heading_20_2" text:outline-level="2">Cap. 1U .</text:h>
      <text:p text:style-name="P11">[n<text:span text:style-name="Default_20_Paragraph_20_Font"><text:span text:style-name="T1">e melle c</text:span></text:span>o<text:span text:style-name="Default_20_Paragraph_20_Font"><text:span text:style-name="T1">mponend</text:span></text:span>i<text:span text:style-name="Default_20_Paragraph_20_Font"><text:span text:style-name="T1">s an</text:span></text:span>ti<text:span text:style-name="Default_20_Paragraph_20_Font"><text:span text:style-name="T1">do</text:span></text:span>ti<text:span text:style-name="Default_20_Paragraph_20_Font"><text:span text:style-name="T1">s</text:span></text:span> i<text:span text:style-name="Default_20_Paragraph_20_Font"><text:span text:style-name="T1">doneo</text:span></text:span>. I<text:line-break/>Jam vero alius unus medicus etiam mel admodum vetus</text:p>
      <text:p text:style-name="Normal"/>
      <text:p text:style-name="P3">fa.erno similiter iniecit , tali quadam ratiocinatione usus.<text:line-break/>Vinosum quandoque mel aliquod evasit temperatum, quod<text:line-break/>praestantissimum ante apparebat. Tutius itaque visum<text:line-break/>quemadmodum in vino quod longitudine temporis indi-<text:line-break/>catum est non corrumpi, medicamento admiscere. Erat<text:line-break/>autem hoc utique propter tempus subamarum, deinde ex<text:line-break/>coctura largiore magis adhuc amarum est ostensum, quod<text:line-break/>omni melli vetustiora ex coctione accidit. At meri nihil<text:line-break/>est, quum. et citra cocturam tempore amarius pro dul-<text:line-break/>ciori evadat. Atque apud patrem meum mel quoddam<text:line-break/>amarum adeo erat , quale in Ponto nascitur quibusdam<text:line-break/>locis, ubi apes ipsum ex absinthio congregant; id ipsum<text:line-break/>dicebat, mel quod apud Athenienses est praestantissimum,<text:line-break/>multo tempore inveteratum amarum .evasisse. Quoniam<text:line-break/>vero inutile mihi visum est, etiam a patris obitu in hunc<text:line-break/>usque diem fervo, amarius quidem adhuc multo quam.<text:line-break/>tunc erat redditum, sicuti et nigrius,- non tamen multo<text:line-break/>crassius. . Atque hoc optimo melli eximium adesse videtur. -</text:p>
      <text:p text:style-name="P3">Quinetiam in Eleonte Cherronesi juxta illam regionem,<text:line-break/>ubi monumentum est P<text:span text:style-name="Default_20_Paragraph_20_Font"><text:span text:style-name="T1">r</text:span></text:span>otefilai, mel natum, quod omnia<text:line-break/>diu eadem quae Hymettion mel occupat, processu tempo-<text:line-break/>ris praeter quod crassius efficitur, etiam subinde in grn-<text:line-break/>mum concrescit. ltaque mel omnium optimum Antidotis<text:line-break/>iniici debet Hymettion aut Thasium. aut omnino Atri-<text:line-break/>cum. Quod si penuria quandoque sit. ipsius, quod in<text:line-break/>Cycladibus insulis nascitur, quodque huic simillimum<text:line-break/>fuerit, admittendum esu Quin et in Isthmo mel bonum<text:line-break/>gignitur, ac id a regione Istlimiacum proprie nuncupatur,<text:line-break/>quemadmodum Libenum et ap<text:span text:style-name="Default_20_Paragraph_20_Font"><text:span text:style-name="T1">t</text:span></text:span>um denominationem forti-<text:line-break/>tum. Egregia nobiliaque haec sunt. Caeterum et -in<text:line-break/>aliis <text:span text:style-name="Default_20_Paragraph_20_Font"><text:span text:style-name="T1">r</text:span></text:span>egionibus optimum mel provenit, P<text:span text:style-name="Default_20_Paragraph_20_Font"><text:span text:style-name="T1">r</text:span></text:span>opte<text:span text:style-name="Default_20_Paragraph_20_Font"><text:span text:style-name="T1">r</text:span></text:span> paucita-<text:line-break/>tem autem ab incolis insumptum, ut non possit super-<text:line-break/>fluunt in aliam efferri regionem, ignoratur. Etenim in<text:line-break/>nostro agro qui inter Pergamum et Elaeam urbem in<text:line-break/>mari silam habetur, collis quidam est thymis refertus,<text:line-break/>in quo apes laudatissimum mel componunt, quod inibi</text:p>
      <text:p text:style-name="P3">consumitur. .Iacet autem . hic collis a Pergamo profi-<text:line-break/>ciscenti. ad filaeam in sinistra, non tamen propter viam.<text:line-break/>Ac in Mysia quae .supra nostrum agrum est, nominant<text:line-break/>Britton , demiratus sum quum riderem mel omnino Attico<text:line-break/>persimile, etsi illud mel longe pravissimum in ea .nasca-<text:line-break/>tur. Sed e<text:span text:style-name="Default_20_Paragraph_20_Font"><text:span text:style-name="T1">n</text:span></text:span>im et illic tumulus quidam erat non gran-<text:line-break/>dis, in totum petricofus, thymis et orig<text:span text:style-name="Default_20_Paragraph_20_Font"><text:span text:style-name="T1">e</text:span></text:span>nis consitus.<text:line-break/>Alibi locus erat Cytisi plenus. Colebat autem dominus<text:line-break/>ejus mel dulcissimum, ut excelleret hic Atticum, non<text:line-break/>tamen acre, atque ideo celeriter uros eo avertit, subito-<text:line-break/>que nauseam c<text:span text:style-name="Default_20_Paragraph_20_Font"><text:span text:style-name="T1">o</text:span></text:span>mmovet, si etiami paulo copiosius fuerit<text:line-break/>assumptum. Etenim et iis qui de Cytisi, scripserunt<text:line-break/>haec iu confesso sunt omnibus, quod bonam mellis par-<text:line-break/>tem ex floribus ipsius apes decerpunt. Frutic<text:span text:style-name="Default_20_Paragraph_20_Font"><text:span text:style-name="T1">o</text:span></text:span>sa autem<text:line-break/>planta est Cytisus in altum excrescens, myrtis similite<text:span text:style-name="Default_20_Paragraph_20_Font"><text:span text:style-name="T1">r.<text:line-break/></text:span></text:span>Haec sane diximus utilissima iis, qui non suium Romam<text:line-break/>incolunt medicis, quo ex omni terra quotannis bona<text:line-break/>veniunt, sed qui in qualibet oriris parte habitant, ut</text:p>
      <text:p text:style-name="P2">cognitis optimorum notis, ex iis quae apud suos aut<text:line-break/>certe ricinos aut ejusdem gentis homines existunt, opti-<text:line-break/>ma deligant. Qui igitur Philonium Antidotum aut aliud<text:line-break/>quoddam exiguum componit, non adeo summe bonis me-<text:line-break/>dicamentis indiget. Si vero Mithridatica aut Theriacen<text:line-break/>aut aliud quoddam multae missurae et Cinnamomum re-<text:line-break/>cipiens conficiat, omnium praestantissimis opus medica-<text:line-break/>mentis habet. Atque alio in loco eorum copia non datur,<text:line-break/>eoque Romae ejusmodi Antidota praeparant, non solum<text:line-break/>optimi medici, sed etiam Myropolae, omnes utique in eis<text:line-break/>magis aut minus peccantes, non tamen inutile medi-<text:line-break/>cementum componentes. Itaque Antonino imperante. a<text:line-break/>divitibus plerisque Theriaca praeparabatur, atque ideo<text:line-break/><text:span text:style-name="Default_20_Paragraph_20_Font"><text:span text:style-name="T1">r</text:span></text:span> nonnunquam aliqua quae difficile poterant comparari, reli-</text:p>
      <text:p text:style-name="P1">querunt. Mirum enim quam divites principis studia imi-<text:line-break/>teutur, aut cupiant saltem imitantes. videri. Quum auxi<text:line-break/>tam ille e vita excessit, paucissimi hoc Antidotum^ veluti</text:p>
      <text:p text:style-name="P3">et Mithridation praeparabant. Quemadmodum igitur Bo-<text:line-break/>mae optimorum medicaminum omnium copia facilius quam<text:line-break/>alibi suppeditatur, ita in ipsa Roma alicui Caesari Antido-<text:line-break/>tum praeparanti multo magis adhuc omnia praestantissima<text:line-break/>suppetunt, vinum sane Falernum, mel Hymettium, ope-<text:line-break/>balsamum quod Syriacum appellatur ; ex loco autem in<text:line-break/>quo generatur copiofissimum optimumque aliud nomen<text:line-break/>fecundum obtinet, vocatur enim Engadenum praestantius<text:line-break/>iis, quae in aliis Palaestinae loris gignuntur. At quanto<text:line-break/>vinum Falernum excellentius est eo quod in tabernis<text:line-break/>venditur, tanto etiam eo quod in Aegypto nascitur. Qua-<text:line-break/>propter si exacte cognoscenti uuiuscujusque medicamenti .<text:line-break/>virtutem liceat Caesari praeparare, quemadmodum mihi<text:line-break/>licuit, optimum conficietur. Nam quum regibus prae--<text:line-break/>stantissima quaeque ex omni terra adferantur, ex bis rur-<text:line-break/>fus ipsis optimum eligetur. Ego vero vini Falerni unius-<text:line-break/>cujusque aetatem vasculis inscriptam relegens, gustu de-</text:p>
      <text:p text:style-name="P3">prehendi, quae plures quam viginti annos haberent, a<text:line-break/>quibus processi usque ad ea quae nihil subamari saperent.<text:line-break/>Nam vetus ex iis quae nondum amaritudinem assttmpsc-<text:line-break/>runt, optimum est, quantum ad aetatem attinet. Hymet-<text:line-break/>t.ium autem mel quum in scriniis imperatoriis copiosum<text:line-break/>habeatur, bimulum gustans, delegi, ex eo quod esset<text:line-break/>dulcissimum et acerrimum , ut quod recenti et vetustiori<text:line-break/>fit praestantius. Quia vero non solum lis qui regiam hujus<text:line-break/>confecturae copiam habent, fed et aliis quoque omnibus<text:line-break/>medicis scripturam utilem esse convenit, sermo mihi fit<text:line-break/>prolixior. Statim namque multa quae Athenis emuntur<text:line-break/>particulas habent plerasque in imo reconditas, et propter<text:line-break/>hoc inspiciuntur , acrimoniam melli exhibentes. Tempore<text:line-break/>autem insupersicie thymi erumpunt, quemadmodum etiam<text:line-break/>alia quae alterius generis melli respondent, ac multa quae<text:line-break/>Romae venduntur, talia apparent, praeterquam si exer-<text:line-break/>citati qui adferunt ea exemerint, quae thymis supernatant,<text:line-break/>ut vulgares qui mel degustant, praepollenti tbymorum</text:p>
      <text:p text:style-name="P3">qualitate praeditum , decipiantur. Hoc autem .non accidit<text:line-break/>in eo quod .dolum non sensit. Si itaque aliquando thy-<text:line-break/>mum senseris mel olsaciens , commemoratam modo frau-<text:line-break/>dem conperto. Nam optimum mel acrimoniam tbymorum<text:line-break/>attrahit, odorem vero non exhaurit,. sicuti nec gustus<text:line-break/>vehementiam. Etenim quatenus incoquere convenit, ubi<text:line-break/>de confectura agetur , exponemus. De mellis igitur vir-<text:line-break/>tute fiatis est disputatum. Devinis autem deinceps dicen-<text:line-break/>tur, quae paulo ante reliquimus.</text:p>
      <text:h text:style-name="Heading_20_2" text:outline-level="2">C a p. V. </text:h>
      <text:p text:style-name="P12"><text:span text:style-name="Default_20_Paragraph_20_Font"><text:span text:style-name="T1">[ C</text:span></text:span>o<text:span text:style-name="Default_20_Paragraph_20_Font"><text:span text:style-name="T1">nquirenda este quavi</text:span></text:span>s i<text:span text:style-name="Default_20_Paragraph_20_Font"><text:span text:style-name="T1">n reg</text:span></text:span>i<text:span text:style-name="Default_20_Paragraph_20_Font"><text:span text:style-name="T1">one mella,<text:line-break/>v</text:span></text:span>i<text:span text:style-name="Default_20_Paragraph_20_Font"><text:span text:style-name="T1">na, simplice</text:span></text:span>s <text:span text:style-name="Default_20_Paragraph_20_Font"><text:span text:style-name="T1">med</text:span></text:span>ici<text:span text:style-name="Default_20_Paragraph_20_Font"><text:span text:style-name="T1">na</text:span></text:span>s.] Nam si in Asia aut apud<text:line-break/>alias quasdam gentes Antidotum praeparans vinum me-<text:line-break/>dicamento utile desideres , colore vermiculum quaerere<text:line-break/>oportet. Quippe nullum vel nigrum vel album vel<text:line-break/>rubrum ad hujusmodi Antidota est accommodatum, verum .<text:line-break/>substantia teano, ut pelluceat, gustu, sicut in Falerno<text:line-break/>dictum , necdum amareficens , non tamen crudum adhuc</text:p>
      <text:p text:style-name="P3">propter novitatem. Scribam autem ejusmodi vinorum<text:line-break/>nominatim tibi exemplum quae in Afia nostra proveniunt,<text:line-break/>et priusquam Romanorum potentia esset adaucta, ac Faler- .<text:line-break/>num incla<text:span text:style-name="Default_20_Paragraph_20_Font"><text:span text:style-name="T1">r</text:span></text:span>uisset, veteres medici appellationes eorum lite-<text:line-break/>ris prodiderunt. Sunt autem tria in Asia. Aruisium sane<text:line-break/>quod ab ipsis est commendatum; nescitur in Chio, nomen-<text:line-break/>daturam a loco ubi gignitur sortitum. Quemadmodum<text:line-break/>et Lesbium a totius ansillae nomine vocatur. Tmolites a<text:line-break/>colle cui Tmotus nomen est, ubi nascitur. P<text:span text:style-name="Default_20_Paragraph_20_Font"><text:span text:style-name="T1">o</text:span></text:span>rro constat<text:line-break/>ex his ipsis optimum deligi secundum praedictas notas<text:line-break/>oportere, veluti in melle lictum a me .esu Quum enim<text:line-break/>omne propemodum in Attica bonum existat, in hoc rursus<text:line-break/>ipsi, Hymettion est laudatissimum, mox Thallum, sic etiam<text:line-break/>inter multa. rina quae in I.esbo nascuntur , vermiculum;<text:line-break/>non crassam , odorum, minime astringens , non exiguae ad-<text:line-break/>modum dulcedinis comp<text:span text:style-name="Default_20_Paragraph_20_Font"><text:span text:style-name="T1">o</text:span></text:span>s, quod nulli ignotum est, voca-<text:line-break/>tu<text:span text:style-name="Default_20_Paragraph_20_Font"><text:span text:style-name="T1">r</text:span></text:span>. proprie Lesbium. Excellentissimum est, quod tale<text:line-break/>in Ere<text:span text:style-name="Default_20_Paragraph_20_Font"><text:span text:style-name="T1">t</text:span></text:span>o provenit; ab hoc deinde quod in Methymna;</text:p>
      <text:p text:style-name="P3">tertium quod in Mitylena. Ex his .optimum deliges , su-<text:line-break/>pe<text:span text:style-name="Default_20_Paragraph_20_Font"><text:span text:style-name="T1">r</text:span></text:span>ius enume<text:span text:style-name="Default_20_Paragraph_20_Font"><text:span text:style-name="T1">r</text:span></text:span>atis notis judicans. Quod namque inter<text:line-break/>odoratiora fuerit, eo quod assumitu<text:span text:style-name="Default_20_Paragraph_20_Font"><text:span text:style-name="T1">r</text:span></text:span> et dulcius, et sub-<text:line-break/>stantia tenuius, hoc est praestantissimum. ltaque Lesbii<text:line-break/>talis est species, quemadmodum et Ariusti, quae exiguo<text:line-break/>discrimine fecundum majoris minorisque rationem disere-<text:line-break/>pacti Non tamen haec Tunditis , neque Falerni existit.<text:line-break/>Quippe duae ipforum Labentur species , alterum quidem<text:line-break/>dulce, alterum ut non dulce, ita neque austerum, fed lu<text:line-break/>medio hic austerorum dulciumque vinorum consistit.<text:line-break/>Injicias itaque Theriacae dulce, non tanquam ad totam<text:line-break/>medicamenti virtutem melius deligens, fed gratioris gustus<text:line-break/>cau<text:span text:style-name="Default_20_Paragraph_20_Font"><text:span text:style-name="T1">t</text:span></text:span>a , cujus folicitudo in medicamentis quae deglutiuntur,<text:line-break/>est habenda, quum in fe multa habeant amara, quemad-<text:line-break/>modum Mitbridation et Tberiace. Reliqua autem omnia<text:line-break/>medicamenta ex longo usu virulentis bestiis adversari<text:line-break/>judicata, qualitatibus amara sunt, ut sermone de ipsis</text:p>
      <text:p text:style-name="P5">apparebit. Humerus autem , ut videtur , omnis quae do-<text:line-break/>turibus medentur talia esse autumat. Scribit itaque hunc<text:line-break/>in mestum;</text:p>
      <text:p text:style-name="Normal"><text:span text:style-name="Default_20_Paragraph_20_Font"><text:span text:style-name="T1">Rad</text:span></text:span>i<text:span text:style-name="Default_20_Paragraph_20_Font"><text:span text:style-name="T1">cem adfec</text:span></text:span>i<text:span text:style-name="Default_20_Paragraph_20_Font"><text:span text:style-name="T1">t a</text:span></text:span>m<text:span text:style-name="Default_20_Paragraph_20_Font"><text:span text:style-name="T1">aram</text:span></text:span></text:p>
      <text:p text:style-name="Normal"><text:span text:style-name="Default_20_Paragraph_20_Font"><text:span text:style-name="T1">Con</text:span></text:span>t<text:span text:style-name="Default_20_Paragraph_20_Font"><text:span text:style-name="T1">r</text:span></text:span>i<text:span text:style-name="Default_20_Paragraph_20_Font"><text:span text:style-name="T1">ta</text:span></text:span>m m<text:span text:style-name="Default_20_Paragraph_20_Font"><text:span text:style-name="T1">an</text:span></text:span>i<text:span text:style-name="Default_20_Paragraph_20_Font"><text:span text:style-name="T1">bu</text:span></text:span>s , <text:span text:style-name="Default_20_Paragraph_20_Font"><text:span text:style-name="T1">omne</text:span></text:span>s <text:span text:style-name="Default_20_Paragraph_20_Font"><text:span text:style-name="T1">quae auferre dolore</text:span></text:span>s<text:line-break/><text:span text:style-name="Default_20_Paragraph_20_Font"><text:span text:style-name="T1">Apta.</text:span></text:span></text:p>
      <text:p text:style-name="Normal">Melicum igitur peritum .esse consulo , si fieri potest , o-<text:line-break/>murum stirpium; sin minus, at plurimarum et quarum usus<text:line-break/>multus esu Genera ipfarum , aut sinuatis, differentiae hae<text:line-break/>fans, arbores, frutices, herbae, <text:span text:style-name="Default_20_Paragraph_20_Font"><text:span text:style-name="T1">A</text:span></text:span>pinae, sarmenta. Nam<text:line-break/>quum ea ab initio ad finem poteris cognoscere ; in multis<text:line-break/>terrae regionibus reperies , quemadmodum et ego in Italia<text:line-break/>offendi variis locis, quae neque nascentia, neque aucta<text:line-break/>noverunt, siccata tantum agnoscunt. Nullus itaque est<text:line-break/>unguentariorum , qui ignoret herbas quae ex Creta appor-<text:line-break/>tantur, sicuti et fructus ipsarum. Verum in suburbiis<text:line-break/>Romae earum non paucas nascentes omnino nesciunt, ac<text:line-break/>ideo quum fructus ipsarum esterunt,- non inquirunt. Ego</text:p>
      <text:p text:style-name="P3">autem novi et chamaepityn et cbamaedryn et thlafpi<text:line-break/>et centaurium hypericumque et polium, ad haec alia<text:line-break/>ejusmodi quum tempus est inquirens , florentia capio ne-<text:line-break/>que resiccata aestivo sule , fed neque citius quam convenit<text:line-break/>sumpta, dum fructus adhuc crusti imperfectique existunt.<text:line-break/>Nam compositorum medicaminum virtus simplicium vires<text:line-break/>comitatur, exigua quadam lu ipsa confectione, differentia<text:line-break/>obveniente, ad quam modo digrediar, ubi simplicium me-. .<text:line-break/>dicamentorurn , quae invicem miscentur , mensuram de-<text:line-break/>centem adscripsero. Quoniam vero nonnulla perperam<text:line-break/>ru<text:span text:style-name="Default_20_Paragraph_20_Font"><text:span text:style-name="T1">a</text:span></text:span>t scripta, dum quidam ubi petentibus scripturam ex-<text:line-break/>bibent, fponte mentiuntur, aliqui etiam pervertunt, quae<text:line-break/>a nonnullis acceperunt exemplaria, isti libri qui lu biblio-<text:line-break/>thecis sunt repositi, numerorum notas habentes, ex facili<text:line-break/>pervertuntur, dum quinque mutantur in novem, sicut<text:line-break/>et <text:span text:style-name="Default_20_Paragraph_20_Font"><text:span text:style-name="T1">o</text:span></text:span>, quod est octoginta, in <text:span text:style-name="Default_20_Paragraph_20_Font"><text:span text:style-name="T7">ιγ</text:span></text:span><text:span text:style-name="Default_20_Paragraph_20_Font"><text:span text:style-name="T8">, </text:span></text:span>id est tredecim, unius lite-<text:line-break/>rae appositu, quemadmodum et alterius ablatione. Qua-<text:line-break/>propterego, sicut Menecrates librum conscripsit, titulum</text:p>
      <text:p text:style-name="P3">imponens, Hologrammatos Autocrator, quasi dicas integris<text:line-break/>literis descriptis imperator, in quo <text:span text:style-name="Default_20_Paragraph_20_Font"><text:span text:style-name="T7">ἑπτὰ</text:span></text:span><text:span text:style-name="Default_20_Paragraph_20_Font"><text:span text:style-name="T8">, </text:span></text:span>id est septem,<text:line-break/>duabus syllabis scripta sunt, non per <text:span text:style-name="Default_20_Paragraph_20_Font"><text:span text:style-name="T7">ζ</text:span></text:span><text:span text:style-name="Default_20_Paragraph_20_Font"><text:span text:style-name="T8"> </text:span></text:span>solum; viginti<text:line-break/>tribus syllabis, ut <text:span text:style-name="Default_20_Paragraph_20_Font"><text:span text:style-name="T7">εἴκοσι</text:span></text:span><text:span text:style-name="Default_20_Paragraph_20_Font"><text:span text:style-name="T8">, </text:span></text:span>non per <text:span text:style-name="Default_20_Paragraph_20_Font"><text:span text:style-name="T7">κ</text:span></text:span><text:span text:style-name="Default_20_Paragraph_20_Font"><text:span text:style-name="T8"> </text:span></text:span>duntaxat exprimit ;<text:line-break/><text:span text:style-name="Default_20_Paragraph_20_Font"><text:span text:style-name="T7">τριάκοντα</text:span></text:span><text:span text:style-name="Default_20_Paragraph_20_Font"><text:span text:style-name="T8">, </text:span></text:span>id est triginta quatuor syllabis effert, non per<text:line-break/>stantum, aliaque similiter, ita faciam et ipsis. At laudo<text:line-break/>etiam Andromachum, qui carmine Tberiacam ipsimi, quem-<text:line-break/>admodum alii nonnulli, descripsit. Damocrates etiam alia<text:line-break/>omnia numeris inclusit, recte nimirum faciens. Minime<text:line-break/>siquidem fraudulenti illi possunt eos pervertere. Ac pri-<text:line-break/>mum tibi illius scripturam versibus comprehensam hic<text:line-break/>apponemus.</text:p>
      <text:h text:style-name="Heading_20_2" text:outline-level="2">Cap. VI. </text:h>
      <text:p text:style-name="P13"><text:span text:style-name="Default_20_Paragraph_20_Font"><text:span text:style-name="T1">[Andro</text:span></text:span>m<text:span text:style-name="Default_20_Paragraph_20_Font"><text:span text:style-name="T1">achi senio</text:span></text:span>ris <text:span text:style-name="Default_20_Paragraph_20_Font"><text:span text:style-name="T1">theriaee ex v</text:span></text:span>i<text:span text:style-name="Default_20_Paragraph_20_Font"><text:span text:style-name="T1">per</text:span></text:span>is,<text:line-break/><text:span text:style-name="Default_20_Paragraph_20_Font"><text:span text:style-name="T1">Calena d</text:span></text:span>i<text:span text:style-name="Default_20_Paragraph_20_Font"><text:span text:style-name="T1">cta. ]<text:tab/>.<text:tab/>.</text:span></text:span></text:p>
      <text:p text:style-name="P6"><text:span text:style-name="Default_20_Paragraph_20_Font"><text:span text:style-name="T1">Acc</text:span></text:span>i<text:span text:style-name="Default_20_Paragraph_20_Font"><text:span text:style-name="T1">pe qua</text:span></text:span>s <text:span text:style-name="Default_20_Paragraph_20_Font"><text:span text:style-name="T1">habeat v</text:span></text:span>i<text:span text:style-name="Default_20_Paragraph_20_Font"><text:span text:style-name="T1">re</text:span></text:span>s, <text:span text:style-name="Default_20_Paragraph_20_Font"><text:span text:style-name="T1">clar</text:span></text:span>i<text:span text:style-name="Default_20_Paragraph_20_Font"><text:span text:style-name="T1">ssime Caesor,<text:line-break/>An</text:span></text:span>ti<text:span text:style-name="Default_20_Paragraph_20_Font"><text:span text:style-name="T1">dotu</text:span></text:span>s m<text:span text:style-name="Default_20_Paragraph_20_Font"><text:span text:style-name="T1">ul</text:span></text:span>tis <text:span text:style-name="Default_20_Paragraph_20_Font"><text:span text:style-name="T1">con</text:span></text:span>s<text:span text:style-name="Default_20_Paragraph_20_Font"><text:span text:style-name="T1">oc</text:span></text:span>i<text:span text:style-name="Default_20_Paragraph_20_Font"><text:span text:style-name="T1">ata mod</text:span></text:span>is.</text:p>
      <text:p text:style-name="P1"><text:span text:style-name="Default_20_Paragraph_20_Font"><text:span text:style-name="T1">Acc</text:span></text:span>i<text:span text:style-name="Default_20_Paragraph_20_Font"><text:span text:style-name="T1">pe securae Nero l</text:span></text:span>i<text:span text:style-name="Default_20_Paragraph_20_Font"><text:span text:style-name="T1">bertat</text:span></text:span>is <text:span text:style-name="Default_20_Paragraph_20_Font"><text:span text:style-name="T1">alumne</text:span></text:span></text:p>
      <text:p text:style-name="P1"><text:span text:style-name="Default_20_Paragraph_20_Font"><text:span text:style-name="T1">Magna salut</text:span></text:span>i<text:span text:style-name="Default_20_Paragraph_20_Font"><text:span text:style-name="T1">ferae r</text:span></text:span>o<text:span text:style-name="Default_20_Paragraph_20_Font"><text:span text:style-name="T1">bora</text:span></text:span> T<text:span text:style-name="Default_20_Paragraph_20_Font"><text:span text:style-name="T1">her</text:span></text:span>i<text:span text:style-name="Default_20_Paragraph_20_Font"><text:span text:style-name="T1">ace</text:span></text:span>n</text:p>
      <text:p text:style-name="P7">Ei<text:span text:style-name="Default_20_Paragraph_20_Font"><text:span text:style-name="T1">ic</text:span></text:span>i<text:span text:style-name="Default_20_Paragraph_20_Font"><text:span text:style-name="T1">tur haec graj</text:span></text:span>i<text:span text:style-name="Default_20_Paragraph_20_Font"><text:span text:style-name="T1">s H</text:span></text:span>il<text:span text:style-name="Default_20_Paragraph_20_Font"><text:span text:style-name="T1">are, Lud</text:span></text:span>i<text:span text:style-name="Default_20_Paragraph_20_Font"><text:span text:style-name="T1">os, a</text:span></text:span>t<text:span text:style-name="Default_20_Paragraph_20_Font"><text:span text:style-name="T1">que Calene,<text:line-break/>Ad portu</text:span></text:span>s <text:span text:style-name="Default_20_Paragraph_20_Font"><text:span text:style-name="T1">d</text:span></text:span>i<text:span text:style-name="Default_20_Paragraph_20_Font"><text:span text:style-name="T1">ros, haud med</text:span></text:span>i<text:span text:style-name="Default_20_Paragraph_20_Font"><text:span text:style-name="T1">c</text:span></text:span>i<text:span text:style-name="Default_20_Paragraph_20_Font"><text:span text:style-name="T1">na lev</text:span></text:span>i<text:span text:style-name="Default_20_Paragraph_20_Font"><text:span text:style-name="T1">s.</text:span></text:span></text:p>
      <text:p text:style-name="P6"><text:span text:style-name="Default_20_Paragraph_20_Font"><text:span text:style-name="T1">Nec, si Mec</text:span></text:span>o<text:span text:style-name="Default_20_Paragraph_20_Font"><text:span text:style-name="T1">n</text:span></text:span>i<text:span text:style-name="Default_20_Paragraph_20_Font"><text:span text:style-name="T1">s persu</text:span></text:span>i<text:span text:style-name="Default_20_Paragraph_20_Font"><text:span text:style-name="T1">gida pocula succ</text:span></text:span>i<text:line-break/><text:span text:style-name="Default_20_Paragraph_20_Font"><text:span text:style-name="T1">Hauseris, insignem v</text:span></text:span>im <text:span text:style-name="Default_20_Paragraph_20_Font"><text:span text:style-name="T1">negat</text:span></text:span> ill<text:span text:style-name="Default_20_Paragraph_20_Font"><text:span text:style-name="T1">a sua</text:span></text:span>m.</text:p>
      <text:p text:style-name="P6"><text:span text:style-name="Default_20_Paragraph_20_Font"><text:span text:style-name="T1">Nulla cicuta potest hanc v</text:span></text:span>i<text:span text:style-name="Default_20_Paragraph_20_Font"><text:span text:style-name="T1">ncere, nullum ac</text:span></text:span>o<text:span text:style-name="Default_20_Paragraph_20_Font"><text:span text:style-name="T1">n</text:span></text:span>i<text:span text:style-name="Default_20_Paragraph_20_Font"><text:span text:style-name="T1">tu</text:span></text:span>m,<text:line-break/><text:span text:style-name="Default_20_Paragraph_20_Font"><text:span text:style-name="T1">Nullus fulg</text:span></text:span>i<text:span text:style-name="Default_20_Paragraph_20_Font"><text:span text:style-name="T1">d</text:span></text:span>i<text:span text:style-name="Default_20_Paragraph_20_Font"><text:span text:style-name="T1">or succus h</text:span></text:span>y<text:span text:style-name="Default_20_Paragraph_20_Font"><text:span text:style-name="T1">osc</text:span></text:span>y<text:span text:style-name="Default_20_Paragraph_20_Font"><text:span text:style-name="T1">ami.</text:span></text:span></text:p>
      <text:p text:style-name="P6">.F<text:span text:style-name="Default_20_Paragraph_20_Font"><text:span text:style-name="T1">erv</text:span></text:span>i<text:span text:style-name="Default_20_Paragraph_20_Font"><text:span text:style-name="T1">da non</text:span></text:span> I<text:span text:style-name="Default_20_Paragraph_20_Font"><text:span text:style-name="T1">llapsu</text:span></text:span>s,<text:span text:style-name="Default_20_Paragraph_20_Font"><text:span text:style-name="T1">. letal</text:span></text:span>i<text:span text:style-name="Default_20_Paragraph_20_Font"><text:span text:style-name="T1">a pharmaca Medae,<text:line-break/>sang u</text:span></text:span>bi<text:span text:style-name="Default_20_Paragraph_20_Font"><text:span text:style-name="T1">cumque valent, ulcera canthar</text:span></text:span>i<text:span text:style-name="Default_20_Paragraph_20_Font"><text:span text:style-name="T1">dum.</text:span></text:span></text:p>
      <text:p text:style-name="P6"><text:span text:style-name="Default_20_Paragraph_20_Font"><text:span text:style-name="T1">supera n</text:span></text:span>i<text:span text:style-name="Default_20_Paragraph_20_Font"><text:span text:style-name="T1">grescen</text:span></text:span>s i<text:span text:style-name="Default_20_Paragraph_20_Font"><text:span text:style-name="T1">ctu</text:span></text:span>, i<text:span text:style-name="Default_20_Paragraph_20_Font"><text:span text:style-name="T1">nfesiu</text:span></text:span>s<text:span text:style-name="Default_20_Paragraph_20_Font"><text:span text:style-name="T1">que ceraste</text:span></text:span>s<text:line-break/><text:span text:style-name="Default_20_Paragraph_20_Font"><text:span text:style-name="T1">Ar</text:span></text:span>i<text:span text:style-name="Default_20_Paragraph_20_Font"><text:span text:style-name="T1">da seu d</text:span></text:span>i<text:span text:style-name="Default_20_Paragraph_20_Font"><text:span text:style-name="T1">psa</text:span></text:span>s, <text:span text:style-name="Default_20_Paragraph_20_Font"><text:span text:style-name="T1">non superare p</text:span></text:span>o<text:span text:style-name="Default_20_Paragraph_20_Font"><text:span text:style-name="T1">test.</text:span></text:span></text:p>
      <text:p text:style-name="P6"><text:span text:style-name="Default_20_Paragraph_20_Font"><text:span text:style-name="T1">scorp</text:span></text:span>i<text:span text:style-name="Default_20_Paragraph_20_Font"><text:span text:style-name="T1">u</text:span></text:span>s <text:span text:style-name="Default_20_Paragraph_20_Font"><text:span text:style-name="T1">adversu</text:span></text:span>m <text:span text:style-name="Default_20_Paragraph_20_Font"><text:span text:style-name="T1">hanc, </text:span></text:span>iti<text:span text:style-name="Default_20_Paragraph_20_Font"><text:span text:style-name="T1">dem n</text:span></text:span>i<text:span text:style-name="Default_20_Paragraph_20_Font"><text:span text:style-name="T1">l pr</text:span></text:span>omo<text:span text:style-name="Default_20_Paragraph_20_Font"><text:span text:style-name="T1">ve</text:span></text:span>t <text:span text:style-name="Default_20_Paragraph_20_Font"><text:span text:style-name="T1">aspis,<text:line-break/>Quae</text:span></text:span> i<text:span text:style-name="Default_20_Paragraph_20_Font"><text:span text:style-name="T1">n rel</text:span></text:span>i<text:span text:style-name="Default_20_Paragraph_20_Font"><text:span text:style-name="T1">qu</text:span></text:span>i<text:span text:style-name="Default_20_Paragraph_20_Font"><text:span text:style-name="T1">s v</text:span></text:span>i<text:span text:style-name="Default_20_Paragraph_20_Font"><text:span text:style-name="T1">rus ex</text:span></text:span>i<text:span text:style-name="Default_20_Paragraph_20_Font"><text:span text:style-name="T1">tiale tenet.</text:span></text:span></text:p>
      <text:p text:style-name="P6">I<text:span text:style-name="Default_20_Paragraph_20_Font"><text:span text:style-name="T1">mprobus</text:span></text:span> i<text:span text:style-name="Default_20_Paragraph_20_Font"><text:span text:style-name="T1">lle dr</text:span></text:span>y<text:span text:style-name="Default_20_Paragraph_20_Font"><text:span text:style-name="T1">as, c</text:span></text:span>o<text:span text:style-name="Default_20_Paragraph_20_Font"><text:span text:style-name="T1">n</text:span></text:span>t<text:span text:style-name="Default_20_Paragraph_20_Font"><text:span text:style-name="T1">ra hanc</text:span></text:span> o<text:span text:style-name="Default_20_Paragraph_20_Font"><text:span text:style-name="T1">ccurrere pugna<text:line-break/>N</text:span></text:span>o<text:span text:style-name="Default_20_Paragraph_20_Font"><text:span text:style-name="T1">n aude</text:span></text:span>t, <text:span text:style-name="Default_20_Paragraph_20_Font"><text:span text:style-name="T1">lateb</text:span></text:span>ris <text:span text:style-name="Default_20_Paragraph_20_Font"><text:span text:style-name="T1">sed manet usuue suis.</text:span></text:span></text:p>
      <text:p text:style-name="P6">n<text:span text:style-name="Default_20_Paragraph_20_Font"><text:span text:style-name="T1">r</text:span></text:span>yi<text:span text:style-name="Default_20_Paragraph_20_Font"><text:span text:style-name="T1">nos, necnon haem</text:span></text:span>o<text:span text:style-name="Default_20_Paragraph_20_Font"><text:span text:style-name="T1">rrhun, sangu</text:span></text:span>i<text:span text:style-name="Default_20_Paragraph_20_Font"><text:span text:style-name="T1">ni</text:span></text:span>s <text:span text:style-name="Default_20_Paragraph_20_Font"><text:span text:style-name="T1">expers<text:line-break/>Qu</text:span></text:span>i <text:span text:style-name="Default_20_Paragraph_20_Font"><text:span text:style-name="T1">v</text:span></text:span>i<text:span text:style-name="Default_20_Paragraph_20_Font"><text:span text:style-name="T1">rus fundit , haec medic</text:span></text:span>i<text:span text:style-name="Default_20_Paragraph_20_Font"><text:span text:style-name="T1">na doma</text:span></text:span>t.</text:p>
      <text:p text:style-name="P6"><text:span text:style-name="Default_20_Paragraph_20_Font"><text:span text:style-name="T1">Non hoc offendunt in</text:span></text:span>imi<text:span text:style-name="Default_20_Paragraph_20_Font"><text:span text:style-name="T1">ca phalang</text:span></text:span>i<text:span text:style-name="Default_20_Paragraph_20_Font"><text:span text:style-name="T1">a p</text:span></text:span>o<text:span text:style-name="Default_20_Paragraph_20_Font"><text:span text:style-name="T1">tu ,<text:line-break/>Quae horrific</text:span></text:span>o <text:span text:style-name="Default_20_Paragraph_20_Font"><text:span text:style-name="T1">vexant su</text:span></text:span>m<text:span text:style-name="Default_20_Paragraph_20_Font"><text:span text:style-name="T1">pta d</text:span></text:span>o<text:span text:style-name="Default_20_Paragraph_20_Font"><text:span text:style-name="T1">lore v</text:span></text:span>i<text:span text:style-name="Default_20_Paragraph_20_Font"><text:span text:style-name="T1">rum.</text:span></text:span></text:p>
      <text:p text:style-name="P7"><text:span text:style-name="Default_20_Paragraph_20_Font"><text:span text:style-name="T1">Non h</text:span></text:span>y<text:span text:style-name="Default_20_Paragraph_20_Font"><text:span text:style-name="T1">drus, aut</text:span></text:span> .E<text:span text:style-name="Default_20_Paragraph_20_Font"><text:span text:style-name="T1">pichersus, aquis aut cancer oberrans,<text:line-break/>Sub calido primum sidere obesse potest.</text:span></text:span></text:p>
      <text:p text:style-name="P6"><text:span text:style-name="Default_20_Paragraph_20_Font"><text:span text:style-name="T1">Nulla tibi Amphisbaena nocet, stccosque subintrans<text:line-break/>Campos, exitium nulla rubeta sere</text:span></text:span>t.</text:p>
      <text:p text:style-name="P6"><text:span text:style-name="Default_20_Paragraph_20_Font"><text:span text:style-name="T1">Huic sidens Caesar, prato oblectare per aestum<text:line-break/>Nec</text:span></text:span> L<text:span text:style-name="Default_20_Paragraph_20_Font"><text:span text:style-name="T1">ibyae curae stet harena tibi.</text:span></text:span></text:p>
      <text:p text:style-name="P6"><text:span text:style-name="Default_20_Paragraph_20_Font"><text:span text:style-name="T1">Quin stomachum curat medicamen , cum aestuat aegr</text:span></text:span>or<text:line-break/><text:span text:style-name="Default_20_Paragraph_20_Font"><text:span text:style-name="T1">Assidue</text:span></text:span> u<text:span text:style-name="Default_20_Paragraph_20_Font"><text:span text:style-name="T1">exans, insuper asthma oelox.</text:span></text:span></text:p>
      <text:p text:style-name="P6"><text:span text:style-name="Default_20_Paragraph_20_Font"><text:span text:style-name="T1">Non oberit labiis chersudrus pestifer atris,<text:line-break/>Qui occurrens, animam non sinit esse diu.</text:span></text:span></text:p>
      <text:p text:style-name="P6"><text:span text:style-name="Default_20_Paragraph_20_Font"><text:span text:style-name="T1">Vel quum</text:span></text:span> v<text:span text:style-name="Default_20_Paragraph_20_Font"><text:span text:style-name="T1">entriculus turbatur statibus, undam ut<text:line-break/>Interius surdam concitet ipse chyli.</text:span></text:span></text:p>
      <text:p text:style-name="P6"><text:span text:style-name="Default_20_Paragraph_20_Font"><text:span text:style-name="T1">Vel quum dissicili</text:span></text:span> r<text:span text:style-name="Default_20_Paragraph_20_Font"><text:span text:style-name="T1">ertuntur tormine</text:span></text:span> n <text:span text:style-name="Default_20_Paragraph_20_Font"><text:span text:style-name="T1">ent</text:span></text:span>i<text:line-break/>I<text:span text:style-name="Default_20_Paragraph_20_Font"><text:span text:style-name="T1">ntestina, colon pulsus ubi exagitat.</text:span></text:span></text:p>
      <text:p text:style-name="P6"><text:span text:style-name="Default_20_Paragraph_20_Font"><text:span text:style-name="T1">Ve</text:span></text:span>l <text:span text:style-name="Default_20_Paragraph_20_Font"><text:span text:style-name="T1">quum</text:span></text:span> j<text:span text:style-name="Default_20_Paragraph_20_Font"><text:span text:style-name="T1">am totos consessu felle per artus<text:line-break/></text:span></text:span>U<text:span text:style-name="Default_20_Paragraph_20_Font"><text:span text:style-name="T1">t proprius nequeat esse colos oculis,</text:span></text:span></text:p>
      <text:p text:style-name="P6">R<text:span text:style-name="Default_20_Paragraph_20_Font"><text:span text:style-name="T1">egius infestat morbus, non ulla ciborum<text:line-break/>Cura aciso (quam</text:span></text:span>v<text:span text:style-name="Default_20_Paragraph_20_Font"><text:span text:style-name="T1">is</text:span></text:span> .I<text:span text:style-name="Default_20_Paragraph_20_Font"><text:span text:style-name="T1">uppiter annuerit</text:span></text:span></text:p>
      <text:p text:style-name="P7">Inn<text:span text:style-name="Default_20_Paragraph_20_Font"><text:span text:style-name="T1">pora longa) animo sed tristes, limina</text:span></text:span> n<text:span text:style-name="Default_20_Paragraph_20_Font"><text:span text:style-name="T1">itent<text:line-break/></text:span></text:span>Ej<text:span text:style-name="Default_20_Paragraph_20_Font"><text:span text:style-name="T1">us qui medicam polliceatur opem.</text:span></text:span></text:p>
      <text:p text:style-name="Normal"><text:span text:style-name="Default_20_Paragraph_20_Font"><text:span text:style-name="T7">δι</text:span></text:span><text:span text:style-name="Default_20_Paragraph_20_Font"><text:span text:style-name="T10"> </text:span></text:span>r<text:span text:style-name="Default_20_Paragraph_20_Font"><text:span text:style-name="T1">ideas pallore malo candentia membra,<text:line-break/>saliet h</text:span></text:span>y<text:span text:style-name="Default_20_Paragraph_20_Font"><text:span text:style-name="T1">dropa suis viribus Antidotum.</text:span></text:span></text:p>
      <text:p text:style-name="P6">Et <text:span text:style-name="Default_20_Paragraph_20_Font"><text:span text:style-name="T1">sefeata statim lustrabit lumina, rebus<text:line-break/>Bis quoque st incipiat, non oereare phthtstn.</text:span></text:span></text:p>
      <text:p text:style-name="P6">^o<text:span text:style-name="Default_20_Paragraph_20_Font"><text:span text:style-name="T1">la etiam</text:span></text:span> t<text:span text:style-name="Default_20_Paragraph_20_Font"><text:span text:style-name="T1">etanum, tendonum spasima , prosundi<text:line-break/></text:span></text:span>s<text:span text:style-name="Default_20_Paragraph_20_Font"><text:span text:style-name="T1">her</text:span></text:span>i<text:span text:style-name="Default_20_Paragraph_20_Font"><text:span text:style-name="T1">ace haec adimet pondus optsthotonis</text:span></text:span></text:p>
      <text:p text:style-name="Normal"><text:span text:style-name="Default_20_Paragraph_20_Font"><text:span text:style-name="T1">sal quum succingens costas membrana laborat,<text:line-break/></text:span></text:span>P<text:span text:style-name="Default_20_Paragraph_20_Font"><text:span text:style-name="T1">ulmones reprimens desuper ipsa leves,<text:line-break/>l d quando h</text:span></text:span>o<text:span text:style-name="Default_20_Paragraph_20_Font"><text:span text:style-name="T1">rrificos patitur vesica labores</text:span></text:span></text:p>
      <text:p text:style-name="P1">U<text:span text:style-name="Default_20_Paragraph_20_Font"><text:span text:style-name="T1">lceris,</text:span></text:span> i<text:span text:style-name="Default_20_Paragraph_20_Font"><text:span text:style-name="T1">llius praedomitusque potus</text:span></text:span></text:p>
      <text:p text:style-name="P6">Im<text:span text:style-name="Default_20_Paragraph_20_Font"><text:span text:style-name="T1">pedit urinam, coles et reddere eandem<text:line-break/>Appetit , et crebro proruit in Venerem.</text:span></text:span></text:p>
      <text:p text:style-name="P6"><text:span text:style-name="Default_20_Paragraph_20_Font"><text:span text:style-name="T1">suum renum saeva crucians in</text:span></text:span>j<text:span text:style-name="Default_20_Paragraph_20_Font"><text:span text:style-name="T1">uria lumbos,<text:line-break/></text:span></text:span>H<text:span text:style-name="Default_20_Paragraph_20_Font"><text:span text:style-name="T1">oc poterit po</text:span></text:span>t<text:span text:style-name="Default_20_Paragraph_20_Font"><text:span text:style-name="T1">u tristis abire dolor.</text:span></text:span></text:p>
      <text:p text:style-name="P6">P<text:span text:style-name="Default_20_Paragraph_20_Font"><text:span text:style-name="T1">ectoris et labem saniosum pellitat aegri<text:line-break/></text:span></text:span>A f<text:span text:style-name="Default_20_Paragraph_20_Font"><text:span text:style-name="T1">ultos u</text:span></text:span>s<text:span text:style-name="Default_20_Paragraph_20_Font"><text:span text:style-name="T1">que dies</text:span></text:span> n<text:span text:style-name="Default_20_Paragraph_20_Font"><text:span text:style-name="T1">otus hic antidoti,</text:span></text:span></text:p>
      <text:p text:style-name="P7">P<text:span text:style-name="Default_20_Paragraph_20_Font"><text:span text:style-name="T1">cstiferamque luem curat , quae tempus in omne<text:line-break/>Spiratu gra</text:span></text:span>n<text:span text:style-name="Default_20_Paragraph_20_Font"><text:span text:style-name="T1">is est , intima conficiens.</text:span></text:span></text:p>
      <text:p text:style-name="P6"><text:span text:style-name="Default_20_Paragraph_20_Font"><text:span text:style-name="T1">Atque canis rabidi virus quod morsibus indit<text:line-break/>Laetus odorata sugetis antidoto.</text:span></text:span></text:p>
      <text:p text:style-name="P6">H<text:span text:style-name="Default_20_Paragraph_20_Font"><text:span text:style-name="T1">inc tu sume subae pondus, quam l</text:span></text:span>y<text:span text:style-name="Default_20_Paragraph_20_Font"><text:span text:style-name="T1">mpha crea</text:span></text:span>r<text:span text:style-name="Default_20_Paragraph_20_Font"><text:span text:style-name="T1">it<text:line-break/>Ex umbra , coeno et tecta simul fellis</text:span></text:span></text:p>
      <text:p text:style-name="P6"><text:span text:style-name="Default_20_Paragraph_20_Font"><text:span text:style-name="T1">Nempe fabae Nili, gra</text:span></text:span>mm<text:span text:style-name="Default_20_Paragraph_20_Font"><text:span text:style-name="T1">atis nomine, ternis<text:line-break/>Antidoto calidam consocians c</text:span></text:span>y<text:span text:style-name="Default_20_Paragraph_20_Font"><text:span text:style-name="T1">athis.</text:span></text:span></text:p>
      <text:p text:style-name="P6"><text:span text:style-name="Default_20_Paragraph_20_Font"><text:span text:style-name="T1">Sumito quando capis somnum,</text:span></text:span> u<text:span text:style-name="Default_20_Paragraph_20_Font"><text:span text:style-name="T1">el luce recessa,<text:line-break/></text:span></text:span>U<text:span text:style-name="Default_20_Paragraph_20_Font"><text:span text:style-name="T1">no oel pariter pocula bina die.</text:span></text:span></text:p>
      <text:p text:style-name="P6"><text:span text:style-name="Default_20_Paragraph_20_Font"><text:span text:style-name="T1">Luce bibent ipsum, quibus est sal tr</text:span></text:span>i<text:span text:style-name="Default_20_Paragraph_20_Font"><text:span text:style-name="T1">stis , ut inde<text:line-break/>Lenimenta mali quod furit , accipiant.</text:span></text:span></text:p>
      <text:p text:style-name="P6"><text:span text:style-name="Default_20_Paragraph_20_Font"><text:span text:style-name="T1">Nocte quibus tenebrae gratae minus, ordine</text:span></text:span> u<text:span text:style-name="Default_20_Paragraph_20_Font"><text:span text:style-name="T1">elfo,<text:line-break/>Ante thorum pulchre sumpta medela fecit.</text:span></text:span></text:p>
      <text:p text:style-name="P6">E<text:span text:style-name="Default_20_Paragraph_20_Font"><text:span text:style-name="T1">xitiale animans quos laesit</text:span></text:span> n<text:span text:style-name="Default_20_Paragraph_20_Font"><text:span text:style-name="T1">ulnere diro<text:line-break/>Aut cui letalis potio capta suit ,</text:span></text:span></text:p>
      <text:p text:style-name="P6"><text:span text:style-name="Default_20_Paragraph_20_Font"><text:span text:style-name="T1">Apponens</text:span></text:span> H<text:span text:style-name="Default_20_Paragraph_20_Font"><text:span text:style-name="T1">ilares assuetis pocula , eodem<text:line-break/>Noctu et luce simul fac medeare modo.</text:span></text:span></text:p>
      <text:p text:style-name="P7">^ai<text:span text:style-name="Default_20_Paragraph_20_Font"><text:span text:style-name="T1">n et perpetuo spiranti nocte quietem<text:line-break/></text:span></text:span>P<text:span text:style-name="Default_20_Paragraph_20_Font"><text:span text:style-name="T1">raebeb</text:span></text:span>i<text:span text:style-name="Default_20_Paragraph_20_Font"><text:span text:style-name="T1">s, Caescr, hoc placidam antidoto.^</text:span></text:span></text:p>
      <text:p text:style-name="P6">P<text:span text:style-name="Default_20_Paragraph_20_Font"><text:span text:style-name="T1">rinc</text:span></text:span>i<text:span text:style-name="Default_20_Paragraph_20_Font"><text:span text:style-name="T1">pio expertus vir in arte ornabitur angues<text:line-break/>Audaci, miros celeritate, manu.</text:span></text:span></text:p>
      <text:p text:style-name="P6">Ho<text:span text:style-name="Default_20_Paragraph_20_Font"><text:span text:style-name="T1">s quum tristis h</text:span></text:span>y<text:span text:style-name="Default_20_Paragraph_20_Font"><text:span text:style-name="T1">ems abiit non amplius arcta</text:span></text:span>t<text:line-break/>I<text:span text:style-name="Default_20_Paragraph_20_Font"><text:span text:style-name="T1">n terra latebras cernis habere suas.</text:span></text:span></text:p>
      <text:p text:style-name="P6"><text:span text:style-name="Default_20_Paragraph_20_Font"><text:span text:style-name="T1">M</text:span></text:span>i<text:span text:style-name="Default_20_Paragraph_20_Font"><text:span text:style-name="T1">ssis ja</text:span></text:span>m <text:span text:style-name="Default_20_Paragraph_20_Font"><text:span text:style-name="T1">latebris subeunt nemora ampla</text:span></text:span> inv<text:span text:style-name="Default_20_Paragraph_20_Font"><text:span text:style-name="T1">entis<text:line-break/>Quaesitu</text:span></text:span>m m<text:span text:style-name="Default_20_Paragraph_20_Font"><text:span text:style-name="T1">arathri sumina grata oculis.</text:span></text:span></text:p>
      <text:p text:style-name="P6">Ha<text:span text:style-name="Default_20_Paragraph_20_Font"><text:span text:style-name="T1">ec</text:span></text:span> usum <text:span text:style-name="Default_20_Paragraph_20_Font"><text:span text:style-name="T1">re</text:span></text:span>spu<text:span text:style-name="Default_20_Paragraph_20_Font"><text:span text:style-name="T1">ent serpentibus, atque bubulcos<text:line-break/>Quos me</text:span></text:span>t<text:span text:style-name="Default_20_Paragraph_20_Font"><text:span text:style-name="T1">us exercet, saepe dolore levant.</text:span></text:span></text:p>
      <text:p text:style-name="P6"><text:span text:style-name="Default_20_Paragraph_20_Font"><text:span text:style-name="T1">llu ipsis caudas et colla referta veneno<text:line-break/></text:span></text:span>P<text:span text:style-name="Default_20_Paragraph_20_Font"><text:span text:style-name="T1">raecides, vacuos oentriculosque adimes.</text:span></text:span></text:p>
      <text:p text:style-name="P6">q<text:span text:style-name="Default_20_Paragraph_20_Font"><text:span text:style-name="T1">uippe oenena</text:span></text:span>to<text:span text:style-name="Default_20_Paragraph_20_Font"><text:span text:style-name="T1">s utraque ex parte dolores<text:line-break/></text:span></text:span>M<text:span text:style-name="Default_20_Paragraph_20_Font"><text:span text:style-name="T1">ittunt , na</text:span></text:span>m <text:span text:style-name="Default_20_Paragraph_20_Font"><text:span text:style-name="T1">caudis hi quoque dirus habent.</text:span></text:span></text:p>
      <text:p text:style-name="P6">F<text:span text:style-name="Default_20_Paragraph_20_Font"><text:span text:style-name="T1">rgo secas</text:span></text:span> i<text:span text:style-name="Default_20_Paragraph_20_Font"><text:span text:style-name="T1">psis cervicem, atque extima, quantum<text:line-break/></text:span></text:span>I<text:span text:style-name="Default_20_Paragraph_20_Font"><text:span text:style-name="T1">ntus pygmaei tenditur arcta manus.</text:span></text:span></text:p>
      <text:p text:style-name="P6">N<text:span text:style-name="Default_20_Paragraph_20_Font"><text:span text:style-name="T1">amque cad</text:span></text:span>it <text:span text:style-name="Default_20_Paragraph_20_Font"><text:span text:style-name="T1">virus pariter cum sanguine; motis<text:line-break/></text:span></text:span>E<text:span text:style-name="Default_20_Paragraph_20_Font"><text:span text:style-name="T1">xtremis</text:span></text:span> , H<text:span text:style-name="Default_20_Paragraph_20_Font"><text:span text:style-name="T1">ilarem feceris</text:span></text:span> I<text:span text:style-name="Default_20_Paragraph_20_Font"><text:span text:style-name="T1">talicam.</text:span></text:span></text:p>
      <text:p text:style-name="P7">I<text:span text:style-name="Default_20_Paragraph_20_Font"><text:span text:style-name="T1">lis tibi sic suetis, carnes in sectile mittens,<text:line-break/></text:span></text:span>U<text:span text:style-name="Default_20_Paragraph_20_Font"><text:span text:style-name="T1">na compositas igne parabis acri.</text:span></text:span></text:p>
      <text:p text:style-name="P6"><text:span text:style-name="Default_20_Paragraph_20_Font"><text:span text:style-name="T1">Lymphae qu</text:span></text:span>o<text:span text:style-name="Default_20_Paragraph_20_Font"><text:span text:style-name="T1">d sutis est in</text:span></text:span>f<text:span text:style-name="Default_20_Paragraph_20_Font"><text:span text:style-name="T1">undes, germen anethi<text:line-break/>Cum angusta</text:span></text:span> i<text:span text:style-name="Default_20_Paragraph_20_Font"><text:span text:style-name="T1">unctum carne coquens pariter.</text:span></text:span></text:p>
      <text:p text:style-name="P1">A<text:span text:style-name="Default_20_Paragraph_20_Font"><text:span text:style-name="T1">est ubi suilla cadit coetu de carne recurva,<text:line-break/>Dest per atque ferae noxia terga tument,<text:line-break/></text:span></text:span>E<text:span text:style-name="Default_20_Paragraph_20_Font"><text:span text:style-name="T1">xime, quo fet</text:span></text:span>u <text:span text:style-name="Default_20_Paragraph_20_Font"><text:span text:style-name="T1">ens frigescat mtstio stammis,<text:line-break/></text:span></text:span>I<text:span text:style-name="Default_20_Paragraph_20_Font"><text:span text:style-name="T1">nfestas carnes dimo</text:span></text:span>u<text:span text:style-name="Default_20_Paragraph_20_Font"><text:span text:style-name="T1">easque procul,</text:span></text:span></text:p>
      <text:p text:style-name="Normal"><text:span text:style-name="Default_20_Paragraph_20_Font"><text:span text:style-name="T1">Abstrahe ferpen</text:span></text:span>m<text:span text:style-name="Default_20_Paragraph_20_Font"><text:span text:style-name="T1">m spinas,</text:span></text:span> D<text:span text:style-name="Default_20_Paragraph_20_Font"><text:span text:style-name="T1">irus redolentes,<text:line-break/>Quas persentisc</text:span></text:span>a<text:span text:style-name="Default_20_Paragraph_20_Font"><text:span text:style-name="T1">t non male docta manus.</text:span></text:span></text:p>
      <text:p text:style-name="P6"><text:span text:style-name="Default_20_Paragraph_20_Font"><text:span text:style-name="T1">Carnibus ad</text:span></text:span>j<text:span text:style-name="Default_20_Paragraph_20_Font"><text:span text:style-name="T1">icia</text:span></text:span>I <text:span text:style-name="Default_20_Paragraph_20_Font"><text:span text:style-name="T1">panis sicci et bene pisti<text:line-break/>Quantum pastillos fingere suffe</text:span></text:span>r<text:span text:style-name="Default_20_Paragraph_20_Font"><text:span text:style-name="T1">at.</text:span></text:span></text:p>
      <text:p text:style-name="Normal"><text:span text:style-name="Default_20_Paragraph_20_Font"><text:span text:style-name="T1">Verum ubi</text:span></text:span> j<text:span text:style-name="Default_20_Paragraph_20_Font"><text:span text:style-name="T1">am ista pilae sundo contusa rotundae<text:line-break/>Cuncta , super nigrum tu modo sunde salum.</text:span></text:span></text:p>
      <text:p text:style-name="P6"><text:span text:style-name="Default_20_Paragraph_20_Font"><text:span text:style-name="T1">Protinus hic etiam cum cortice suuilla pilosa<text:line-break/></text:span></text:span>I<text:span text:style-name="Default_20_Paragraph_20_Font"><text:span text:style-name="T1">llita cui circum massa sit, inculcat ,</text:span></text:span></text:p>
      <text:p text:style-name="P6"><text:span text:style-name="Default_20_Paragraph_20_Font"><text:span text:style-name="T1">Dum sic assatur, nec stat durior inde<text:line-break/>Cortice, nam ardescet leniter ille cinis;</text:span></text:span></text:p>
      <text:p text:style-name="P7"><text:span text:style-name="Default_20_Paragraph_20_Font"><text:span text:style-name="T1">At p</text:span></text:span>o<text:span text:style-name="Default_20_Paragraph_20_Font"><text:span text:style-name="T1">stquam cale</text:span></text:span>f<text:span text:style-name="Default_20_Paragraph_20_Font"><text:span text:style-name="T1">acta nimis di</text:span></text:span>s<text:span text:style-name="Default_20_Paragraph_20_Font"><text:span text:style-name="T1">rumpitur, ipsum<text:line-break/></text:span></text:span>R<text:span text:style-name="Default_20_Paragraph_20_Font"><text:span text:style-name="T1">epon</text:span></text:span>i<text:span text:style-name="Default_20_Paragraph_20_Font"><text:span text:style-name="T1">s, carnis portio tripla manet.</text:span></text:span></text:p>
      <text:p text:style-name="Normal"><text:span text:style-name="Default_20_Paragraph_20_Font"><text:span text:style-name="T1">dt^ue ervum g</text:span></text:span>y<text:span text:style-name="Default_20_Paragraph_20_Font"><text:span text:style-name="T1">ro duplici demittis acerbum.<text:line-break/></text:span></text:span>P<text:span text:style-name="Default_20_Paragraph_20_Font"><text:span text:style-name="T1">stilloque moves, quod telis, inferius,</text:span></text:span></text:p>
      <text:p text:style-name="P6"><text:span text:style-name="Default_20_Paragraph_20_Font"><text:span text:style-name="T1">Aescrs, et riguos pr</text:span></text:span>t<text:span text:style-name="Default_20_Paragraph_20_Font"><text:span text:style-name="T1">stillos indestguras,<text:line-break/>Qu</text:span></text:span>a<text:span text:style-name="Default_20_Paragraph_20_Font"><text:span text:style-name="T1">s, ut siccescant, sule repone procul.</text:span></text:span></text:p>
      <text:p text:style-name="P6">F<text:span text:style-name="Default_20_Paragraph_20_Font"><text:span text:style-name="T1">ac decadas utriusque duas et quattuor aeque,<text:line-break/></text:span></text:span>P<text:span text:style-name="Default_20_Paragraph_20_Font"><text:span text:style-name="T1">ast</text:span></text:span>i<text:span text:style-name="Default_20_Paragraph_20_Font"><text:span text:style-name="T1">lli dr</text:span></text:span>a<text:span text:style-name="Default_20_Paragraph_20_Font"><text:span text:style-name="T1">chmas pondere connumeres.</text:span></text:span></text:p>
      <text:p text:style-name="Normal">lo<text:span text:style-name="Default_20_Paragraph_20_Font"><text:span text:style-name="T1">t piperis calidi, meconis, magmatis adde,<text:line-break/>Magmatis hed</text:span></text:span>y<text:span text:style-name="Default_20_Paragraph_20_Font"><text:span text:style-name="T1">chroi par modus in</text:span></text:span>i<text:span text:style-name="Default_20_Paragraph_20_Font"><text:span text:style-name="T1">icitur.</text:span></text:span></text:p>
      <text:p text:style-name="P6"><text:span text:style-name="Default_20_Paragraph_20_Font"><text:span text:style-name="T1">bule quater</text:span></text:span> t<text:span text:style-name="Default_20_Paragraph_20_Font"><text:span text:style-name="T1">ernas mutato pondere drachmas<text:line-break/></text:span></text:span>.I<text:span text:style-name="Default_20_Paragraph_20_Font"><text:span text:style-name="T1">ridi</text:span></text:span>s , <text:span text:style-name="Default_20_Paragraph_20_Font"><text:span text:style-name="T1">et siccae protinus adde rosae.</text:span></text:span></text:p>
      <text:p text:style-name="P6"><text:span text:style-name="Default_20_Paragraph_20_Font"><text:span text:style-name="T1">Addaturque tui radix dulcissima succi,<text:line-break/></text:span></text:span>E<text:span text:style-name="Default_20_Paragraph_20_Font"><text:span text:style-name="T1">t dulcis</text:span></text:span> t<text:span text:style-name="Default_20_Paragraph_20_Font"><text:span text:style-name="T1">antum feminis inde napi.</text:span></text:span></text:p>
      <text:p text:style-name="P1"><text:span text:style-name="Default_20_Paragraph_20_Font"><text:span text:style-name="T1">Scordion</text:span></text:span> j<text:span text:style-name="Default_20_Paragraph_20_Font"><text:span text:style-name="T1">ungas odoribus incl</text:span></text:span>y<text:span text:style-name="Default_20_Paragraph_20_Font"><text:span text:style-name="T1">ta semper<text:line-break/>Balsama, qui S</text:span></text:span>y<text:span text:style-name="Default_20_Paragraph_20_Font"><text:span text:style-name="T1">rio mittitur orbe liquor.<text:line-break/></text:span></text:span>s<text:span text:style-name="Default_20_Paragraph_20_Font"><text:span text:style-name="T1">um quae suspendas aequata cinna</text:span></text:span>m<text:span text:style-name="Default_20_Paragraph_20_Font"><text:span text:style-name="T1">a lance</text:span></text:span></text:p>
      <text:p text:style-name="P1">C<text:span text:style-name="Default_20_Paragraph_20_Font"><text:span text:style-name="T1">on</text:span></text:span>i<text:span text:style-name="Default_20_Paragraph_20_Font"><text:span text:style-name="T1">ice , et agarici pt</text:span></text:span>x<text:span text:style-name="Default_20_Paragraph_20_Font"><text:span text:style-name="T1">r quoque pondus eat.</text:span></text:span></text:p>
      <text:p text:style-name="P7"><text:span text:style-name="Default_20_Paragraph_20_Font"><text:span text:style-name="T1">Hinc superest myrrham, costumque, specuque revulsum<text:line-break/>Cor</text:span></text:span>y<text:span text:style-name="Default_20_Paragraph_20_Font"><text:span text:style-name="T1">cia feagrans imposuisse crocum.</text:span></text:span></text:p>
      <text:p text:style-name="P6">E<text:span text:style-name="Default_20_Paragraph_20_Font"><text:span text:style-name="T1">t castae calamos, et quam tulit</text:span></text:span> I<text:span text:style-name="Default_20_Paragraph_20_Font"><text:span text:style-name="T1">ndia nardum,<text:line-break/></text:span></text:span>T<text:span text:style-name="Default_20_Paragraph_20_Font"><text:span text:style-name="T1">eque Arabi schoenum gloria prima suli.</text:span></text:span></text:p>
      <text:p text:style-name="P6">.I<text:span text:style-name="Default_20_Paragraph_20_Font"><text:span text:style-name="T1">nde nigrum con</text:span></text:span>i<text:span text:style-name="Default_20_Paragraph_20_Font"><text:span text:style-name="T1">unge piper, thurisque nitorem,<text:line-break/>Dio</text:span></text:span>n<text:span text:style-name="Default_20_Paragraph_20_Font"><text:span text:style-name="T1">e quod felix ture Sabucus alit,</text:span></text:span></text:p>
      <text:p text:style-name="P6">N<text:span text:style-name="Default_20_Paragraph_20_Font"><text:span text:style-name="T1">ec tu dictamnum , nec tu quoque pontica rheon<text:line-break/>Desae</text:span></text:span>v<text:span text:style-name="Default_20_Paragraph_20_Font"><text:span text:style-name="T1">is, stoechas, marrubiumque</text:span></text:span> v<text:span text:style-name="Default_20_Paragraph_20_Font"><text:span text:style-name="T1">irens,</text:span></text:span></text:p>
      <text:p text:style-name="P6"><text:span text:style-name="Default_20_Paragraph_20_Font"><text:span text:style-name="T1">Atque apium petris quod nasceris, et calaminthe,<text:line-break/>Asuaque cum lachrimis o terebinthe tuis.</text:span></text:span></text:p>
      <text:p text:style-name="Normal">E<text:span text:style-name="Default_20_Paragraph_20_Font"><text:span text:style-name="T1">t saliis gramen quinis, et</text:span></text:span> .g<text:span text:style-name="Default_20_Paragraph_20_Font"><text:span text:style-name="T1">ingiber ardens,<text:line-break/>Singula sed drachmas sex tibi quaeque trahan</text:span></text:span>t^<text:line-break/>H<text:span text:style-name="Default_20_Paragraph_20_Font"><text:span text:style-name="T1">is etiam polium drachmis su quatuor addet,<text:line-break/>Addet su polio proxima pinus hun</text:span></text:span>n.</text:p>
      <text:p text:style-name="P6"><text:span text:style-name="Default_20_Paragraph_20_Font"><text:span text:style-name="T1">Cumque racemifero Celtarum nardus amomo,<text:line-break/></text:span></text:span>E<text:span text:style-name="Default_20_Paragraph_20_Font"><text:span text:style-name="T1">t st</text:span></text:span>y<text:span text:style-name="Default_20_Paragraph_20_Font"><text:span text:style-name="T1">racis lentor, feroidaque herba meon.</text:span></text:span></text:p>
      <text:p text:style-name="P6"><text:span text:style-name="Default_20_Paragraph_20_Font"><text:span text:style-name="T1">Atque humilis quercus femen</text:span></text:span>, .P<text:span text:style-name="Default_20_Paragraph_20_Font"><text:span text:style-name="T1">ontoque petita<text:line-break/></text:span></text:span>P<text:span text:style-name="Default_20_Paragraph_20_Font"><text:span text:style-name="T1">hu, quibus accedet Lemnia terra come</text:span></text:span>s.</text:p>
      <text:p text:style-name="P7"><text:span text:style-name="Default_20_Paragraph_20_Font"><text:span text:style-name="T1">litc n</text:span></text:span>o<text:span text:style-name="Default_20_Paragraph_20_Font"><text:span text:style-name="T1">n malobathri folium , miscebis et astam<text:line-break/></text:span></text:span>c<text:span text:style-name="Default_20_Paragraph_20_Font"><text:span text:style-name="T1">halc</text:span></text:span>it<text:span text:style-name="Default_20_Paragraph_20_Font"><text:span text:style-name="T1">im , fibras gentiadasque simul.</text:span></text:span></text:p>
      <text:p text:style-name="P6"><text:span text:style-name="Default_20_Paragraph_20_Font"><text:span text:style-name="T1">bule tenax gummi, pressaque h</text:span></text:span>y<text:span text:style-name="Default_20_Paragraph_20_Font"><text:span text:style-name="T1">poc</text:span></text:span>t<text:span text:style-name="Default_20_Paragraph_20_Font"><text:span text:style-name="T1">stide succus<text:line-break/>A</text:span></text:span>d<text:span text:style-name="Default_20_Paragraph_20_Font"><text:span text:style-name="T1">sit, et hinc fructus balsume paroa</text:span></text:span> t<text:span text:style-name="Default_20_Paragraph_20_Font"><text:span text:style-name="T1">ui.</text:span></text:span></text:p>
      <text:p text:style-name="P6">Issi <text:span text:style-name="Default_20_Paragraph_20_Font"><text:span text:style-name="T1">et</text:span></text:span>i<text:span text:style-name="Default_20_Paragraph_20_Font"><text:span text:style-name="T1">am an</text:span></text:span>i<text:span text:style-name="Default_20_Paragraph_20_Font"><text:span text:style-name="T1">sum , fefelimque his</text:span></text:span> i<text:span text:style-name="Default_20_Paragraph_20_Font"><text:span text:style-name="T1">ungere molem,<text:line-break/>H</text:span></text:span>i<text:span text:style-name="Default_20_Paragraph_20_Font"><text:span text:style-name="T1">s cardamomum , foeniculumque velis.</text:span></text:span></text:p>
      <text:p text:style-name="P6"><text:span text:style-name="Default_20_Paragraph_20_Font"><text:span text:style-name="T1">dtque atram lachrimam , Nili quam spina remittit,<text:line-break/>Quaeque sao thlasuis femine nomen habet.</text:span></text:span></text:p>
      <text:p text:style-name="P6">Ify<text:span text:style-name="Default_20_Paragraph_20_Font"><text:span text:style-name="T1">per</text:span></text:span>i<text:span text:style-name="Default_20_Paragraph_20_Font"><text:span text:style-name="T1">con rursum, pallens miscebis et ammin ,<text:line-break/></text:span></text:span>N<text:span text:style-name="Default_20_Paragraph_20_Font"><text:span text:style-name="T1">ec drachmis totidem plus sugapenus ea</text:span></text:span>t.</text:p>
      <text:p text:style-name="P6">P<text:span text:style-name="Default_20_Paragraph_20_Font"><text:span text:style-name="T1">ondere d</text:span></text:span>imi<text:span text:style-name="Default_20_Paragraph_20_Font"><text:span text:style-name="T1">dio tum quos sibi Castor ad ostrum<text:line-break/></text:span></text:span>G<text:span text:style-name="Default_20_Paragraph_20_Font"><text:span text:style-name="T1">re secat testes, imposu</text:span></text:span>i<text:span text:style-name="Default_20_Paragraph_20_Font"><text:span text:style-name="T1">sse decet.</text:span></text:span></text:p>
      <text:p text:style-name="P6">(l<text:span text:style-name="Default_20_Paragraph_20_Font"><text:span text:style-name="T1">u</text:span></text:span>i<text:span text:style-name="Default_20_Paragraph_20_Font"><text:span text:style-name="T1">s nec Ar</text:span></text:span>isio<text:span text:style-name="Default_20_Paragraph_20_Font"><text:span text:style-name="T1">lochi rad</text:span></text:span>i<text:span text:style-name="Default_20_Paragraph_20_Font"><text:span text:style-name="T1">x, stccumque bitumen,<text:line-break/></text:span></text:span>C<text:span text:style-name="Default_20_Paragraph_20_Font"><text:span text:style-name="T1">andida nec desint femina dauce tu</text:span></text:span>o.</text:p>
      <text:p text:style-name="P6">D<text:span text:style-name="Default_20_Paragraph_20_Font"><text:span text:style-name="T1">enique cum panacis succum, centaurion atque<text:line-break/>Addideris, felem galbanus ipsa dabit.</text:span></text:span></text:p>
      <text:p text:style-name="P6"><text:span text:style-name="Default_20_Paragraph_20_Font"><text:span text:style-name="T1">Ant</text:span></text:span>i<text:span text:style-name="Default_20_Paragraph_20_Font"><text:span text:style-name="T1">quo primu</text:span></text:span>m <text:span text:style-name="Default_20_Paragraph_20_Font"><text:span text:style-name="T1">salves tamen omn</text:span></text:span>i<text:span text:style-name="Default_20_Paragraph_20_Font"><text:span text:style-name="T1">a vino ,<text:line-break/></text:span></text:span>H<text:span text:style-name="Default_20_Paragraph_20_Font"><text:span text:style-name="T1">umida q</text:span></text:span>ua<text:span text:style-name="Default_20_Paragraph_20_Font"><text:span text:style-name="T1">e suerint, ut liquor ct lachrim</text:span></text:span>a<text:span text:style-name="Default_20_Paragraph_20_Font"><text:span text:style-name="T1">e.</text:span></text:span></text:p>
      <text:p text:style-name="P7">T<text:span text:style-name="Default_20_Paragraph_20_Font"><text:span text:style-name="T1">um quae sicca</text:span></text:span> n<text:span text:style-name="Default_20_Paragraph_20_Font"><text:span text:style-name="T1">ides, postquam contusa minutim,<text:line-break/>Cecropio pariter</text:span></text:span> i<text:span text:style-name="Default_20_Paragraph_20_Font"><text:span text:style-name="T1">ungere melle velis.</text:span></text:span></text:p>
      <text:p text:style-name="P1"><text:span text:style-name="Default_20_Paragraph_20_Font"><text:span text:style-name="T1">Haec qui nos primu</text:span></text:span>s <text:span text:style-name="Default_20_Paragraph_20_Font"><text:span text:style-name="T1">docuisti maxime Paean<text:line-break/>Adsis, seu</text:span></text:span> T<text:span text:style-name="Default_20_Paragraph_20_Font"><text:span text:style-name="T1">riccae te</text:span></text:span> j<text:span text:style-name="Default_20_Paragraph_20_Font"><text:span text:style-name="T1">uga summa sa</text:span></text:span>n<text:span text:style-name="Default_20_Paragraph_20_Font"><text:span text:style-name="T1">ant,<text:line-break/>Seu Burrina magis, Bhodos, aut .Epidauria tellut,</text:span></text:span></text:p>
      <text:p text:style-name="P1"><text:span text:style-name="Default_20_Paragraph_20_Font"><text:span text:style-name="T1">Adsis , et</text:span></text:span> R<text:span text:style-name="Default_20_Paragraph_20_Font"><text:span text:style-name="T1">egi ser</text:span></text:span> t<text:span text:style-name="Default_20_Paragraph_20_Font"><text:span text:style-name="T1">ua dona meo ,</text:span></text:span></text:p>
      <text:p text:style-name="P1"><text:span text:style-name="Default_20_Paragraph_20_Font"><text:span text:style-name="T1">Stirpe tua natam Panaceam , namque salutem</text:span></text:span></text:p>
      <text:p text:style-name="P1">I<text:span text:style-name="Default_20_Paragraph_20_Font"><text:span text:style-name="T1">lle datam puro semper honore colet.</text:span></text:span></text:p>
      <text:h text:style-name="Heading_20_2" text:outline-level="2">Cap. VII. </text:h>
      <text:p text:style-name="P14"><text:span text:style-name="Default_20_Paragraph_20_Font"><text:span text:style-name="T1">[ Andromachi</text:span></text:span> i<text:span text:style-name="Default_20_Paragraph_20_Font"><text:span text:style-name="T1">unioris theriaca ex cipe-<text:line-break/>ris, Calene dicta.] </text:span></text:span>Haec quidem <text:span text:style-name="Default_20_Paragraph_20_Font"><text:span text:style-name="T1">s</text:span></text:span>enior Andromachna<text:line-break/>literis mandavit, filius autem ipsius libro medicamentarii,<text:line-break/>quem de internis inscripsit, hanc <text:span text:style-name="Default_20_Paragraph_20_Font"><text:span text:style-name="T1">s</text:span></text:span>cripturam tradidit pe-<text:line-break/>destri usus oratione: <text:span text:style-name="Default_20_Paragraph_20_Font"><text:span text:style-name="T1">Antidotum quod occatur Calene, ad<text:line-break/>omnem affectum interiorem, praesertim ad stomachi oitin,<text:line-break/>et adversus letalia et morborum circu</text:span></text:span>i<text:span text:style-name="Default_20_Paragraph_20_Font"><text:span text:style-name="T1">tus. </text:span></text:span>♃ PastiIlorunr<text:line-break/>fcilliticorum Ʒ xlviij. pastillorum Theriacorum drach. xxiv.<text:line-break/>magmatis hedychroi , piperis nigri, singulorum drach.<text:line-break/>xxiv. opii drach. xxiv. rosarum siccarum , fcordii Cre-</text:p>
      <text:p text:style-name="P3">tensis, capi seminis, iridis lllyricae, agarici pontici,<text:line-break/>cinnamomi, doleis radiculae succi ,. opobalsami , singulo-<text:line-break/>rum Ʒ xij. myrrhae, croci , gingiberis, Rheu pontici,<text:line-break/>quinquefolii radicis, nepitae (sic Romani calamintham<text:line-break/>nominant) marrttbli, petroselini, stoechados , ecosti , pi-<text:line-break/>peris albi, et longi, dictamni Cretenfis, junci odorati<text:line-break/>floris, thuris, terebinthinae, cassiae fistulae, nardi Indicae,<text:line-break/>singulorum Ʒ vj. polii Creten sis ; seselis , styracis, thlafpi,<text:line-break/>ameos, chamaedryos, chanraepityos, hypocistidis, succi ma-<text:line-break/>labaturi, nardi Celticae, gentianae radicis, anisi, mei<text:line-break/>athamantini, foeniculi seminis, terrae lemniae, chalciti-<text:line-break/>dis tostae, amomi, acori, pheu pontici, balsami fructus,<text:line-break/>hyperici, acaciae, gummi, cardamomi, singulorum Ʒ iv.<text:line-break/>dauci seminis, galbani, sagapeni, opopanacis, bituminis,<text:line-break/>castorei, centaurii tenuis, aristolochiae tenuis, singulo-<text:line-break/>rum drach. ij. mellis Attici drach. . cl. erui drach. lxxx.<text:line-break/>Ex hac pedestri Andromachi. senioris scriptura licet in-</text:p>
      <text:p text:style-name="P3">telligere, si quis quodcunque in elogiis lenioris dictum non<text:line-break/>assequatur ;. quare et ego eorum quae obscurius ab eo<text:line-break/>dicta videbantur interpretationem non appositi, prolixi-<text:line-break/>tatem scripturae devitans. Unum vero duntaxat miratus<text:line-break/>sum in juniore Andromacho, quod in simplicium medi-<text:line-break/>cementorum unde antidotum componit enumeratione, ne-<text:line-break/>pilam pro calamintba scripserit. . R<text:span text:style-name="Default_20_Paragraph_20_Font"><text:span text:style-name="T1">o</text:span></text:span>mani enim calamin-<text:line-break/>tham sic appellant; non conveniebat autem ipsum, quum<text:line-break/>omnia Graece tradidisset, hoc solum Romanum nomen<text:line-break/>Graecis inserere. Caeterum in uno inter su discrepant,<text:line-break/>quoniam metrica scriptura viginti quatuor drachmas longi<text:line-break/>piperis obtinet, pedestris autem sex. Quia vero, ut dixi,<text:line-break/>multa exemplaria vitiatas medicamentorum quantitates<text:line-break/>habent, ideo primum quidem integris literis ipsus con-<text:line-break/>scripsi, Menecratem imitatus, deinde autem post hoc<text:line-break/>etiam numeris expressas apposui. Porro cum Androma-<text:line-break/>obi elegiac<text:span text:style-name="Default_20_Paragraph_20_Font"><text:span text:style-name="T1">e</text:span></text:span> obscurius sint composita, melius existimavi<text:line-break/>Democratia verius admodum manifesto interpretatos ap-</text:p>
      <text:p text:style-name="P3">ponere. Sed hoc quidem paulo posterius aggrediar, nunc.<text:line-break/>quoniam multa ex simplicibus medicamentis quae. Anti-<text:line-break/>doto immittuntur exposui , praestat ea quae ipsis desunt<text:line-break/>adjicere.</text:p>
      <text:h text:style-name="Heading_20_2" text:outline-level="2">Cap.. VIII.</text:h>
      <text:p text:style-name="P14"><text:s/>[o<text:span text:style-name="Default_20_Paragraph_20_Font"><text:span text:style-name="T1">u</text:span></text:span>o<text:span text:style-name="Default_20_Paragraph_20_Font"><text:span text:style-name="T1">mod</text:span></text:span>o <text:span text:style-name="Default_20_Paragraph_20_Font"><text:span text:style-name="T1">past</text:span></text:span>i<text:span text:style-name="Default_20_Paragraph_20_Font"><text:span text:style-name="T1">ll</text:span></text:span>i <text:span text:style-name="Default_20_Paragraph_20_Font"><text:span text:style-name="T1">theriaci praeparen-<text:line-break/>tur. ] </text:span></text:span>Viperas non quemadmodum nonnulli media aestate,<text:line-break/>neque tamen quum nuper secessum terrae reliquerint,<text:line-break/>venari convenit. Etenim aestate. caro ipfarnm est sitis<text:line-break/>efficax; secessus tempore sicca, frigida, et alimenti lex-<text:line-break/>pers. optimum itaque tempus est quod haec intercedit,<text:line-break/>ut etiam Andromachus ipse indicavit, quum qui Baccho<text:line-break/>fesse celebrant viperas solent discerpere , desinente quidem<text:line-break/>vere, nondum autem inchoata aestate, vel si ver admo-<text:line-break/>dum hyemale extiterit, aestatis initio non longe a Plela-<text:line-break/>dum ortu. Porro foetas viperas repudiare oportet. cae-<text:line-break/>ferum capita et caudas ipsis praecidere. Nam praeter-.<text:line-break/>quam quod hae particulae virulentlores esse videantur,</text:p>
      <text:p text:style-name="P2">etiam durae et modicae carnis compotes existunt. Sufficit<text:line-break/>autem in magnis viperis id quod auferetur utrobique<text:line-break/>quaternos digitos aequare. Reliquum vero totum corpus<text:line-break/>intestinis exemptis et cute detracta aqua perlut<text:span text:style-name="Default_20_Paragraph_20_Font"><text:span text:style-name="T1">a</text:span></text:span>m cacabo<text:line-break/>indere.cum aqua pura viridique anetho (tunc enim viget)<text:line-break/>atque firper carbones perustos aut ligna arida , quae<text:line-break/>Graeci vocant <text:span text:style-name="Default_20_Paragraph_20_Font"><text:span text:style-name="T7">ἄκαπνα</text:span></text:span><text:span text:style-name="Default_20_Paragraph_20_Font"><text:span text:style-name="T8">, </text:span></text:span>incoquere convenit, praestiterit<text:line-break/>autem vitium esse sarmenta. Jam vero salis iniici debet,<text:line-break/>si quidem convenienti tempore viperas ceperis, momen-<text:line-break/>tum, sin autem aestate, nihil- At ex maritimis locis<text:line-break/>capere ipsas, aut salsa quadam aqua neutiquam tentabis.<text:line-break/>Quippe antidotum ex hujusmodi viperis consectum sitim<text:line-break/>concisset. Ubi vero diligenter ipsae incoctae fuerint,<text:line-break/>quemadmodum si quis comesturus esset, ex aqua oportet<text:line-break/>- eximere, carnes autem auferre ita, ut nihil ex spinis</text:p>
      <text:p text:style-name="P1">simul exeat. Atque his accurate detritis, panis purissimi<text:line-break/>probe desiccati momentum admiscere. Prae omnibus au-<text:line-break/>tem panis bene fermentatus et diligenter tostus erit,</text:p>
      <text:p text:style-name="P3">testuaceus, non furnaceus. .Nonnulli igitu<text:span text:style-name="Default_20_Paragraph_20_Font"><text:span text:style-name="T1">r</text:span></text:span> dimidiam<text:line-break/>ponderis partem ex pane iniiciunt, nonnulli vero te<text:span text:style-name="Default_20_Paragraph_20_Font"><text:span text:style-name="T1">r-<text:line-break/></text:span></text:span>tiam, ego etiam quartam quintamque nonnunquam in—<text:line-break/>didi. Nisi enim probe fuerit tostus, periculum est ne<text:line-break/>aliquid ariditatis medicamento obveniat. At satius est<text:line-break/>etiam diebus aliquot antea hoc pacto tostum in domo<text:line-break/>sicca exaruisse. Simulatque vero ea mista sit laevigataque<text:span text:style-name="Default_20_Paragraph_20_Font"><text:span text:style-name="T1">i<text:line-break/></text:span></text:span>adamussim, ut nulla viperarum carnis portio non laevi-<text:line-break/>gata remanserit, orbiculos tenues essormabis. Nam crasse<text:line-break/>quum aegre siccescant viperae carnes putrescere permit-<text:line-break/>tunt, panem acescere, quare hunc siccum laevigare potius<text:line-break/>est, non quemadmodum qui ante me Cae<text:span text:style-name="Default_20_Paragraph_20_Font"><text:span text:style-name="T1">t</text:span></text:span>arii praeparan-<text:line-break/>tes antidotum c<text:span text:style-name="Default_20_Paragraph_20_Font"><text:span text:style-name="T1">o</text:span></text:span>mpuluerunt, viperarum decocto ipsum<text:line-break/>irrigantes; ac ego longo tempore id factitabant, verum<text:line-break/>possea melius esse existimavi, panem in laevorem detur-.<text:line-break/>tum ita viperarum carni diligenter prius in pulverem<text:line-break/>redactae permiscere: citiusenim hoc pacto orbiculi sic-<text:line-break/>cescunt, arido pane non humido illis admisto. Caeterum -.</text:p>
      <text:p text:style-name="P3">domus in qua siccescere debent, omnino sit sublimis, ad<text:line-break/>meridiem conversa, vel certe non ad septentrionem, ut<text:line-break/>felis radios bona diei parte accipiat. Siquidem in hujus-<text:line-break/>modi facile Acescent, statim ubi fuerint conformati, ea<text:line-break/>domus. partes- locentur qua non radii stolis erumpunt.<text:line-break/>Vertere autem eos continue expedit , ut aequabiliter<text:line-break/>utraque in parte desiccescaut. Hoc enim nisi facias, altera<text:line-break/>pars plus (ac par est) siccabitur, altera humida diutius<text:line-break/>manens putredinem experiri periclitabitur. Simulatque<text:line-break/>jam siccata fuerint, aliis plurimis diebus in eadem domo<text:line-break/>extra fotis radios condentur, ita ut continue vertamur.<text:line-break/>Abunde vero tempus hoc est, longissimum die<text:span text:style-name="Default_20_Paragraph_20_Font"><text:span text:style-name="T1">r</text:span></text:span>um quin-<text:line-break/>decim, secundum quos repone<text:span text:style-name="Default_20_Paragraph_20_Font"><text:span text:style-name="T1">r</text:span></text:span>e orbiculos tempestivum<text:line-break/>est, quousque medicamentum es praeparaturus. Repones<text:line-break/>autem va<text:span text:style-name="Default_20_Paragraph_20_Font"><text:span text:style-name="T1">t</text:span></text:span>e stanneo aut vitreo aut aureo. Vitreum ita-<text:line-break/>que et aureum nullum dolum experitur, stanneum plumbi<text:line-break/>mistura. adulteratur. Tale igitur vitare convenit. non in</text:p>
      <text:p text:style-name="P3">hoc solum , verum in aliis quoque omnibus antidotis , ve-<text:line-break/>luti et quod ex argento non purgato , celerrime enim et<text:line-break/>huic aerugo obnafcitur. Vocant autem Romani -argentum<text:line-break/>purgatum, candidum. At praestaret non multo tempore<text:line-break/>post uti pastillis. Non tamen multum obsunt, etiamsi<text:line-break/>post annum inliciantur, imo post longius insuper hoc tem-<text:line-break/>pus. Nam probe initio siccati et tribus annis et qua-<text:line-break/>tuor in vigore permanent, si probe fuerint repositi, et<text:line-break/>puris linteis diebus aliquot pulvis , qui ipsis obducitur,<text:line-break/>abstergatur. Si namque hic . longiori spatio adhaerescit,<text:line-break/>tipsos perforat. Clerum vero est omnibus, ubi hoc fuerint<text:line-break/>experti, inutiles evadere, nam priusquam hoc ipsis ac-<text:line-break/>cidari etiam si inveterentur plurimum , utiles permanent.</text:p>
      <text:h text:style-name="Heading_20_2" text:outline-level="2">Cap. IX.</text:h>
      <text:p text:style-name="P14"><text:s/>[P<text:span text:style-name="Default_20_Paragraph_20_Font"><text:span text:style-name="T1">ast</text:span></text:span>i<text:span text:style-name="Default_20_Paragraph_20_Font"><text:span text:style-name="T1">llorum sc</text:span></text:span>i<text:span text:style-name="Default_20_Paragraph_20_Font"><text:span text:style-name="T1">ll</text:span></text:span>iti<text:span text:style-name="Default_20_Paragraph_20_Font"><text:span text:style-name="T1">coru</text:span></text:span>m <text:span text:style-name="Default_20_Paragraph_20_Font"><text:span text:style-name="T1">composi</text:span></text:span>ti<text:span text:style-name="Default_20_Paragraph_20_Font"><text:span text:style-name="T1">o.]<text:line-break/></text:span></text:span>Sive fcilliticos, sive scillinos malit aliquis appellare pastil-<text:line-break/>los, aut orbiculos, aut rotulas quae ex scilla praeparantur,<text:line-break/>nihil refert; nam quocunque nomine appelles medicamen-<text:line-break/>tum non offendis, modo nullum in compositione errorem</text:p>
      <text:p text:style-name="P3">committas. Ego vero etiam hanc tibi manifesto exponam. -<text:line-break/>Scillam .bonae habitudinis ex terra firmes, quum, folia<text:line-break/>ipsius et caules exacte inaruerint. Cortice autem adempto,<text:line-break/>deinde tritici recentius quam licet optimi exiguo rireunli-<text:line-break/>tam postea in calido cinere copioso torrefacito , usque dum<text:line-break/>massa farinacea obductu lu crustam omnino indurescat,<text:line-break/>Quod si etiam sin loco quo praeparas fornax aliquis ha-<text:line-break/>beatur , in illum simul cum pane demissam , massa farina-<text:line-break/>cea consiccata adempta, in laevorem cogito. At fatis<text:line-break/>tostam esse deprehendes, quum festucam dimiserit, hanc<text:line-break/>enim scillae corpus quum probe fuerit tostum prompte re-<text:line-break/>cipit. Ubi vero exacte ipsa fuerit detrita, farinam ervi<text:line-break/>candidi immittes, nant ejus quod non album est, velamen- -<text:line-break/>ter amara est. Caeterum liquet omnibus hanc tenui cri-<text:line-break/>bro esse incernendam, et deinde adamussim Iaerigandam.<text:line-break/>Scillam vero hujus pondere sesquialteram esse convenit,<text:line-break/>dico autem sesquialteram , ut duae quidem farinae partes,<text:line-break/>tres autem scillae existant., nam idem dicens junior An—</text:p>
      <text:p text:style-name="P3">dromachus , haud novi , quomodo nonaginta drachmas ervi<text:line-break/>farinae esse velit, scillae autem centumviginti ; fatis enim<text:line-break/>erat dixisse <text:span text:style-name="Default_20_Paragraph_20_Font"><text:span text:style-name="T1">s</text:span></text:span>escuplum. Deinde tenues orbiculos ex hac<text:line-break/>missura formatos in domo ad meridiem spectante ( sicuti<text:line-break/>p<text:span text:style-name="Default_20_Paragraph_20_Font"><text:span text:style-name="T1">r</text:span></text:span>aediximus ) reponito , non tamen in rpfo folia fplen- .<text:line-break/>dore siccato, aliaque de theriacis commemorata in his<text:line-break/>etiam facito.</text:p>
      <text:h text:style-name="Heading_20_2" text:outline-level="2">Cap. X. </text:h>
      <text:p text:style-name="P14"><text:span text:style-name="Default_20_Paragraph_20_Font"><text:span text:style-name="T1">[Hed</text:span></text:span>y<text:span text:style-name="Default_20_Paragraph_20_Font"><text:span text:style-name="T1">chro</text:span></text:span>i <text:span text:style-name="Default_20_Paragraph_20_Font"><text:span text:style-name="T1">consuet</text:span></text:span>i<text:span text:style-name="Default_20_Paragraph_20_Font"><text:span text:style-name="T1">o</text:span></text:span>. I Superiore the-<text:line-break/>riacae facultatis compofitione Andromachus quomodo sane<text:line-break/>tum theriacos tum .fcillinos orbiculos praeparare conve-<text:line-break/>niat, .indicavit; quomodo autem hedychroon confidatur<text:line-break/>non expo<text:span text:style-name="Default_20_Paragraph_20_Font"><text:span text:style-name="T1">s</text:span></text:span>uit, ac alii plerique ex iis qui composita medi-<text:line-break/>c<text:span text:style-name="Default_20_Paragraph_20_Font"><text:span text:style-name="T1">o</text:span></text:span>menta conscrip<text:span text:style-name="Default_20_Paragraph_20_Font"><text:span text:style-name="T1">s</text:span></text:span>e<text:span text:style-name="Default_20_Paragraph_20_Font"><text:span text:style-name="T1">r</text:span></text:span>unt, hedychroi confectionem in tracta-<text:line-break/>tione de theriaca intactam reliquerunt. Quare medicus<text:line-break/>quidam Romae ex iis qui medicamentum praeparare non<text:line-break/>viderunt, ex scriptura confectionem ejus aggressi ausus,<text:line-break/>quaerebat apud unguenarios hedychroon , putans he<text:span text:style-name="Default_20_Paragraph_20_Font"><text:span text:style-name="T1">r</text:span></text:span>bam<text:line-break/>esse, aut aliquod tale simplex medicamentum; ego autem</text:p>
      <text:p text:style-name="P3">hoc quoque ostendam ceu Andromacbi successor, inter eos<text:line-break/>qui Caesari lu hunc usque diem id praeparant , qua ra-<text:line-break/>tione componant. Porro ut etiam ipsius scriptura aegre<text:line-break/>vitietur corrumpaturque , ligata oratione inferius scripta<text:line-break/>explicabitur.</text:p>
      <text:p text:style-name="Normal"><text:span text:style-name="Default_20_Paragraph_20_Font"><text:span text:style-name="T1">Hed</text:span></text:span>y<text:span text:style-name="Default_20_Paragraph_20_Font"><text:span text:style-name="T1">chr</text:span></text:span>oi <text:span text:style-name="Default_20_Paragraph_20_Font"><text:span text:style-name="T1">vult</text:span></text:span> m<text:span text:style-name="Default_20_Paragraph_20_Font"><text:span text:style-name="T1">agma mari b</text:span></text:span>i<text:span text:style-name="Default_20_Paragraph_20_Font"><text:span text:style-name="T1">na</text:span></text:span>s <text:span text:style-name="Default_20_Paragraph_20_Font"><text:span text:style-name="T1">sib</text:span></text:span>i <text:span text:style-name="Default_20_Paragraph_20_Font"><text:span text:style-name="T1">drachma</text:span></text:span>s,<text:line-break/><text:span text:style-name="Default_20_Paragraph_20_Font"><text:span text:style-name="T1">Aequale</text:span></text:span>s <text:span text:style-name="Default_20_Paragraph_20_Font"><text:span text:style-name="T1">e</text:span></text:span>t <text:span text:style-name="Default_20_Paragraph_20_Font"><text:span text:style-name="T1">amarac</text:span></text:span>i <text:span text:style-name="Default_20_Paragraph_20_Font"><text:span text:style-name="T1">haben</text:span></text:span>s, <text:span text:style-name="Default_20_Paragraph_20_Font"><text:span text:style-name="T1">afu</text:span></text:span>i, <text:span text:style-name="Default_20_Paragraph_20_Font"><text:span text:style-name="T1">aspalat</text:span></text:span>i<text:span text:style-name="Default_20_Paragraph_20_Font"><text:span text:style-name="T1">que,<text:line-break/>Et sunc</text:span></text:span>i <text:span text:style-name="Default_20_Paragraph_20_Font"><text:span text:style-name="T1">tere</text:span></text:span>t<text:span text:style-name="Default_20_Paragraph_20_Font"><text:span text:style-name="T1">i</text:span></text:span>s <text:span text:style-name="Default_20_Paragraph_20_Font"><text:span text:style-name="T1">cala</text:span></text:span>mi <text:span text:style-name="Default_20_Paragraph_20_Font"><text:span text:style-name="T1">qu</text:span></text:span>i <text:span text:style-name="Default_20_Paragraph_20_Font"><text:span text:style-name="T1">suav</text:span></text:span>is <text:span text:style-name="Default_20_Paragraph_20_Font"><text:span text:style-name="T1">odore est,<text:line-break/></text:span></text:span>P<text:span text:style-name="Default_20_Paragraph_20_Font"><text:span text:style-name="T1">hu pont</text:span></text:span>i, <text:span text:style-name="Default_20_Paragraph_20_Font"><text:span text:style-name="T1">l</text:span></text:span>i<text:span text:style-name="Default_20_Paragraph_20_Font"><text:span text:style-name="T1">gn</text:span></text:span>i <text:span text:style-name="Default_20_Paragraph_20_Font"><text:span text:style-name="T1">et succ</text:span></text:span>i <text:span text:style-name="Default_20_Paragraph_20_Font"><text:span text:style-name="T1">quem balsum</text:span></text:span>o<text:span text:style-name="Default_20_Paragraph_20_Font"><text:span text:style-name="T1">n ed</text:span></text:span>i<text:span text:style-name="Default_20_Paragraph_20_Font"><text:span text:style-name="T1">t.<text:line-break/></text:span></text:span>T<text:span text:style-name="Default_20_Paragraph_20_Font"><text:span text:style-name="T1">re</text:span></text:span>s <text:span text:style-name="Default_20_Paragraph_20_Font"><text:span text:style-name="T1">sunto drach</text:span></text:span>m<text:span text:style-name="Default_20_Paragraph_20_Font"><text:span text:style-name="T1">ae, tot</text:span></text:span>i<text:span text:style-name="Default_20_Paragraph_20_Font"><text:span text:style-name="T1">dem costi, c</text:span></text:span>i<text:span text:style-name="Default_20_Paragraph_20_Font"><text:span text:style-name="T1">nnam</text:span></text:span>o<text:span text:style-name="Default_20_Paragraph_20_Font"><text:span text:style-name="T1">m</text:span></text:span>i,<text:line-break/><text:span text:style-name="Default_20_Paragraph_20_Font"><text:span text:style-name="T1">M</text:span></text:span>y<text:span text:style-name="Default_20_Paragraph_20_Font"><text:span text:style-name="T1">rrhae sex al</text:span></text:span>i<text:span text:style-name="Default_20_Paragraph_20_Font"><text:span text:style-name="T1">a</text:span></text:span>s <text:span text:style-name="Default_20_Paragraph_20_Font"><text:span text:style-name="T1">m</text:span></text:span>i<text:span text:style-name="Default_20_Paragraph_20_Font"><text:span text:style-name="T1">sce</text:span></text:span>s, <text:span text:style-name="Default_20_Paragraph_20_Font"><text:span text:style-name="T1">falti</text:span></text:span> m<text:span text:style-name="Default_20_Paragraph_20_Font"><text:span text:style-name="T1">aloba</text:span></text:span>t<text:span text:style-name="Default_20_Paragraph_20_Font"><text:span text:style-name="T1">hri.</text:span></text:span></text:p>
      <text:p text:style-name="Normal">I<text:span text:style-name="Default_20_Paragraph_20_Font"><text:span text:style-name="T1">nd</text:span></text:span>o<text:span text:style-name="Default_20_Paragraph_20_Font"><text:span text:style-name="T1">rum nard</text:span></text:span>i, <text:span text:style-name="Default_20_Paragraph_20_Font"><text:span text:style-name="T1">siav</text:span></text:span>i<text:span text:style-name="Default_20_Paragraph_20_Font"><text:span text:style-name="T1">que cr</text:span></text:span>o<text:span text:style-name="Default_20_Paragraph_20_Font"><text:span text:style-name="T1">c</text:span></text:span>i <text:span text:style-name="Default_20_Paragraph_20_Font"><text:span text:style-name="T1">insuper aequa</text:span></text:span>s.<text:line-break/><text:span text:style-name="Default_20_Paragraph_20_Font"><text:span text:style-name="T1">Qu</text:span></text:span>i<text:span text:style-name="Default_20_Paragraph_20_Font"><text:span text:style-name="T1">net</text:span></text:span>i<text:span text:style-name="Default_20_Paragraph_20_Font"><text:span text:style-name="T1">am castae tot</text:span></text:span>i<text:span text:style-name="Default_20_Paragraph_20_Font"><text:span text:style-name="T1">dem, sed p</text:span></text:span>o<text:span text:style-name="Default_20_Paragraph_20_Font"><text:span text:style-name="T1">ndu</text:span></text:span>s <text:span text:style-name="Default_20_Paragraph_20_Font"><text:span text:style-name="T1">amomi<text:line-break/>su</text:span></text:span>m<text:span text:style-name="Default_20_Paragraph_20_Font"><text:span text:style-name="T1">e duplum ,- drachmam Ch</text:span></text:span>i<text:span text:style-name="Default_20_Paragraph_20_Font"><text:span text:style-name="T1">ae sed masi</text:span></text:span>i<text:span text:style-name="Default_20_Paragraph_20_Font"><text:span text:style-name="T1">chae habeb</text:span></text:span>i<text:span text:style-name="Default_20_Paragraph_20_Font"><text:span text:style-name="T1">t.<text:line-break/>Haec v</text:span></text:span>i<text:span text:style-name="Default_20_Paragraph_20_Font"><text:span text:style-name="T1">no debent consperg</text:span></text:span>i <text:span text:style-name="Default_20_Paragraph_20_Font"><text:span text:style-name="T1">cuncta</text:span></text:span> .F<text:span text:style-name="Default_20_Paragraph_20_Font"><text:span text:style-name="T1">alerno,</text:span></text:span></text:p>
      <text:p text:style-name="Normal">Quum haec temperata fuerint , orbiculi nimirum fingunt<text:line-break/>tur.et theriacis et fcillinis persimiles, eodemque modo</text:p>
      <text:p text:style-name="P3">siccantur. Haec sane haereditario, ut dixi, hedychroi<text:line-break/>compositio ab Androniacho ad nos usque perve<text:span text:style-name="Default_20_Paragraph_20_Font"><text:span text:style-name="T1">n</text:span></text:span>it. Aliae<text:line-break/>autem diversae a nonnullis descriptae sunt, iis nimirum<text:line-break/>qui medicamentorum experientiae studuerunt, pondere eo-<text:line-break/>rum quae iniiciuntur evariantes. Nonnullae autem <text:span text:style-name="Default_20_Paragraph_20_Font"><text:span text:style-name="T1">n</text:span></text:span>ecti-<text:line-break/>quam habent amaracum et marum; nonnullae alterum ex<text:line-break/>eis dumtaxat obtinent. Neque enim myropolae omnes ea<text:line-break/>cognoscunt, quod videlicet solas herbas quae a Creta ap-<text:line-break/>portantur una cum seminibus fuccisque emant, Ego vero<text:line-break/>etiam herbas easdem in Afia- generari novi , in aliis sane<text:line-break/>locis paucas, in Cynico autem plurimas, ac in ltalia- flenti<text:line-break/>alias quasdam, ita et amaracum crescere vidi. Porro haec<text:line-break/>planta a maro permultum odore vincitur, nam marum<text:line-break/>vehementer .odoratum, et quod amaracinum unguentum<text:line-break/>vocatur, in Cynico confectum quantum ad. appellationem<text:line-break/>attinet, putaverit aliquis amaraci plurimum habere, et<text:line-break/>forte hoc pacto a veteribus praeparabatur. Nunc autem<text:line-break/>macum solum immittunt. Ego vero herba gustata , .et</text:p>
      <text:p text:style-name="P3">amaritudine in ipsa permulta, acrimonia autem non item<text:line-break/>multa deprehensa , adhortatus sum aliquem ex iis qui<text:line-break/>amaricinum solent praeparare, ut tantum amaraci, quan-<text:line-break/>tum etiam mari, confecturae iniiceret. Ac mihi p<text:span text:style-name="Default_20_Paragraph_20_Font"><text:span text:style-name="T1">r</text:span></text:span>aepara-<text:line-break/>tum unguentum ita minus quidem odo<text:span text:style-name="Default_20_Paragraph_20_Font"><text:span text:style-name="T1">r</text:span></text:span>um , nihil autem<text:line-break/>minus efficax apparuit. Haec igitur in transcursu obiterque<text:line-break/>dicta sint.</text:p>
      <text:h text:style-name="Heading_20_2" text:outline-level="2">Cap. XI. </text:h>
      <text:p text:style-name="P14">[D<text:span text:style-name="Default_20_Paragraph_20_Font"><text:span text:style-name="T1">e probat</text:span></text:span>i<text:span text:style-name="Default_20_Paragraph_20_Font"><text:span text:style-name="T1">one integr</text:span></text:span>it<text:span text:style-name="Default_20_Paragraph_20_Font"><text:span text:style-name="T1">at</text:span></text:span>is <text:span text:style-name="Default_20_Paragraph_20_Font"><text:span text:style-name="T1">quarumdam<text:line-break/>med</text:span></text:span>i<text:span text:style-name="Default_20_Paragraph_20_Font"><text:span text:style-name="T1">c</text:span></text:span>i<text:span text:style-name="Default_20_Paragraph_20_Font"><text:span text:style-name="T1">narum.] </text:span></text:span>Dig<text:span text:style-name="Default_20_Paragraph_20_Font"><text:span text:style-name="T1">r</text:span></text:span>ediamur igitur jam ad hujus .antidoti<text:line-break/>confectionem , .eodem ordine singula quae ei immittuntu<text:span text:style-name="Default_20_Paragraph_20_Font"><text:span text:style-name="T1">r<text:line-break/></text:span></text:span>repetentes , quem Audromachus sup<text:span text:style-name="Default_20_Paragraph_20_Font"><text:span text:style-name="T1">r</text:span></text:span>ascriptis elegiacis ve<text:span text:style-name="Default_20_Paragraph_20_Font"><text:span text:style-name="T1">r-<text:line-break/></text:span></text:span>filius confecit, quinquaginta sane drachmas minus duabus<text:line-break/>scilliticorum pastillorum inliciendas censens, quod idem<text:line-break/>est ac si diceret quadraginta octo , horum dimidiatam par-<text:line-break/>tem, quod est vrgintiquatuor drachmas tberiacorum , opii-<text:line-break/>que, et hedychroi et longi piperis. De tribus itaque<text:line-break/>dictum esu Longum autem piper fraudulenter praepara-<text:line-break/>tnm deprehendes aqua irrigans. Nam quod p<text:span text:style-name="Default_20_Paragraph_20_Font"><text:span text:style-name="T1">r</text:span></text:span>aepa<text:span text:style-name="Default_20_Paragraph_20_Font"><text:span text:style-name="T1">r</text:span></text:span>atum</text:p>
      <text:p text:style-name="P3">est solvitur, quod sua sponte provenit insolubile penna-<text:line-break/>neti Porro est id herba quaedam flava quae a Xene adfer-<text:line-break/>tur a<text:span text:style-name="Default_20_Paragraph_20_Font"><text:span text:style-name="T1">t</text:span></text:span>pectu quidem, scdlaou gestu tamen similis, quare<text:line-break/>etiam facillimum est a longo pipere ipsam discernere. la<text:span text:style-name="Default_20_Paragraph_20_Font"><text:span text:style-name="T1">tui<text:line-break/></text:span></text:span>vero et sagapenum dictum deprehenditur, si aqua aut vino<text:line-break/>superfundas, quippe verum statim dissolvitur, quod non<text:line-break/>tale est haud eliquescit, sive ut neutrum nomen, sagape-<text:line-break/>num, sive ut masculinum totum hoc sagapenum liquorem<text:line-break/>appellare malis (est enim revera liquor ferulae cujusdam<text:line-break/>panaca similis j nihil interest, veram panacis liquor nihil<text:line-break/>habet persimile ei, qui in galbano albior existit, altera<text:line-break/>autem ejus pars in sagapenum degenerat, quae spumosa<text:line-break/>levisque est, altera in optimum galbanum, sagapenum re-<text:line-break/>finiens. Haec autem densa est, et multo magis quam aliud<text:line-break/>galbanum constricta, uti ea convenit, ut particula galbani<text:line-break/>praestantissima. Quoniam vero transire dixi ex galbano in<text:line-break/>sagapenum quod spumosum in eo cohaerens albumque est,<text:line-break/>prompte in liquore solvitur. Appone<text:span text:style-name="Default_20_Paragraph_20_Font"><text:span text:style-name="T1">r</text:span></text:span>e vero sermoni oportet</text:p>
      <text:p text:style-name="P3">praesertim quod co<text:span text:style-name="Default_20_Paragraph_20_Font"><text:span text:style-name="T1">n</text:span></text:span>similiter optima cassia i<text:span text:style-name="Default_20_Paragraph_20_Font"><text:span text:style-name="T1">n</text:span></text:span> cinnamomum<text:line-break/>degeneret. Spectavi enim jam subinde sublimis et ramosae<text:line-break/>cassiae ut in fruticis magnitudinem erumperet, surculos<text:line-break/>quosdam adamussim cinnamomi similes , tum aspectu , tum<text:line-break/>corticis tenuitate, et praeterea firmissimis cinnamomi notis<text:line-break/>quae et gustu et olfactu deprehenduntur. Peri modo in<text:line-break/>optima myrrha opocalpason invenitur a myrrha diversum,<text:line-break/>ac in tribus hisce, dico sagapeno, opocalpaso et cassia me-<text:line-break/>dio spatio nonnulla gignuntur, quae non amplius remanent,<text:line-break/>aut galbanum, aut cassia, aut myrrha, necdum exactam<text:line-break/>sagapeni , cinnamomi et opocalpasi speciem referentia.<text:line-break/>Quapropter etiamsuhinde eum qui consimilia inter se digno-<text:line-break/>suet, vidisse oportet, quemadmodum in pueris gemellis in-<text:line-break/>vicem similibus, qui quidem non eis assuerunt, alterum ab<text:line-break/>altero nequeunt discernere, iis autem qui una vixerunt<text:line-break/>facillima est dignotio, ita habet in omnibus quoque medi-<text:line-break/>camentiis. Nam qui luter ea educatus est et frequenter<text:line-break/>vidit ex facili parvitatis differentias et invenit- et cognoscit.</text:p>
      <text:p text:style-name="P3">Qui vero semel aut bis conspexerit, tanquam indifferens^<text:line-break/>alterum ab altero spectabit, quod nonnunquam mani-.<text:line-break/>festissimum habet discrimen, ei qui frequenter intuitus est<text:line-break/>manifesto apparens, ut etiam ex uno accedentium ipsis<text:line-break/>facile sit cognoscere. Nam fagapeuum ex galbano, non<text:line-break/>habet proprietatis odorem eundem cum eo quod proprie<text:line-break/>sitgapenum dicitur. Quod enim hujusmodi rerum periti sic<text:line-break/>nominant, odoris speciem hircinam, sitgapenum ex gal-<text:line-break/>bano no<text:span text:style-name="Default_20_Paragraph_20_Font"><text:span text:style-name="T1">n</text:span></text:span> exuit, verum in tali sagapeno atque hoc gal-<text:line-break/>bano, haud magna ad medicame<text:span text:style-name="Default_20_Paragraph_20_Font"><text:span text:style-name="T1">n</text:span></text:span>ti compositionem differen-<text:line-break/>tia existit. Ambo siquidem conveniunt adverfan torque vi-<text:line-break/>rulentis et deleturus, fed galbanum minus sagapeno. At<text:line-break/>opoealpafo<text:span text:style-name="Default_20_Paragraph_20_Font"><text:span text:style-name="T1">n</text:span></text:span> letale est, multosque forte fortuna nostris<text:line-break/>temporibus propter iustitiam myrrhae quae opocalpason<text:line-break/>habebat interiisse novimus. Nam de industria nonnulli<text:line-break/>ipfam praeparantium ut laudatissimam iniecerunt, quod<text:line-break/>collyriis inditam optimum esse medicamentum viderent,</text:p>
      <text:p text:style-name="P3">ut quae pus citra rofionem discutiat, nonnunquam etiam<text:line-break/>suffusionem incipientem substantia tenuem. Sive autem) n<text:line-break/>emplastrum, sivero ceratum, aut aliquod digerens medi-<text:line-break/>ramentum quod intrinsecus imponitur, hujusmodi myr-<text:line-break/>rliam inlicias , virtutem ipsius augebis, verum intra cor-<text:line-break/>pus assumptum letale est medicamentum. Haec igitur<text:line-break/>fusius dicta strnt, tum propter sermonem subsequentem,<text:line-break/>tum speculationis utilitatem.</text:p>
      <text:h text:style-name="Heading_20_2" text:outline-level="2">Cap. XII. </text:h>
      <text:p text:style-name="P14"><text:span text:style-name="Default_20_Paragraph_20_Font"><text:span text:style-name="T1">[ De med</text:span></text:span>i<text:span text:style-name="Default_20_Paragraph_20_Font"><text:span text:style-name="T1">c</text:span></text:span>i<text:span text:style-name="Default_20_Paragraph_20_Font"><text:span text:style-name="T1">n</text:span></text:span>is i<text:span text:style-name="Default_20_Paragraph_20_Font"><text:span text:style-name="T1">n ter</text:span></text:span>ti<text:span text:style-name="Default_20_Paragraph_20_Font"><text:span text:style-name="T1">o</text:span></text:span> o<text:span text:style-name="Default_20_Paragraph_20_Font"><text:span text:style-name="T1">rd</text:span></text:span>i<text:span text:style-name="Default_20_Paragraph_20_Font"><text:span text:style-name="T1">ne posi</text:span></text:span>tis. ]<text:line-break/>Praeterea vero simplicium medicamentorum quae theriacae<text:line-break/>immittuntur ordinem ab Andromacho scriptum persequi<text:line-break/>tempestivum est. Tradit itaque tertium ordinem medica-<text:line-break/>mentorem fingulorum duodecim drachmas recipientium,<text:line-break/>quae omnia praeparabis in suo ipsa rigore deligens, ex-<text:line-break/>empli gratia rosas statim siccans quidem, ut lu pestillis<text:line-break/>expositum est, praestantissimas, capiens autem ex eis<text:line-break/>quae longe omnium suavissimae sunt. Quin etiam aliis</text:p>
      <text:p text:style-name="P3">rubicundiores, diligentia adhibita ne ullum medicamentum<text:line-break/>in subterraneis domunculis praesertim humidis reponas,<text:line-break/>in quibus situs celeriter provenit. Deinde vero Illyric<text:span text:style-name="Default_20_Paragraph_20_Font"><text:span text:style-name="T1">u</text:span></text:span>m<text:line-break/>iridem Andromachus rosis inliciendam censet; quem fer-<text:line-break/>monem ne obiter inaudias, ceu de alio quodam medica-<text:line-break/>mento de quibus infra dicturus sum , optima in unoquoque<text:line-break/>genere quale sit edocens. Polium itaque et. chamaedrys<text:line-break/>Romam apportantur paulo praestantiora iis quae in Italia<text:line-break/>nascuntur. ln quibusdam enim locis Italiae non multo<text:line-break/>in<text:span text:style-name="Default_20_Paragraph_20_Font"><text:span text:style-name="T1">t</text:span></text:span>eriora crescunt , illis annis quibus ver totum non hu-<text:line-break/>midum evaserit , quemadmodum subinde sit in modum)<text:line-break/>aestatis. Verum quum siccior aeris constitutio oboritur<text:line-break/>ea quae Italia profert Cretenfibus similia,- aut non multo<text:line-break/>deteriora quaedam nascuntur, exempli gratia chamaedrys,<text:line-break/>chamaepitys, hypericnm, gentiana, tlilaspi, nigrum ve-<text:line-break/>ratrum , aliaque similia. At de iride non ita habet. Nam<text:line-break/>si conferas eam quae en magna <text:span text:style-name="Default_20_Paragraph_20_Font"><text:span text:style-name="T1">L</text:span></text:span>ibya Romam copiosissima<text:line-break/>adfertur <text:span text:style-name="Default_20_Paragraph_20_Font"><text:span text:style-name="T1">i</text:span></text:span> tantum ab Illyrica abest quantum mortuum</text:p>
      <text:p text:style-name="P3">corpus a vivo, non tamen -in aliis nationibus ita multum<text:line-break/>abesse apparet. Atque in hujus genere odoratiorem de-<text:line-break/>figito, quemadmodum in aliis medicamentis. Unum-<text:line-break/>quodque enim praestantissimum est quod proprium generis<text:line-break/>fui .odorem habet valentissimum; quod ex multa in-<text:line-break/>spectione singulis innotescit. Quin etiam de gustus quali-.:.<text:line-break/>tale similiter proprietas in unoquoque genere primas. oh-<text:line-break/>tinens optimum declarat medicamentum , ignobilia autem<text:line-break/>habentur, .quae in suo genere et tenuiora et minus<text:line-break/>procera; praestant enim in quolibet genere non rugosa<text:line-break/>neque exilia, quemadmodum quae modum excedunt de-<text:line-break/>tersura indicantur lis quae bene nutritam. constrictamque<text:line-break/>habent consistentiam. Quamobrem, ut dixi, multa fuli-<text:line-break/>inde spectasse convenit, praecipue optima et quae longo<text:line-break/>tempore experimenta ah origine sui.. ipsius exhibuerunt,<text:line-break/>unoque consensu a medicinalis materiae peritis columen- .<text:line-break/>data. Omnes itaque prodiderunt . irim quidem esse lau-<text:line-break/>elatissimam quae in Illyricis nascitur, petroselinum vero.</text:p>
      <text:p text:style-name="P3">Macedonicum, bitumen Judaicu m , quemadmodum et opo-<text:line-break/>balfamum , ac de aliis similiter , de quibus deinceps in<text:line-break/>peculiari singulorum <text:span text:style-name="Default_20_Paragraph_20_Font"><text:span text:style-name="T1">s</text:span></text:span>ermone virtutem a regione profi-<text:line-break/>ciscentem non omittam; deinde vero dulcis radiculae faeci<text:line-break/>et napi fylvestris feminis meminit, quae utraque ex Creta<text:line-break/>praestantissima adseruntur , potissimumque dulcis radicula,<text:line-break/>tum ipsia, tum ipsius liquor. . Scordion optimum ex Creta<text:line-break/>nobis advehitur ; quanquam non malum ini aliis nationibus<text:line-break/>sit invenire. Porro memoriae traditum est a viris quibus-<text:line-break/>fiam fide dignis, quum bello mortui pluribus diebus in-<text:line-break/>humati iacuissent, corpora quae ftiper fcordion forte for-<text:line-break/>tuna procumberent , multo magis quam alia a putredine<text:line-break/>immunia permansisse , et maxime illas corporis partes quae<text:line-break/>herbam fcordion contingerent; ac creditum est pomiferis<text:line-break/>animalium venenis et medicamento<text:span text:style-name="Default_20_Paragraph_20_Font"><text:span text:style-name="T1">r</text:span></text:span>um deleteriis fuccur-<text:line-break/>rere. Sed traditum est abunde de tota medicinali materie<text:line-break/>quinque Diofcoridis libris, a quo praeter alia etiam ol-<text:line-break/>factus gustatusque qualitates, quibus potissimum proba-</text:p>
      <text:p text:style-name="P3">tiora medicamenta a deterioribus cognoscuntur difcernun-<text:line-break/>turque , licet tibi condiscere. In nonnullis etiam vifo-<text:line-break/>rias qualitates non parum conferre reperies , fed misti in<text:line-break/>praefanti opere -institutum est, non quae ab aliis recte<text:line-break/>tradita sunt huc transferre, fed quae desiderantur, mani-<text:line-break/>festo interpretari.</text:p>
      <text:h text:style-name="Heading_20_2" text:outline-level="2">Cap. Xlll. </text:h>
      <text:p text:style-name="P14">In<text:span text:style-name="Default_20_Paragraph_20_Font"><text:span text:style-name="T1">eop</text:span></text:span>o<text:span text:style-name="Default_20_Paragraph_20_Font"><text:span text:style-name="T1">balfumo et cinnamomo</text:span></text:span>. I Inde<text:line-break/>o.pobalfami et cinnamomi in praedictis versibus Andro-<text:line-break/>machus meminit, in quibus posti traditas a Diofcoride no-<text:line-break/>tas maximum est ea prius inspexisse,. in qua regione unum-<text:line-break/>quodque ip<text:span text:style-name="Default_20_Paragraph_20_Font"><text:span text:style-name="T1">s</text:span></text:span>orum praestantissimum gignitur, quemadmodum<text:line-break/>ego conatus sum , sciens opobalfamum variis adulterari<text:line-break/>modis, ut aegre possit dignosci, ipfe videre quomodo id<text:line-break/>liquorem fundat, ac inde ceu regulam quandam aliorum<text:line-break/>obtinere. Porro didici multas ipsius adulterationes , ut<text:line-break/>etiam exercitatissimos lateant, quas publica<text:span text:style-name="Default_20_Paragraph_20_Font"><text:span text:style-name="T1">r</text:span></text:span>e ferentes non<text:line-break/>dignum aestimo, ne pravi ipsius in transcursu discentes, in<text:line-break/>operte ad malas actiones transferant. Neque enim eos</text:p>
      <text:p text:style-name="P3">qui letalium medicamentorum scripturas invulgant, probo.<text:line-break/>Si igitur probationes a Dioscoride ac aliis qui de fingu-<text:line-break/>lorum medicamentorum materie scripserunt, expositas ipsis<text:line-break/>adseratis, vestris ipsi oculis multa speculati, exacte iuvi-<text:line-break/>cem poteritis discernere, quae discerni ..est possibile. Quo-<text:line-break/>rundam enim (ut dixi) aut. nulla prorsus, aut non ex-<text:line-break/>acta est discretio, verum notae eorum quae dolose para-<text:line-break/>tue sunt, confunduntur. At de cinnamomo contraria iis<text:line-break/>quae in opobalfamo dicta sunt, sentio. Persuasum nam-<text:line-break/>que mihi est, optimum cinnamomum iis qui crebro vide-<text:line-break/>runt omnium facillime posse dignosci. Hoc autem aliquem<text:line-break/>assequi non licet, ussi quis principum cinnamomorum quae<text:line-break/>in sex fere differentias generales dividuntur, praeparationem<text:line-break/>conspexerit. Est namque in his ipsis insignis optimi addetur-<text:line-break/>ri<text:span text:style-name="Default_20_Paragraph_20_Font"><text:span text:style-name="T1">t</text:span></text:span>uum excessus, quemadmodum in cassiis, ut optima cassia<text:line-break/>parum a pravissimo cinnamomo absit. Item quia cinnamomi<text:line-break/>vis inter utendum diuturnahaud efficitur. Quippe ne ad tris<text:line-break/>giuta quidem annos facultas ipsius, quam initio obtinebat, in-.</text:p>
      <text:p text:style-name="P3">tegra con<text:span text:style-name="Default_20_Paragraph_20_Font"><text:span text:style-name="T1">s</text:span></text:span>ervatur. At nonnulli nugantur, qui ex hujus-<text:line-break/>modi medicamentis cinnamomum senii expers permanere<text:line-break/>pronuntiant. Neque enim centum, neque ducentis annis<text:line-break/>interea delapsis, sed paucis, si tantum numerum respicias,<text:line-break/>mutationem jam aliquam vetustiora cinnamomo obortam<text:line-break/>vidi. Quum itaque theriacam Antonino praepararem,<text:line-break/>vascula multa lignea conspexi, alia Trajano imperante<text:line-break/>scriniis recondita cum cinnamomo, alia principatu Adriani,<text:line-break/>alia regnante Antonino , qui Adriano in imperio successit,<text:line-break/>ac omnia cum congeneri cinnamomo manifesto fe invicem<text:line-break/>superabant, tum gustus, tum odoratus imbecillitate et<text:line-break/>vehementia, quantum et tempore evariabant. Quin etiam<text:line-break/>quum asportatum esset aliquando ex barbaria scriniolum<text:line-break/>quatuor cubitos dimidiumque longum , ubi arbor tota<text:line-break/>cinnamomi primi generis erat condita, unde compositio-<text:line-break/>nem quandam imperatori Marco Antonino molitus, totum<text:line-break/>expertus sum antidotum abunde aliis praecellere, ut,<text:line-break/>posteaquam imperator ipsum degustasset, tempus non</text:p>
      <text:p text:style-name="P3">expectaverit. Quemadmodum in aliis, in quo medicamen-<text:line-break/>tum concoquetur, sed. statim usus fit, he duobus quidem<text:line-break/>mensibus integris interea praeteritis. Verum ubi Commo-<text:line-break/>dos ipsi successisset, neque Tberiaces antidoti neque cin-<text:line-break/>namomi ratione ab ipso habita tum arboris illius reliquum,<text:line-break/>tum quodcunque alius post Adriani tempora apportatum<text:line-break/>est, totum interiit. Quare quum hujus tempestatis nostrae<text:line-break/>imperator Severus iniunxisset ipsum simili modo quo An-<text:line-break/>tonino . praeparabam antidotum componi, coactus sum ex<text:line-break/>iis,. quae Trajani Adrianique tempore erant seposita,<text:line-break/>deligere, ac mihi evidenter imbecilliora evasisse nunc. ap-<text:line-break/>parebant, : ne triginta quidemm annis interea absolutis.<text:line-break/>Quapropter sermoni de. optimo cinnamomo habito aliquid<text:line-break/>necessarium cogito adiicere, ut .sit. odoratissimum,- .indici-<text:line-break/>bilem .quandam odoris gratiam super alia- omnia resera t;<text:line-break/>gustanti calidum . admodum percipiatur, non -tamen 0 ut<text:line-break/>moleste rodat; colore autem tale, veluti si quis lactis<text:line-break/>colorem gilvo admiscuerit cum modico caeruleo nuncupator-</text:p>
      <text:p text:style-name="P3">Sumpto autem ex eo quantum volebam, sicuti con<text:span text:style-name="Default_20_Paragraph_20_Font"><text:span text:style-name="T1">t</text:span></text:span>ueri,<text:line-break/>paucos <text:span text:style-name="Default_20_Paragraph_20_Font"><text:span text:style-name="T1">r</text:span></text:span>amusculos apud - me reposui in scrinium, ubi<text:line-break/>omnia quae mihi chara et in pretio erant, contrneban-<text:line-break/>turi, At eo combusto, .quando etiam Pacis delubrum- in-<text:line-break/>condio flagravit, cum aliis quinque cinnamomi generibus<text:line-break/>totum quod comparaveram intercidit, quam ob causam<text:line-break/>imperatori nostro qui nunc existit, antidotum conferi,<text:line-break/>cinnamomis quae Adriani tempore erant .apportata, ad<text:line-break/>hoc delectis, de quibus etiam ipsis quum utile quippiam<text:line-break/>lectoribus possim adiicere ,.. commemorare id non subter-<text:line-break/>fugiam. Multa igitur sunt lignea ipsius vascula, quae.iir..<text:line-break/>hunc etiam diem reservantur ; ceruia vero continent cin-o<text:line-break/>natnomorunt, mullis,. radicibus;- aut multis ramis, sive<text:line-break/>quocunque.. modo libeat appellare,. extantium. differentias,:<text:line-break/>nullum vero tanquam caudex in multus ramos fissus in<text:line-break/>longitudinem ampli<text:span text:style-name="Default_20_Paragraph_20_Font"><text:span text:style-name="T1">o</text:span></text:span>rem est exporrectum fed qualis .utri—.<text:line-break/>que. veratro fpecies est, et .magis adhuc- ei quoddamefo-^<text:line-break/>alu<text:span text:style-name="Default_20_Paragraph_20_Font"><text:span text:style-name="T1">m</text:span></text:span> quidem appellatur,.. ex Creta autem- nobis adfertur;</text:p>
      <text:p text:style-name="P3">singula vero ipsa ex nuo fundo velutss fruticulus quidam<text:line-break/>enascuntur; hic sex, ille septem ramorum propagines ob-<text:line-break/>linens, aut paulo plures, aut pauciores , non aequales<text:line-break/>sane pmnes longitudine, sed maximus ipsorum dimidio pede<text:line-break/>Romano minor non esu Porro. tota ipsius substantiae natura<text:line-break/>praestantissimae cassiae .propemodum est consimilis, quae ab<text:line-break/>importantibus ipsam barbarico nomine uissyllabo nuncupa-<text:line-break/>tur, ita ut prima syllaba constet <text:span text:style-name="Default_20_Paragraph_20_Font"><text:span text:style-name="T7">γ</text:span></text:span><text:span text:style-name="Default_20_Paragraph_20_Font"><text:span text:style-name="T8"> </text:span></text:span>et <text:span text:style-name="Default_20_Paragraph_20_Font"><text:span text:style-name="T7">ι</text:span></text:span><text:span text:style-name="Default_20_Paragraph_20_Font"><text:span text:style-name="T8">; </text:span></text:span>altera ex <text:span text:style-name="Default_20_Paragraph_20_Font"><text:span text:style-name="T7">ζ</text:span></text:span><text:span text:style-name="Default_20_Paragraph_20_Font"><text:span text:style-name="T8"> </text:span></text:span>et i.<text:line-break/>Haec nobis de cinnamomo dicta sufficia<text:span text:style-name="Default_20_Paragraph_20_Font"><text:span text:style-name="T1">n</text:span></text:span>t.</text:p>
      <text:h text:style-name="Heading_20_2" text:outline-level="2">Cap. XIV. </text:h>
      <text:p text:style-name="P14">[ D<text:span text:style-name="Default_20_Paragraph_20_Font"><text:span text:style-name="T1">e r</text:span></text:span>e<text:span text:style-name="Default_20_Paragraph_20_Font"><text:span text:style-name="T1">l</text:span></text:span>i<text:span text:style-name="Default_20_Paragraph_20_Font"><text:span text:style-name="T1">quarum med</text:span></text:span>i<text:span text:style-name="Default_20_Paragraph_20_Font"><text:span text:style-name="T1">c</text:span></text:span>i<text:span text:style-name="Default_20_Paragraph_20_Font"><text:span text:style-name="T1">narum pr</text:span></text:span>o<text:span text:style-name="Default_20_Paragraph_20_Font"><text:span text:style-name="T1">batione<text:line-break/>et elect</text:span></text:span>io<text:span text:style-name="Default_20_Paragraph_20_Font"><text:span text:style-name="T1">ne</text:span></text:span>. l caeterum quoniam agaricum deinceps seri-<text:line-break/>ptum nullam adul tutationem recipit, hoc solum intellexisse<text:line-break/>erit abunde, quod etiam priores tradiderunt, levissimum<text:line-break/>in ipsius genere esse laudatissimum; densum autem, grave<text:line-break/>lignosumque, deterrimum. Quantum vero in horum medio<text:line-break/>consistens ab utroque notis recessit, tantum quoque^ vir-<text:line-break/>tute deficit. Porro quae post commemorata habentur,<text:line-break/>nempe myrrha et costus, haud aegre cognoscuntur- iis qui</text:p>
      <text:p text:style-name="P3">jam antea viderint; fed sciendum venit myrrham troglo-<text:line-break/>dyteu dictam antidotis recte accommodari; nonnulli eam<text:line-break/>vocant Minaeam a regione ubi praestantissimam gigni asse-<text:line-break/>ve<text:span text:style-name="Default_20_Paragraph_20_Font"><text:span text:style-name="T1">x</text:span></text:span>ant. Gratissimi vero sit odoris et .nullo vitiata liquore,<text:line-break/>uti a nobis antea est commemoratum. Crocum sane omnes<text:line-break/>veteres, adeoque poetae^ ipsi coryceum commendant; ego<text:line-break/>vero tum coryceum antrum in quo nascitur, tum crocum<text:line-break/>ipsum exacte <text:span text:style-name="Default_20_Paragraph_20_Font"><text:span text:style-name="T1">t</text:span></text:span>um speculatus, procerum sime , non tamen<text:line-break/>fuper universos alios aut robore odoris praesicntanei., aut<text:line-break/>diuturni differentem. His autem optimum vos judicare<text:line-break/>censeo , non quod proceritate excellat. Jam vero omnibus<text:line-break/>conflet optimum esse, tum flavissimum, tum odoratissimum,<text:line-break/>et longo tempore in .vigore <text:span text:style-name="Default_20_Paragraph_20_Font"><text:span text:style-name="T1">t</text:span></text:span>uo persistentem. Quoniam<text:line-break/>vero et hic adulteratur , ita ut haud facile possit dignosici,<text:line-break/>praeterquam ab iis qui saepe admodum praestantissimum<text:line-break/><text:span text:style-name="Default_20_Paragraph_20_Font"><text:span text:style-name="T1">t</text:span></text:span>ulerint, ratius nobis est. ex longo tempore antea coem-<text:line-break/>ptum in apto quodam aedium receptaculo repositum habere..<text:line-break/>sicuti prius a me dictum esu Maxima enim est probatio,</text:p>
      <text:p text:style-name="P3">si talis permaneat qualis fuerit assumptus, nam adulterati<text:line-break/>et color et odor celeriter evanescunt; At de cassia necessa-.<text:line-break/>rium est mihi commemorare id quod in multis medicamen-<text:line-break/>toriis libris memoriae proditum est, nempe cinnamomi<text:line-break/>penuria duplicatam cassiae portionem esse injiciendam.<text:line-break/>Quippe Satyrus praeceptor noster hoc irridens dicebat,<text:line-break/>tanquam Quinto imperitam orationem unam etiam hanc<text:line-break/>proferente ,- simile quippiam eos facere qui cassiam dupli-<text:line-break/>catam inlicere praecipiunt cinnamomi inopia, quemadmo-<text:line-break/>dnm qui subent vini Falerni penuria duplicatum id quod<text:line-break/>in tabernis venditur esse bibendum. Et si panis nonnun-<text:line-break/>quam desit purus, furfnracei dicti duplicationem esse in-<text:line-break/>gerendam. Mihi vero ratio haec placet; et si de uno quo-<text:line-break/>dam ipso quod per se privatim in usum perduci debeat<text:line-break/>dictum fuerit, in totum vera et vitii expers esse videtur.<text:line-break/>In compositione autem multorum , non item vera.. Unum<text:line-break/>enim quodcunque si assumere oporteat , verbi gratia Rhu,<text:line-break/>aut absinthium, aut iridem, aut gentianam, aut aliud</text:p>
      <text:p text:style-name="P3">ejusmodi medicamentum quodlibet, si duplum ipsius pra-<text:line-break/>vum .loco praestantissimi adferas, vel extrinsecus, vel in-<text:line-break/>tus in co<text:span text:style-name="Default_20_Paragraph_20_Font"><text:span text:style-name="T1">r</text:span></text:span>pore, duplicatum oberit, quum autem multis<text:line-break/>particularibus. unam excellentissimum miscere convenit,<text:line-break/>aliorum virtutem augebit simpl<text:span text:style-name="Default_20_Paragraph_20_Font"><text:span text:style-name="T1">i</text:span></text:span>citer inditum, si gene-<text:line-break/>rosissimi copia non datur eo quod idem genere promittit,<text:line-break/>duplicato uti, malum nullum fuerit, etiamsi optimo videa-<text:line-break/>tur deterius. Cassia vero cinnamomo genere proxima est,<text:line-break/>ut quae nonnunquam ex mutatione ipsa evadat cinnamo-<text:line-break/>urum, ut totum quidem veluti arbor exacta cassia videa-<text:line-break/>tur, surculi autem nonnulli in ea cinnamomi, ramis cassiae<text:line-break/>continui reperiantu<text:span text:style-name="Default_20_Paragraph_20_Font"><text:span text:style-name="T1">r. </text:span></text:span>Pe<text:span text:style-name="Default_20_Paragraph_20_Font"><text:span text:style-name="T1">r</text:span></text:span>simile autem est hujusmodi non<text:line-break/>ei quod m vinis aut pane solet accidere, quemadmodum<text:line-break/>Quintus ajebat, sed ei quod in vitae actionibus, aedifica-<text:line-break/>tionibua, navium structuris, gravium corporum elevatio-<text:line-break/>ullius, translatiouibnsque , in urbibus, in. omnibus praesi-<text:line-break/>diis accidit, in quibus quod per unum validum efficitur,<text:line-break/>hoc abfente per duos imbecilliores administratur. Haec</text:p>
      <text:p text:style-name="P3">igitur contra Quinti orationem tractata sint, ne omnino<text:line-break/>repudianda esse sententia eorum videatur, qui in vicem<text:line-break/>cinnamomi cassiae duplum injiciendum censent. Ego vero<text:line-break/>semper cinnamomum indidi. Nam omnibus quibus^ medi-<text:line-break/>comentum praeparavi, aut amicis imperatoribus, aut<text:line-break/>opulentis non difficile erat; aliis quidem a rege petere;<text:line-break/>aliis etiam.. a quodam coemere. At huic adlicere quod<text:line-break/>nunquam quoties imperatoribus confeci medicamentum<text:line-break/>cinnamomi laboraverim inopia, plane est superfluum. At<text:line-break/>vero de carpesio Quinti sententiam quam non a Satyro<text:line-break/>solum, verum etiam ex aliis quoque discipulis Quinti<text:line-break/>audivi, praestat commemorare. Ille siquidem inliciebat<text:line-break/>(ut ajunt) quum cinnamomi facultas non dabatur, car-<text:line-break/>pesium, ceu optima cassia viribus nihil inferius, coque<text:line-break/>magnam ipsius copiam quum ex profectione, quam in<text:line-break/>orientalibus regionibus subii apportatum diligenter repo-<text:span text:style-name="Default_20_Paragraph_20_Font"><text:span text:style-name="T1">r<text:line-break/></text:span></text:span>fuerim , in hunc usque diem non parmam habeo , quod<text:line-break/>et odorem et gustum confervet, licet non priori aequa-</text:p>
      <text:p text:style-name="P3">lem, certe non omnino evanidum. Est autem similis ge-<text:line-break/>nere phu appellato, fed valentior, et nonnihil etiam<text:line-break/>odoratum repraesentans. Plurimum autem in Side Pam-<text:line-break/>physice carpesium hoc gignitur, atque adeo facillime<text:line-break/>emitur; quare su quis- vestium illuc quandoque contendat;<text:line-break/>copiosissimum exportet , sciens diu id sibi sufficere. Porro<text:line-break/>tenues festucae sunt persimiles surculis cinnamomi, vo-<text:line-break/>cantque indigeres alterum ipsorum laertium , alterum ama-<text:line-break/>rum, quod etiam praestantius esu Utriusque autem a<text:line-break/>monte ubi nascitur cognomentum existit, cujus sane quum<text:line-break/>copiam haberem , etiam et alia pleraque particularia sum<text:line-break/>expertus, ad quae et pheu dictum immittimus ; est enim<text:line-break/>ipsum consimile quidem, sed valentius, et ut dixi odo-<text:line-break/>ratae qualitatis nonnihil , et odore et gustu repraesentans.<text:line-break/>Caeterum ex his omnibus quae de cassia retuli maxime<text:line-break/>est necessarium definire qualis cassia sit iniicienda , quum<text:line-break/>Giri maxime commendanti Mox appellatam moton. Sunt<text:line-break/>qui arebo et daphniten, Quod igitur Gisi cinnamomo in</text:p>
      <text:p text:style-name="P3">omnibus respondeat, dictum a me antea quoque esu Nam<text:line-break/>quae maxime sibi continua ab hujusmodi rerum peritis ceu.<text:line-break/>cinnamomumvenditur , ejusdem generis existit. Sed fistu-<text:line-break/>lam dictam ab aliquibus, junio<text:span text:style-name="Default_20_Paragraph_20_Font"><text:span text:style-name="T1">r</text:span></text:span> Andromachus injiciendam<text:line-break/>censet. omnibus autem haec cognoscitur , quin etiam<text:line-break/>facillime omnium comparatur, exteriorem sane corticem;<text:line-break/>quem et fistulam dicunt fortem, tum odoratu, tum gustu<text:line-break/>obtinet; medullam vero imbecillimam , ut nullus ipsius<text:line-break/>usus esse nobis possit. Itaque praescriptis elegus indistincte<text:line-break/>cassiae nomen prolatum est, in pedestri autem filii ipsius<text:line-break/>scriptura adlectum invenias -cassiae nomen fistulae, ac ab<text:line-break/>illo in hunc usque diem tradita n<text:span text:style-name="Default_20_Paragraph_20_Font"><text:span text:style-name="T1">o</text:span></text:span>bis successio eorum, qui<text:line-break/>imperatori antidotum conficiunt, fistulae nomen -adjec tu m<text:line-break/>habet. Post commemoratam superius Andromachus lu-<text:line-break/>dicam nardum indi jubet , quam et spicam nardi appella-<text:line-break/>mus, licet radix existat,- a formae similitudine quam cum<text:line-break/>non spicatis obtinet. In qua cavendum est ne quis elo-<text:line-break/>tam dictam tradat. Est autem illa iis qui unguenta prae-</text:p>
      <text:p text:style-name="P3">parant in coctione ipsorum, sicuti consueverunt, prius<text:line-break/>in usum ministeriumque adhibita, quae acaerios ,. . quod<text:line-break/>est pura, venundatur. Quapropter etiam omphas appel-<text:line-break/>latas barbarica lingua accipere convenit; quarum et cir-<text:line-break/>cumlita terra radici decocta nardi odorem repraesentat.<text:line-break/>Praeterea juncum rotundum Arabicum immitti praecipit,<text:line-break/>qui a vulgo, haud scio quomodo, junci rotundi flos li-<text:line-break/>citor; etsi. nos non adeo floris c<text:span text:style-name="Default_20_Paragraph_20_Font"><text:span text:style-name="T1">o</text:span></text:span>piam habeamus, tota<text:line-break/>quae advehitur herba subinde ex parte superiori a came-<text:line-break/>lis erosa. Libentissime autem eam depascuntur et co-<text:line-break/>piosissimam in Arabiae viis crescentem .habent. Est itum<text:line-break/>parvi pretii medicamentum, et folo odoratus vigore dis-<text:line-break/>cernitur , quum gratia illius odoris celeriter evanescit.<text:line-break/>Jam vero quum Andromachus scribit, thus miscebis et<text:line-break/>aglaiam quod est pulchrum statues, aglaiam non disqui-<text:line-break/>rendum est ceu alterius medicamenti nomen. Nam in<text:line-break/>compolitione antidoti pedestri oratione ab Andromacho<text:line-break/>.iuniore scripta et ea traditione quae hucusque ad nos</text:p>
      <text:p text:style-name="P3">pervenit, neque medicamenti alicuius nomen est aglaia,<text:line-break/>et medicamentum duodecim drachmas pondere trahens<text:line-break/>omnino concordi sententia et senior et junior Androma-<text:line-break/>chus descripsit, ac nihil extra illa additur, de quo aglaiae<text:line-break/>nomen dici quis putaverit : quamobrem forte aglaia epi-<text:line-break/>thetum thuris auctori elegorum adjectum esse videtur.<text:line-break/>Deinde nigri piperis , dictamni , marrubii, rheu meminit,<text:line-break/>rerum omnibus cognitarum. At scriptura ex successione<text:line-break/>nobis tradita adjectum habet piperis aequale pondus.<text:line-break/>Caeterum hoc majus est alio pipere, et corticem habet<text:line-break/>tenuiorem minusque rugosum. At rheu quoque ipsum<text:line-break/>adulteratur, quandoquidem statim ex regionibus ubi gigni-<text:line-break/>tur, recens nonnulli capientes ipsimi decoquentesque,<text:line-break/>ut succum demittat, ubi illum coxerint, nobis ceu pu-<text:line-break/>rum, et aquae non mixtum transmittunt; rbeon autem<text:line-break/>siccatum , tanquam neque id prius incoctum , ablegant ;<text:line-break/>idcirco adulteratum cognoscere oportet, iis facillimum</text:p>
      <text:p text:style-name="P3">deprehensa, qui .sua sponte nascens rheon viderunt.<text:line-break/>Neque enim quod aspectu ipsius judicatur densum con-<text:line-break/>tractumque, totam ita habet substantiam, sed rarius est<text:line-break/>ac in gustu estringentem qualitatem omnino obscuram<text:line-break/>aut nullam obtinet, etsi validam occupet rheon, quum<text:line-break/>viget, perforatur autem et ap<text:span text:style-name="Default_20_Paragraph_20_Font"><text:span text:style-name="T1">t</text:span></text:span>um celeriter. Stoechas<text:line-break/>nafcitur copiosa ubique terrarum. Quum autem copio-<text:line-break/>sissima proveniat in Creta et Cycladibus dictis insulis,<text:line-break/>unde etiam nomen ipsi ex Hispanicus mari inditum, pro-<text:line-break/>cerior meliorque est quae ex Cretae insulis petitur. <text:span text:style-name="Default_20_Paragraph_20_Font"><text:span text:style-name="T1">r</text:span></text:span> Pe-<text:line-break/>trofelinon noscitur quidem omnibus collaudatum Macedo-<text:line-break/>nicum , quod etiam nonnulli estreaticou a regione ubi<text:line-break/>gignitur, nomenclaturam oi imponentes, appellant. omnr-<text:line-break/>no autem paucum est, quod .in illo loconafcitur prae-<text:line-break/>cipiti , neque magno. At Estreaticou Macedonicum a<text:line-break/>Macedonibus- in omnes nationes apportatur; paucum fano<text:line-break/>et ip<text:span text:style-name="Default_20_Paragraph_20_Font"><text:span text:style-name="T1">t</text:span></text:span>um in Macedonum terra provenit, verum quod in<text:line-break/>melle et vino Falerno , id etiam in petroselino accidit.</text:p>
      <text:p text:style-name="P3">Nam in omnem fere terram mercatores sicut Atticum<text:line-break/>mel et vinum .Eale, num , ita quoque Macedonicum pe-.<text:line-break/>trofelinum exportant; quum tamen ipsum- non tantum<text:line-break/>generetur, ut universis gentibus sufficiat, sed- in Epico<text:line-break/>plurimum gignitur petroselinum, quemadmodum in Cy-<text:line-break/>cladibus insulis mel. Atque hoc sane ex insulis Athenas<text:line-break/>importatur, illud ex Epico prius quidem in Macedoniam,<text:line-break/>copiosissim<text:span text:style-name="Default_20_Paragraph_20_Font"><text:span text:style-name="T1">o</text:span></text:span> mqu e et prope totum in Thessalonicen , inde<text:line-break/>vero tanquam Macedonicum effertur. Ac. in vino Falerno<text:line-break/>simile quid accidit. Nam quum in parva quadam l tali a e<text:line-break/>regione paucum generetur, ceu inde illud ipsum existat,<text:line-break/>in omnem .Romanorum imperio subjectum terram infer-<text:line-break/>tur, ita ut alia .rina in similis adulterationem ab hujus-<text:line-break/>modi. rerum peritis praeparentur. Quod si vero estreati-<text:line-break/>eum interim desideres petroselinum , nihilo pejus tibi fore<text:line-break/>putato theriaces medicamentum, si alterum injicias. Non<text:line-break/>epim deleteriis medicamentis , aut virulentorum bestiarum<text:line-break/>morsibus adeo adversa tur; fed hydropicis imbecillibus.,. et</text:p>
      <text:p text:style-name="P3">si qui sint hujusmodi affectus , succurrit , non tamen priu-<text:line-break/>ornatissimo theriaces promisso. Reddit autem ipsam ama-<text:line-break/>riorem indubie estreaticum petroselinum , maxime si re-<text:line-break/>eens existat. Differt autem ut acerrimum ab aliis petro.-<text:line-break/>setinis, ita quoque amarissimum. At terebinthinam haud<text:line-break/>sino quomodo Libycam Andromachus immittere praeceperit<text:line-break/>ea quae ex Chio est posthabita, quum tamen ab omni-<text:line-break/>bus propemodum praeponatur, quanquam et ex Libya<text:line-break/>optimam commendem; non enim quaelibet est optima,<text:line-break/>sicuti quae ex Chio adfertur. Jam vero quae in Pontica<text:line-break/>ferra et aliis quibusdam gentibus praestantissima tere-<text:line-break/>binthina resina nascitur; verum Chia et odore et gustu<text:line-break/>omnibus praecellit. Post commemorata deinceps Andro-<text:line-break/>machus ini theriaces compositione scripsit, gingiber et<text:line-break/>pentaphyllon seu pentapetalon herbam,. quod est quin-<text:line-break/>quefolium, iniiciemus, medicamenta quae neque adulte-<text:line-break/>rantur et omnibus sunt cognita. Deinde polii meminit-<text:line-break/>omnibus noti et quod nihil simile obtinet, mox cha-</text:p>
      <text:p text:style-name="P3">maepityos, de qua tantum me in o<text:span text:style-name="Default_20_Paragraph_20_Font"><text:span text:style-name="T1">r</text:span></text:span>atione adjicere opor-<text:line-break/>tet, nempe quod ubique terrarum crescat, et odore et<text:line-break/>gustu ea quae in C<text:span text:style-name="Default_20_Paragraph_20_Font"><text:span text:style-name="T1">r</text:span></text:span>eta provenit vehementior, adfertur<text:line-break/>autem nobis inde , ut etiam ii qui Caesari medicamen-<text:line-break/>tum conficiunt, semper. Cretensi utantur, etsi in ipsa<text:line-break/>quoque Roma, in suburbiis, tum chamaepityn , tum cha-^<text:line-break/>maesirvn , offenderim, Hs quae ex Creta feruntur o dora-<text:line-break/>tiores, ubi non multo timbre fuissent irroratae. Praeterea<text:line-break/>etiam hoc scire. expedit quod herbarum ex Creta venien-<text:line-break/>tinm, involo utrumque chartis quibus superscriptum est<text:line-break/>uniuscujusque herbae nomen , nonnullae quidem simpli-<text:line-break/>cem habent descriptionem , nonnullae vero, cum addita-<text:line-break/>mento, campestris ; .invenies autem campestrem generosus-<text:line-break/>rem , etsi plurimae herbarum in campis generentur imbe-<text:line-break/>cilliores. Styracem constat insidendum esse, qui in<text:line-break/>arundinibus ex Pamphylla adfertur , quique . paucissimus<text:line-break/>gignitur, et tanto discrimine a copioso hoc styrace eva-<text:line-break/>riat, quanto Falernum vinum ab e<text:span text:style-name="Default_20_Paragraph_20_Font"><text:span text:style-name="T1">o</text:span></text:span> quod in tabernis</text:p>
      <text:p text:style-name="P8">venundatur. Caeterum ex ipsius ^genere capere oportet<text:line-break/>calidissimum; constat autem et odore hunc esse valentissi-<text:line-break/>munr et gustu nihilo minus. Secundum haec nardi An-<text:line-break/>dromachus commeminit, ut ipfe adscripsit, ejus quae ex<text:line-break/>Galatia adfertur, quam consueto vocabulo hujusmodi<text:line-break/>rerum periti Celticam nominant ; con<text:span text:style-name="Default_20_Paragraph_20_Font"><text:span text:style-name="T1">t</text:span></text:span>unduntur enim quo-<text:line-break/>dammodo haec tria nomina de una gente Celtica prolata,<text:line-break/>vocant utique ipsus nonnulli Galatas, alii Gallos, sed fa-<text:line-break/>miliarius nomen Celtarum est. De subsequentibus in<text:line-break/>scriptura medicamentis partim sane prius dictum est,<text:line-break/>quemadmodum in Le<text:span text:style-name="Default_20_Paragraph_20_Font"><text:span text:style-name="T1">ta</text:span></text:span>nia terra et milio; praestat autem<text:line-break/>eam vocare non milio n, sed terram; est enim aliqua Lemnia<text:line-break/>mistos in MiIto proveniens, alios ad usus idonea; non tamen<text:line-break/>adquos I.emniaspbragisappellata. Verum de his quoque pro-<text:line-break/>ditum est quemadmodum de aliis in opere de simplicibus<text:line-break/>medicamentis. Insequentia medicamenta prope universa et<text:line-break/>cognoscuntur omnibus medicis et dolum non recipiunt.<text:line-break/>Quaedam ipsorum manifestius indicantur in theriaca quae<text:line-break/>profa oratione scripta est. Item hoc</text:p>
      <text:p text:style-name="P2"><text:span text:style-name="Default_20_Paragraph_20_Font"><text:span text:style-name="T1">Caeruleae ast sp</text:span></text:span>i<text:span text:style-name="Default_20_Paragraph_20_Font"><text:span text:style-name="T1">nae lacr</text:span></text:span>i<text:span text:style-name="Default_20_Paragraph_20_Font"><text:span text:style-name="T1">ma.</text:span></text:span></text:p>
      <text:p text:style-name="Normal">Innuit enim acaciam ex Aegyptia spina nascentem. Ita-<text:line-break/>que solum adhuc restat ut de thlaspi dicamus , quoniam et<text:line-break/>fere omnia iniiciunt, tum quod ex Creta adfertur, tum<text:line-break/>quod ubique nascitur , quod colore quidem pallido flavum<text:line-break/>est, figura rotundum,. admodum exiguum ut milii decima<text:line-break/>pars existat. Satius autem est id quod ex Cappadocia eve-<text:line-break/>hitur immittere ; quod colore ad nigrius permultum ver-<text:line-break/>git, figura non exacte rotundum, et magnitudine multo<text:line-break/>majus quam supradictum. Caeterum habet in quadam sui<text:line-break/>parte etiam veluti infractum quendam exiguum, unde.etiam<text:line-break/>thlaspi nominatum esu Crescit autem sicut et hoc; ita<text:line-break/>alterum quoque in Cappadocia copiosum. Quare non omni-<text:line-break/>no id quod adfertur a Cappadooia optimum est, sed quod<text:line-break/>proprie in ea nascitur dissimile Cretensi, et quod diversis<text:line-break/>terrae locis provenit. Porro fi etiam aliud quippiam. non<text:line-break/>perspicue fatis elegiacis numeris ab Andromacho seniore</text:p>
      <text:p text:style-name="P3">dictum sit, id declaratum tibi est, qui scripturam silii<text:line-break/>ipsius Andromachi prosa expositam intelligas, quemad-<text:line-break/>modum et hoc:</text:p>
      <text:p text:style-name="Normal"><text:span text:style-name="Default_20_Paragraph_20_Font"><text:span text:style-name="T1">Actaeo melle perungens</text:span></text:span></text:p>
      <text:p text:style-name="Normal">O<text:span text:style-name="Default_20_Paragraph_20_Font"><text:span text:style-name="T1">mnia, quae m</text:span></text:span>l<text:span text:style-name="Default_20_Paragraph_20_Font"><text:span text:style-name="T1">sces theriacae antidoto.</text:span></text:span></text:p>
      <text:p text:style-name="Normal">id est melle Attico. Centaurium itaque in scriptura li-<text:line-break/>gata non distinctum est quale dicat, in pedestri vero<text:line-break/>adjectum est tenue, eo quod et aliud centaurium sit am-<text:line-break/>plum. Pari modo etiam aristolochiae tenuis dictum est;<text:line-break/>nam alia quoque invenitur procera radice, quemadmo-<text:line-break/>d<text:span text:style-name="Default_20_Paragraph_20_Font"><text:span text:style-name="T1">u</text:span></text:span>m etiam tertia quaedam praeter has est rotunda.</text:p>
      <text:h text:style-name="Heading_20_2" text:outline-level="2">Cap. XV. </text:h>
      <text:p text:style-name="P14"><text:span text:style-name="Default_20_Paragraph_20_Font"><text:span text:style-name="T1">[Quomodo t h</text:span></text:span> a<text:span text:style-name="Default_20_Paragraph_20_Font"><text:span text:style-name="T1">riace praeparetur.] </text:span></text:span>Di-<text:line-break/>ximus etiam antea eum qui medicamentum semel confici<text:line-break/>spectaverit, non amplius opus habiturum ut iterum aut<text:line-break/>tertio inspiciat. Verum ut optima in singulis medica-<text:line-break/>menti generibus discernat, non semel bisve et ter, sed<text:line-break/>admodum saepe spectasse convenit ea, quae praestantissima<text:line-break/>in unaquaque regione gigni creduntur. Habendae itaque</text:p>
      <text:p text:style-name="P3">smt etiam ad horum usum indicationes, de quibus jam<text:line-break/>talea quoque egimus, verum etiam nunc paucis summa-<text:line-break/>tuaque de omnibus tractabo. Radices quorumcunque sue-<text:line-break/>nat utiles, intentum habere corticem, non rancidum<text:line-break/>oportet; id namque macrae radicis est indicium; fructus<text:line-break/>distem c<text:span text:style-name="Default_20_Paragraph_20_Font"><text:span text:style-name="T1">u</text:span></text:span>m surculis germinibusque dictis praeceI Ientes<text:line-break/>andtosqne, una cum iis quae fructibus adhaerescunt; se-<text:line-break/>℔ina quemadmodum etiam radices, plena, procerave , ex<text:line-break/>cortice intento cognoscuntur; liquores succique non<text:line-break/>exiccati tempore neque invalidas singuli suas quisque<text:line-break/>habere qualitates et gustu et odore judicantur. Fructus<text:line-break/>ita<text:span text:style-name="Default_20_Paragraph_20_Font"><text:span text:style-name="T1">q</text:span></text:span>ue cum surculis floribnsque et foliis, quae in his<text:line-break/>su<text:span text:style-name="Default_20_Paragraph_20_Font"><text:span text:style-name="T1">a</text:span></text:span>t, in theriacen immittuntur: hujusmodi herbarum,<text:line-break/>scordii , nepitae , marrubii , stoechados, dictamni, polii,<text:line-break/>saunstedrys, chamaepityos, hyperici, centaurii. Radices<text:line-break/>stssam horum, gingiberis, ireos, rheu, quinquefolii, costi,<text:line-break/>nardi Indicae, nardi GaIl<text:span text:style-name="Default_20_Paragraph_20_Font"><text:span text:style-name="T1">i</text:span></text:span>cae, gentianae, meu, acori,<text:line-break/>Phu , aristolochiae tenuis. Semina autem medicamento</text:p>
      <text:p text:style-name="P3">iniiciuntur haec, napi , petrofelini, thlaspi, ameos, ane-<text:line-break/>thi , foeniculi, dauci, cardamomi. Haec itaque omnia tria<text:line-break/>genera Aegyptiis pilis indere convenit, quoniam dnristfi-<text:line-break/>mae existunt, ne quicquam inter contundendum, ex ipsa-<text:line-break/>rum <text:span text:style-name="Default_20_Paragraph_20_Font"><text:span text:style-name="T1">s</text:span></text:span>ubstantia iis quae laevigantnr, confricetur. lmmittan-<text:line-break/>tur una cum his etiam haec: pastilli scillini, pastilli<text:line-break/>theriaci , hedychroi magma, piper nigrum, assium et lon-<text:line-break/>gnm, rosae siccae, praeterea agaricum, crocus si siccus<text:line-break/>suerit, sphragis lemnia, tosta chalcitis, amomum, clima-<text:line-break/>atomum, fistula cassiae, balsami liquor, acaciae, praeter-<text:line-break/>quam fi mollis sit et liquida, castoreum, bitumen, quod<text:line-break/>Graecis <text:span text:style-name="Default_20_Paragraph_20_Font"><text:span text:style-name="T7">ἀσπαλτος</text:span></text:span><text:span text:style-name="Default_20_Paragraph_20_Font"><text:span text:style-name="T8"> </text:span></text:span>et masculino et foeminino genere dici-<text:line-break/>tur; <text:span text:style-name="Default_20_Paragraph_20_Font"><text:span text:style-name="T1">s</text:span></text:span>ed dictum milli subinde est, hujusmodi ineptiarum<text:line-break/>rationem nullam esse habendam. Porro myrrha et crocus<text:line-break/>vin<text:span text:style-name="Default_20_Paragraph_20_Font"><text:span text:style-name="T1">o</text:span></text:span> macerata laevigentnr, si quidem tutius esse videatur<text:line-break/>ipsum natura liquidum non contundere. Omnes autem<text:line-break/>liquores vino debent perfundi, ut et <text:span text:style-name="Default_20_Paragraph_20_Font"><text:span text:style-name="T1">s</text:span></text:span>olvantur et ad<text:line-break/>Iaevigationem fiant idonei, ut sagapeni, panacis, papa-</text:p>
      <text:p text:style-name="P3">reris, (quem et mec<text:span text:style-name="Default_20_Paragraph_20_Font"><text:span text:style-name="T1">o</text:span></text:span>nium et opium nominant) item<text:line-break/>bracia, quum liquidior tibi videatur, et tundi contumax<text:line-break/>Iit, ad haec hypocystidis succus et dulcis radic<text:span text:style-name="Default_20_Paragraph_20_Font"><text:span text:style-name="T1">a</text:span></text:span>tae ; at<text:line-break/>thlaspi et rapae sativae <text:span text:style-name="Default_20_Paragraph_20_Font"><text:span text:style-name="T1">s</text:span></text:span>emen in prima confectione, quem-<text:line-break/>admodum videbam eos qui ante me praeparabant, etiam<text:line-break/>ipse una cum iis quae contunduntur in pilam indidi;<text:line-break/>deinde aliquando conspicatus corpori piIae interno pro-<text:line-break/>pter viscositatem adhaerescere, volui ipsa privatim in<text:line-break/>mortario prius laevigare, ac deinde vinum eis supersun-<text:line-break/>dete, usque dum ad amussim tota dissolverentur, inde<text:line-break/>miscere iis quae in vino seorsim commadueraut detrita-<text:line-break/><text:span text:style-name="Default_20_Paragraph_20_Font"><text:span text:style-name="T1">q</text:span></text:span>ue erant. Ac thuris lacrimam praestat per se in mor-<text:line-break/>lilio leviter conterere, ne dilatescat, deinde ubi incre-<text:line-break/>Veris, in promptu habere, ut i n spargas si libeat iis<text:line-break/><text:span text:style-name="Default_20_Paragraph_20_Font"><text:span text:style-name="T1">q</text:span></text:span>uae ex vino laevigata sunt; gummi vero etiam irrigare<text:line-break/>rino oportet, idemque tum privatim tum ctun thuris<text:line-break/>lachryma in pulverem redigere. Haec quidem omnia quo</text:p>
      <text:p text:style-name="P3">dixi modo praeparari debent, alia in mortario postquam<text:line-break/>pertrita fuerint, alia increta laevigataque arida. Quum<text:line-break/>autem omnia uniri debent, liquescunt, cum melle in vate<text:line-break/>duplici, prima sane resina, mox styrax galbanumque<text:line-break/>prius confracta contusaque in pila pistillis, aut vectibus<text:line-break/>ferreis, itautmellis crudi momentum adiungatur; posthaec<text:line-break/>digitis nostris dilatata, inliciatur etiam mellis nonnihil resinae<text:line-break/>liquefactae,. atque ita rursus operculo vasi imposito diflolvan-<text:line-break/>lusu Satius enim est non amplius mel his injectis commovere,<text:line-break/>sed Vasa quod aquae insistit <text:span text:style-name="Default_20_Paragraph_20_Font"><text:span text:style-name="T1">o</text:span></text:span>perculat<text:span text:style-name="Default_20_Paragraph_20_Font"><text:span text:style-name="T1">a</text:span></text:span> coctionem moliri.<text:line-break/>Ilis autem liquescentibus immittantur ex vino laevigatis<text:line-break/>arida, misceanturque dum abunde eraflëscant, atque ita<text:line-break/>paulo post liquefacta , iis quae in mortario sunt magno<text:line-break/>cochleari tepida adfundantur, sic ut Vir aliquis robustus<text:line-break/>ipsa in unitatem cogat. Posteaquam probe coierint ac<text:line-break/>jam cl assum quod ex eis oritur appareat, superinjicere<text:line-break/>mel decoctum mediocriter, et nimirum etiam despuma-</text:p>
      <text:p text:style-name="P3">tum oportet, mox increta, deinde rursus mel, pollen<text:line-break/>jam liquefacta miscere tepida et omnia in grandi nipr-<text:line-break/>tario, cochleari magno valenter conterere, adjectis quae<text:line-break/>ex aridis supersunt, item melle. Ubi. vero omnia in<text:line-break/>mortario cochleari unita fuerint , indere tunc pilae opor-<text:line-break/>tet, et vectibus ferreis adamussim puris, ut nihil .nerugi-<text:line-break/>tris obtineant, continenter tundere, illineudo vectes ope-<text:line-break/>balsamo, nam lentore medicaminis detinentur et aegre a<text:line-break/>tundentibus elevantu<text:span text:style-name="Default_20_Paragraph_20_Font"><text:span text:style-name="T1">r. </text:span></text:span>Quo igitur .prompte . opus absol-.<text:line-break/>vas, vectis extrema continue opobalfamo perunges, in<text:line-break/>hoc ipsum totam ejus portionem insumens. Praestaret<text:line-break/>autem in sole contundere, nam ita citius omnia in uni-<text:line-break/>tatem coeunt; atque boe ubi feceris, pilam quae medi-<text:line-break/>camentum in fe continet, obtegere convenit , atque fe-<text:line-break/>cundum quatuor aut quinque dies, similiter in sole c.ou-<text:line-break/>tundere, atque id ex intervallo iterum atque iterum,<text:line-break/>dierum aut feptem usque ad duos menses, aut omnino<text:line-break/>ad quadraginta dies lacere. Haec . itaque ceu ad medica-</text:p>
      <text:p text:style-name="P3">menti virtutem scripta sunt omnia. Ilt autem nigrum<text:line-break/>ipsum evadat ( hoc enim haud neri quomodo consuetum<text:line-break/>est, et qui hoc colore frustratur risui est) observare qui-<text:line-break/>dem oportet, reire autem facultatem medicamenti nihil<text:line-break/>ex colore immutari. Accidit porro coloris frustratio pro-<text:line-break/>pter combustam chalcitidem flavescentem ruscscentem-<text:line-break/>que. Etenim quamvis minima ipsius portio indatur, tuo-<text:line-break/>lorem tamen aliorum funerat. Ne igitur in hoc ip<text:span text:style-name="Default_20_Paragraph_20_Font"><text:span text:style-name="T1">t</text:span></text:span>o<text:line-break/>quoque aliquis falli videatur, animum. adhibeat iis quae<text:line-break/>dicturus fum. Quatuor sane f n totum drachmas chalciti-<text:line-break/>dis antidotum recipit , verum tostam multo copiosiorem<text:line-break/>hoc modo capiet, indito ollae crudae chalcitidis drach-<text:line-break/>mas non pauciores quadraginta ; delude perustis carboni-<text:line-break/>bus ollam imponens sine operculo, quum medicamentum<text:line-break/>fu<text:span text:style-name="Default_20_Paragraph_20_Font"><text:span text:style-name="T1">t</text:span></text:span>um fuerit, videasque supervehi id quod levissimum<text:line-break/>et maxime spumosum est, statim tolles, et humi posito,<text:line-break/>non quemadmodum consuevimus mterdum similiter iis<text:line-break/>qui ignem excitant, instare ipsi oportet. Mirum enim</text:p>
      <text:p text:style-name="P3">quam interea rufus flavusque color excellat, fed neque<text:line-break/>in sule ponere consilium est , fed refrigerati capere quod<text:line-break/>fpumosius insidet, nihil in fe neque rufum, neque fla-<text:line-break/>vum, neque pallidum, continens; deinde ex eo causa<text:line-break/>experientiae fumeus exiguum laevigansque, spectabis<text:line-break/>num inter laevigandum aliquis ex praedictis coloribus<text:line-break/>appareat. Si vero quale sumptum est maneat, porra-<text:line-break/>ceum aut cinereum colo<text:span text:style-name="Default_20_Paragraph_20_Font"><text:span text:style-name="T1">r</text:span></text:span>e, ex hoc drachmas quatuor<text:line-break/>iniicere convenit. Tale siquidem exiguum in multo<text:line-break/>combusto reperies. ltaque . necessaria ad antidoti com-<text:line-break/>positionem et structuram omnia jam fiunt exposita. Ve-<text:line-break/>rum quum in. eadem scriptura D<text:span text:style-name="Default_20_Paragraph_20_Font"><text:span text:style-name="T1">e</text:span></text:span>mocrates et Critonon-<text:line-break/>nihil dissentiant, satius mihi vis<text:span text:style-name="Default_20_Paragraph_20_Font"><text:span text:style-name="T1">a</text:span></text:span>m est etiam ab illis<text:line-break/>prodita tradere, ac prius D<text:span text:style-name="Default_20_Paragraph_20_Font"><text:span text:style-name="T1">e</text:span></text:span>mocratia sententiam, quando-<text:line-break/>quidem totum ipsius usum manifesto descripsit, idque<text:line-break/>numeris, ut assolet, quae non fotum quod facile teneri<text:line-break/>memoria, fed etiam quod pondera ac mensurae in ea<text:line-break/>adulterari nequeant, conducit. Democrates itaque libro</text:p>
      <text:p text:style-name="P3">quo antidota hunc in modum tradit, a communi ipsorum<text:line-break/>usu et theriaces specie incipit.</text:p>
      <text:p text:style-name="P16"><text:span text:style-name="Default_20_Paragraph_20_Font"><text:span text:style-name="T1">An</text:span></text:span>ti<text:span text:style-name="Default_20_Paragraph_20_Font"><text:span text:style-name="T1">do</text:span></text:span>t<text:span text:style-name="Default_20_Paragraph_20_Font"><text:span text:style-name="T1">a . c</text:span></text:span>o<text:span text:style-name="Default_20_Paragraph_20_Font"><text:span text:style-name="T1">nfert praeparata. condere<text:line-break/></text:span></text:span>J<text:span text:style-name="Default_20_Paragraph_20_Font"><text:span text:style-name="T1">n pr</text:span></text:span>i<text:span text:style-name="Default_20_Paragraph_20_Font"><text:span text:style-name="T1">m</text:span></text:span>is <text:span text:style-name="Default_20_Paragraph_20_Font"><text:span text:style-name="T1">ad h</text:span></text:span>o<text:span text:style-name="Default_20_Paragraph_20_Font"><text:span text:style-name="T1">rrenda deleteria ,<text:line-break/>Quorum -videntur</text:span></text:span> i<text:span text:style-name="Default_20_Paragraph_20_Font"><text:span text:style-name="T1">nventa esse n</text:span></text:span>o<text:span text:style-name="Default_20_Paragraph_20_Font"><text:span text:style-name="T1">m</text:span></text:span>i<text:span text:style-name="Default_20_Paragraph_20_Font"><text:span text:style-name="T1">ne; .<text:line-break/>Haec pharmac</text:span></text:span>i<text:span text:style-name="Default_20_Paragraph_20_Font"><text:span text:style-name="T1">s adversen</text:span></text:span>t<text:span text:style-name="Default_20_Paragraph_20_Font"><text:span text:style-name="T1">ur lethal</text:span></text:span>i<text:span text:style-name="Default_20_Paragraph_20_Font"><text:span text:style-name="T1">bus<text:line-break/>s</text:span></text:span>i <text:span text:style-name="Default_20_Paragraph_20_Font"><text:span text:style-name="T1">praebea</text:span></text:span>s <text:span text:style-name="Default_20_Paragraph_20_Font"><text:span text:style-name="T1">n</text:span></text:span>o<text:span text:style-name="Default_20_Paragraph_20_Font"><text:span text:style-name="T1">nnulla susp</text:span></text:span>i<text:span text:style-name="Default_20_Paragraph_20_Font"><text:span text:style-name="T1">cant</text:span></text:span>i<text:span text:style-name="Default_20_Paragraph_20_Font"><text:span text:style-name="T1">bu</text:span></text:span>s<text:line-break/><text:span text:style-name="Default_20_Paragraph_20_Font"><text:span text:style-name="T1">Ne pharmacum qu</text:span></text:span>is <text:span text:style-name="Default_20_Paragraph_20_Font"><text:span text:style-name="T1">in</text:span></text:span>t<text:span text:style-name="Default_20_Paragraph_20_Font"><text:span text:style-name="T1">er c</text:span></text:span>i<text:span text:style-name="Default_20_Paragraph_20_Font"><text:span text:style-name="T1">bum aut postea<text:line-break/>A</text:span></text:span>b<text:span text:style-name="Default_20_Paragraph_20_Font"><text:span text:style-name="T1">sumat; .ub</text:span></text:span>i <text:span text:style-name="Default_20_Paragraph_20_Font"><text:span text:style-name="T1">ver</text:span></text:span>o <text:span text:style-name="Default_20_Paragraph_20_Font"><text:span text:style-name="T1">letbale</text:span></text:span> i<text:span text:style-name="Default_20_Paragraph_20_Font"><text:span text:style-name="T1">ngesserit<text:line-break/>C</text:span></text:span>i<text:span text:style-name="Default_20_Paragraph_20_Font"><text:span text:style-name="T1">b</text:span></text:span>is <text:span text:style-name="Default_20_Paragraph_20_Font"><text:span text:style-name="T1">m</text:span></text:span>o<text:span text:style-name="Default_20_Paragraph_20_Font"><text:span text:style-name="T1">do</text:span></text:span> i<text:span text:style-name="Default_20_Paragraph_20_Font"><text:span text:style-name="T1">nditi</text:span></text:span>s,. <text:span text:style-name="Default_20_Paragraph_20_Font"><text:span text:style-name="T1">h</text:span></text:span>i<text:span text:style-name="Default_20_Paragraph_20_Font"><text:span text:style-name="T1">c prorsu</text:span></text:span>s o<text:span text:style-name="Default_20_Paragraph_20_Font"><text:span text:style-name="T1">mn</text:span></text:span>i<text:span text:style-name="Default_20_Paragraph_20_Font"><text:span text:style-name="T1">bu</text:span></text:span>s<text:line-break/><text:span text:style-name="Default_20_Paragraph_20_Font"><text:span text:style-name="T1">Vom</text:span></text:span>i<text:span text:style-name="Default_20_Paragraph_20_Font"><text:span text:style-name="T1">tu re</text:span></text:span>i<text:span text:style-name="Default_20_Paragraph_20_Font"><text:span text:style-name="T1">ec</text:span></text:span>t<text:span text:style-name="Default_20_Paragraph_20_Font"><text:span text:style-name="T1">is, b</text:span></text:span>is, t<text:span text:style-name="Default_20_Paragraph_20_Font"><text:span text:style-name="T1">er, i</text:span></text:span>m<text:span text:style-name="Default_20_Paragraph_20_Font"><text:span text:style-name="T1">pere</text:span></text:span>s <text:span text:style-name="Default_20_Paragraph_20_Font"><text:span text:style-name="T1">ea<text:line-break/>Quu</text:span></text:span>m <text:span text:style-name="Default_20_Paragraph_20_Font"><text:span text:style-name="T1">manserin</text:span></text:span>t <text:span text:style-name="Default_20_Paragraph_20_Font"><text:span text:style-name="T1">mal</text:span></text:span>i<text:span text:style-name="Default_20_Paragraph_20_Font"><text:span text:style-name="T1">gni signa pharmac</text:span></text:span>i.<text:line-break/>It<text:span text:style-name="Default_20_Paragraph_20_Font"><text:span text:style-name="T1">e</text:span></text:span>m <text:span text:style-name="Default_20_Paragraph_20_Font"><text:span text:style-name="T1">valet ant</text:span></text:span>i<text:span text:style-name="Default_20_Paragraph_20_Font"><text:span text:style-name="T1">d</text:span></text:span>o<text:span text:style-name="Default_20_Paragraph_20_Font"><text:span text:style-name="T1">tum serpent</text:span></text:span>i<text:span text:style-name="Default_20_Paragraph_20_Font"><text:span text:style-name="T1">bu</text:span></text:span>s <text:span text:style-name="Default_20_Paragraph_20_Font"><text:span text:style-name="T1">mal</text:span></text:span>is<text:line-break/><text:span text:style-name="Default_20_Paragraph_20_Font"><text:span text:style-name="T1">Et best</text:span></text:span>i<text:span text:style-name="Default_20_Paragraph_20_Font"><text:span text:style-name="T1">arum v</text:span></text:span>i<text:span text:style-name="Default_20_Paragraph_20_Font"><text:span text:style-name="T1">rulenti</text:span></text:span>s <text:span text:style-name="Default_20_Paragraph_20_Font"><text:span text:style-name="T1">morsibu</text:span></text:span>s .<text:line-break/><text:span text:style-name="Default_20_Paragraph_20_Font"><text:span text:style-name="T1">H</text:span></text:span>y<text:span text:style-name="Default_20_Paragraph_20_Font"><text:span text:style-name="T1">dr</text:span></text:span>i, <text:span text:style-name="Default_20_Paragraph_20_Font"><text:span text:style-name="T1">Cerastae, d</text:span></text:span>i<text:span text:style-name="Default_20_Paragraph_20_Font"><text:span text:style-name="T1">psud</text:span></text:span>is, <text:span text:style-name="Default_20_Paragraph_20_Font"><text:span text:style-name="T1">sic asp</text:span></text:span>i<text:span text:style-name="Default_20_Paragraph_20_Font"><text:span text:style-name="T1">d</text:span></text:span>is<text:line-break/><text:span text:style-name="Default_20_Paragraph_20_Font"><text:span text:style-name="T1">E</text:span></text:span>t <text:span text:style-name="Default_20_Paragraph_20_Font"><text:span text:style-name="T1">v</text:span></text:span>i<text:span text:style-name="Default_20_Paragraph_20_Font"><text:span text:style-name="T1">perae, e</text:span></text:span>t r<text:span text:style-name="Default_20_Paragraph_20_Font"><text:span text:style-name="T1">an</text:span></text:span>is <text:span text:style-name="Default_20_Paragraph_20_Font"><text:span text:style-name="T1">quem rab</text:span></text:span>i<text:span text:style-name="Default_20_Paragraph_20_Font"><text:span text:style-name="T1">e</text:span></text:span>s <text:span text:style-name="Default_20_Paragraph_20_Font"><text:span text:style-name="T1">occupat.<text:line-break/>sunt namque</text:span></text:span> mo<text:span text:style-name="Default_20_Paragraph_20_Font"><text:span text:style-name="T1">rsu</text:span></text:span>s <text:span text:style-name="Default_20_Paragraph_20_Font"><text:span text:style-name="T1">horum va</text:span></text:span>l<text:span text:style-name="Default_20_Paragraph_20_Font"><text:span text:style-name="T1">de nox</text:span></text:span>ii</text:p>
      <text:p text:style-name="P3"><text:span text:style-name="Default_20_Paragraph_20_Font"><text:span text:style-name="T1">E</text:span></text:span>t <text:span text:style-name="Default_20_Paragraph_20_Font"><text:span text:style-name="T1">quae mari degunt, simpl</text:span></text:span>i<text:span text:style-name="Default_20_Paragraph_20_Font"><text:span text:style-name="T1">citer omnium<text:line-break/>Mit</text:span></text:span>t<text:span text:style-name="Default_20_Paragraph_20_Font"><text:span text:style-name="T1">ent</text:span></text:span>i<text:span text:style-name="Default_20_Paragraph_20_Font"><text:span text:style-name="T1">um virus, e</text:span></text:span>o<text:span text:style-name="Default_20_Paragraph_20_Font"><text:span text:style-name="T1">rum quae vocant<text:line-break/></text:span></text:span>I<text:span text:style-name="Default_20_Paragraph_20_Font"><text:span text:style-name="T1">nsecta, vespae, scorpion</text:span></text:span>is <text:span text:style-name="Default_20_Paragraph_20_Font"><text:span text:style-name="T1">atque ap</text:span></text:span>i<text:span text:style-name="Default_20_Paragraph_20_Font"><text:span text:style-name="T1">s,<text:line-break/></text:span></text:span>I<text:span text:style-name="Default_20_Paragraph_20_Font"><text:span text:style-name="T1">tem phala</text:span></text:span>ecii <text:span text:style-name="Default_20_Paragraph_20_Font"><text:span text:style-name="T1">nocenti</text:span></text:span>s <text:span text:style-name="Default_20_Paragraph_20_Font"><text:span text:style-name="T1">plurimu</text:span></text:span>m, x<text:line-break/><text:span text:style-name="Default_20_Paragraph_20_Font"><text:span text:style-name="T1">Arane</text:span></text:span>i <text:span text:style-name="Default_20_Paragraph_20_Font"><text:span text:style-name="T1">m</text:span></text:span>a<text:span text:style-name="Default_20_Paragraph_20_Font"><text:span text:style-name="T1">r</text:span></text:span>i<text:span text:style-name="Default_20_Paragraph_20_Font"><text:span text:style-name="T1">s</text:span></text:span>, i<text:span text:style-name="Default_20_Paragraph_20_Font"><text:span text:style-name="T1">psa drachma ampl</text:span></text:span>i<text:span text:style-name="Default_20_Paragraph_20_Font"><text:span text:style-name="T1">us<text:line-break/></text:span></text:span>P<text:span text:style-name="Default_20_Paragraph_20_Font"><text:span text:style-name="T1">rodest antidot</text:span></text:span>i,. <text:span text:style-name="Default_20_Paragraph_20_Font"><text:span text:style-name="T1">vel nux quantum con</text:span></text:span>ti<text:span text:style-name="Default_20_Paragraph_20_Font"><text:span text:style-name="T1">net<text:line-break/>M</text:span></text:span>i<text:span text:style-name="Default_20_Paragraph_20_Font"><text:span text:style-name="T1">xtis merac</text:span></text:span>i<text:span text:style-name="Default_20_Paragraph_20_Font"><text:span text:style-name="T1">or</text:span></text:span>i<text:span text:style-name="Default_20_Paragraph_20_Font"><text:span text:style-name="T1">b</text:span></text:span>ri<text:span text:style-name="Default_20_Paragraph_20_Font"><text:span text:style-name="T1">s c</text:span></text:span>y<text:span text:style-name="Default_20_Paragraph_20_Font"><text:span text:style-name="T1">athis dece</text:span></text:span>m.</text:p>
      <text:p text:style-name="Normal"><text:span text:style-name="Default_20_Paragraph_20_Font"><text:span text:style-name="T1">At</text:span></text:span> m<text:span text:style-name="Default_20_Paragraph_20_Font"><text:span text:style-name="T1">orsibus mal</text:span></text:span>i<text:span text:style-name="Default_20_Paragraph_20_Font"><text:span text:style-name="T1">gn</text:span></text:span>i<text:span text:style-name="Default_20_Paragraph_20_Font"><text:span text:style-name="T1">s non.su</text:span></text:span>t<text:span text:style-name="Default_20_Paragraph_20_Font"><text:span text:style-name="T1">i</text:span></text:span>s.<text:span text:style-name="Default_20_Paragraph_20_Font"><text:span text:style-name="T1">scmeb<text:line-break/>offerre ant</text:span></text:span>i<text:span text:style-name="Default_20_Paragraph_20_Font"><text:span text:style-name="T1">dotu</text:span></text:span>m, .<text:span text:style-name="Default_20_Paragraph_20_Font"><text:span text:style-name="T1">sed dab</text:span></text:span>i<text:span text:style-name="Default_20_Paragraph_20_Font"><text:span text:style-name="T1">s suequentius,<text:line-break/>s</text:span></text:span>i <text:span text:style-name="Default_20_Paragraph_20_Font"><text:span text:style-name="T1">tu metus ec toto cures tollere.</text:span></text:span></text:p>
      <text:p text:style-name="Normal">E<text:span text:style-name="Default_20_Paragraph_20_Font"><text:span text:style-name="T1">dem propina v</text:span></text:span>iti<text:span text:style-name="Default_20_Paragraph_20_Font"><text:span text:style-name="T1">a adversu</text:span></text:span>s <text:span text:style-name="Default_20_Paragraph_20_Font"><text:span text:style-name="T1">omnia, e</text:span></text:span>t<text:line-break/><text:span text:style-name="Default_20_Paragraph_20_Font"><text:span text:style-name="T1">.M</text:span></text:span>o<text:span text:style-name="Default_20_Paragraph_20_Font"><text:span text:style-name="T1">rbos qu</text:span></text:span>i <text:span text:style-name="Default_20_Paragraph_20_Font"><text:span text:style-name="T1">spa</text:span></text:span>tio <text:span text:style-name="Default_20_Paragraph_20_Font"><text:span text:style-name="T1">pravum praebent c</text:span></text:span>o<text:span text:style-name="Default_20_Paragraph_20_Font"><text:span text:style-name="T1">rp</text:span></text:span>o<text:span text:style-name="Default_20_Paragraph_20_Font"><text:span text:style-name="T1">r</text:span></text:span>i<text:line-break/><text:span text:style-name="Default_20_Paragraph_20_Font"><text:span text:style-name="T1">Hab</text:span></text:span>i<text:span text:style-name="Default_20_Paragraph_20_Font"><text:span text:style-name="T1">tum, ad febres redeun</text:span></text:span>t<text:span text:style-name="Default_20_Paragraph_20_Font"><text:span text:style-name="T1">es , item tempore<text:line-break/>Longo rigores haerente</text:span></text:span>s, <text:span text:style-name="Default_20_Paragraph_20_Font"><text:span text:style-name="T1">doloribu</text:span></text:span>s -<text:span text:style-name="Default_20_Paragraph_20_Font"><text:span text:style-name="T1">m<text:line-break/>Qui conferunt l</text:span></text:span>o<text:span text:style-name="Default_20_Paragraph_20_Font"><text:span text:style-name="T1">coru</text:span></text:span>m <text:span text:style-name="Default_20_Paragraph_20_Font"><text:span text:style-name="T1">absce</text:span></text:span>ssus <text:span text:style-name="Default_20_Paragraph_20_Font"><text:span text:style-name="T1">pr</text:span></text:span>i<text:span text:style-name="Default_20_Paragraph_20_Font"><text:span text:style-name="T1">n</text:span></text:span>ci<text:span text:style-name="Default_20_Paragraph_20_Font"><text:span text:style-name="T1">pum,<text:line-break/></text:span></text:span>It<text:span text:style-name="Default_20_Paragraph_20_Font"><text:span text:style-name="T1">em valet vulv</text:span></text:span>is <text:span text:style-name="Default_20_Paragraph_20_Font"><text:span text:style-name="T1">d</text:span></text:span>i<text:span text:style-name="Default_20_Paragraph_20_Font"><text:span text:style-name="T1">storsi, stat</text:span></text:span>i<text:span text:style-name="Default_20_Paragraph_20_Font"><text:span text:style-name="T1">bu</text:span></text:span>s<text:line-break/><text:span text:style-name="Default_20_Paragraph_20_Font"><text:span text:style-name="T1">Au</text:span></text:span>t <text:span text:style-name="Default_20_Paragraph_20_Font"><text:span text:style-name="T1">qu</text:span></text:span>i <text:span text:style-name="Default_20_Paragraph_20_Font"><text:span text:style-name="T1">coli, vesicae, renum,. sent</text:span></text:span>i<text:span text:style-name="Default_20_Paragraph_20_Font"><text:span text:style-name="T1">unt<text:line-break/>Longo</text:span></text:span>s <text:span text:style-name="Default_20_Paragraph_20_Font"><text:span text:style-name="T1">dolores cu</text:span></text:span>m <text:span text:style-name="Default_20_Paragraph_20_Font"><text:span text:style-name="T1">ulcere au</text:span></text:span>r c<text:span text:style-name="Default_20_Paragraph_20_Font"><text:span text:style-name="T1">um .calculis.</text:span></text:span></text:p>
      <text:p text:style-name="P3">E<text:span text:style-name="Default_20_Paragraph_20_Font"><text:span text:style-name="T1">t st</text:span></text:span> j<text:span text:style-name="Default_20_Paragraph_20_Font"><text:span text:style-name="T1">ecur negotium praebet , dabis<text:line-break/></text:span></text:span>R<text:span text:style-name="Default_20_Paragraph_20_Font"><text:span text:style-name="T1">ite, suequenter sanguinem educentibus<text:line-break/></text:span></text:span>E<text:span text:style-name="Default_20_Paragraph_20_Font"><text:span text:style-name="T1">t pectore; succulentum et pus reddentibus<text:line-break/>Ex qua inferatur parte,</text:span></text:span> u<text:span text:style-name="Default_20_Paragraph_20_Font"><text:span text:style-name="T1">el ex pulmonibus,<text:line-break/>Adhaec quibus rupta aut quaedam vulsa intima<text:line-break/>Praebebis ipsis , nam dolores et metum<text:line-break/></text:span></text:span>T<text:span text:style-name="Default_20_Paragraph_20_Font"><text:span text:style-name="T1">olles etiam queis haud prompte coquitur cibus<text:line-break/>Quantumvis exiguus, acescit autem protinus,<text:line-break/>Nec non propina, quosrcogit perfectio<text:line-break/>Longinqua aquis uti longe deterrimis,<text:line-break/></text:span></text:span>H<text:span text:style-name="Default_20_Paragraph_20_Font"><text:span text:style-name="T1">is antidoti quantum tres pendent obboli<text:line-break/>Aquae calentis c</text:span></text:span>y<text:span text:style-name="Default_20_Paragraph_20_Font"><text:span text:style-name="T1">athos tres, aut quattuor,<text:line-break/>Horis ante cibum ternis da, vel pluribus,<text:line-break/>Aut qui male vesica habent, aut sanguinem<text:line-break/>Spuunt, aut stomachi languescunt ulceribus,<text:line-break/></text:span></text:span>E<text:span text:style-name="Default_20_Paragraph_20_Font"><text:span text:style-name="T1">x posco antidotum temperatum praebiber</text:span></text:span>i<text:span text:style-name="Default_20_Paragraph_20_Font"><text:span text:style-name="T1">t.<text:line-break/></text:span></text:span>E<text:span text:style-name="Default_20_Paragraph_20_Font"><text:span text:style-name="T1">t pectoris quos su</text:span></text:span>asi<text:span text:style-name="Default_20_Paragraph_20_Font"><text:span text:style-name="T1">ones totius,</text:span></text:span></text:p>
      <text:p text:style-name="P3">ini<text:span text:style-name="Default_20_Paragraph_20_Font"><text:span text:style-name="T1">c</text:span></text:span>i<text:span text:style-name="Default_20_Paragraph_20_Font"><text:span text:style-name="T1">ant, fasciculum polii decoquens aqua,<text:line-break/></text:span></text:span>Pra<text:span text:style-name="Default_20_Paragraph_20_Font"><text:span text:style-name="T1">est</text:span></text:span>i<text:span text:style-name="Default_20_Paragraph_20_Font"><text:span text:style-name="T1">terit autem Cretici , au</text:span></text:span>t <text:span text:style-name="Default_20_Paragraph_20_Font"><text:span text:style-name="T1">Scythici magis<text:line-break/>Aut Pontic</text:span></text:span>i <text:span text:style-name="Default_20_Paragraph_20_Font"><text:span text:style-name="T1">potius, nam sistes rheumata,<text:line-break/></text:span></text:span>s<text:span text:style-name="Default_20_Paragraph_20_Font"><text:span text:style-name="T1">a</text:span></text:span>ni<text:span text:style-name="Default_20_Paragraph_20_Font"><text:span text:style-name="T1">s (ut ante dix</text:span></text:span>i) <text:span text:style-name="Default_20_Paragraph_20_Font"><text:span text:style-name="T1">cyathis cess</text:span></text:span>a<text:span text:style-name="Default_20_Paragraph_20_Font"><text:span text:style-name="T1">res.<text:line-break/></text:span></text:span>all<text:span text:style-name="Default_20_Paragraph_20_Font"><text:span text:style-name="T1">ida</text:span></text:span>m <text:span text:style-name="Default_20_Paragraph_20_Font"><text:span text:style-name="T1">doloribus permagn</text:span></text:span>i<text:span text:style-name="Default_20_Paragraph_20_Font"><text:span text:style-name="T1">s aurium<text:line-break/></text:span></text:span>Pa<text:span text:style-name="Default_20_Paragraph_20_Font"><text:span text:style-name="T1">sse subigentes Cretico, meatibus,<text:line-break/></text:span></text:span>PIE <text:span text:style-name="Default_20_Paragraph_20_Font"><text:span text:style-name="T1">quos sucultas audiendi spargitur<text:line-break/></text:span></text:span>L<text:span text:style-name="Default_20_Paragraph_20_Font"><text:span text:style-name="T1">anam ant</text:span></text:span>id<text:span text:style-name="Default_20_Paragraph_20_Font"><text:span text:style-name="T1">o</text:span></text:span>t<text:span text:style-name="Default_20_Paragraph_20_Font"><text:span text:style-name="T1">i liquore irriguam collocant.<text:line-break/></text:span></text:span>Por<text:span text:style-name="Default_20_Paragraph_20_Font"><text:span text:style-name="T1">ro bonu</text:span></text:span>m <text:span text:style-name="Default_20_Paragraph_20_Font"><text:span text:style-name="T1">cui antidotum curae est reddere<text:line-break/></text:span></text:span>I<text:span text:style-name="Default_20_Paragraph_20_Font"><text:span text:style-name="T1">s cunctas habeat messuras siccas probe,<text:line-break/></text:span></text:span>E<text:span text:style-name="Default_20_Paragraph_20_Font"><text:span text:style-name="T1">t</text:span></text:span> T<text:span text:style-name="Default_20_Paragraph_20_Font"><text:span text:style-name="T1">heriacum elaboratum (sicut vocant)<text:line-break/></text:span></text:span>Pasti<text:span text:style-name="Default_20_Paragraph_20_Font"><text:span text:style-name="T1">l</text:span></text:span>l<text:span text:style-name="Default_20_Paragraph_20_Font"><text:span text:style-name="T1">um, i</text:span></text:span>t<text:span text:style-name="Default_20_Paragraph_20_Font"><text:span text:style-name="T1">a paratum, ut indicabimus,<text:line-break/></text:span></text:span>A<text:span text:style-name="Default_20_Paragraph_20_Font"><text:span text:style-name="T1">am constat hic bonis misturae pharmacis t<text:line-break/>Aestate</text:span></text:span> v<text:span text:style-name="Default_20_Paragraph_20_Font"><text:span text:style-name="T1">eras pri</text:span></text:span>m<text:span text:style-name="Default_20_Paragraph_20_Font"><text:span text:style-name="T1">a sumis</text:span></text:span> v<text:span text:style-name="Default_20_Paragraph_20_Font"><text:span text:style-name="T1">iperas<text:line-break/></text:span></text:span>s<text:span text:style-name="Default_20_Paragraph_20_Font"><text:span text:style-name="T1">eptas recens, notandae magnitudinis<text:line-break/></text:span></text:span>Eo<text:span text:style-name="Default_20_Paragraph_20_Font"><text:span text:style-name="T1">saue</text:span></text:span> v<text:span text:style-name="Default_20_Paragraph_20_Font"><text:span text:style-name="T1">igint</text:span></text:span>i <text:span text:style-name="Default_20_Paragraph_20_Font"><text:span text:style-name="T1">aut paulo plures item i<text:line-break/>B</text:span></text:span>o<text:span text:style-name="Default_20_Paragraph_20_Font"><text:span text:style-name="T1">e nanque n</text:span></text:span>o<text:span text:style-name="Default_20_Paragraph_20_Font"><text:span text:style-name="T1">n erit nimis medicamini.</text:span></text:span></text:p>
      <text:p text:style-name="Normal"><text:span text:style-name="Default_20_Paragraph_20_Font"><text:span text:style-name="T1">Quum praeparas,</text:span></text:span> I<text:span text:style-name="Default_20_Paragraph_20_Font"><text:span text:style-name="T1">res digitos amputa capu</text:span></text:span>t</text:p>
      <text:p text:style-name="P3">.P<text:span text:style-name="Default_20_Paragraph_20_Font"><text:span text:style-name="T1">auloque caudam magis, hanc post, illud prius.<text:line-break/>Sed aggredi istud donec vivunt, convenit.</text:span></text:span></text:p>
      <text:p text:style-name="Normal">H<text:span text:style-name="Default_20_Paragraph_20_Font"><text:span text:style-name="T1">inc cute detracta ut anguillis facillime<text:line-break/></text:span></text:span>T<text:span text:style-name="Default_20_Paragraph_20_Font"><text:span text:style-name="T1">otam eximes ipsarum pinguetudinem ,<text:line-break/>Ac postea quam laveris , dimittito</text:span></text:span></text:p>
      <text:p text:style-name="Normal"><text:span text:style-name="Default_20_Paragraph_20_Font"><text:span text:style-name="T1">Cllae, et medi</text:span></text:span>o<text:span text:style-name="Default_20_Paragraph_20_Font"><text:span text:style-name="T1">crem anethi susciculum aridi,<text:line-break/>Assusu aquae quod ipsis suissicit incoqu</text:span></text:span>e,<text:line-break/><text:span text:style-name="Default_20_Paragraph_20_Font"><text:span text:style-name="T1">Donec caro relinquat ossa promptius,<text:line-break/>Et sutili remoto ab igne, condito<text:line-break/>Carnem ossibus puram, pari addens pondere<text:line-break/></text:span></text:span>P<text:span text:style-name="Default_20_Paragraph_20_Font"><text:span text:style-name="T1">anem triticeum haud sordidum, tritum probe,<text:line-break/>Pauxillulum decoctionis</text:span></text:span> j<text:span text:style-name="Default_20_Paragraph_20_Font"><text:span text:style-name="T1">usculi</text:span></text:span></text:p>
      <text:p text:style-name="Normal"><text:span text:style-name="Default_20_Paragraph_20_Font"><text:span text:style-name="T1">Pandens super, pastillos tenues fugito;</text:span></text:span></text:p>
      <text:p text:style-name="Normal"><text:span text:style-name="Default_20_Paragraph_20_Font"><text:span text:style-name="T1">Siccato et orbiculis theriacis utitor.<text:line-break/>At scillinos hoc rursus essinges modo,<text:line-break/>Scillam cum foliis magnitudinis bonae<text:line-break/>Albamque sumptam toto purga cortice,</text:span></text:span></text:p>
      <text:p text:style-name="P3"><text:span text:style-name="Default_20_Paragraph_20_Font"><text:span text:style-name="T1">o</text:span></text:span>m<text:span text:style-name="Default_20_Paragraph_20_Font"><text:span text:style-name="T1">nem ex</text:span></text:span>i<text:span text:style-name="Default_20_Paragraph_20_Font"><text:span text:style-name="T1">men</text:span></text:span>s <text:span text:style-name="Default_20_Paragraph_20_Font"><text:span text:style-name="T1">rad</text:span></text:span>i<text:span text:style-name="Default_20_Paragraph_20_Font"><text:span text:style-name="T1">ce</text:span></text:span>m <text:span text:style-name="Default_20_Paragraph_20_Font"><text:span text:style-name="T1">l</text:span></text:span>i<text:span text:style-name="Default_20_Paragraph_20_Font"><text:span text:style-name="T1">gnosum undique<text:line-break/>C</text:span></text:span>i<text:span text:style-name="Default_20_Paragraph_20_Font"><text:span text:style-name="T1">rcuml</text:span></text:span>i<text:span text:style-name="Default_20_Paragraph_20_Font"><text:span text:style-name="T1">tamque musta</text:span></text:span> triti<text:span text:style-name="Default_20_Paragraph_20_Font"><text:span text:style-name="T1">c</text:span></text:span>i, <text:span text:style-name="Default_20_Paragraph_20_Font"><text:span text:style-name="T1">clibano<text:line-break/></text:span></text:span>I<text:span text:style-name="Default_20_Paragraph_20_Font"><text:span text:style-name="T1">psum repona</text:span></text:span>s, <text:span text:style-name="Default_20_Paragraph_20_Font"><text:span text:style-name="T1">quum ver</text:span></text:span>e <text:span text:style-name="Default_20_Paragraph_20_Font"><text:span text:style-name="T1">c</text:span></text:span>o<text:span text:style-name="Default_20_Paragraph_20_Font"><text:span text:style-name="T1">c</text:span></text:span>t<text:span text:style-name="Default_20_Paragraph_20_Font"><text:span text:style-name="T1">am pr</text:span></text:span>o<text:span text:style-name="Default_20_Paragraph_20_Font"><text:span text:style-name="T1">be<text:line-break/></text:span></text:span>P<text:span text:style-name="Default_20_Paragraph_20_Font"><text:span text:style-name="T1">u</text:span></text:span>t<text:span text:style-name="Default_20_Paragraph_20_Font"><text:span text:style-name="T1">aver</text:span></text:span>is, t<text:span text:style-name="Default_20_Paragraph_20_Font"><text:span text:style-name="T1">re</text:span></text:span>s <text:span text:style-name="Default_20_Paragraph_20_Font"><text:span text:style-name="T1">esu</text:span></text:span>s <text:span text:style-name="Default_20_Paragraph_20_Font"><text:span text:style-name="T1">libra</text:span></text:span>s <text:span text:style-name="Default_20_Paragraph_20_Font"><text:span text:style-name="T1">sum</text:span></text:span>i<text:span text:style-name="Default_20_Paragraph_20_Font"><text:span text:style-name="T1">to;</text:span></text:span></text:p>
      <text:p text:style-name="Normal"><text:span text:style-name="Default_20_Paragraph_20_Font"><text:span text:style-name="T1">Hu</text:span></text:span>i<text:span text:style-name="Default_20_Paragraph_20_Font"><text:span text:style-name="T1">c /ung</text:span></text:span>ito <text:span text:style-name="Default_20_Paragraph_20_Font"><text:span text:style-name="T1">tenu</text:span></text:span>i<text:span text:style-name="Default_20_Paragraph_20_Font"><text:span text:style-name="T1">ssimae</text:span></text:span> fi<text:span text:style-name="Default_20_Paragraph_20_Font"><text:span text:style-name="T1">bram se</text:span></text:span>mi<text:span text:style-name="Default_20_Paragraph_20_Font"><text:span text:style-name="T1">s<text:line-break/>Erv</text:span></text:span>i <text:span text:style-name="Default_20_Paragraph_20_Font"><text:span text:style-name="T1">fur</text:span></text:span>i<text:span text:style-name="Default_20_Paragraph_20_Font"><text:span text:style-name="T1">nae paululu</text:span></text:span>m .<text:span text:style-name="Default_20_Paragraph_20_Font"><text:span text:style-name="T1">reto</text:span></text:span>rri<text:span text:style-name="Default_20_Paragraph_20_Font"><text:span text:style-name="T1">d</text:span></text:span>i,<text:line-break/><text:span text:style-name="Default_20_Paragraph_20_Font"><text:span text:style-name="T1">Ac laev</text:span></text:span>i<text:span text:style-name="Default_20_Paragraph_20_Font"><text:span text:style-name="T1">gans subtil</text:span></text:span>i<text:span text:style-name="Default_20_Paragraph_20_Font"><text:span text:style-name="T1">ter stat</text:span></text:span>im <text:span text:style-name="Default_20_Paragraph_20_Font"><text:span text:style-name="T1">p</text:span></text:span>i<text:span text:style-name="Default_20_Paragraph_20_Font"><text:span text:style-name="T1">la</text:span></text:span>s<text:line-break/><text:span text:style-name="Default_20_Paragraph_20_Font"><text:span text:style-name="T1">Effinge tenues admodum; sic</text:span></text:span>c<text:span text:style-name="Default_20_Paragraph_20_Font"><text:span text:style-name="T1">as ub</text:span></text:span>i<text:line-break/><text:span text:style-name="Default_20_Paragraph_20_Font"><text:span text:style-name="T1">L</text:span></text:span>i<text:span text:style-name="Default_20_Paragraph_20_Font"><text:span text:style-name="T1">bet recondes, ne tal</text:span></text:span>is sit <text:span text:style-name="Default_20_Paragraph_20_Font"><text:span text:style-name="T1">m</text:span></text:span>tsti<text:span text:style-name="Default_20_Paragraph_20_Font"><text:span text:style-name="T1">o<text:line-break/></text:span></text:span>I<text:span text:style-name="Default_20_Paragraph_20_Font"><text:span text:style-name="T1">gno</text:span></text:span>t<text:span text:style-name="Default_20_Paragraph_20_Font"><text:span text:style-name="T1">a</text:span></text:span> T<text:span text:style-name="Default_20_Paragraph_20_Font"><text:span text:style-name="T1">he</text:span></text:span>vi<text:span text:style-name="Default_20_Paragraph_20_Font"><text:span text:style-name="T1">aceque.-d</text:span></text:span>i<text:span text:style-name="Default_20_Paragraph_20_Font"><text:span text:style-name="T1">cta persequar ,<text:line-break/></text:span></text:span>U<text:span text:style-name="Default_20_Paragraph_20_Font"><text:span text:style-name="T1">t usum quoque suqfe M</text:span></text:span>it<text:span text:style-name="Default_20_Paragraph_20_Font"><text:span text:style-name="T1">hr</text:span></text:span>i<text:span text:style-name="Default_20_Paragraph_20_Font"><text:span text:style-name="T1">datem serunt<text:line-break/>Quu</text:span></text:span>m <text:span text:style-name="Default_20_Paragraph_20_Font"><text:span text:style-name="T1">b</text:span></text:span>i<text:span text:style-name="Default_20_Paragraph_20_Font"><text:span text:style-name="T1">bere</text:span></text:span> m<text:span text:style-name="Default_20_Paragraph_20_Font"><text:span text:style-name="T1">edicamenta eu</text:span></text:span>m <text:span text:style-name="Default_20_Paragraph_20_Font"><text:span text:style-name="T1">necessi</text:span></text:span>t<text:span text:style-name="Default_20_Paragraph_20_Font"><text:span text:style-name="T1">a</text:span></text:span>s<text:line-break/><text:span text:style-name="Default_20_Paragraph_20_Font"><text:span text:style-name="T1">omn</text:span></text:span>is , <text:span text:style-name="Default_20_Paragraph_20_Font"><text:span text:style-name="T1">noc</text:span></text:span>i<text:span text:style-name="Default_20_Paragraph_20_Font"><text:span text:style-name="T1">va cum libe</text:span></text:span>ris <text:span text:style-name="Default_20_Paragraph_20_Font"><text:span text:style-name="T1">bellant</text:span></text:span>i<text:span text:style-name="Default_20_Paragraph_20_Font"><text:span text:style-name="T1">bu</text:span></text:span>s ,<text:line-break/><text:span text:style-name="Default_20_Paragraph_20_Font"><text:span text:style-name="T1">Null</text:span></text:span>i<text:span text:style-name="Default_20_Paragraph_20_Font"><text:span text:style-name="T1">us</text:span></text:span> i<text:span text:style-name="Default_20_Paragraph_20_Font"><text:span text:style-name="T1">pse noxae sensum per</text:span></text:span>t<text:span text:style-name="Default_20_Paragraph_20_Font"><text:span text:style-name="T1">ul</text:span></text:span>it,<text:line-break/><text:span text:style-name="Default_20_Paragraph_20_Font"><text:span text:style-name="T1">sed ense detruncatus vitam perd</text:span></text:span>i<text:span text:style-name="Default_20_Paragraph_20_Font"><text:span text:style-name="T1">dit ,<text:line-break/></text:span></text:span>G<text:span text:style-name="Default_20_Paragraph_20_Font"><text:span text:style-name="T1">natae vero p</text:span></text:span>o<text:span text:style-name="Default_20_Paragraph_20_Font"><text:span text:style-name="T1">tu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erun</text:span></text:span>t <text:span text:style-name="Default_20_Paragraph_20_Font"><text:span text:style-name="T1">pharmac</text:span></text:span>i.<text:line-break/><text:span text:style-name="Default_20_Paragraph_20_Font"><text:span text:style-name="T1">fusum parab</text:span></text:span>i<text:span text:style-name="Default_20_Paragraph_20_Font"><text:span text:style-name="T1">s sic; sclll</text:span></text:span>i<text:span text:style-name="Default_20_Paragraph_20_Font"><text:span text:style-name="T1">n</text:span></text:span>o<text:span text:style-name="Default_20_Paragraph_20_Font"><text:span text:style-name="T1">rum orbiu</text:span></text:span>m</text:p>
      <text:p text:style-name="P3"><text:span text:style-name="Default_20_Paragraph_20_Font"><text:span text:style-name="T1">Drachmas</text:span></text:span> u<text:span text:style-name="Default_20_Paragraph_20_Font"><text:span text:style-name="T1">iginti bis (alias bis quattuor)<text:line-break/>Sed orbium theriacorum bis duodecim,<text:line-break/>Nigr</text:span></text:span>i<text:span text:style-name="Default_20_Paragraph_20_Font"><text:span text:style-name="T1">que piperis, opii et sicci magmatis,<text:line-break/>Quod hedychroa quondam vocabant unguina<text:line-break/></text:span></text:span>B<text:span text:style-name="Default_20_Paragraph_20_Font"><text:span text:style-name="T1">is singulorum duodecim denarios ,<text:line-break/></text:span></text:span>R<text:span text:style-name="Default_20_Paragraph_20_Font"><text:span text:style-name="T1">adiculae dulcis succi, aridae decem<text:line-break/>Atque insuper duas, rosae siccae pares<text:line-break/></text:span></text:span>E<text:span text:style-name="Default_20_Paragraph_20_Font"><text:span text:style-name="T1">t cinnamomi, ad haec opobalsumi boni<text:line-break/>Atque ireos p</text:span></text:span>r<text:span text:style-name="Default_20_Paragraph_20_Font"><text:span text:style-name="T1">aeterea, quam dat</text:span></text:span> l<text:span text:style-name="Default_20_Paragraph_20_Font"><text:span text:style-name="T1">llyris<text:line-break/>Aequale pondus, agarici albi, feminis<text:line-break/>Napi, uniuscu</text:span></text:span>j<text:span text:style-name="Default_20_Paragraph_20_Font"><text:span text:style-name="T1">usque drachmas duodecim.<text:line-break/>Et suordii tantundem cretici addito.</text:span></text:span></text:p>
      <text:p text:style-name="Normal"><text:span text:style-name="Default_20_Paragraph_20_Font"><text:span text:style-name="T1">Myrrhae, croci, rl.eu , petroselini, stoechados,<text:line-break/>Siccae calaminthae, quinquefolii, praeter hact<text:line-break/></text:span></text:span>R<text:span text:style-name="Default_20_Paragraph_20_Font"><text:span text:style-name="T1">adiculae, atque galbulorum feminis<text:line-break/>Marrubii, pipe</text:span></text:span>r<text:span text:style-name="Default_20_Paragraph_20_Font"><text:span text:style-name="T1">is albi, et longi, et .indicae<text:line-break/>Nardi spicae, thuris, nec non terebinthinae</text:span></text:span></text:p>
      <text:p text:style-name="P17">C<text:span text:style-name="Default_20_Paragraph_20_Font"><text:span text:style-name="T1">ostique candidi, dictamni herbae, insuper<text:line-break/></text:span></text:span>I<text:span text:style-name="Default_20_Paragraph_20_Font"><text:span text:style-name="T1">unc</text:span></text:span>i <text:span text:style-name="Default_20_Paragraph_20_Font"><text:span text:style-name="T1">rotundi storis, gingiberis pares<text:line-break/>S</text:span></text:span>i<text:span text:style-name="Default_20_Paragraph_20_Font"><text:span text:style-name="T1">cci, non rinui. n sura e castae corticis</text:span></text:span></text:p>
      <text:p text:style-name="Normal"><text:span text:style-name="Default_20_Paragraph_20_Font"><text:span text:style-name="T1">Bis singulorum ternae drachmae pondere<text:line-break/></text:span></text:span>P<text:span text:style-name="Default_20_Paragraph_20_Font"><text:span text:style-name="T1">oliique et pontici phu, necnon thlaspeos,<text:line-break/>Chamaedr</text:span></text:span>yi<text:span text:style-name="Default_20_Paragraph_20_Font"><text:span text:style-name="T1">s, praeterea st</text:span></text:span>y<text:span text:style-name="Default_20_Paragraph_20_Font"><text:span text:style-name="T1">racis, c</text:span></text:span>u<text:span text:style-name="Default_20_Paragraph_20_Font"><text:span text:style-name="T1">mmeos<text:line-break/></text:span></text:span>E<text:span text:style-name="Default_20_Paragraph_20_Font"><text:span text:style-name="T1">t gentianae, et acori, meuque insuper<text:line-break/></text:span></text:span>E<text:span text:style-name="Default_20_Paragraph_20_Font"><text:span text:style-name="T1">t cardamomi, sic sueniculi feminis<text:line-break/>Rypoc</text:span></text:span>y<text:span text:style-name="Default_20_Paragraph_20_Font"><text:span text:style-name="T1">stidis succi, tostae chalcitidis,<text:line-break/>Cretensts h</text:span></text:span>y<text:span text:style-name="Default_20_Paragraph_20_Font"><text:span text:style-name="T1">perici adde feminis , simul<text:line-break/>Succ</text:span></text:span>i <text:span text:style-name="Default_20_Paragraph_20_Font"><text:span text:style-name="T1">acac</text:span></text:span>i<text:span text:style-name="Default_20_Paragraph_20_Font"><text:span text:style-name="T1">ae humidae, nardique galliene<text:line-break/>Purae, sphragullique lemniae, chamaepitys,<text:line-break/>Ameos , feseleos, feminis retorridi<text:line-break/>An</text:span></text:span>isi, <text:span text:style-name="Default_20_Paragraph_20_Font"><text:span text:style-name="T1">arna</text:span></text:span>m <text:span text:style-name="Default_20_Paragraph_20_Font"><text:span text:style-name="T1">i uvae, foliorum malabathti.<text:line-break/>lmpone drach</text:span></text:span>m<text:span text:style-name="Default_20_Paragraph_20_Font"><text:span text:style-name="T1">as sin</text:span></text:span>g<text:span text:style-name="Default_20_Paragraph_20_Font"><text:span text:style-name="T1">ulorum compares<text:line-break/>Duas, et totide</text:span></text:span>m <text:span text:style-name="Default_20_Paragraph_20_Font"><text:span text:style-name="T1">balsami sauc</text:span></text:span>i<text:span text:style-name="Default_20_Paragraph_20_Font"><text:span text:style-name="T1">us quoque.<text:line-break/>Sed non probe aliqui singulis dant quattuor.</text:span></text:span></text:p>
      <text:p text:style-name="P3">O<text:span text:style-name="Default_20_Paragraph_20_Font"><text:span text:style-name="T1">popanacis lachr</text:span></text:span>y<text:span text:style-name="Default_20_Paragraph_20_Font"><text:span text:style-name="T1">mae, praeterea galbani<text:line-break/>Daucique purgati Cretensts feminis ,<text:line-break/></text:span></text:span>E<text:span text:style-name="Default_20_Paragraph_20_Font"><text:span text:style-name="T1">t castorei, sagapeni</text:span></text:span> i<text:span text:style-name="Default_20_Paragraph_20_Font"><text:span text:style-name="T1">ungito novi<text:line-break/>Aristolochiaeque tenuis siccae probe<text:line-break/></text:span></text:span>H<text:span text:style-name="Default_20_Paragraph_20_Font"><text:span text:style-name="T1">orum uniuscu</text:span></text:span>j<text:span text:style-name="Default_20_Paragraph_20_Font"><text:span text:style-name="T1">usque drachmas fac duas<text:line-break/>Aequale pondus ponito bituminis:<text:line-break/>Sunt qui duas cuique dent, quod displicet.<text:line-break/></text:span></text:span>F<text:span text:style-name="Default_20_Paragraph_20_Font"><text:span text:style-name="T1">requenter ipsum, cel</text:span></text:span>a<text:span text:style-name="Default_20_Paragraph_20_Font"><text:span text:style-name="T1">ti scriptum est, condidi,<text:line-break/>Vini</text:span></text:span> F<text:span text:style-name="Default_20_Paragraph_20_Font"><text:span text:style-name="T1">alerni mediocrem modum, boni<text:line-break/>Mellis recentis Attici libras decem.</text:span></text:span></text:p>
      <text:p text:style-name="Normal"><text:span text:style-name="Default_20_Paragraph_20_Font"><text:span text:style-name="T1">Nonnulla at horum succi, quaedam femina,<text:line-break/>Sunt folia quaedam , et lachr</text:span></text:span>y<text:span text:style-name="Default_20_Paragraph_20_Font"><text:span text:style-name="T1">mae , aliqua radiculae</text:span></text:span> a<text:line-break/><text:span text:style-name="Default_20_Paragraph_20_Font"><text:span text:style-name="T1">ipsorum minima, et in metallis invenis.</text:span></text:span></text:p>
      <text:p text:style-name="Normal"><text:span text:style-name="Default_20_Paragraph_20_Font"><text:span text:style-name="T1">Succos itaque cum lachr</text:span></text:span>y<text:span text:style-name="Default_20_Paragraph_20_Font"><text:span text:style-name="T1">mis et metallicis<text:line-break/>Vino teras , dum crassitudinem indes<text:line-break/>Mellis; reliqua con</text:span></text:span>i<text:span text:style-name="Default_20_Paragraph_20_Font"><text:span text:style-name="T1">unges omnia arida,<text:line-break/>Contusa , tenui increta cribro protinus ,</text:span></text:span></text:p>
      <text:p text:style-name="P2">Mi<text:span text:style-name="Default_20_Paragraph_20_Font"><text:span text:style-name="T1">xtisque exacte mel ad</text:span></text:span>i<text:span text:style-name="Default_20_Paragraph_20_Font"><text:span text:style-name="T1">icias postea<text:line-break/>B</text:span></text:span>is t<text:span text:style-name="Default_20_Paragraph_20_Font"><text:span text:style-name="T1">erve fervefactum; ub</text:span></text:span>i <text:span text:style-name="Default_20_Paragraph_20_Font"><text:span text:style-name="T1">rursus rigaveri</text:span></text:span>t,<text:line-break/><text:span text:style-name="Default_20_Paragraph_20_Font"><text:span text:style-name="T1">llip</text:span></text:span>oa<text:span text:style-name="Default_20_Paragraph_20_Font"><text:span text:style-name="T1">ito n</text:span></text:span>o<text:span text:style-name="Default_20_Paragraph_20_Font"><text:span text:style-name="T1">n ligneis , oerum magis<text:line-break/></text:span></text:span>li V<text:span text:style-name="Default_20_Paragraph_20_Font"><text:span text:style-name="T1">asis v</text:span></text:span>i<text:span text:style-name="Default_20_Paragraph_20_Font"><text:span text:style-name="T1">tre</text:span></text:span>i<text:span text:style-name="Default_20_Paragraph_20_Font"><text:span text:style-name="T1">s, corneis, argenteu</text:span></text:span>m<text:line-break/>It <text:span text:style-name="Default_20_Paragraph_20_Font"><text:span text:style-name="T1">sia</text:span></text:span>mt<text:span text:style-name="Default_20_Paragraph_20_Font"><text:span text:style-name="T1">e</text:span></text:span>i<text:span text:style-name="Default_20_Paragraph_20_Font"><text:span text:style-name="T1">s servans , et densis ollul</text:span></text:span>i<text:span text:style-name="Default_20_Paragraph_20_Font"><text:span text:style-name="T1">s.<text:line-break/>sis p</text:span></text:span>o<text:span text:style-name="Default_20_Paragraph_20_Font"><text:span text:style-name="T1">t</text:span></text:span>i<text:span text:style-name="Default_20_Paragraph_20_Font"><text:span text:style-name="T1">oni , nec recens suctum ntm</text:span></text:span>t<text:span text:style-name="Default_20_Paragraph_20_Font"><text:span text:style-name="T1">s ,<text:line-break/></text:span></text:span>N<text:span text:style-name="Default_20_Paragraph_20_Font"><text:span text:style-name="T1">ec rursus medicamentum quod peraruit t<text:line-break/></text:span></text:span>tfia <text:span text:style-name="Default_20_Paragraph_20_Font"><text:span text:style-name="T1">l</text:span></text:span>o<text:span text:style-name="Default_20_Paragraph_20_Font"><text:span text:style-name="T1">ng</text:span></text:span>i<text:span text:style-name="Default_20_Paragraph_20_Font"><text:span text:style-name="T1">ori hoc suerit spatio temporis ,<text:line-break/>ervefec</text:span></text:span>i<text:span text:style-name="Default_20_Paragraph_20_Font"><text:span text:style-name="T1">t o rursus, addens paululum<text:line-break/>Mellis simulque abunde temporis terent</text:span></text:span> s<text:line-break/>s<text:span text:style-name="Default_20_Paragraph_20_Font"><text:span text:style-name="T1">l</text:span></text:span>ul<text:span text:style-name="Default_20_Paragraph_20_Font"><text:span text:style-name="T1">demque habeb</text:span></text:span>i<text:span text:style-name="Default_20_Paragraph_20_Font"><text:span text:style-name="T1">s ut</text:span></text:span>i<text:span text:style-name="Default_20_Paragraph_20_Font"><text:span text:style-name="T1">le, quod caluit nihil,<text:line-break/></text:span></text:span><text:span text:style-name="Default_20_Paragraph_20_Font"><text:span text:style-name="T2">se</text:span></text:span><text:span text:style-name="Default_20_Paragraph_20_Font"><text:span text:style-name="T1">d</text:span></text:span> i<text:span text:style-name="Default_20_Paragraph_20_Font"><text:span text:style-name="T1">nferius eo quod misc</text:span></text:span>u<text:span text:style-name="Default_20_Paragraph_20_Font"><text:span text:style-name="T1">eris semel.</text:span></text:span></text:p>
      <text:h text:style-name="Heading_20_2" text:outline-level="2">Ca p. XVI. </text:h>
      <text:p text:style-name="P14">[T<text:span text:style-name="Default_20_Paragraph_20_Font"><text:span text:style-name="T1">heriaces alterius consuet</text:span></text:span>i<text:span text:style-name="Default_20_Paragraph_20_Font"><text:span text:style-name="T1">o</text:span></text:span>.] Qupst ita-<text:line-break/>nonnulla cum Andromacho discordant t Damocrates<text:line-break/>islfl indicavit his versibus:</text:p>
      <text:p text:style-name="P1"><text:span text:style-name="Default_20_Paragraph_20_Font"><text:span text:style-name="T1">Se</text:span></text:span>d <text:span text:style-name="Default_20_Paragraph_20_Font"><text:span text:style-name="T1">non probe al</text:span></text:span>i<text:span text:style-name="Default_20_Paragraph_20_Font"><text:span text:style-name="T1">qu</text:span></text:span>i <text:span text:style-name="Default_20_Paragraph_20_Font"><text:span text:style-name="T1">singuli</text:span></text:span>s <text:span text:style-name="Default_20_Paragraph_20_Font"><text:span text:style-name="T1">dant quattuor.</text:span></text:span></text:p>
      <text:p text:style-name="P2"><text:span text:style-name="Default_20_Paragraph_20_Font"><text:span text:style-name="T1">Sunt qui duas cuique dent, quod d</text:span></text:span>i<text:span text:style-name="Default_20_Paragraph_20_Font"><text:span text:style-name="T1">splicet.</text:span></text:span></text:p>
      <text:p text:style-name="Normal">Quod autem et manifestius dictum sit iis quae Damo-<text:line-break/>crates prodidit, hoc quoque constat: verum quum alia<text:line-break/>ipsius theriaces compositio numeris perscripta apud me<text:line-break/>habeatur, visum est mihi et illam ascribere, juxta com-<text:line-break/>moderationem medicaminum eam ingredientium, eo quod<text:line-break/>clarior compendiosiorque modo traditis existat.</text:p>
      <text:p text:style-name="P1">T<text:span text:style-name="Default_20_Paragraph_20_Font"><text:span text:style-name="T1">heriacen ratione aliquis contemperet</text:span></text:span> I<text:span text:style-name="Default_20_Paragraph_20_Font"><text:span text:style-name="T1">sta.</text:span></text:span></text:p>
      <text:p text:style-name="P1"><text:span text:style-name="Default_20_Paragraph_20_Font"><text:span text:style-name="T1">Dauci equidem fructus, panacis liquor, atque bitu</text:span></text:span>m<text:span text:style-name="Default_20_Paragraph_20_Font"><text:span text:style-name="T1">en<text:line-break/></text:span></text:span>E<text:span text:style-name="Default_20_Paragraph_20_Font"><text:span text:style-name="T1">t sugapenum itidem, tum galbana rursus, et ammi<text:line-break/>Cum tenui terrae malo , cum castoris ipsa<text:line-break/></text:span></text:span>T<text:span text:style-name="Default_20_Paragraph_20_Font"><text:span text:style-name="T1">esticulo , atque coma centaurei pondera sument<text:line-break/>Aequa, duplum st</text:span></text:span>y<text:span text:style-name="Default_20_Paragraph_20_Font"><text:span text:style-name="T1">racisque, ameosuue et an</text:span></text:span>isi,<text:line-break/><text:span text:style-name="Default_20_Paragraph_20_Font"><text:span text:style-name="T1">Phu, poliique comae pariter, me</text:span></text:span>a<text:span text:style-name="Default_20_Paragraph_20_Font"><text:span text:style-name="T1">que, acorique ,<text:line-break/>Atque chamaepityos, foliorum itidem malobathri ,<text:line-break/>Sphragidis ex Lemno, mox chalciteos , hyp o cistis,<text:line-break/>F</text:span></text:span>l<text:span text:style-name="Default_20_Paragraph_20_Font"><text:span text:style-name="T1">aventis sacci, gummi, et quam Callia donat<text:line-break/>Nardi , praeterea tenuis thlaspi atque perinde</text:span></text:span></text:p>
      <text:p text:style-name="P3"><text:span text:style-name="Default_20_Paragraph_20_Font"><text:span text:style-name="T1">Se</text:span></text:span>m<text:span text:style-name="Default_20_Paragraph_20_Font"><text:span text:style-name="T1">inis ex seseli , marathri quod Creta min</text:span></text:span>i<text:span text:style-name="Default_20_Paragraph_20_Font"><text:span text:style-name="T1">strat<text:line-break/></text:span></text:span>E<text:span text:style-name="Default_20_Paragraph_20_Font"><text:span text:style-name="T1">t cardamomi, drachmae cu</text:span></text:span>j<text:span text:style-name="Default_20_Paragraph_20_Font"><text:span text:style-name="T1">usque parantur<text:line-break/>Quattuor, at myrrha et praston, cum stoechade, costus.<text:line-break/></text:span></text:span>D<text:span text:style-name="Default_20_Paragraph_20_Font"><text:span text:style-name="T1">ictamnus , senas capient haec singula drachmas,<text:line-break/>Quinetiam piper oblongum, album, praeterea rheu.<text:line-break/>Atque crocus qui cor</text:span></text:span>y<text:span text:style-name="Default_20_Paragraph_20_Font"><text:span text:style-name="T1">cia defertur ab antro.</text:span></text:span></text:p>
      <text:p text:style-name="Normal"><text:span text:style-name="Default_20_Paragraph_20_Font"><text:span text:style-name="T1">Quinque simul folii radix et</text:span></text:span> j<text:span text:style-name="Default_20_Paragraph_20_Font"><text:span text:style-name="T1">uncus odorus ,<text:line-break/>Et cala</text:span></text:span>m<text:span text:style-name="Default_20_Paragraph_20_Font"><text:span text:style-name="T1">us drachmas aequales , et terebinthi<text:line-break/></text:span></text:span>R<text:span text:style-name="Default_20_Paragraph_20_Font"><text:span text:style-name="T1">esuta accipient, nardi simul</text:span></text:span> I<text:span text:style-name="Default_20_Paragraph_20_Font"><text:span text:style-name="T1">ndica radix,<text:line-break/></text:span></text:span>F<text:span text:style-name="Default_20_Paragraph_20_Font"><text:span text:style-name="T1">istula</text:span></text:span> j<text:span text:style-name="Default_20_Paragraph_20_Font"><text:span text:style-name="T1">am castae, infectum thus, petrosel</text:span></text:span>i<text:span text:style-name="Default_20_Paragraph_20_Font"><text:span text:style-name="T1">ni<text:line-break/>Montani tenuis femen, sex singula drachmis<text:line-break/>.iunge , </text:span></text:span>m<text:span text:style-name="Default_20_Paragraph_20_Font"><text:span text:style-name="T1">odo verum duplicato feordion addes<text:line-break/></text:span></text:span>E<text:span text:style-name="Default_20_Paragraph_20_Font"><text:span text:style-name="T1">t rapae femen sulvestris et iris odorae, et<text:line-break/>S</text:span></text:span>i<text:span text:style-name="Default_20_Paragraph_20_Font"><text:span text:style-name="T1">cca rosae sol</text:span></text:span>i<text:span text:style-name="Default_20_Paragraph_20_Font"><text:span text:style-name="T1">a, agaricum, succus glyc</text:span></text:span>y<text:span text:style-name="Default_20_Paragraph_20_Font"><text:span text:style-name="T1">r</text:span></text:span>n<text:span text:style-name="Default_20_Paragraph_20_Font"><text:span text:style-name="T1">ae,<text:line-break/>Balsumcusque liquor , cinamomum , gingiber ardens<text:line-break/>Binas accipient drachmas , et magmatis esto<text:line-break/></text:span></text:span>Bit <text:span text:style-name="Default_20_Paragraph_20_Font"><text:span text:style-name="T1">tantum hed</text:span></text:span>y<text:span text:style-name="Default_20_Paragraph_20_Font"><text:span text:style-name="T1">chroi, piperlique nigri, infeper orbes</text:span></text:span></text:p>
      <text:p text:style-name="P2">T<text:span text:style-name="Default_20_Paragraph_20_Font"><text:span text:style-name="T1">heriaci aequabunt opium , hos bis vincere debent<text:line-break/>Pondere scillini , et cunctis mel desuper adde,<text:line-break/>Hed</text:span></text:span>y<text:span text:style-name="Default_20_Paragraph_20_Font"><text:span text:style-name="T1">chro</text:span></text:span>i <text:span text:style-name="Default_20_Paragraph_20_Font"><text:span text:style-name="T1">oult magma mari binas sibi drachmas,<text:line-break/>Aequales et amarac</text:span></text:span>i <text:span text:style-name="Default_20_Paragraph_20_Font"><text:span text:style-name="T1">habens, asari, asualatique<text:line-break/>Et sanci teretis, calami qui suavis odore est.<text:line-break/>Phu ponti, ligni et succi quem balsamo n aedit<text:line-break/></text:span></text:span>T<text:span text:style-name="Default_20_Paragraph_20_Font"><text:span text:style-name="T1">res sunto drachmae, totidem cost</text:span></text:span>i, <text:span text:style-name="Default_20_Paragraph_20_Font"><text:span text:style-name="T1">cinamomi.<text:line-break/>Myrrhae sex alias misoes, folii malobathri,<text:line-break/></text:span></text:span>I<text:span text:style-name="Default_20_Paragraph_20_Font"><text:span text:style-name="T1">ndorum nardi , staoique croci insuper aequas.<text:line-break/>Quinetiam castae totidem , sed pondus amom</text:span></text:span>i<text:line-break/><text:span text:style-name="Default_20_Paragraph_20_Font"><text:span text:style-name="T1">Sume duplum, drachmam chiae sed mastichae habebit:<text:line-break/>Haec vino debent conspergi cuncta</text:span></text:span> F<text:span text:style-name="Default_20_Paragraph_20_Font"><text:span text:style-name="T1">alerno.</text:span></text:span></text:p>
      <text:p text:style-name="Normal">Reliquum esse mihi videtur, ut tota de theriac<text:span text:style-name="Default_20_Paragraph_20_Font"><text:span text:style-name="T1">u</text:span></text:span> di<text:span text:style-name="Default_20_Paragraph_20_Font"><text:span text:style-name="T1">s</text:span></text:span>ci-<text:line-break/>plina ab<text:span text:style-name="Default_20_Paragraph_20_Font"><text:span text:style-name="T1">s</text:span></text:span>olvatur, fubjicere in quib<text:span text:style-name="Default_20_Paragraph_20_Font"><text:span text:style-name="T1">u</text:span></text:span>s Crito vel a prius<text:line-break/>de<text:span text:style-name="Default_20_Paragraph_20_Font"><text:span text:style-name="T1">s</text:span></text:span>criptis nonnihil dissensit, vel aliquid ex iis quae omissa<text:line-break/>erant, addidit.</text:p>
      <text:h text:style-name="P25" text:outline-level="2">Lapi XVII. </text:h>
      <text:p text:style-name="P15"><text:span text:style-name="Default_20_Paragraph_20_Font"><text:span text:style-name="T1">[De scriptis a Critone de theriaca in<text:line-break/></text:span></text:span>t<text:span text:style-name="Default_20_Paragraph_20_Font"><text:span text:style-name="T1">utis medicamentorum libro.] </text:span></text:span>In medicamentorum sym-<text:line-break/>metria et ipse nigri piperis drachmas vigintiquatuor<text:line-break/>^laemsdmodum longi senas immittit. Caeterum chalciti-<text:line-break/>dis ustae drachmas quatuor, mellis Attici drachmas de-<text:line-break/>imponit; feras autem vere desinente in aestatem,<text:line-break/>ast medio autumno, quod tempus trygetum dicunt, col-<text:line-break/>ligere praecipit, cavens nimirum et aestatem ab initio<text:line-break/>lotam usque ad canicuIae exortum. ltem quod hoc sum-<text:line-break/>lstn subsequitur, nonnulli id proprie vocant oporam,<text:line-break/><text:span text:style-name="Default_20_Paragraph_20_Font"><text:span text:style-name="T1">q</text:span></text:span>uum fugaces fructus eduntur , et bilis hominibus co-<text:line-break/>fidissima suboritur. In trygeto autem, quod est autumni<text:line-break/>medio, colligendas censet, capiendasque ex ipsis grandes<text:line-break/>et bene habitas, quae cum anetho solum incoquantur.<text:line-break/><text:span text:style-name="Default_20_Paragraph_20_Font"><text:span text:style-name="T1">h</text:span></text:span>t carnem ipsarum decem accumuIatam panis siliginei<text:line-break/>aneiae misceri vult; atque ita pastiIlos theriacos effingi.<text:line-break/>^ciIIinos autem hoc modo confici jubet; scillam quum</text:p>
      <text:p text:style-name="P3">triticum metunt, (tunc enim potissimum viget) accipere<text:line-break/>con<text:span text:style-name="Default_20_Paragraph_20_Font"><text:span text:style-name="T1">s</text:span></text:span>ulit; deinde torrere ipfam abunde in clibano, illi-<text:line-break/>tamque gypfo aut luto igni condere, usque dum satis<text:line-break/>tosta fuerit. Postea ubi exemeris, medullam ipsius fu-<text:line-break/>mere ac laevigare, miscendo ervi partem unam scillae<text:line-break/>duplicatae, inde pastillos fingere, et in umbra refulge-<text:line-break/>rare. Porro de iis quae in pila contunduntur medica-<text:line-break/>mentis accurate scripsit, dum pellem pilae tuto circum-<text:line-break/>ligari jubet juxta medium tantillo foramine patefcenti,<text:line-break/>ut non salum contundens lamina per id possit demitti,<text:line-break/>sed etiam ubi lamina fuerit sublata manus eum cochleari,<text:line-break/>ut quod contusum est et incerni desiderat, per ipsum<text:line-break/>eximatur. Oportebit autem aliam quoque pellem (in-<text:line-break/>quit) circumjici, minori perviam f<text:span text:style-name="Default_20_Paragraph_20_Font"><text:span text:style-name="T1">o</text:span></text:span>ramine, qua stola la-<text:line-break/>mina demittatur ad ea quae pilae insunt contundenda,<text:line-break/>atque haec priori ex superna parte injici debet. Item<text:line-break/>non statim ipsa detegere convenit, prius quam fuligi-</text:p>
      <text:p text:style-name="P3">nosa portio subsistat , secundum haec , ubi cribro disere-<text:line-break/>vimus, id quod cretum ..est . superne jubet obtegi, ac<text:line-break/>quum motus constiterit, tunc adaperiri, postea cribrum<text:line-break/>sublatum. pennis abstergi-</text:p>
      <text:h text:style-name="P24" text:outline-level="1"><text:span text:style-name="Default_20_Paragraph_20_Font">GALENI DE ANTIDOTIS<text:line-break/>LIBER SECUNDUS.</text:span></text:h>
      <text:h text:style-name="Heading_20_2" text:outline-level="2">Cap. I. : </text:h>
      <text:p text:style-name="P14">[ n<text:span text:style-name="Default_20_Paragraph_20_Font"><text:span text:style-name="T1">e M</text:span></text:span>it<text:span text:style-name="Default_20_Paragraph_20_Font"><text:span text:style-name="T1">hridatic</text:span></text:span>is <text:span text:style-name="Default_20_Paragraph_20_Font"><text:span text:style-name="T1">et al</text:span></text:span>iis 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dam An-<text:line-break/>dromach</text:span></text:span>i <text:span text:style-name="Default_20_Paragraph_20_Font"><text:span text:style-name="T1">An</text:span></text:span>ti<text:span text:style-name="Default_20_Paragraph_20_Font"><text:span text:style-name="T1">do</text:span></text:span>tis.] Exposita a nobis integro volumine<text:line-break/>theriaea, ut reliquas antidotos brevibus explicemus, effi-<text:line-break/>ciet, quas nisui hoc in libro recensere propositum est,<text:line-break/>ab ea quam Mithridaticam vocant initio sumpto, quae<text:line-break/>quidem adversus pleraque deleteria medicamenta essica-<text:line-break/>cior est, in viperae autem morsus curatione , theriaca<text:line-break/>dicta inferior. Quoniam vero Andromachus et hanc et</text:p>
      <text:p text:style-name="P2">deinceps optimas quasque fe<text:span text:style-name="Default_20_Paragraph_20_Font"><text:span text:style-name="T1">r</text:span></text:span>me antidotos, literarum mo-<text:line-break/>uumentis commisse, in libro de internis medicamentis,<text:line-break/>idcirco et ipse eas omnes, quo ordine ille conscripsit,<text:line-break/>subiungam.</text:p>
      <text:p text:style-name="P1"><text:span text:style-name="Default_20_Paragraph_20_Font"><text:span text:style-name="T1">[Andromach</text:span></text:span>i <text:span text:style-name="Default_20_Paragraph_20_Font"><text:span text:style-name="T1">an</text:span></text:span>ti<text:span text:style-name="Default_20_Paragraph_20_Font"><text:span text:style-name="T1">dota</text:span></text:span>. I <text:span text:style-name="Default_20_Paragraph_20_Font"><text:span text:style-name="T1">An</text:span></text:span>ti<text:span text:style-name="Default_20_Paragraph_20_Font"><text:span text:style-name="T1">dotus M</text:span></text:span>it<text:span text:style-name="Default_20_Paragraph_20_Font"><text:span text:style-name="T1">hrida</text:span></text:span>tic<text:span text:style-name="Default_20_Paragraph_20_Font"><text:span text:style-name="T1">a,<text:line-break/>priva</text:span></text:span>ti<text:span text:style-name="Default_20_Paragraph_20_Font"><text:span text:style-name="T1">m ad lethal</text:span></text:span>i<text:span text:style-name="Default_20_Paragraph_20_Font"><text:span text:style-name="T1">a praec</text:span></text:span>i<text:span text:style-name="Default_20_Paragraph_20_Font"><text:span text:style-name="T1">pue fac</text:span></text:span>i<text:span text:style-name="Default_20_Paragraph_20_Font"><text:span text:style-name="T1">ens, et ad</text:span></text:span> i<text:span text:style-name="Default_20_Paragraph_20_Font"><text:span text:style-name="T1">nterna</text:span></text:span>s<text:line-break/><text:span text:style-name="Default_20_Paragraph_20_Font"><text:span text:style-name="T1">corpor</text:span></text:span>is <text:span text:style-name="Default_20_Paragraph_20_Font"><text:span text:style-name="T1">assect</text:span></text:span>io<text:span text:style-name="Default_20_Paragraph_20_Font"><text:span text:style-name="T1">ne</text:span></text:span>s <text:span text:style-name="Default_20_Paragraph_20_Font"><text:span text:style-name="T1">efficax. </text:span></text:span>♃ Radicis dulcis drach. vij,<text:line-break/>ẞ, obolos quatuor, opii drach. iv, obolos duos, castorii<text:line-break/>drach. sex, polii drach. quinque, obolos duos, costi 3<text:line-break/>v, obolos ij, spicae nardi drach. vj, obolos ij, cassiae<text:line-break/>drach. v, obolos ij, thuris drach. sex, seseleos 3 v, oho-<text:line-break/>los duos , succi hypoeystidis drach. sex, aco<text:span text:style-name="Default_20_Paragraph_20_Font"><text:span text:style-name="T1">r</text:span></text:span>i drach.<text:line-break/>duas, scordii drach; sen-, obolos ij, folii drach. iv, gallis<text:line-break/>drach. v, obolos tres, alii drach. vj , immittunt; cypheos<text:line-break/>drach. sex; obolos ij, myrrhae drach. sex, croci drach. vij;<text:line-break/>obolos duos, cinnamomi drach. vij, obolos duos, styracis<text:line-break/>drach. v, obolos iv, seminis dauci drach. sex, obolos tres;<text:line-break/>ringiberis drach. vij , obolos duos , phu Pontici drach. ij,<text:line-break/>petroselini drach. iv, obolos t<text:span text:style-name="Default_20_Paragraph_20_Font"><text:span text:style-name="T1">r</text:span></text:span>es, nardi Celticae drach. iv,</text:p>
      <text:p text:style-name="P2">seminis foeniculi drach. iv, nardi Indicae drachriv, hyperici<text:line-break/>draclu duas, acariae 3 ij, gentianae 3 iv, alii vero Ʒ ij, anisi Ʒ iij,<text:line-break/>thlaspeos vj, obolos iv, meu Athamantici iv, alli t;<text:line-break/>ij ; rosarum fictarum iv, gummi ij, cardamomi . iv, .</text:p>
      <text:p text:style-name="P6">^alii^ij, junci odorati lex, obolos duos, opopanacis Ʒ<text:line-break/>vj, obolos ij, opobalfami vi , obolos iv, galbani vii,<text:line-break/>scinci ii, obolos ii, terebinthinae sex, obolos ii, vini<text:line-break/>Chii quod fatis est, mellis Attici cocti quod sufficit.</text:p>
      <text:p text:style-name="P1"><text:span text:style-name="Default_20_Paragraph_20_Font"><text:span text:style-name="T1">[ Aliter M</text:span></text:span>i<text:span text:style-name="Default_20_Paragraph_20_Font"><text:span text:style-name="T1">thridatica ut Ant</text:span></text:span>i<text:span text:style-name="Default_20_Paragraph_20_Font"><text:span text:style-name="T1">pa</text:span></text:span>t<text:span text:style-name="Default_20_Paragraph_20_Font"><text:span text:style-name="T1">er et Cle</text:span></text:span>o<text:span text:style-name="Default_20_Paragraph_20_Font"><text:span text:style-name="T1">phan</text:span></text:span>t<text:span text:style-name="Default_20_Paragraph_20_Font"><text:span text:style-name="T1">us</text:span></text:span>. I<text:line-break/>so Myrrhae drach. vij ẞ , obolos iv , alii iij , spicae nardi<text:line-break/>tantundem; croci drach. vij, obolos iij, opii drachmas<text:line-break/>quatuor, obolos ij ẞ, styracis drach. v, castorii drach. sex,<text:line-break/>obolos j , .cinnamomi draclu vir, obolos iij, polii draclu<text:line-break/>sex , obolos iij , scordii Ʒ vij , obolos iij , . zingiberis tan-<text:line-break/>.tandem : costi drach. .vj , obolos iij; piperis albi draclu v,<text:line-break/>, obolos ij, piperis longi drach. sex, obolos iij, seselis drach.<text:line-break/>quinque obolos ij, abrotoni drach. v, obolos duos, petro-<text:line-break/>setini drach. xrv, seminis dauci drach. sex., obolos tres,</text:p>
      <text:p text:style-name="P3">cassiae drach. quinque, obolos iij , thuris drach. sex , ebo-<text:line-break/>los duos, succi hypocystidis drach. sex, obolos j ẞ, nardi<text:line-break/>Celticae drach. quatuor,. seminis foeniculi drach. iv, fo-<text:line-break/>biorum malobathri drachmas iv, nardi Indicae drach. qua-<text:line-break/>tuor, acori, phu Pontici, sagapeni , fructus balsami, hy-<text:line-break/>pe<text:span text:style-name="Default_20_Paragraph_20_Font"><text:span text:style-name="T1">r</text:span></text:span>ici , iridis UIyricae -singulorum drachmas duas, rubricae<text:line-break/>Lemniae, cypheos, lumborum scinei ,- singulorum drachmas<text:line-break/>fex, acaciae,^ gummi, cardamomi, securidacae, singulorum<text:line-break/>drach. ij, seminis thlaspeos .drach. sex , obolos iv, gentis-<text:line-break/>nae drach. quatuor, alii tres, anisi drach. tres, rosa<text:span text:style-name="Default_20_Paragraph_20_Font"><text:span text:style-name="T1">r</text:span></text:span>um<text:line-break/>siccarum d<text:span text:style-name="Default_20_Paragraph_20_Font"><text:span text:style-name="T1">e</text:span></text:span>aest. quatuo<text:span text:style-name="Default_20_Paragraph_20_Font"><text:span text:style-name="T1">r</text:span></text:span>, mei athamanticr tantundem : juncr<text:line-break/>rotundi odorati drachmas sex, obolos tres, opopanacis<text:line-break/>drach. vj., galbani drach. sex, obolos t<text:span text:style-name="Default_20_Paragraph_20_Font"><text:span text:style-name="T1">r</text:span></text:span>es, opobalfami<text:line-break/>tantundem: aristolochiae drach. j, hyssopi drach. iij, mar-<text:line-break/>rubii drach. j , chamaepityos drach. tres , rorismarini ℥ v,<text:line-break/>terebinthinae 3 vj, obolos tres, mellis Attici quod sufficit^<text:line-break/>vinum ne injicito.</text:p>
      <text:p text:style-name="P1"><text:span text:style-name="Default_20_Paragraph_20_Font"><text:span text:style-name="T1">[An</text:span></text:span>ti<text:span text:style-name="Default_20_Paragraph_20_Font"><text:span text:style-name="T1">d</text:span></text:span>ot<text:span text:style-name="Default_20_Paragraph_20_Font"><text:span text:style-name="T1">u</text:span></text:span>s <text:span text:style-name="Default_20_Paragraph_20_Font"><text:span text:style-name="T1">orban</text:span></text:span>i su<text:span text:style-name="Default_20_Paragraph_20_Font"><text:span text:style-name="T1">di d</text:span></text:span>ict<text:span text:style-name="Default_20_Paragraph_20_Font"><text:span text:style-name="T1">a ad sue</text:span></text:span>t<text:span text:style-name="Default_20_Paragraph_20_Font"><text:span text:style-name="T1">u</text:span></text:span>s <text:span text:style-name="Default_20_Paragraph_20_Font"><text:span text:style-name="T1">e</text:span></text:span>i<text:span text:style-name="Default_20_Paragraph_20_Font"><text:span text:style-name="T1">ic</text:span></text:span>i<text:span text:style-name="Default_20_Paragraph_20_Font"><text:span text:style-name="T1">end</text:span></text:span>os.]<text:line-break/>Myrrhae drach. xv, croci drachmas scxdecim , nardi<text:line-break/>lndicae drachmas scxdecim , cinnamomi , cassiae , panacis,</text:p>
      <text:p text:style-name="P2">singulorum drachmas xiij <text:span text:style-name="Default_20_Paragraph_20_Font"><text:span text:style-name="T8">, </text:span></text:span>amomi drachmas octo, fcordii<text:line-break/>drach. xxv, in aliis v, florum junci odorati drach. octo,<text:line-break/>mei Athamantici drach. tres, succi rosarum drach. duode-<text:line-break/>cim, obolos tres, phu drachmas quinque, obolos tres, hy-<text:line-break/>perlui drach. quinque, ringiberis drachmas sex, piperis<text:line-break/>nigri Ʒ vj , piperis albi drach. octo , styracis Ʒ v, obolos<text:line-break/>tres, seminis foeniculi silvestris drachmas tres, obolos iv,<text:line-break/>piperis longi drach. quinque, alii Ʒ sex, costi Ʒ vij, obolos<text:line-break/>tres, feminis trifolii drach. quinque, gentianae drachmas<text:line-break/>iv, aristolochiae <text:span text:style-name="Default_20_Paragraph_20_Font"><text:span text:style-name="T1">r</text:span></text:span>otundae drach. iv, polii drach. quinque,<text:line-break/>radicis trifolii drach. quinque, obolos tres, cardamomi<text:line-break/>drach. quinque, radicis echli drach.. quatuor, thuris drach.<text:line-break/>scx , petroselini drach. sex , verbasci drach. sex , feseleos<text:line-break/>drach, quinque, cumini Aethiopici drach. tres, fructus<text:line-break/>balsami. ℥ iv, na<text:span text:style-name="Default_20_Paragraph_20_Font"><text:span text:style-name="T1">r</text:span></text:span>di Celticae drach. septem, terrae sigillatae<text:line-break/>3 iv, opii drach. quatuor; obolos iij, feminis cauchryos<text:line-break/>drach. tres, cypheos draclr<text:span text:style-name="Default_20_Paragraph_20_Font"><text:span text:style-name="T1">i</text:span></text:span> quatuor, irruis lllyricae tau-<text:line-break/>t nudem , faeci mandragorae drach. fex, obolos tres, saga-<text:line-break/>penr drach. quatuor, opopanacis drach. tres, anisi drach.</text:p>
      <text:p text:style-name="P3">quatuor, suem hypocystidis drach. sex, terebinthinae drach-.<text:line-break/>mas quinque, obolos tres, castorii drach. quinque, opo-<text:line-break/>balsami drach. scxdecim , seminis rutae iylvestris drach. iij,<text:line-break/>galbani drachmas quatuor, seminis napi tantundem, me-<text:line-break/>duliae cervinae drach. sex,. obolos tres, unguenti nardini<text:line-break/>drach. viginti, sanguinis hoedrni sicci drach. quinque, ebo- .<text:line-break/>los tres, sanguinis anserini sicci tantundem , sanguinis ana-<text:line-break/>tis drach. tres, obolos tres, s<text:span text:style-name="Default_20_Paragraph_20_Font"><text:span text:style-name="T1">o</text:span></text:span>cri buphthalmi Aegyptii<text:line-break/>drach. vrij , vini Chii Athaman lici, quod sufficit.</text:p>
      <text:p text:style-name="P1"><text:span text:style-name="Default_20_Paragraph_20_Font"><text:span text:style-name="T1">[Ant</text:span></text:span>i<text:span text:style-name="Default_20_Paragraph_20_Font"><text:span text:style-name="T1">do</text:span></text:span>t<text:span text:style-name="Default_20_Paragraph_20_Font"><text:span text:style-name="T1">us</text:span></text:span> P<text:span text:style-name="Default_20_Paragraph_20_Font"><text:span text:style-name="T1">anacea ex sangu</text:span></text:span>i<text:span text:style-name="Default_20_Paragraph_20_Font"><text:span text:style-name="T1">n</text:span></text:span>i<text:span text:style-name="Default_20_Paragraph_20_Font"><text:span text:style-name="T1">bus qua u</text:span></text:span>to<text:span text:style-name="Default_20_Paragraph_20_Font"><text:span text:style-name="T1">r, </text:span></text:span>m<text:span text:style-name="Default_20_Paragraph_20_Font"><text:span text:style-name="T1">ul</text:span></text:span>t<text:span text:style-name="Default_20_Paragraph_20_Font"><text:span text:style-name="T1">a<text:line-break/>pr</text:span></text:span>omitt<text:span text:style-name="Default_20_Paragraph_20_Font"><text:span text:style-name="T1">en</text:span></text:span>s <text:span text:style-name="Default_20_Paragraph_20_Font"><text:span text:style-name="T1">ab Aphr</text:span></text:span>o<text:span text:style-name="Default_20_Paragraph_20_Font"><text:span text:style-name="T1">da accep</text:span></text:span>t<text:span text:style-name="Default_20_Paragraph_20_Font"><text:span text:style-name="T1">a.] </text:span></text:span>♃ Cinnamomi drach<text:span text:style-name="Default_20_Paragraph_20_Font"><text:span text:style-name="T1">r<text:line-break/></text:span></text:span>viij, amomi drach. iv, cassiae fistulae nig<text:span text:style-name="Default_20_Paragraph_20_Font"><text:span text:style-name="T1">r</text:span></text:span>ae drach. xvj.<text:line-break/>croci drach. xvj , junci rotundi odorati 3 v , thuris drach.<text:line-break/>v, piperis albi drach. iv, oboli iij, piperis longi Ʒ j, ebo-<text:line-break/>los iij , myrrhae drach. xj , oboli ij , nardi ludicae drach.<text:line-break/>xj , obolo iv, nardi Celticae drach. xvj, oboli ij, ro farum<text:line-break/>siccarum 3 vj, costi drach. ij, oboli iij ẞ, opobalsami Ʒ iv,<text:line-break/>obol<text:span text:style-name="Default_20_Paragraph_20_Font"><text:span text:style-name="T1">i</text:span></text:span> ij, succi Cyrenaici draclu iij, alii d<text:span text:style-name="Default_20_Paragraph_20_Font"><text:span text:style-name="T1">r</text:span></text:span>ach. i v ẞ, stoe-</text:p>
      <text:p text:style-name="P3">diadis drach. v, oboli ij, radicis trifolii 3 iv, vel ejus<text:line-break/>feminis drach. iij , florum fcordii drach. xj, oboli ij, polii<text:line-break/>Cretici Ʒ vj, oboli ij, asari drach. ij, acori drach. iij,<text:line-break/>obol. iij ẞ , feminis dauci tantundem : feminis anisi drach.<text:line-break/>ij, cumini Aethiopici tantundem, rhei Pontici 3 v, oboli<text:line-break/>iij ẞ, feminis nani fylvestris drach. iij, vel feminis napi<text:line-break/>sativi tantundem, phu Pontici drach. ij , mellis cocti quod<text:line-break/>fatis esu</text:p>
      <text:p text:style-name="P1"><text:span text:style-name="Default_20_Paragraph_20_Font"><text:span text:style-name="T1">[Ant</text:span></text:span>i<text:span text:style-name="Default_20_Paragraph_20_Font"><text:span text:style-name="T1">d</text:span></text:span>ot<text:span text:style-name="Default_20_Paragraph_20_Font"><text:span text:style-name="T1">u</text:span></text:span>s <text:span text:style-name="Default_20_Paragraph_20_Font"><text:span text:style-name="T1">incomparabili</text:span></text:span>s <text:span text:style-name="Default_20_Paragraph_20_Font"><text:span text:style-name="T1">qu</text:span></text:span>u<text:span text:style-name="Default_20_Paragraph_20_Font"><text:span text:style-name="T1">m ipse composui , su-<text:line-break/>c</text:span></text:span>i<text:span text:style-name="Default_20_Paragraph_20_Font"><text:span text:style-name="T1">en</text:span></text:span>s <text:span text:style-name="Default_20_Paragraph_20_Font"><text:span text:style-name="T1">ad omnes-in</text:span></text:span>t<text:span text:style-name="Default_20_Paragraph_20_Font"><text:span text:style-name="T1">ern a</text:span></text:span>s <text:span text:style-name="Default_20_Paragraph_20_Font"><text:span text:style-name="T1">corpor</text:span></text:span>is <text:span text:style-name="Default_20_Paragraph_20_Font"><text:span text:style-name="T1">assect</text:span></text:span>i<text:span text:style-name="Default_20_Paragraph_20_Font"><text:span text:style-name="T1">one</text:span></text:span>s , <text:span text:style-name="Default_20_Paragraph_20_Font"><text:span text:style-name="T1">ex Nicostrat</text:span></text:span>i<text:line-break/>t<text:span text:style-name="Default_20_Paragraph_20_Font"><text:span text:style-name="T1">radi</text:span></text:span>ti<text:span text:style-name="Default_20_Paragraph_20_Font"><text:span text:style-name="T1">one.^ </text:span></text:span>♃ Radicis dulcis, foliimalabathri , opobal-<text:line-break/>fami, agarici, cinnamomi, singulorum Ʒ xiij, singiberis,<text:line-break/>feminis trifolii, amomi, feminis rutae silvestris , baccarum<text:line-break/>juniperi immaturarum et exiccatamm , singulorum Ʒ ^v,<text:line-break/>petroselini singulorum 3 viij, succi papaveris tantundem ;<text:line-break/>castorii, piperis longi, succi hypocystidis, cypheos, singu-<text:line-break/>lorum drach. xij, obolos ij,. polii, piperis albi, seseleos,<text:line-break/>bdellii, singulorum drach. xv, obol. iij, florum junci<text:line-break/>odorati, costi singulorum drach. xij ẞ, feminis dauci,</text:p>
      <text:p text:style-name="P3">thlaspeos, singulorum drach. xiij ; spicae nardi drach. xxiv,<text:line-break/>radicis cassiae nigrae Ʒ xvj, thuris, panacis, opopanacis,<text:line-break/>singulorum Ʒ xij ; acori Ʒ v , scordii Ʒ xvij , foeniculi,<text:line-break/>nardi Celticae, gentianae, florum rosarum, gummi, succi<text:line-break/>Cyrenaici, cardamomi, ammonlaci thymiamatis, radicis<text:line-break/>ecliii, succi aparines, singulorum drach. viij;. sagapeni,<text:line-break/>hypericr, succi acaciae, iridis lllyricae, singulorum drach.<text:line-break/>xiv; myrrhae stactae Ʒ xx, croci drach. xxx, styracis<text:line-break/>drach. xj, obolis ij, phu,. mei, dictamni, seminis napi,<text:line-break/>calami odorati , stimulorum Ʒ viij aut x. anisi, nsari,<text:line-break/>agarici, scinei, singulorum Ʒ vj ; terebinthinae, singulo-<text:line-break/>nun drach. xiv. obolos iv, galbani drach. v, sanguinis<text:line-break/>anatis . foeminae , sanguinis hoedi, singulorum drach. vij.<text:line-break/>piperis nigri , piperis longi , singulorum Ʒ xxiv. croco.-<text:line-break/>magmatis tantundem ; radicis quinquefolii, origani silvestris,<text:line-break/>marrubii, stoechadis, ammeos, chamaedryos, chamaepi-<text:line-break/>tyos, centaureae minoris, aristolochiae tenuis,. singulorum<text:line-break/>drachmas sex ; sigilli Lentuli drach. xxx , sanguinis anserini,</text:p>
      <text:p text:style-name="P3">testudinis marinae, rhei Pontici, singulorum Ʒ vij. mellis<text:line-break/>Attici quod sufficit. Datur ad magnitudinem fabae ex aqua.<text:line-break/>Facit etiam ad quartanam, caeterum ad lethalia, plus aliis<text:line-break/>antidotis valet. <text:span text:style-name="Default_20_Paragraph_20_Font"><text:span text:style-name="T1">An</text:span></text:span>ti<text:span text:style-name="Default_20_Paragraph_20_Font"><text:span text:style-name="T1">do</text:span></text:span>t<text:span text:style-name="Default_20_Paragraph_20_Font"><text:span text:style-name="T1">u</text:span></text:span>s <text:span text:style-name="Default_20_Paragraph_20_Font"><text:span text:style-name="T1">Ad</text:span></text:span>i<text:span text:style-name="Default_20_Paragraph_20_Font"><text:span text:style-name="T1">i . Call</text:span></text:span>i , <text:span text:style-name="Default_20_Paragraph_20_Font"><text:span text:style-name="T1">qua caesor et<text:line-break/>Charme</text:span></text:span>s <text:span text:style-name="Default_20_Paragraph_20_Font"><text:span text:style-name="T1">uteban</text:span></text:span>t<text:span text:style-name="Default_20_Paragraph_20_Font"><text:span text:style-name="T1">ur, ad le</text:span></text:span>t<text:span text:style-name="Default_20_Paragraph_20_Font"><text:span text:style-name="T1">halia m</text:span></text:span>o<text:span text:style-name="Default_20_Paragraph_20_Font"><text:span text:style-name="T1">rsuque</text:span></text:span> .i<text:span text:style-name="Default_20_Paragraph_20_Font"><text:span text:style-name="T1">lla</text:span></text:span>t<text:span text:style-name="Default_20_Paragraph_20_Font"><text:span text:style-name="T1">a venena fa-<text:line-break/>c</text:span></text:span>i<text:span text:style-name="Default_20_Paragraph_20_Font"><text:span text:style-name="T1">en</text:span></text:span>s<text:span text:style-name="Default_20_Paragraph_20_Font"><text:span text:style-name="T1">: quoque si loca in quibu</text:span></text:span>s <text:span text:style-name="Default_20_Paragraph_20_Font"><text:span text:style-name="T1">rep</text:span></text:span>ti<text:span text:style-name="Default_20_Paragraph_20_Font"><text:span text:style-name="T1">l</text:span></text:span>i<text:span text:style-name="Default_20_Paragraph_20_Font"><text:span text:style-name="T1">a diversantur, asper-<text:line-break/>sur</text:span></text:span>is, <text:span text:style-name="Default_20_Paragraph_20_Font"><text:span text:style-name="T1">ea fugab</text:span></text:span>is ; fur<text:span text:style-name="Default_20_Paragraph_20_Font"><text:span text:style-name="T1">it ad o</text:span></text:span>m<text:span text:style-name="Default_20_Paragraph_20_Font"><text:span text:style-name="T1">ne</text:span></text:span>m <text:span text:style-name="Default_20_Paragraph_20_Font"><text:span text:style-name="T1">ocul</text:span></text:span>o<text:span text:style-name="Default_20_Paragraph_20_Font"><text:span text:style-name="T1">rum stuxum, e</text:span></text:span>t<text:line-break/><text:span text:style-name="Default_20_Paragraph_20_Font"><text:span text:style-name="T1">rel</text:span></text:span>i<text:span text:style-name="Default_20_Paragraph_20_Font"><text:span text:style-name="T1">quaru</text:span></text:span>m <text:span text:style-name="Default_20_Paragraph_20_Font"><text:span text:style-name="T1">part</text:span></text:span>i<text:span text:style-name="Default_20_Paragraph_20_Font"><text:span text:style-name="T1">u</text:span></text:span>m <text:span text:style-name="Default_20_Paragraph_20_Font"><text:span text:style-name="T1">stuxum desiccat fast</text:span></text:span>i<text:span text:style-name="Default_20_Paragraph_20_Font"><text:span text:style-name="T1">d</text:span></text:span>i<text:span text:style-name="Default_20_Paragraph_20_Font"><text:span text:style-name="T1">a , et longas . in-<text:line-break/>ter</text:span></text:span>mit<text:span text:style-name="Default_20_Paragraph_20_Font"><text:span text:style-name="T1">tente</text:span></text:span>s<text:span text:style-name="Default_20_Paragraph_20_Font"><text:span text:style-name="T1">que fabre</text:span></text:span>s <text:span text:style-name="Default_20_Paragraph_20_Font"><text:span text:style-name="T1">solvit. Mul</text:span></text:span>i<text:span text:style-name="Default_20_Paragraph_20_Font"><text:span text:style-name="T1">eribu</text:span></text:span>s <text:span text:style-name="Default_20_Paragraph_20_Font"><text:span text:style-name="T1">praeterea, quae<text:line-break/>difficu</text:span></text:span>l<text:span text:style-name="Default_20_Paragraph_20_Font"><text:span text:style-name="T1">ter purgantur, aux</text:span></text:span>i<text:span text:style-name="Default_20_Paragraph_20_Font"><text:span text:style-name="T1">l</text:span></text:span>i<text:span text:style-name="Default_20_Paragraph_20_Font"><text:span text:style-name="T1">a</text:span></text:span>t<text:span text:style-name="Default_20_Paragraph_20_Font"><text:span text:style-name="T1">ur.. Poet</text:span></text:span>ici <text:span text:style-name="Default_20_Paragraph_20_Font"><text:span text:style-name="T1">sine dolore ei</text:span></text:span>i<text:span text:style-name="Default_20_Paragraph_20_Font"><text:span text:style-name="T1">c</text:span></text:span>it.<text:line-break/><text:span text:style-name="Default_20_Paragraph_20_Font"><text:span text:style-name="T1">Labid</text:span></text:span>is <text:span text:style-name="Default_20_Paragraph_20_Font"><text:span text:style-name="T1">demum ex quatuor aquae c</text:span></text:span>y<text:span text:style-name="Default_20_Paragraph_20_Font"><text:span text:style-name="T1">athi</text:span></text:span>s <text:span text:style-name="Default_20_Paragraph_20_Font"><text:span text:style-name="T1">ad nucis avellanae<text:line-break/>magn</text:span></text:span>it<text:span text:style-name="Default_20_Paragraph_20_Font"><text:span text:style-name="T1">ud</text:span></text:span>i<text:span text:style-name="Default_20_Paragraph_20_Font"><text:span text:style-name="T1">nem sumpta prodest:</text:span></text:span> i<text:span text:style-name="Default_20_Paragraph_20_Font"><text:span text:style-name="T1">n v</text:span></text:span>i<text:span text:style-name="Default_20_Paragraph_20_Font"><text:span text:style-name="T1">perae m</text:span></text:span>o<text:span text:style-name="Default_20_Paragraph_20_Font"><text:span text:style-name="T1">rsibu</text:span></text:span>s <text:span text:style-name="Default_20_Paragraph_20_Font"><text:span text:style-name="T1">ex vino.<text:line-break/></text:span></text:span>♃ Myrrhae Ʒ xij, croci Ʒ xiv; nardi Ʒ xiv, junci rotundi<text:line-break/>odorati Ʒ xij, cinnamomi Ʒ ij, amomi Ʒ iv, galbani Ʒ xj,<text:line-break/>terebinthinae Ʒ v, piperis albi Ʒ x, piperis longi Ʒ xxxij,<text:line-break/>costi Ʒ viij , thuris Ʒ xij, succi papaveris tantundem , scor-<text:line-break/>dii Ʒ l , in alio Ʒ viij , polii Ʒ iv , succi hypocystidis Ʒ<text:line-break/>xij, petroselini Ʒ xviij, seselis Ʒ xiv, seminis dauci Ʒ xvj,<text:line-break/>epobalfami Ʒ xij; opopanacis tantundem, castorii Ʒ viij,</text:p>
      <text:p text:style-name="P3">mellis Attici fextarios ij. <text:span text:style-name="Default_20_Paragraph_20_Font"><text:span text:style-name="T1">Antidotu</text:span></text:span>s .z<text:span text:style-name="Default_20_Paragraph_20_Font"><text:span text:style-name="T1">op</text:span></text:span>yri<text:span text:style-name="Default_20_Paragraph_20_Font"><text:span text:style-name="T1">a.</text:span></text:span> ♃ Cinna-<text:line-break/>momi Ʒ iiij , myrrhae stactae Ʒ v , nardi Ʒ v. Exhibe-<text:line-break/>t<text:span text:style-name="Default_20_Paragraph_20_Font"><text:span text:style-name="T1">n</text:span></text:span>r ad nucis avellanae magnitudinem, ex tribus aquae<text:line-break/>cyathis ad annum.</text:p>
      <text:h text:style-name="Heading_20_2" text:outline-level="2">Cap. II. </text:h>
      <text:p text:style-name="P18">[D<text:span text:style-name="Default_20_Paragraph_20_Font"><text:span text:style-name="T1">e M</text:span></text:span>it<text:span text:style-name="Default_20_Paragraph_20_Font"><text:span text:style-name="T1">hridat</text:span></text:span>i<text:span text:style-name="Default_20_Paragraph_20_Font"><text:span text:style-name="T1">ca ant</text:span></text:span>i<text:span text:style-name="Default_20_Paragraph_20_Font"><text:span text:style-name="T1">do</text:span></text:span>to <text:span text:style-name="Default_20_Paragraph_20_Font"><text:span text:style-name="T1">ex Damocrat</text:span></text:span>is<text:line-break/><text:span text:style-name="Default_20_Paragraph_20_Font"><text:span text:style-name="T1">trad</text:span></text:span>i<text:span text:style-name="Default_20_Paragraph_20_Font"><text:span text:style-name="T1">t</text:span></text:span>i<text:span text:style-name="Default_20_Paragraph_20_Font"><text:span text:style-name="T1">one.] </text:span></text:span>Has itaque scriptas antidotos omnes Andro-<text:line-break/>maesius prodidit. Quum vero quae carminibus explicatae<text:line-break/>sunt, ad ponderis sinceritatem medicamentorumque me-<text:line-break/>moriam maxime conducant, idcirco conscriptas quoque a<text:line-break/>Damocrate antidotos memoratu dignas s<text:span text:style-name="Default_20_Paragraph_20_Font"><text:span text:style-name="T1">n</text:span></text:span>bjunximus , prin-<text:line-break/>cipro ruc<text:span text:style-name="Default_20_Paragraph_20_Font"><text:span text:style-name="T1">t</text:span></text:span>us a Mithridatica sumpto.<text:tab/>..</text:p>
      <text:p text:style-name="P1"><text:span text:style-name="Default_20_Paragraph_20_Font"><text:span text:style-name="T1">[Ant</text:span></text:span>i<text:span text:style-name="Default_20_Paragraph_20_Font"><text:span text:style-name="T1">doti a Da</text:span></text:span>m<text:span text:style-name="Default_20_Paragraph_20_Font"><text:span text:style-name="T1">ocrate conscriptae.] </text:span></text:span>Antidotus quam.<text:line-break/>viri quidam insignes admodum Mithridatium vocant, me-<text:line-break/>dicamenta ad omnes malas corporis affectiones efficax,<text:line-break/>quamque omnis antidoti vicem praestare dixerunt.</text:p>
      <text:p text:style-name="P1"><text:span text:style-name="Default_20_Paragraph_20_Font"><text:span text:style-name="T1">M</text:span></text:span>y<text:span text:style-name="Default_20_Paragraph_20_Font"><text:span text:style-name="T1">rrhae Arabicae</text:span></text:span> T<text:span text:style-name="Default_20_Paragraph_20_Font"><text:span text:style-name="T1">roglod</text:span></text:span>y<text:span text:style-name="Default_20_Paragraph_20_Font"><text:span text:style-name="T1">t</text:span></text:span>i<text:span text:style-name="Default_20_Paragraph_20_Font"><text:span text:style-name="T1">cae drachma</text:span></text:span>s <text:span text:style-name="Default_20_Paragraph_20_Font"><text:span text:style-name="T1">decem ;</text:span></text:span></text:p>
      <text:p text:style-name="P1"><text:span text:style-name="Default_20_Paragraph_20_Font"><text:span text:style-name="T1">Croc</text:span></text:span>i <text:span text:style-name="Default_20_Paragraph_20_Font"><text:span text:style-name="T1">decem, agaric</text:span></text:span>i <text:span text:style-name="Default_20_Paragraph_20_Font"><text:span text:style-name="T1">decem</text:span></text:span>,. gi<text:span text:style-name="Default_20_Paragraph_20_Font"><text:span text:style-name="T1">ng</text:span></text:span>i<text:span text:style-name="Default_20_Paragraph_20_Font"><text:span text:style-name="T1">ber</text:span></text:span>is <text:span text:style-name="Default_20_Paragraph_20_Font"><text:span text:style-name="T1">decem.</text:span></text:span></text:p>
      <text:p text:style-name="P2">Ci<text:span text:style-name="Default_20_Paragraph_20_Font"><text:span text:style-name="T1">nna</text:span></text:span>mo<text:span text:style-name="Default_20_Paragraph_20_Font"><text:span text:style-name="T1">m</text:span></text:span>i <text:span text:style-name="Default_20_Paragraph_20_Font"><text:span text:style-name="T1">dece</text:span></text:span>m , <text:span text:style-name="Default_20_Paragraph_20_Font"><text:span text:style-name="T1">spicae nardi dece</text:span></text:span>m ,<text:line-break/>T<text:span text:style-name="Default_20_Paragraph_20_Font"><text:span text:style-name="T1">hur</text:span></text:span>is <text:span text:style-name="Default_20_Paragraph_20_Font"><text:span text:style-name="T1">dece</text:span></text:span>m , <text:span text:style-name="Default_20_Paragraph_20_Font"><text:span text:style-name="T1">et</text:span></text:span> i<text:span text:style-name="Default_20_Paragraph_20_Font"><text:span text:style-name="T1">te</text:span></text:span>m <text:span text:style-name="Default_20_Paragraph_20_Font"><text:span text:style-name="T1">thlaspi</text:span></text:span>s <text:span text:style-name="Default_20_Paragraph_20_Font"><text:span text:style-name="T1">dece</text:span></text:span>m ,<text:line-break/><text:span text:style-name="Default_20_Paragraph_20_Font"><text:span text:style-name="T1">At seseli</text:span></text:span>s, <text:span text:style-name="Default_20_Paragraph_20_Font"><text:span text:style-name="T1">e</text:span></text:span>t <text:span text:style-name="Default_20_Paragraph_20_Font"><text:span text:style-name="T1">succ</text:span></text:span>i <text:span text:style-name="Default_20_Paragraph_20_Font"><text:span text:style-name="T1">balsam</text:span></text:span>i, <text:span text:style-name="Default_20_Paragraph_20_Font"><text:span text:style-name="T1">e</text:span></text:span>t /<text:span text:style-name="Default_20_Paragraph_20_Font"><text:span text:style-name="T1">unc</text:span></text:span>i <text:span text:style-name="Default_20_Paragraph_20_Font"><text:span text:style-name="T1">od</text:span></text:span>o<text:span text:style-name="Default_20_Paragraph_20_Font"><text:span text:style-name="T1">rati,<text:line-break/>stoechad</text:span></text:span>is, <text:span text:style-name="Default_20_Paragraph_20_Font"><text:span text:style-name="T1">cost</text:span></text:span>i . <text:span text:style-name="Default_20_Paragraph_20_Font"><text:span text:style-name="T1">galban</text:span></text:span>i, <text:span text:style-name="Default_20_Paragraph_20_Font"><text:span text:style-name="T1">tereb</text:span></text:span>i<text:span text:style-name="Default_20_Paragraph_20_Font"><text:span text:style-name="T1">nth</text:span></text:span>i<text:span text:style-name="Default_20_Paragraph_20_Font"><text:span text:style-name="T1">nae,<text:line-break/></text:span></text:span>Pi<text:span text:style-name="Default_20_Paragraph_20_Font"><text:span text:style-name="T1">peri</text:span></text:span>s <text:span text:style-name="Default_20_Paragraph_20_Font"><text:span text:style-name="T1">long</text:span></text:span>i, <text:span text:style-name="Default_20_Paragraph_20_Font"><text:span text:style-name="T1">ac castor</text:span></text:span>ii <text:span text:style-name="Default_20_Paragraph_20_Font"><text:span text:style-name="T1">pon</text:span></text:span>ti<text:span text:style-name="Default_20_Paragraph_20_Font"><text:span text:style-name="T1">c</text:span></text:span>i,<text:line-break/><text:span text:style-name="Default_20_Paragraph_20_Font"><text:span text:style-name="T1">succ</text:span></text:span>i <text:span text:style-name="Default_20_Paragraph_20_Font"><text:span text:style-name="T1">h</text:span></text:span>y<text:span text:style-name="Default_20_Paragraph_20_Font"><text:span text:style-name="T1">poc</text:span></text:span>ysti<text:span text:style-name="Default_20_Paragraph_20_Font"><text:span text:style-name="T1">dts, st</text:span></text:span>y<text:span text:style-name="Default_20_Paragraph_20_Font"><text:span text:style-name="T1">racis bonae,<text:line-break/>opopanac</text:span></text:span>i<text:span text:style-name="Default_20_Paragraph_20_Font"><text:span text:style-name="T1">s , et</text:span></text:span> p<text:span text:style-name="Default_20_Paragraph_20_Font"><text:span text:style-name="T1">oli</text:span></text:span>i <text:span text:style-name="Default_20_Paragraph_20_Font"><text:span text:style-name="T1">malobathri recentis ,<text:line-break/></text:span></text:span>P<text:span text:style-name="Default_20_Paragraph_20_Font"><text:span text:style-name="T1">ares singuloru</text:span></text:span>m <text:span text:style-name="Default_20_Paragraph_20_Font"><text:span text:style-name="T1">b</text:span></text:span>i<text:span text:style-name="Default_20_Paragraph_20_Font"><text:span text:style-name="T1">s quatuor drachma</text:span></text:span>s <text:span text:style-name="Default_20_Paragraph_20_Font"><text:span text:style-name="T1">cap</text:span></text:span>i<text:span text:style-name="Default_20_Paragraph_20_Font"><text:span text:style-name="T1">t.<text:line-break/>casiae ver</text:span></text:span>o ni<text:span text:style-name="Default_20_Paragraph_20_Font"><text:span text:style-name="T1">grae septem et pol</text:span></text:span>ii <text:span text:style-name="Default_20_Paragraph_20_Font"><text:span text:style-name="T1">septem.<text:line-break/></text:span></text:span>Pi<text:span text:style-name="Default_20_Paragraph_20_Font"><text:span text:style-name="T1">peris alb</text:span></text:span>i <text:span text:style-name="Default_20_Paragraph_20_Font"><text:span text:style-name="T1">septe</text:span></text:span>m , <text:span text:style-name="Default_20_Paragraph_20_Font"><text:span text:style-name="T1">seord</text:span></text:span>ii <text:span text:style-name="Default_20_Paragraph_20_Font"><text:span text:style-name="T1">tantundem;<text:line-break/>Cretic</text:span></text:span>i t<text:span text:style-name="Default_20_Paragraph_20_Font"><text:span text:style-name="T1">amen et se</text:span></text:span>mi<text:span text:style-name="Default_20_Paragraph_20_Font"><text:span text:style-name="T1">num dauci tantum.<text:line-break/>H</text:span></text:span>i<text:span text:style-name="Default_20_Paragraph_20_Font"><text:span text:style-name="T1">s pendet functu</text:span></text:span>s <text:span text:style-name="Default_20_Paragraph_20_Font"><text:span text:style-name="T1">balsa</text:span></text:span>mi <text:span text:style-name="Default_20_Paragraph_20_Font"><text:span text:style-name="T1">drachmas pares.-<text:line-break/>Aequule pondu</text:span></text:span>s <text:span text:style-name="Default_20_Paragraph_20_Font"><text:span text:style-name="T1">c</text:span></text:span>y<text:span text:style-name="Default_20_Paragraph_20_Font"><text:span text:style-name="T1">ph</text:span></text:span>i <text:span text:style-name="Default_20_Paragraph_20_Font"><text:span text:style-name="T1">praed</text:span></text:span>icti<text:span text:style-name="Default_20_Paragraph_20_Font"><text:span text:style-name="T1">s dab</text:span></text:span>it.<text:line-break/><text:span text:style-name="Default_20_Paragraph_20_Font"><text:span text:style-name="T1">sunt qu</text:span></text:span>i <text:span text:style-name="Default_20_Paragraph_20_Font"><text:span text:style-name="T1">par velint bdel</text:span></text:span>i<text:span text:style-name="Default_20_Paragraph_20_Font"><text:span text:style-name="T1">um adsuere.<text:line-break/></text:span></text:span>H<text:span text:style-name="Default_20_Paragraph_20_Font"><text:span text:style-name="T1">inc nard</text:span></text:span>i <text:span text:style-name="Default_20_Paragraph_20_Font"><text:span text:style-name="T1">Celt</text:span></text:span>i<text:span text:style-name="Default_20_Paragraph_20_Font"><text:span text:style-name="T1">cae repurgatae , e</text:span></text:span>i <text:span text:style-name="Default_20_Paragraph_20_Font"><text:span text:style-name="T1">gu</text:span></text:span>m<text:span text:style-name="Default_20_Paragraph_20_Font"><text:span text:style-name="T1">mi ,<text:line-break/>Et pe</text:span></text:span>t<text:span text:style-name="Default_20_Paragraph_20_Font"><text:span text:style-name="T1">rosel</text:span></text:span>i<text:span text:style-name="Default_20_Paragraph_20_Font"><text:span text:style-name="T1">n</text:span></text:span>i , <text:span text:style-name="Default_20_Paragraph_20_Font"><text:span text:style-name="T1">et op</text:span></text:span>ii , <text:span text:style-name="Default_20_Paragraph_20_Font"><text:span text:style-name="T1">merentum quod vocant ,<text:line-break/>E</text:span></text:span>t <text:span text:style-name="Default_20_Paragraph_20_Font"><text:span text:style-name="T1">cardamom</text:span></text:span>i, <text:span text:style-name="Default_20_Paragraph_20_Font"><text:span text:style-name="T1">et se</text:span></text:span>mi<text:span text:style-name="Default_20_Paragraph_20_Font"><text:span text:style-name="T1">nu</text:span></text:span>m <text:span text:style-name="Default_20_Paragraph_20_Font"><text:span text:style-name="T1">faen</text:span></text:span>i<text:span text:style-name="Default_20_Paragraph_20_Font"><text:span text:style-name="T1">cul</text:span></text:span>i,<text:line-break/><text:span text:style-name="Default_20_Paragraph_20_Font"><text:span text:style-name="T1">Et gent</text:span></text:span>i<text:span text:style-name="Default_20_Paragraph_20_Font"><text:span text:style-name="T1">anae , et sal</text:span></text:span>i<text:span text:style-name="Default_20_Paragraph_20_Font"><text:span text:style-name="T1">orum rosiae ,</text:span></text:span></text:p>
      <text:p text:style-name="P2"><text:span text:style-name="Default_20_Paragraph_20_Font"><text:span text:style-name="T1">Cu</text:span></text:span>j<text:span text:style-name="Default_20_Paragraph_20_Font"><text:span text:style-name="T1">u</text:span></text:span>s<text:span text:style-name="Default_20_Paragraph_20_Font"><text:span text:style-name="T1">que drachma</text:span></text:span>s <text:span text:style-name="Default_20_Paragraph_20_Font"><text:span text:style-name="T1">qu</text:span></text:span>i<text:span text:style-name="Default_20_Paragraph_20_Font"><text:span text:style-name="T1">nque, paululo ampl</text:span></text:span>i<text:span text:style-name="Default_20_Paragraph_20_Font"><text:span text:style-name="T1">u</text:span></text:span>s.<text:line-break/><text:span text:style-name="Default_20_Paragraph_20_Font"><text:span text:style-name="T1">s</text:span></text:span>i<text:span text:style-name="Default_20_Paragraph_20_Font"><text:span text:style-name="T1">t Coet</text:span></text:span>i<text:span text:style-name="Default_20_Paragraph_20_Font"><text:span text:style-name="T1">ci dictamni. aequal</text:span></text:span>is <text:span text:style-name="Default_20_Paragraph_20_Font"><text:span text:style-name="T1">portio.</text:span></text:span></text:p>
      <text:p text:style-name="P1"><text:span text:style-name="Default_20_Paragraph_20_Font"><text:span text:style-name="T1">An</text:span></text:span>i<text:span text:style-name="Default_20_Paragraph_20_Font"><text:span text:style-name="T1">si e</text:span></text:span>t <text:span text:style-name="Default_20_Paragraph_20_Font"><text:span text:style-name="T1">asar</text:span></text:span>i <text:span text:style-name="Default_20_Paragraph_20_Font"><text:span text:style-name="T1">par</text:span></text:span>i<text:span text:style-name="Default_20_Paragraph_20_Font"><text:span text:style-name="T1">ter</text:span></text:span> t<text:span text:style-name="Default_20_Paragraph_20_Font"><text:span text:style-name="T1">re</text:span></text:span>s <text:span text:style-name="Default_20_Paragraph_20_Font"><text:span text:style-name="T1">drachmae<text:line-break/>A</text:span></text:span>c<text:span text:style-name="Default_20_Paragraph_20_Font"><text:span text:style-name="T1">or</text:span></text:span>i<text:span text:style-name="Default_20_Paragraph_20_Font"><text:span text:style-name="T1">que, phuque, sugapen</text:span></text:span>i<text:span text:style-name="Default_20_Paragraph_20_Font"><text:span text:style-name="T1">que tre</text:span></text:span>s.<text:line-break/><text:span text:style-name="Default_20_Paragraph_20_Font"><text:span text:style-name="T1">Me</text:span></text:span>i<text:span text:style-name="Default_20_Paragraph_20_Font"><text:span text:style-name="T1">que Atha</text:span></text:span>m<text:span text:style-name="Default_20_Paragraph_20_Font"><text:span text:style-name="T1">an</text:span></text:span>li<text:span text:style-name="Default_20_Paragraph_20_Font"><text:span text:style-name="T1">ci, e</text:span></text:span>t <text:span text:style-name="Default_20_Paragraph_20_Font"><text:span text:style-name="T1">acac</text:span></text:span>i<text:span text:style-name="Default_20_Paragraph_20_Font"><text:span text:style-name="T1">ae,<text:line-break/>Et ven</text:span></text:span>tris sci<text:span text:style-name="Default_20_Paragraph_20_Font"><text:span text:style-name="T1">nei, et sem</text:span></text:span>i<text:span text:style-name="Default_20_Paragraph_20_Font"><text:span text:style-name="T1">num h</text:span></text:span>y<text:span text:style-name="Default_20_Paragraph_20_Font"><text:span text:style-name="T1">peric</text:span></text:span>i,<text:line-break/><text:span text:style-name="Default_20_Paragraph_20_Font"><text:span text:style-name="T1">s</text:span></text:span>i<text:span text:style-name="Default_20_Paragraph_20_Font"><text:span text:style-name="T1">ngula drachma</text:span></text:span>s <text:span text:style-name="Default_20_Paragraph_20_Font"><text:span text:style-name="T1">haec pendant dua</text:span></text:span>s <text:span text:style-name="Default_20_Paragraph_20_Font"><text:span text:style-name="T1">sumis.<text:line-break/></text:span></text:span>P<text:span text:style-name="Default_20_Paragraph_20_Font"><text:span text:style-name="T1">ini et melli</text:span></text:span>s <text:span text:style-name="Default_20_Paragraph_20_Font"><text:span text:style-name="T1">adde quantum est sut</text:span></text:span>is.<text:line-break/><text:span text:style-name="Default_20_Paragraph_20_Font"><text:span text:style-name="T1">sa</text:span></text:span>tis <text:span text:style-name="Default_20_Paragraph_20_Font"><text:span text:style-name="T1">est quantum haec ap</text:span></text:span>t<text:span text:style-name="Default_20_Paragraph_20_Font"><text:span text:style-name="T1">e /ungat- simul.</text:span></text:span></text:p>
      <text:p text:style-name="Normal">Quoniam vero D<text:span text:style-name="Default_20_Paragraph_20_Font"><text:span text:style-name="T1">e</text:span></text:span>mocrates cypheos mentionem facit,<text:line-break/>quod etiam ipfe componit, recte ideo .illius quoque com-<text:line-break/>positionem adscripsit, quam deinceps fubjiciam.</text:p>
      <text:p text:style-name="P1"><text:span text:style-name="Default_20_Paragraph_20_Font"><text:span text:style-name="T1">c</text:span></text:span>y<text:span text:style-name="Default_20_Paragraph_20_Font"><text:span text:style-name="T1">phi vero .nec m</text:span></text:span>i<text:span text:style-name="Default_20_Paragraph_20_Font"><text:span text:style-name="T1">x</text:span></text:span>t<text:span text:style-name="Default_20_Paragraph_20_Font"><text:span text:style-name="T1">u</text:span></text:span>m- <text:span text:style-name="Default_20_Paragraph_20_Font"><text:span text:style-name="T1">quicqua</text:span></text:span>m <text:span text:style-name="Default_20_Paragraph_20_Font"><text:span text:style-name="T1">est, nec simp</text:span></text:span>l<text:span text:style-name="Default_20_Paragraph_20_Font"><text:span text:style-name="T1">ex<text:line-break/></text:span></text:span>L<text:span text:style-name="Default_20_Paragraph_20_Font"><text:span text:style-name="T1">psu</text:span></text:span>m <text:span text:style-name="Default_20_Paragraph_20_Font"><text:span text:style-name="T1">fert tellu</text:span></text:span>s <text:span text:style-name="Default_20_Paragraph_20_Font"><text:span text:style-name="T1">ulla , non preqsu</text:span></text:span>s <text:span text:style-name="Default_20_Paragraph_20_Font"><text:span text:style-name="T1">herbae succu</text:span></text:span>s.<text:line-break/><text:span text:style-name="Default_20_Paragraph_20_Font"><text:span text:style-name="T1">Aeg</text:span></text:span>y<text:span text:style-name="Default_20_Paragraph_20_Font"><text:span text:style-name="T1">ptu</text:span></text:span>s <text:span text:style-name="Default_20_Paragraph_20_Font"><text:span text:style-name="T1">quo</text:span></text:span>s<text:span text:style-name="Default_20_Paragraph_20_Font"><text:span text:style-name="T1">dam hoc cum placat deo</text:span></text:span>s,<text:line-break/>I<text:span text:style-name="Default_20_Paragraph_20_Font"><text:span text:style-name="T1">ntend</text:span></text:span>i<text:span text:style-name="Default_20_Paragraph_20_Font"><text:span text:style-name="T1">t, et quo d</text:span></text:span>i<text:span text:style-name="Default_20_Paragraph_20_Font"><text:span text:style-name="T1">cam parat modo.</text:span></text:span></text:p>
      <text:p text:style-name="P1"><text:span text:style-name="Default_20_Paragraph_20_Font"><text:span text:style-name="T1">Pastam et albam su</text:span></text:span>m<text:span text:style-name="Default_20_Paragraph_20_Font"><text:span text:style-name="T1">unt e</text:span></text:span>t <text:span text:style-name="Default_20_Paragraph_20_Font"><text:span text:style-name="T1">p</text:span></text:span>i<text:span text:style-name="Default_20_Paragraph_20_Font"><text:span text:style-name="T1">ngu</text:span></text:span>i/<text:span text:style-name="Default_20_Paragraph_20_Font"><text:span text:style-name="T1">simam,</text:span></text:span></text:p>
      <text:p text:style-name="P2">Co<text:span text:style-name="Default_20_Paragraph_20_Font"><text:span text:style-name="T1">rticem demunt, eximunt vinacea.<text:line-break/>Carnem ipsiu</text:span></text:span>s <text:span text:style-name="Default_20_Paragraph_20_Font"><text:span text:style-name="T1">per</text:span></text:span>l<text:span text:style-name="Default_20_Paragraph_20_Font"><text:span text:style-name="T1">aev</text:span></text:span>i<text:span text:style-name="Default_20_Paragraph_20_Font"><text:span text:style-name="T1">gatam insigniter<text:line-break/>R</text:span></text:span>is <text:span text:style-name="Default_20_Paragraph_20_Font"><text:span text:style-name="T1">duodec</text:span></text:span>im <text:span text:style-name="Default_20_Paragraph_20_Font"><text:span text:style-name="T1">const</text:span></text:span>i<text:span text:style-name="Default_20_Paragraph_20_Font"><text:span text:style-name="T1">tuunt drachmis Atticis.<text:line-break/>Cre</text:span></text:span>m<text:span text:style-name="Default_20_Paragraph_20_Font"><text:span text:style-name="T1">a</text:span></text:span>t<text:span text:style-name="Default_20_Paragraph_20_Font"><text:span text:style-name="T1">ae</text:span></text:span> t<text:span text:style-name="Default_20_Paragraph_20_Font"><text:span text:style-name="T1">ereb</text:span></text:span>i<text:span text:style-name="Default_20_Paragraph_20_Font"><text:span text:style-name="T1">nthinae p</text:span></text:span>o<text:span text:style-name="Default_20_Paragraph_20_Font"><text:span text:style-name="T1">ndus et</text:span></text:span> i<text:span text:style-name="Default_20_Paragraph_20_Font"><text:span text:style-name="T1">dem ,<text:line-break/>Myrrhae duodecim , et c</text:span></text:span>i<text:span text:style-name="Default_20_Paragraph_20_Font"><text:span text:style-name="T1">nnamo</text:span></text:span>m<text:span text:style-name="Default_20_Paragraph_20_Font"><text:span text:style-name="T1">i quatu</text:span></text:span>o<text:span text:style-name="Default_20_Paragraph_20_Font"><text:span text:style-name="T1">r ,<text:line-break/>L</text:span></text:span>i<text:span text:style-name="Default_20_Paragraph_20_Font"><text:span text:style-name="T1">nei duodeci</text:span></text:span>m, <text:span text:style-name="Default_20_Paragraph_20_Font"><text:span text:style-name="T1">et unicam ponunt croc</text:span></text:span>i.<text:line-break/><text:span text:style-name="Default_20_Paragraph_20_Font"><text:span text:style-name="T1">Tre</text:span></text:span>s <text:span text:style-name="Default_20_Paragraph_20_Font"><text:span text:style-name="T1">ungu</text:span></text:span>i<text:span text:style-name="Default_20_Paragraph_20_Font"><text:span text:style-name="T1">um bdell</text:span></text:span>ii, <text:span text:style-name="Default_20_Paragraph_20_Font"><text:span text:style-name="T1">aspala</text:span></text:span>t<text:span text:style-name="Default_20_Paragraph_20_Font"><text:span text:style-name="T1">h</text:span></text:span>i <text:span text:style-name="Default_20_Paragraph_20_Font"><text:span text:style-name="T1">duas sem</text:span></text:span>is,<text:line-break/>T<text:span text:style-name="Default_20_Paragraph_20_Font"><text:span text:style-name="T1">re</text:span></text:span>s spi<text:span text:style-name="Default_20_Paragraph_20_Font"><text:span text:style-name="T1">cae nardi , </text:span></text:span>t<text:span text:style-name="Default_20_Paragraph_20_Font"><text:span text:style-name="T1">re</text:span></text:span>s <text:span text:style-name="Default_20_Paragraph_20_Font"><text:span text:style-name="T1">casiae bonae ,<text:line-break/>Tre</text:span></text:span>s m<text:span text:style-name="Default_20_Paragraph_20_Font"><text:span text:style-name="T1">er</text:span></text:span>i <text:span text:style-name="Default_20_Paragraph_20_Font"><text:span text:style-name="T1">c</text:span></text:span>y<text:span text:style-name="Default_20_Paragraph_20_Font"><text:span text:style-name="T1">per</text:span></text:span>i , <text:span text:style-name="Default_20_Paragraph_20_Font"><text:span text:style-name="T1">bacca</text:span></text:span>s <text:span text:style-name="Default_20_Paragraph_20_Font"><text:span text:style-name="T1">jun</text:span></text:span>i<text:span text:style-name="Default_20_Paragraph_20_Font"><text:span text:style-name="T1">peri quibu</text:span></text:span>s<text:line-break/><text:span text:style-name="Default_20_Paragraph_20_Font"><text:span text:style-name="T1">.Ad</text:span></text:span>i<text:span text:style-name="Default_20_Paragraph_20_Font"><text:span text:style-name="T1">ungun</text:span></text:span>t <text:span text:style-name="Default_20_Paragraph_20_Font"><text:span text:style-name="T1">aequa</text:span></text:span>s, <text:span text:style-name="Default_20_Paragraph_20_Font"><text:span text:style-name="T1">p</text:span></text:span>i<text:span text:style-name="Default_20_Paragraph_20_Font"><text:span text:style-name="T1">ngues et magna</text:span></text:span>s <text:span text:style-name="Default_20_Paragraph_20_Font"><text:span text:style-name="T1">legunt;<text:line-break/>Acced</text:span></text:span>it <text:span text:style-name="Default_20_Paragraph_20_Font"><text:span text:style-name="T1">drachm</text:span></text:span>is <text:span text:style-name="Default_20_Paragraph_20_Font"><text:span text:style-name="T1">calamu</text:span></text:span>s <text:span text:style-name="Default_20_Paragraph_20_Font"><text:span text:style-name="T1">stagran</text:span></text:span>s <text:span text:style-name="Default_20_Paragraph_20_Font"><text:span text:style-name="T1">novem ,<text:line-break/>Melli</text:span></text:span>s <text:span text:style-name="Default_20_Paragraph_20_Font"><text:span text:style-name="T1">quod suffic</text:span></text:span>i<text:span text:style-name="Default_20_Paragraph_20_Font"><text:span text:style-name="T1">t, e</text:span></text:span>t <text:span text:style-name="Default_20_Paragraph_20_Font"><text:span text:style-name="T1">v</text:span></text:span>i<text:span text:style-name="Default_20_Paragraph_20_Font"><text:span text:style-name="T1">ni prorsu</text:span></text:span>s <text:span text:style-name="Default_20_Paragraph_20_Font"><text:span text:style-name="T1">parum..<text:line-break/></text:span></text:span>B<text:span text:style-name="Default_20_Paragraph_20_Font"><text:span text:style-name="T1">dell</text:span></text:span>i<text:span text:style-name="Default_20_Paragraph_20_Font"><text:span text:style-name="T1">um , v</text:span></text:span>i<text:span text:style-name="Default_20_Paragraph_20_Font"><text:span text:style-name="T1">num , m</text:span></text:span>y<text:span text:style-name="Default_20_Paragraph_20_Font"><text:span text:style-name="T1">rrham , </text:span></text:span>i<text:span text:style-name="Default_20_Paragraph_20_Font"><text:span text:style-name="T1">n mortarium<text:line-break/>M</text:span></text:span>itt<text:span text:style-name="Default_20_Paragraph_20_Font"><text:span text:style-name="T1">unt et</text:span></text:span> t<text:span text:style-name="Default_20_Paragraph_20_Font"><text:span text:style-name="T1">erun</text:span></text:span>t , <text:span text:style-name="Default_20_Paragraph_20_Font"><text:span text:style-name="T1">quoad mell</text:span></text:span>i<text:span text:style-name="Default_20_Paragraph_20_Font"><text:span text:style-name="T1">s cra/sttie</text:span></text:span>m<text:line-break/><text:span text:style-name="Default_20_Paragraph_20_Font"><text:span text:style-name="T1">L</text:span></text:span>i<text:span text:style-name="Default_20_Paragraph_20_Font"><text:span text:style-name="T1">quen</text:span></text:span>ti<text:span text:style-name="Default_20_Paragraph_20_Font"><text:span text:style-name="T1">s</text:span></text:span> j<text:span text:style-name="Default_20_Paragraph_20_Font"><text:span text:style-name="T1">unc</text:span></text:span>t<text:span text:style-name="Default_20_Paragraph_20_Font"><text:span text:style-name="T1">a reddan</text:span></text:span>t. <text:span text:style-name="Default_20_Paragraph_20_Font"><text:span text:style-name="T1">Tum mel postea<text:line-break/>Afundun</text:span></text:span>t, <text:span text:style-name="Default_20_Paragraph_20_Font"><text:span text:style-name="T1">uva</text:span></text:span>s <text:span text:style-name="Default_20_Paragraph_20_Font"><text:span text:style-name="T1">miseent; demum cae</text:span></text:span>t<text:span text:style-name="Default_20_Paragraph_20_Font"><text:span text:style-name="T1">era<text:line-break/></text:span></text:span>f<text:span text:style-name="Default_20_Paragraph_20_Font"><text:span text:style-name="T1">mponunt , sed c</text:span></text:span>o<text:span text:style-name="Default_20_Paragraph_20_Font"><text:span text:style-name="T1">n</text:span></text:span>l<text:span text:style-name="Default_20_Paragraph_20_Font"><text:span text:style-name="T1">usu. </text:span></text:span>P<text:span text:style-name="Default_20_Paragraph_20_Font"><text:span text:style-name="T1">arv</text:span></text:span>os i<text:span text:style-name="Default_20_Paragraph_20_Font"><text:span text:style-name="T1">nde<text:line-break/>cont</text:span></text:span>i<text:span text:style-name="Default_20_Paragraph_20_Font"><text:span text:style-name="T1">ngun</text:span></text:span>t o<text:span text:style-name="Default_20_Paragraph_20_Font"><text:span text:style-name="T1">rbe</text:span></text:span>s, <text:span text:style-name="Default_20_Paragraph_20_Font"><text:span text:style-name="T1">quibu</text:span></text:span>s <text:span text:style-name="Default_20_Paragraph_20_Font"><text:span text:style-name="T1">de</text:span></text:span>as <text:span text:style-name="Default_20_Paragraph_20_Font"><text:span text:style-name="T1">fumigan</text:span></text:span>t.</text:p>
      <text:p text:style-name="P2"><text:span text:style-name="Default_20_Paragraph_20_Font"><text:span text:style-name="T1">Rufa</text:span></text:span>s <text:span text:style-name="Default_20_Paragraph_20_Font"><text:span text:style-name="T1">no</text:span></text:span>s <text:span text:style-name="Default_20_Paragraph_20_Font"><text:span text:style-name="T1">c</text:span></text:span>y<text:span text:style-name="Default_20_Paragraph_20_Font"><text:span text:style-name="T1">ph</text:span></text:span>i <text:span text:style-name="Default_20_Paragraph_20_Font"><text:span text:style-name="T1">sic parare d</text:span></text:span>o<text:span text:style-name="Default_20_Paragraph_20_Font"><text:span text:style-name="T1">cet,<text:line-break/></text:span></text:span>fi<text:span text:style-name="Default_20_Paragraph_20_Font"><text:span text:style-name="T1">r pr</text:span></text:span>o<text:span text:style-name="Default_20_Paragraph_20_Font"><text:span text:style-name="T1">bu</text:span></text:span>s <text:span text:style-name="Default_20_Paragraph_20_Font"><text:span text:style-name="T1">valde</text:span></text:span> e<text:span text:style-name="Default_20_Paragraph_20_Font"><text:span text:style-name="T1">t peritu</text:span></text:span>s <text:span text:style-name="Default_20_Paragraph_20_Font"><text:span text:style-name="T1">med</text:span></text:span>i<text:span text:style-name="Default_20_Paragraph_20_Font"><text:span text:style-name="T1">cus.<text:line-break/>Qu</text:span></text:span>i<text:span text:style-name="Default_20_Paragraph_20_Font"><text:span text:style-name="T1">da</text:span></text:span>m <text:span text:style-name="Default_20_Paragraph_20_Font"><text:span text:style-name="T1">st desit cinnamomum sib</text:span></text:span>i,<text:line-break/><text:span text:style-name="Default_20_Paragraph_20_Font"><text:span text:style-name="T1">Tan</text:span></text:span>t<text:span text:style-name="Default_20_Paragraph_20_Font"><text:span text:style-name="T1">undem m</text:span></text:span>i<text:span text:style-name="Default_20_Paragraph_20_Font"><text:span text:style-name="T1">scent cardamom</text:span></text:span>i <text:span text:style-name="Default_20_Paragraph_20_Font"><text:span text:style-name="T1">sem</text:span></text:span>i<text:span text:style-name="Default_20_Paragraph_20_Font"><text:span text:style-name="T1">num ,<text:line-break/>E</text:span></text:span>t <text:span text:style-name="Default_20_Paragraph_20_Font"><text:span text:style-name="T1">hac utuntur aeque ac pri</text:span></text:span>o<text:span text:style-name="Default_20_Paragraph_20_Font"><text:span text:style-name="T1">re.</text:span></text:span></text:p>
      <text:p text:style-name="P1"><text:span text:style-name="Default_20_Paragraph_20_Font"><text:span text:style-name="T1">Qu</text:span></text:span>i<text:span text:style-name="Default_20_Paragraph_20_Font"><text:span text:style-name="T1">dam, st pulmo, vel</text:span></text:span> j<text:span text:style-name="Default_20_Paragraph_20_Font"><text:span text:style-name="T1">ecur, vel exect</text:span></text:span>is</text:p>
      <text:p text:style-name="P1"><text:span text:style-name="Default_20_Paragraph_20_Font"><text:span text:style-name="T1">Al</text:span></text:span>i<text:span text:style-name="Default_20_Paragraph_20_Font"><text:span text:style-name="T1">ud ullu</text:span></text:span>m , <text:span text:style-name="Default_20_Paragraph_20_Font"><text:span text:style-name="T1">ulcus habet malum ,</text:span></text:span></text:p>
      <text:p text:style-name="P1"><text:span text:style-name="Default_20_Paragraph_20_Font"><text:span text:style-name="T1">Hu</text:span></text:span>j<text:span text:style-name="Default_20_Paragraph_20_Font"><text:span text:style-name="T1">us prop</text:span></text:span>i<text:span text:style-name="Default_20_Paragraph_20_Font"><text:span text:style-name="T1">nant pharmac</text:span></text:span>i <text:span text:style-name="Default_20_Paragraph_20_Font"><text:span text:style-name="T1">denarium.</text:span></text:span></text:p>
      <text:h text:style-name="Heading_20_2" text:outline-level="2">Cap. HI. </text:h>
      <text:p text:style-name="P14"><text:span text:style-name="Default_20_Paragraph_20_Font"><text:span text:style-name="T1">[De tr</text:span></text:span>i<text:span text:style-name="Default_20_Paragraph_20_Font"><text:span text:style-name="T1">bus An</text:span></text:span>ti<text:span text:style-name="Default_20_Paragraph_20_Font"><text:span text:style-name="T1">d</text:span></text:span>ot<text:span text:style-name="Default_20_Paragraph_20_Font"><text:span text:style-name="T1">i</text:span></text:span>s i<text:span text:style-name="Default_20_Paragraph_20_Font"><text:span text:style-name="T1">nsign</text:span></text:span>i<text:span text:style-name="Default_20_Paragraph_20_Font"><text:span text:style-name="T1">bus, duabus<text:line-break/>ad</text:span></text:span> P<text:span text:style-name="Default_20_Paragraph_20_Font"><text:span text:style-name="T1">hth</text:span></text:span>i<text:span text:style-name="Default_20_Paragraph_20_Font"><text:span text:style-name="T1">sim, ana ad venena.] </text:span></text:span>Quum vero Democrates<text:line-break/>alia<text:span text:style-name="Default_20_Paragraph_20_Font"><text:span text:style-name="T1">r</text:span></text:span>um quoque an.tidotorum insignium meminerit, satiu<text:span text:style-name="Default_20_Paragraph_20_Font"><text:span text:style-name="T1">s<text:line-break/></text:span></text:span>mihi visum. est illas. etiam propter eundem usum versi-<text:line-break/>bus ab eo proditas exponere. Quomodo igitur therracam<text:line-break/>quam vocant ipse componat in. praecedente libro do-<text:line-break/>coimus; nunc quae deinceps scriptae sunt antidoti, ea<text:span text:style-name="Default_20_Paragraph_20_Font"><text:span text:style-name="T1">i<text:line-break/></text:span></text:span>subiiciemus.</text:p>
      <text:p text:style-name="P1"><text:span text:style-name="Default_20_Paragraph_20_Font"><text:span text:style-name="T1">An</text:span></text:span>t<text:span text:style-name="Default_20_Paragraph_20_Font"><text:span text:style-name="T1">iquae phth</text:span></text:span>i<text:span text:style-name="Default_20_Paragraph_20_Font"><text:span text:style-name="T1">si alia valde bona ,</text:span></text:span></text:p>
      <text:p text:style-name="P1"><text:span text:style-name="Default_20_Paragraph_20_Font"><text:span text:style-name="T1">E</text:span></text:span>t. <text:span text:style-name="Default_20_Paragraph_20_Font"><text:span text:style-name="T1">spu</text:span></text:span>t<text:span text:style-name="Default_20_Paragraph_20_Font"><text:span text:style-name="T1">o sangu</text:span></text:span>i<text:span text:style-name="Default_20_Paragraph_20_Font"><text:span text:style-name="T1">n</text:span></text:span>i<text:span text:style-name="Default_20_Paragraph_20_Font"><text:span text:style-name="T1">s,. e</text:span></text:span>t <text:span text:style-name="Default_20_Paragraph_20_Font"><text:span text:style-name="T1">cla</text:span></text:span>m <text:span text:style-name="Default_20_Paragraph_20_Font"><text:span text:style-name="T1">scbrienri ,</text:span></text:span></text:p>
      <text:p text:style-name="P2"><text:span text:style-name="Default_20_Paragraph_20_Font"><text:span text:style-name="T1">Nec non et pectu</text:span></text:span>s <text:span text:style-name="Default_20_Paragraph_20_Font"><text:span text:style-name="T1">imbe</text:span></text:span>ci<text:span text:style-name="Default_20_Paragraph_20_Font"><text:span text:style-name="T1">l</text:span></text:span>l<text:span text:style-name="Default_20_Paragraph_20_Font"><text:span text:style-name="T1">e haben</text:span></text:span>ti<text:span text:style-name="Default_20_Paragraph_20_Font"><text:span text:style-name="T1">bu</text:span></text:span>s.<text:line-break/><text:span text:style-name="Default_20_Paragraph_20_Font"><text:span text:style-name="T1">s</text:span></text:span>t<text:span text:style-name="Default_20_Paragraph_20_Font"><text:span text:style-name="T1">omacho , ren</text:span></text:span>i<text:span text:style-name="Default_20_Paragraph_20_Font"><text:span text:style-name="T1">bus , et</text:span></text:span> p<text:span text:style-name="Default_20_Paragraph_20_Font"><text:span text:style-name="T1">ecor</text:span></text:span>i <text:span text:style-name="Default_20_Paragraph_20_Font"><text:span text:style-name="T1">prodest.<text:line-break/>omn</text:span></text:span>i<text:span text:style-name="Default_20_Paragraph_20_Font"><text:span text:style-name="T1">bu</text:span></text:span>s <text:span text:style-name="Default_20_Paragraph_20_Font"><text:span text:style-name="T1">quae d</text:span></text:span>i<text:span text:style-name="Default_20_Paragraph_20_Font"><text:span text:style-name="T1">x</text:span></text:span>i <text:span text:style-name="Default_20_Paragraph_20_Font"><text:span text:style-name="T1">vale</text:span></text:span>t, <text:span text:style-name="Default_20_Paragraph_20_Font"><text:span text:style-name="T1">del</text:span></text:span>i<text:span text:style-name="Default_20_Paragraph_20_Font"><text:span text:style-name="T1">ca</text:span></text:span>tis <text:span text:style-name="Default_20_Paragraph_20_Font"><text:span text:style-name="T1">tamen<text:line-break/>Quod p</text:span></text:span>o<text:span text:style-name="Default_20_Paragraph_20_Font"><text:span text:style-name="T1">scit</text:span></text:span> m<text:span text:style-name="Default_20_Paragraph_20_Font"><text:span text:style-name="T1">inu</text:span></text:span>s , <text:span text:style-name="Default_20_Paragraph_20_Font"><text:span text:style-name="T1">conven</text:span></text:span>i<text:span text:style-name="Default_20_Paragraph_20_Font"><text:span text:style-name="T1">et</text:span></text:span> m<text:span text:style-name="Default_20_Paragraph_20_Font"><text:span text:style-name="T1">agi</text:span></text:span>s. .<text:line-break/><text:span text:style-name="Default_20_Paragraph_20_Font"><text:span text:style-name="T1">L</text:span></text:span>i<text:span text:style-name="Default_20_Paragraph_20_Font"><text:span text:style-name="T1">ben</text:span></text:span>t<text:span text:style-name="Default_20_Paragraph_20_Font"><text:span text:style-name="T1">er su</text:span></text:span>m<text:span text:style-name="Default_20_Paragraph_20_Font"><text:span text:style-name="T1">pta hac Augustu</text:span></text:span>m <text:span text:style-name="Default_20_Paragraph_20_Font"><text:span text:style-name="T1">serunt<text:line-break/>E longo</text:span></text:span> m<text:span text:style-name="Default_20_Paragraph_20_Font"><text:span text:style-name="T1">orbo convalu</text:span></text:span>i<text:span text:style-name="Default_20_Paragraph_20_Font"><text:span text:style-name="T1">ste brevi ,<text:line-break/></text:span></text:span>P<text:span text:style-name="Default_20_Paragraph_20_Font"><text:span text:style-name="T1">ect</text:span></text:span>o<text:span text:style-name="Default_20_Paragraph_20_Font"><text:span text:style-name="T1">re</text:span></text:span> m<text:span text:style-name="Default_20_Paragraph_20_Font"><text:span text:style-name="T1">u</text:span></text:span>lt<text:span text:style-name="Default_20_Paragraph_20_Font"><text:span text:style-name="T1">um cosifrque affectu</text:span></text:span>m m<text:span text:style-name="Default_20_Paragraph_20_Font"><text:span text:style-name="T1">ale.<text:line-break/>Acc</text:span></text:span>i<text:span text:style-name="Default_20_Paragraph_20_Font"><text:span text:style-name="T1">pit e</text:span></text:span>t <text:span text:style-name="Default_20_Paragraph_20_Font"><text:span text:style-name="T1">pspllii, e</text:span></text:span>t <text:span text:style-name="Default_20_Paragraph_20_Font"><text:span text:style-name="T1">subrubent</text:span></text:span>is <text:span text:style-name="Default_20_Paragraph_20_Font"><text:span text:style-name="T1">casiae,<text:line-break/>sp</text:span></text:span>i<text:span text:style-name="Default_20_Paragraph_20_Font"><text:span text:style-name="T1">caeque nard</text:span></text:span>i, <text:span text:style-name="Default_20_Paragraph_20_Font"><text:span text:style-name="T1">et purae Celt</text:span></text:span>i<text:span text:style-name="Default_20_Paragraph_20_Font"><text:span text:style-name="T1">cae,<text:line-break/>E</text:span></text:span>t <text:span text:style-name="Default_20_Paragraph_20_Font"><text:span text:style-name="T1">c</text:span></text:span>i<text:span text:style-name="Default_20_Paragraph_20_Font"><text:span text:style-name="T1">nna</text:span></text:span>m<text:span text:style-name="Default_20_Paragraph_20_Font"><text:span text:style-name="T1">om</text:span></text:span>i , <text:span text:style-name="Default_20_Paragraph_20_Font"><text:span text:style-name="T1">atque recen</text:span></text:span>tis <text:span text:style-name="Default_20_Paragraph_20_Font"><text:span text:style-name="T1">croc</text:span></text:span>i,<text:line-break/>D<text:span text:style-name="Default_20_Paragraph_20_Font"><text:span text:style-name="T1">rachmas duodec</text:span></text:span>i<text:span text:style-name="Default_20_Paragraph_20_Font"><text:span text:style-name="T1">m, opobalsum</text:span></text:span>i <text:span text:style-name="Default_20_Paragraph_20_Font"><text:span text:style-name="T1">dece</text:span></text:span>m;<text:line-break/><text:span text:style-name="Default_20_Paragraph_20_Font"><text:span text:style-name="T1">M</text:span></text:span>y<text:span text:style-name="Default_20_Paragraph_20_Font"><text:span text:style-name="T1">rrhae Arab</text:span></text:span>i<text:span text:style-name="Default_20_Paragraph_20_Font"><text:span text:style-name="T1">cae stactae crast</text:span></text:span>i/<text:span text:style-name="Default_20_Paragraph_20_Font"><text:span text:style-name="T1">stmae sede</text:span></text:span>rim.<text:line-break/><text:span text:style-name="Default_20_Paragraph_20_Font"><text:span text:style-name="T1">H</text:span></text:span>i<text:span text:style-name="Default_20_Paragraph_20_Font"><text:span text:style-name="T1">nc /unc</text:span></text:span>i <text:span text:style-name="Default_20_Paragraph_20_Font"><text:span text:style-name="T1">tenu</text:span></text:span>is, <text:span text:style-name="Default_20_Paragraph_20_Font"><text:span text:style-name="T1">et sig</text:span></text:span>i<text:span text:style-name="Default_20_Paragraph_20_Font"><text:span text:style-name="T1">ll</text:span></text:span>i <text:span text:style-name="Default_20_Paragraph_20_Font"><text:span text:style-name="T1">le</text:span></text:span>m<text:span text:style-name="Default_20_Paragraph_20_Font"><text:span text:style-name="T1">n</text:span></text:span>ii,<text:line-break/>R<text:span text:style-name="Default_20_Paragraph_20_Font"><text:span text:style-name="T1">heu</text:span></text:span> P<text:span text:style-name="Default_20_Paragraph_20_Font"><text:span text:style-name="T1">on</text:span></text:span>ti<text:span text:style-name="Default_20_Paragraph_20_Font"><text:span text:style-name="T1">ci,- et se</text:span></text:span>mi<text:span text:style-name="Default_20_Paragraph_20_Font"><text:span text:style-name="T1">nu</text:span></text:span>m <text:span text:style-name="Default_20_Paragraph_20_Font"><text:span text:style-name="T1">ru</text:span></text:span>t<text:span text:style-name="Default_20_Paragraph_20_Font"><text:span text:style-name="T1">ae;</text:span></text:span></text:p>
      <text:p text:style-name="P9"><text:span text:style-name="Default_20_Paragraph_20_Font"><text:span text:style-name="T1">s</text:span></text:span>i<text:span text:style-name="Default_20_Paragraph_20_Font"><text:span text:style-name="T1">lvestris mel</text:span></text:span>i<text:span text:style-name="Default_20_Paragraph_20_Font"><text:span text:style-name="T1">or</text:span></text:span> m<text:span text:style-name="Default_20_Paragraph_20_Font"><text:span text:style-name="T1">u</text:span></text:span>l<text:span text:style-name="Default_20_Paragraph_20_Font"><text:span text:style-name="T1">to est ruta tamen;<text:tab/></text:span></text:span></text:p>
      <text:p text:style-name="P1"><text:span text:style-name="Default_20_Paragraph_20_Font"><text:span text:style-name="T1">Am</text:span></text:span>om<text:span text:style-name="Default_20_Paragraph_20_Font"><text:span text:style-name="T1">i quoque</text:span></text:span> e<text:span text:style-name="Default_20_Paragraph_20_Font"><text:span text:style-name="T1">t fuec</text:span></text:span>i<text:span text:style-name="Default_20_Paragraph_20_Font"><text:span text:style-name="T1">ie-rosue</text:span></text:span> t<text:span text:style-name="Default_20_Paragraph_20_Font"><text:span text:style-name="T1">an</text:span></text:span>t<text:span text:style-name="Default_20_Paragraph_20_Font"><text:span text:style-name="T1">um.</text:span></text:span></text:p>
      <text:p text:style-name="P1"><text:span text:style-name="Default_20_Paragraph_20_Font"><text:span text:style-name="T1">H</text:span></text:span>is <text:span text:style-name="Default_20_Paragraph_20_Font"><text:span text:style-name="T1">album piper adde, sumen nap</text:span></text:span>i;<text:line-break/>I<text:span text:style-name="Default_20_Paragraph_20_Font"><text:span text:style-name="T1">ncu</text:span></text:span>l<text:span text:style-name="Default_20_Paragraph_20_Font"><text:span text:style-name="T1">t</text:span></text:span>is lo<text:span text:style-name="Default_20_Paragraph_20_Font"><text:span text:style-name="T1">c</text:span></text:span>is <text:span text:style-name="Default_20_Paragraph_20_Font"><text:span text:style-name="T1">hoc , non subac</text:span></text:span>tis <text:span text:style-name="Default_20_Paragraph_20_Font"><text:span text:style-name="T1">leg</text:span></text:span>e..-</text:p>
      <text:p text:style-name="P3"><text:span text:style-name="Default_20_Paragraph_20_Font"><text:span text:style-name="T1">Quater haec duo drachmam, </text:span></text:span>t<text:span text:style-name="Default_20_Paragraph_20_Font"><text:span text:style-name="T1">er ver</text:span></text:span>o t<text:span text:style-name="Default_20_Paragraph_20_Font"><text:span text:style-name="T1">hu</text:span></text:span>s T<text:span text:style-name="Default_20_Paragraph_20_Font"><text:span text:style-name="T1">rahe</text:span></text:span>t.<text:line-break/><text:span text:style-name="Default_20_Paragraph_20_Font"><text:span text:style-name="T1">Aequabit</text:span></text:span> t<text:span text:style-name="Default_20_Paragraph_20_Font"><text:span text:style-name="T1">hu</text:span></text:span>s <text:span text:style-name="Default_20_Paragraph_20_Font"><text:span text:style-name="T1">d</text:span></text:span>i<text:span text:style-name="Default_20_Paragraph_20_Font"><text:span text:style-name="T1">ctamnum Cre</text:span></text:span>tic<text:span text:style-name="Default_20_Paragraph_20_Font"><text:span text:style-name="T1">u</text:span></text:span>m, <text:span text:style-name="Default_20_Paragraph_20_Font"><text:span text:style-name="T1">sut</text:span></text:span>is<text:line-break/><text:span text:style-name="Default_20_Paragraph_20_Font"><text:span text:style-name="T1">s</text:span></text:span>i<text:span text:style-name="Default_20_Paragraph_20_Font"><text:span text:style-name="T1">ccatum qu</text:span></text:span>i<text:span text:style-name="Default_20_Paragraph_20_Font"><text:span text:style-name="T1">dem , sed ta</text:span></text:span>m<text:span text:style-name="Default_20_Paragraph_20_Font"><text:span text:style-name="T1">en adhuc recens.<text:line-break/>Thur</text:span></text:span>i <text:span text:style-name="Default_20_Paragraph_20_Font"><text:span text:style-name="T1">cum</text:span></text:span>i<text:span text:style-name="Default_20_Paragraph_20_Font"><text:span text:style-name="T1">num exaeques</text:span></text:span> T<text:span text:style-name="Default_20_Paragraph_20_Font"><text:span text:style-name="T1">hebaicum.</text:span></text:span></text:p>
      <text:p text:style-name="Normal"><text:span text:style-name="Default_20_Paragraph_20_Font"><text:span text:style-name="T1">Alia cr</text:span></text:span>i<text:span text:style-name="Default_20_Paragraph_20_Font"><text:span text:style-name="T1">br</text:span></text:span>o <text:span text:style-name="Default_20_Paragraph_20_Font"><text:span text:style-name="T1">tusa excerne tenu</text:span></text:span>i,t<text:line-break/>I<text:span text:style-name="Default_20_Paragraph_20_Font"><text:span text:style-name="T1">mm</text:span></text:span>i<text:span text:style-name="Default_20_Paragraph_20_Font"><text:span text:style-name="T1">tte salum</text:span></text:span> i<text:span text:style-name="Default_20_Paragraph_20_Font"><text:span text:style-name="T1">n</text:span></text:span> mo<text:span text:style-name="Default_20_Paragraph_20_Font"><text:span text:style-name="T1">rtariu</text:span></text:span>m <text:span text:style-name="Default_20_Paragraph_20_Font"><text:span text:style-name="T1">pspll</text:span></text:span>i<text:span text:style-name="Default_20_Paragraph_20_Font"><text:span text:style-name="T1">um,<text:line-break/>Mul</text:span></text:span>t<text:span text:style-name="Default_20_Paragraph_20_Font"><text:span text:style-name="T1">o plu</text:span></text:span>s t<text:span text:style-name="Default_20_Paragraph_20_Font"><text:span text:style-name="T1">amen , ut</text:span></text:span> i<text:span text:style-name="Default_20_Paragraph_20_Font"><text:span text:style-name="T1">nde quan</text:span></text:span>t<text:span text:style-name="Default_20_Paragraph_20_Font"><text:span text:style-name="T1">um vel</text:span></text:span>is<text:line-break/><text:span text:style-name="Default_20_Paragraph_20_Font"><text:span text:style-name="T1">suma</text:span></text:span>s , <text:span text:style-name="Default_20_Paragraph_20_Font"><text:span text:style-name="T1">na</text:span></text:span>m t<text:span text:style-name="Default_20_Paragraph_20_Font"><text:span text:style-name="T1">o</text:span></text:span>t<text:span text:style-name="Default_20_Paragraph_20_Font"><text:span text:style-name="T1">u</text:span></text:span>m <text:span text:style-name="Default_20_Paragraph_20_Font"><text:span text:style-name="T1">comminu</text:span></text:span>i <text:span text:style-name="Default_20_Paragraph_20_Font"><text:span text:style-name="T1">nequ</text:span></text:span>it.<text:line-break/><text:span text:style-name="Default_20_Paragraph_20_Font"><text:span text:style-name="T1">C</text:span></text:span>o<text:span text:style-name="Default_20_Paragraph_20_Font"><text:span text:style-name="T1">n</text:span></text:span>ii<text:span text:style-name="Default_20_Paragraph_20_Font"><text:span text:style-name="T1">ce hoc pac</text:span></text:span>to<text:span text:style-name="Default_20_Paragraph_20_Font"><text:span text:style-name="T1">; stac</text:span></text:span>t<text:span text:style-name="Default_20_Paragraph_20_Font"><text:span text:style-name="T1">en</text:span></text:span> mi<text:span text:style-name="Default_20_Paragraph_20_Font"><text:span text:style-name="T1">t</text:span></text:span>t<text:span text:style-name="Default_20_Paragraph_20_Font"><text:span text:style-name="T1">e b</text:span></text:span>o<text:span text:style-name="Default_20_Paragraph_20_Font"><text:span text:style-name="T1">na</text:span></text:span>m<text:line-break/>I<text:span text:style-name="Default_20_Paragraph_20_Font"><text:span text:style-name="T1">n pilam la</text:span></text:span>t<text:span text:style-name="Default_20_Paragraph_20_Font"><text:span text:style-name="T1">am, v</text:span></text:span>i<text:span text:style-name="Default_20_Paragraph_20_Font"><text:span text:style-name="T1">n</text:span></text:span>i <text:span text:style-name="Default_20_Paragraph_20_Font"><text:span text:style-name="T1">quantum est</text:span></text:span> f<text:span text:style-name="Default_20_Paragraph_20_Font"><text:span text:style-name="T1">atis<text:line-break/></text:span></text:span>P<text:span text:style-name="Default_20_Paragraph_20_Font"><text:span text:style-name="T1">atern</text:span></text:span>i <text:span text:style-name="Default_20_Paragraph_20_Font"><text:span text:style-name="T1">p</text:span></text:span>i<text:span text:style-name="Default_20_Paragraph_20_Font"><text:span text:style-name="T1">ngu</text:span></text:span>is <text:span text:style-name="Default_20_Paragraph_20_Font"><text:span text:style-name="T1">astunde, atque d</text:span></text:span>i<text:span text:style-name="Default_20_Paragraph_20_Font"><text:span text:style-name="T1">lue<text:line-break/>M</text:span></text:span>y<text:span text:style-name="Default_20_Paragraph_20_Font"><text:span text:style-name="T1">rrham parumper; opobalsumu</text:span></text:span>m <text:span text:style-name="Default_20_Paragraph_20_Font"><text:span text:style-name="T1">dein<text:line-break/>Adm</text:span></text:span>i<text:span text:style-name="Default_20_Paragraph_20_Font"><text:span text:style-name="T1">sce tran</text:span></text:span>s<text:span text:style-name="Default_20_Paragraph_20_Font"><text:span text:style-name="T1">luc</text:span></text:span>i<text:span text:style-name="Default_20_Paragraph_20_Font"><text:span text:style-name="T1">dum , nam</text:span></text:span> i<text:span text:style-name="Default_20_Paragraph_20_Font"><text:span text:style-name="T1">d est bonum.<text:line-break/>Hinc, ub</text:span></text:span>i mi<text:span text:style-name="Default_20_Paragraph_20_Font"><text:span text:style-name="T1">x</text:span></text:span>t<text:span text:style-name="Default_20_Paragraph_20_Font"><text:span text:style-name="T1">a consperse</text:span></text:span>ris <text:span text:style-name="Default_20_Paragraph_20_Font"><text:span text:style-name="T1">cunc</text:span></text:span>t<text:span text:style-name="Default_20_Paragraph_20_Font"><text:span text:style-name="T1">a ar</text:span></text:span>i<text:span text:style-name="Default_20_Paragraph_20_Font"><text:span text:style-name="T1">da,<text:line-break/>Comb</text:span></text:span>i<text:span text:style-name="Default_20_Paragraph_20_Font"><text:span text:style-name="T1">bant sine</text:span></text:span>s m<text:span text:style-name="Default_20_Paragraph_20_Font"><text:span text:style-name="T1">ed</text:span></text:span>i<text:span text:style-name="Default_20_Paragraph_20_Font"><text:span text:style-name="T1">ca</text:span></text:span>m<text:span text:style-name="Default_20_Paragraph_20_Font"><text:span text:style-name="T1">en tantisper ,<text:line-break/></text:span></text:span>D<text:span text:style-name="Default_20_Paragraph_20_Font"><text:span text:style-name="T1">onec servare</text:span></text:span>m <text:span text:style-name="Default_20_Paragraph_20_Font"><text:span text:style-name="T1">b</text:span></text:span>is t<text:span text:style-name="Default_20_Paragraph_20_Font"><text:span text:style-name="T1">e</text:span></text:span>n<text:span text:style-name="Default_20_Paragraph_20_Font"><text:span text:style-name="T1">e</text:span></text:span> m<text:span text:style-name="Default_20_Paragraph_20_Font"><text:span text:style-name="T1">el egerat.<text:line-break/>Assi su mel</text:span></text:span>l<text:span text:style-name="Default_20_Paragraph_20_Font"><text:span text:style-name="T1">e un</text:span></text:span>i<text:span text:style-name="Default_20_Paragraph_20_Font"><text:span text:style-name="T1">e</text:span></text:span>s <text:span text:style-name="Default_20_Paragraph_20_Font"><text:span text:style-name="T1">an</text:span></text:span>t<text:span text:style-name="Default_20_Paragraph_20_Font"><text:span text:style-name="T1">id</text:span></text:span>o<text:span text:style-name="Default_20_Paragraph_20_Font"><text:span text:style-name="T1">tu</text:span></text:span>m.</text:p>
      <text:p text:style-name="P1">R<text:span text:style-name="Default_20_Paragraph_20_Font"><text:span text:style-name="T1">epone .vasu, qua</text:span></text:span>l<text:span text:style-name="Default_20_Paragraph_20_Font"><text:span text:style-name="T1">em descripsi modo.</text:span></text:span></text:p>
      <text:p text:style-name="P2"><text:span text:style-name="Default_20_Paragraph_20_Font"><text:span text:style-name="T5">P</text:span></text:span><text:span text:style-name="Default_20_Paragraph_20_Font"><text:span text:style-name="T1">eraeque hi</text:span></text:span>s i<text:span text:style-name="Default_20_Paragraph_20_Font"><text:span text:style-name="T1">psi</text:span></text:span>s <text:span text:style-name="Default_20_Paragraph_20_Font"><text:span text:style-name="T1">in affiec</text:span></text:span>ti<text:span text:style-name="Default_20_Paragraph_20_Font"><text:span text:style-name="T1">bu</text:span></text:span>s <text:span text:style-name="Default_20_Paragraph_20_Font"><text:span text:style-name="T1">dat</text:span></text:span>o. - .<text:line-break/><text:span text:style-name="Default_20_Paragraph_20_Font"><text:span text:style-name="T1">Al</text:span></text:span>i<text:span text:style-name="Default_20_Paragraph_20_Font"><text:span text:style-name="T1">a, valde b</text:span></text:span>o<text:span text:style-name="Default_20_Paragraph_20_Font"><text:span text:style-name="T1">na ad quae dix</text:span></text:span>i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a,.<text:line-break/>Pr</text:span></text:span>o<text:span text:style-name="Default_20_Paragraph_20_Font"><text:span text:style-name="T1">rsuique hanc d</text:span></text:span>i<text:span text:style-name="Default_20_Paragraph_20_Font"><text:span text:style-name="T1">cunt ad statu</text:span></text:span>s <text:span text:style-name="Default_20_Paragraph_20_Font"><text:span text:style-name="T1">mel</text:span></text:span>i<text:span text:style-name="Default_20_Paragraph_20_Font"><text:span text:style-name="T1">ore</text:span></text:span>m ,<text:line-break/><text:span text:style-name="Default_20_Paragraph_20_Font"><text:span text:style-name="T1">st</text:span></text:span>om<text:span text:style-name="Default_20_Paragraph_20_Font"><text:span text:style-name="T1">achum l</text:span></text:span>o<text:span text:style-name="Default_20_Paragraph_20_Font"><text:span text:style-name="T1">ng</text:span></text:span>o <text:span text:style-name="Default_20_Paragraph_20_Font"><text:span text:style-name="T1">qu</text:span></text:span>i <text:span text:style-name="Default_20_Paragraph_20_Font"><text:span text:style-name="T1">infestarunt temp</text:span></text:span>o<text:span text:style-name="Default_20_Paragraph_20_Font"><text:span text:style-name="T1">re.<text:line-break/>T</text:span></text:span>o<text:span text:style-name="Default_20_Paragraph_20_Font"><text:span text:style-name="T1">lli</text:span></text:span>t <text:span text:style-name="Default_20_Paragraph_20_Font"><text:span text:style-name="T1">rug</text:span></text:span>it<text:span text:style-name="Default_20_Paragraph_20_Font"><text:span text:style-name="T1">u</text:span></text:span>s, <text:span text:style-name="Default_20_Paragraph_20_Font"><text:span text:style-name="T1">qu</text:span></text:span>i <text:span text:style-name="Default_20_Paragraph_20_Font"><text:span text:style-name="T1">ven</text:span></text:span>t<text:span text:style-name="Default_20_Paragraph_20_Font"><text:span text:style-name="T1">rem et col</text:span></text:span>o<text:span text:style-name="Default_20_Paragraph_20_Font"><text:span text:style-name="T1">n<text:line-break/></text:span></text:span>P<text:span text:style-name="Default_20_Paragraph_20_Font"><text:span text:style-name="T1">erturbant</text:span></text:span>, i<text:span text:style-name="Default_20_Paragraph_20_Font"><text:span text:style-name="T1">n</text:span></text:span>t<text:span text:style-name="Default_20_Paragraph_20_Font"><text:span text:style-name="T1">estina d</text:span></text:span>i<text:span text:style-name="Default_20_Paragraph_20_Font"><text:span text:style-name="T1">scurrente</text:span></text:span>s.</text:p>
      <text:p text:style-name="P1"><text:span text:style-name="Default_20_Paragraph_20_Font"><text:span text:style-name="T1">Acu</text:span></text:span>t<text:span text:style-name="Default_20_Paragraph_20_Font"><text:span text:style-name="T1">o</text:span></text:span>s <text:span text:style-name="Default_20_Paragraph_20_Font"><text:span text:style-name="T1">quoque redd</text:span></text:span>i<text:span text:style-name="Default_20_Paragraph_20_Font"><text:span text:style-name="T1">t oculo</text:span></text:span>s <text:span text:style-name="Default_20_Paragraph_20_Font"><text:span text:style-name="T1">fanu</text:span></text:span>m.<text:line-break/>Pi<text:span text:style-name="Default_20_Paragraph_20_Font"><text:span text:style-name="T1">pe</text:span></text:span>ris <text:span text:style-name="Default_20_Paragraph_20_Font"><text:span text:style-name="T1">morsu</text:span></text:span>s sum<text:span text:style-name="Default_20_Paragraph_20_Font"><text:span text:style-name="T1">ma leva</text:span></text:span>t <text:span text:style-name="Default_20_Paragraph_20_Font"><text:span text:style-name="T1">ope.<text:line-break/></text:span></text:span>E<text:span text:style-name="Default_20_Paragraph_20_Font"><text:span text:style-name="T1">ta hanc c</text:span></text:span>o<text:span text:style-name="Default_20_Paragraph_20_Font"><text:span text:style-name="T1">n</text:span></text:span>/i<text:span text:style-name="Default_20_Paragraph_20_Font"><text:span text:style-name="T1">c</text:span></text:span>i<text:span text:style-name="Default_20_Paragraph_20_Font"><text:span text:style-name="T1">e</text:span></text:span>s, <text:span text:style-name="Default_20_Paragraph_20_Font"><text:span text:style-name="T1">sed</text:span></text:span> mi<text:span text:style-name="Default_20_Paragraph_20_Font"><text:span text:style-name="T1">scenda haec habe.<text:line-break/>succi C</text:span></text:span>y<text:span text:style-name="Default_20_Paragraph_20_Font"><text:span text:style-name="T1">rena</text:span></text:span>iri <text:span text:style-name="Default_20_Paragraph_20_Font"><text:span text:style-name="T1">bon</text:span></text:span>i <text:span text:style-name="Default_20_Paragraph_20_Font"><text:span text:style-name="T1">drachmam cape,<text:line-break/>Acor</text:span></text:span>i, <text:span text:style-name="Default_20_Paragraph_20_Font"><text:span text:style-name="T1">phu, cnstor</text:span></text:span>ii<text:span text:style-name="Default_20_Paragraph_20_Font"><text:span text:style-name="T1">que e</text:span></text:span>t <text:span text:style-name="Default_20_Paragraph_20_Font"><text:span text:style-name="T1">asari,<text:line-break/>sem</text:span></text:span>i<text:span text:style-name="Default_20_Paragraph_20_Font"><text:span text:style-name="T1">n</text:span></text:span>i<text:span text:style-name="Default_20_Paragraph_20_Font"><text:span text:style-name="T1">s cardam</text:span></text:span>o<text:span text:style-name="Default_20_Paragraph_20_Font"><text:span text:style-name="T1">m</text:span></text:span>i, <text:span text:style-name="Default_20_Paragraph_20_Font"><text:span text:style-name="T1">gummi Arab</text:span></text:span>i<text:span text:style-name="Default_20_Paragraph_20_Font"><text:span text:style-name="T1">c</text:span></text:span>i,<text:line-break/><text:span text:style-name="Default_20_Paragraph_20_Font"><text:span text:style-name="T1">L</text:span></text:span>i<text:span text:style-name="Default_20_Paragraph_20_Font"><text:span text:style-name="T1">quor</text:span></text:span>is <text:span text:style-name="Default_20_Paragraph_20_Font"><text:span text:style-name="T1">acac</text:span></text:span>i<text:span text:style-name="Default_20_Paragraph_20_Font"><text:span text:style-name="T1">ae</text:span></text:span>, i<text:span text:style-name="Default_20_Paragraph_20_Font"><text:span text:style-name="T1">r</text:span></text:span>i<text:span text:style-name="Default_20_Paragraph_20_Font"><text:span text:style-name="T1">dis opt</text:span></text:span>i<text:span text:style-name="Default_20_Paragraph_20_Font"><text:span text:style-name="T1">mae,.</text:span></text:span></text:p>
      <text:p text:style-name="P1"><text:span text:style-name="Default_20_Paragraph_20_Font"><text:span text:style-name="T1">sagapen</text:span></text:span>i <text:span text:style-name="Default_20_Paragraph_20_Font"><text:span text:style-name="T1">puri., Cretensis h</text:span></text:span>y<text:span text:style-name="Default_20_Paragraph_20_Font"><text:span text:style-name="T1">per</text:span></text:span>iri-,<text:line-break/><text:span text:style-name="Default_20_Paragraph_20_Font"><text:span text:style-name="T1">Propensa lance drachmas</text:span></text:span> ini<text:span text:style-name="Default_20_Paragraph_20_Font"><text:span text:style-name="T1">ice dua</text:span></text:span>s.<text:line-break/>T<text:span text:style-name="Default_20_Paragraph_20_Font"><text:span text:style-name="T1">re</text:span></text:span>s o<text:span text:style-name="Default_20_Paragraph_20_Font"><text:span text:style-name="T1">pobalsum</text:span></text:span>i <text:span text:style-name="Default_20_Paragraph_20_Font"><text:span text:style-name="T1">pelluc</text:span></text:span>i<text:span text:style-name="Default_20_Paragraph_20_Font"><text:span text:style-name="T1">d</text:span></text:span>i-,. <text:span text:style-name="Default_20_Paragraph_20_Font"><text:span text:style-name="T1">parem<text:line-break/>Mensuram p</text:span></text:span>/y<text:span text:style-name="Default_20_Paragraph_20_Font"><text:span text:style-name="T1">l</text:span></text:span>lii <text:span text:style-name="Default_20_Paragraph_20_Font"><text:span text:style-name="T1">opobalsum</text:span></text:span>o <text:span text:style-name="Default_20_Paragraph_20_Font"><text:span text:style-name="T1">subd</text:span></text:span>as.<text:line-break/><text:span text:style-name="Default_20_Paragraph_20_Font"><text:span text:style-name="T1">Tum albi p</text:span></text:span>i<text:span text:style-name="Default_20_Paragraph_20_Font"><text:span text:style-name="T1">per</text:span></text:span>is , <text:span text:style-name="Default_20_Paragraph_20_Font"><text:span text:style-name="T1">pe</text:span></text:span>t<text:span text:style-name="Default_20_Paragraph_20_Font"><text:span text:style-name="T1">roselin</text:span></text:span>i , <text:span text:style-name="Default_20_Paragraph_20_Font"><text:span text:style-name="T1">Celt</text:span></text:span>ica<text:span text:style-name="Default_20_Paragraph_20_Font"><text:span text:style-name="T1">e</text:span></text:span></text:p>
      <text:p text:style-name="P3"><text:span text:style-name="Default_20_Paragraph_20_Font"><text:span text:style-name="T1">sp</text:span></text:span>i<text:span text:style-name="Default_20_Paragraph_20_Font"><text:span text:style-name="T1">c aeque nard</text:span></text:span>i, <text:span text:style-name="Default_20_Paragraph_20_Font"><text:span text:style-name="T1">maloba</text:span></text:span>t<text:span text:style-name="Default_20_Paragraph_20_Font"><text:span text:style-name="T1">hr</text:span></text:span>i salii <text:span text:style-name="Default_20_Paragraph_20_Font"><text:span text:style-name="T1">recent</text:span></text:span>is,<text:line-break/><text:span text:style-name="Default_20_Paragraph_20_Font"><text:span text:style-name="T1">Aeth</text:span></text:span>i<text:span text:style-name="Default_20_Paragraph_20_Font"><text:span text:style-name="T1">op</text:span></text:span>iri<text:span text:style-name="Default_20_Paragraph_20_Font"><text:span text:style-name="T1">que sem</text:span></text:span>i<text:span text:style-name="Default_20_Paragraph_20_Font"><text:span text:style-name="T1">nu</text:span></text:span>m <text:span text:style-name="Default_20_Paragraph_20_Font"><text:span text:style-name="T1">cu</text:span></text:span>mi<text:span text:style-name="Default_20_Paragraph_20_Font"><text:span text:style-name="T1">ni ;</text:span></text:span></text:p>
      <text:p text:style-name="Normal"><text:span text:style-name="Default_20_Paragraph_20_Font"><text:span text:style-name="T1">Me</text:span></text:span>i<text:span text:style-name="Default_20_Paragraph_20_Font"><text:span text:style-name="T1">que Atha</text:span></text:span>m<text:span text:style-name="Default_20_Paragraph_20_Font"><text:span text:style-name="T1">an</text:span></text:span>t<text:span text:style-name="Default_20_Paragraph_20_Font"><text:span text:style-name="T1">ic</text:span></text:span>i <text:span text:style-name="Default_20_Paragraph_20_Font"><text:span text:style-name="T1">et amom</text:span></text:span>i <text:span text:style-name="Default_20_Paragraph_20_Font"><text:span text:style-name="T1">bon</text:span></text:span>i,<text:line-break/><text:span text:style-name="Default_20_Paragraph_20_Font"><text:span text:style-name="T1">Mecon</text:span></text:span>is o<text:span text:style-name="Default_20_Paragraph_20_Font"><text:span text:style-name="T1">p</text:span></text:span>ii. <text:span text:style-name="Default_20_Paragraph_20_Font"><text:span text:style-name="T1">gen</text:span></text:span>ti<text:span text:style-name="Default_20_Paragraph_20_Font"><text:span text:style-name="T1">anae et balsam</text:span></text:span>i ,<text:line-break/><text:span text:style-name="Default_20_Paragraph_20_Font"><text:span text:style-name="T1">cu</text:span></text:span>j<text:span text:style-name="Default_20_Paragraph_20_Font"><text:span text:style-name="T1">u</text:span></text:span>s<text:span text:style-name="Default_20_Paragraph_20_Font"><text:span text:style-name="T1">que pone</text:span></text:span>s <text:span text:style-name="Default_20_Paragraph_20_Font"><text:span text:style-name="T1">drachma</text:span></text:span>s <text:span text:style-name="Default_20_Paragraph_20_Font"><text:span text:style-name="T1">p</text:span></text:span>o<text:span text:style-name="Default_20_Paragraph_20_Font"><text:span text:style-name="T1">ndere quatuor.<text:line-break/>st</text:span></text:span>y<text:span text:style-name="Default_20_Paragraph_20_Font"><text:span text:style-name="T1">rac</text:span></text:span>is <text:span text:style-name="Default_20_Paragraph_20_Font"><text:span text:style-name="T1">qu</text:span></text:span>i<text:span text:style-name="Default_20_Paragraph_20_Font"><text:span text:style-name="T1">nque l</text:span></text:span>i<text:span text:style-name="Default_20_Paragraph_20_Font"><text:span text:style-name="T1">qu</text:span></text:span>i<text:span text:style-name="Default_20_Paragraph_20_Font"><text:span text:style-name="T1">dae et triobolum:<text:line-break/>A</text:span></text:span>t <text:span text:style-name="Default_20_Paragraph_20_Font"><text:span text:style-name="T1">alb</text:span></text:span>i <text:span text:style-name="Default_20_Paragraph_20_Font"><text:span text:style-name="T1">cost</text:span></text:span>i, <text:span text:style-name="Default_20_Paragraph_20_Font"><text:span text:style-name="T1">thlaspeo</text:span></text:span>s <text:span text:style-name="Default_20_Paragraph_20_Font"><text:span text:style-name="T1">et sufetis,<text:line-break/>Nspraeque casiae, cujusque duo</text:span></text:span>s <text:span text:style-name="Default_20_Paragraph_20_Font"><text:span text:style-name="T1">obolo</text:span></text:span>s i<text:line-break/><text:span text:style-name="Default_20_Paragraph_20_Font"><text:span text:style-name="T1">sch</text:span></text:span>o<text:span text:style-name="Default_20_Paragraph_20_Font"><text:span text:style-name="T1">en</text:span></text:span>i , <text:span text:style-name="Default_20_Paragraph_20_Font"><text:span text:style-name="T1">e</text:span></text:span>t <text:span text:style-name="Default_20_Paragraph_20_Font"><text:span text:style-name="T1">p</text:span></text:span>olii , <text:span text:style-name="Default_20_Paragraph_20_Font"><text:span text:style-name="T1">drach</text:span></text:span>m<text:span text:style-name="Default_20_Paragraph_20_Font"><text:span text:style-name="T1">a</text:span></text:span>s <text:span text:style-name="Default_20_Paragraph_20_Font"><text:span text:style-name="T1">quinque tre</text:span></text:span>s o<text:span text:style-name="Default_20_Paragraph_20_Font"><text:span text:style-name="T1">bo</text:span></text:span>los ,<text:line-break/><text:span text:style-name="Default_20_Paragraph_20_Font"><text:span text:style-name="T1">P</text:span></text:span>i<text:span text:style-name="Default_20_Paragraph_20_Font"><text:span text:style-name="T1">e</text:span></text:span>m <text:span text:style-name="Default_20_Paragraph_20_Font"><text:span text:style-name="T1">d</text:span></text:span>i<text:span text:style-name="Default_20_Paragraph_20_Font"><text:span text:style-name="T1">c</text:span></text:span>t<text:span text:style-name="Default_20_Paragraph_20_Font"><text:span text:style-name="T1">a</text:span></text:span>m<text:span text:style-name="Default_20_Paragraph_20_Font"><text:span text:style-name="T1">n</text:span></text:span>i, <text:span text:style-name="Default_20_Paragraph_20_Font"><text:span text:style-name="T1">Cre</text:span></text:span>t<text:span text:style-name="Default_20_Paragraph_20_Font"><text:span text:style-name="T1">ae qua</text:span></text:span>m <text:span text:style-name="Default_20_Paragraph_20_Font"><text:span text:style-name="T1">tellu</text:span></text:span>s <text:span text:style-name="Default_20_Paragraph_20_Font"><text:span text:style-name="T1">al</text:span></text:span>i<text:span text:style-name="Default_20_Paragraph_20_Font"><text:span text:style-name="T1">t.<text:line-break/>Pondere eode</text:span></text:span>m <text:span text:style-name="Default_20_Paragraph_20_Font"><text:span text:style-name="T1">con</text:span></text:span>ji<text:span text:style-name="Default_20_Paragraph_20_Font"><text:span text:style-name="T1">c</text:span></text:span>it<text:span text:style-name="Default_20_Paragraph_20_Font"><text:span text:style-name="T1">o sicord</text:span></text:span>i<text:span text:style-name="Default_20_Paragraph_20_Font"><text:span text:style-name="T1">um ,<text:line-break/>Masculum thu</text:span></text:span>s, <text:span text:style-name="Default_20_Paragraph_20_Font"><text:span text:style-name="T1">Lemn</text:span></text:span>i t<text:span text:style-name="Default_20_Paragraph_20_Font"><text:span text:style-name="T1">erra</text:span></text:span>m , <text:span text:style-name="Default_20_Paragraph_20_Font"><text:span text:style-name="T1">longum p</text:span></text:span>i<text:span text:style-name="Default_20_Paragraph_20_Font"><text:span text:style-name="T1">per,<text:line-break/>M</text:span></text:span>y<text:span text:style-name="Default_20_Paragraph_20_Font"><text:span text:style-name="T1">rrham, g</text:span></text:span>ly<text:span text:style-name="Default_20_Paragraph_20_Font"><text:span text:style-name="T1">c</text:span></text:span>y<text:span text:style-name="Default_20_Paragraph_20_Font"><text:span text:style-name="T1">rhitam, ga</text:span></text:span>l<text:span text:style-name="Default_20_Paragraph_20_Font"><text:span text:style-name="T1">banum, tereb</text:span></text:span>i<text:span text:style-name="Default_20_Paragraph_20_Font"><text:span text:style-name="T1">n</text:span></text:span>t<text:span text:style-name="Default_20_Paragraph_20_Font"><text:span text:style-name="T1">h</text:span></text:span>i<text:span text:style-name="Default_20_Paragraph_20_Font"><text:span text:style-name="T1">na</text:span></text:span>m,<text:line-break/><text:span text:style-name="Default_20_Paragraph_20_Font"><text:span text:style-name="T1">Ana</text:span></text:span>t<text:span text:style-name="Default_20_Paragraph_20_Font"><text:span text:style-name="T1">i</text:span></text:span>s <text:span text:style-name="Default_20_Paragraph_20_Font"><text:span text:style-name="T1">recentem, sed sicca</text:span></text:span>t<text:span text:style-name="Default_20_Paragraph_20_Font"><text:span text:style-name="T1">u</text:span></text:span>m <text:span text:style-name="Default_20_Paragraph_20_Font"><text:span text:style-name="T1">sanguine</text:span></text:span>m ,<text:line-break/><text:span text:style-name="Default_20_Paragraph_20_Font"><text:span text:style-name="T1">op</text:span></text:span>o<text:span text:style-name="Default_20_Paragraph_20_Font"><text:span text:style-name="T1">panacis, ac se</text:span></text:span>m<text:span text:style-name="Default_20_Paragraph_20_Font"><text:span text:style-name="T1">en faenicu</text:span></text:span>l<text:span text:style-name="Default_20_Paragraph_20_Font"><text:span text:style-name="T1">i,<text:line-break/>E</text:span></text:span>d<text:span text:style-name="Default_20_Paragraph_20_Font"><text:span text:style-name="T1">ium rosae sucu</text:span></text:span>m, <text:span text:style-name="Default_20_Paragraph_20_Font"><text:span text:style-name="T1">h</text:span></text:span>y<text:span text:style-name="Default_20_Paragraph_20_Font"><text:span text:style-name="T1">p</text:span></text:span> aristi<text:span text:style-name="Default_20_Paragraph_20_Font"><text:span text:style-name="T1">di</text:span></text:span>s<text:line-break/><text:span text:style-name="Default_20_Paragraph_20_Font"><text:span text:style-name="T1">Exprest</text:span></text:span>ii<text:span text:style-name="Default_20_Paragraph_20_Font"><text:span text:style-name="T1">m pulchre succum, de</text:span></text:span>i<text:span text:style-name="Default_20_Paragraph_20_Font"><text:span text:style-name="T1">n agar</text:span></text:span>i<text:span text:style-name="Default_20_Paragraph_20_Font"><text:span text:style-name="T1">cum,<text:line-break/>Dauc</text:span></text:span>i<text:span text:style-name="Default_20_Paragraph_20_Font"><text:span text:style-name="T1">que sumen Cre</text:span></text:span>tici <text:span text:style-name="Default_20_Paragraph_20_Font"><text:span text:style-name="T1">elec</text:span></text:span>t<text:span text:style-name="Default_20_Paragraph_20_Font"><text:span text:style-name="T1">um adde ,</text:span></text:span></text:p>
      <text:p text:style-name="P2">A<text:span text:style-name="Default_20_Paragraph_20_Font"><text:span text:style-name="T1">nisi qu</text:span></text:span>o<text:span text:style-name="Default_20_Paragraph_20_Font"><text:span text:style-name="T1">quesemen et sp</text:span></text:span>i<text:span text:style-name="Default_20_Paragraph_20_Font"><text:span text:style-name="T1">neum qu</text:span></text:span>o<text:span text:style-name="Default_20_Paragraph_20_Font"><text:span text:style-name="T1">que,<text:line-break/></text:span></text:span>Bis <text:span text:style-name="Default_20_Paragraph_20_Font"><text:span text:style-name="T1">tre</text:span></text:span>s <text:span text:style-name="Default_20_Paragraph_20_Font"><text:span text:style-name="T1">cu</text:span></text:span>j<text:span text:style-name="Default_20_Paragraph_20_Font"><text:span text:style-name="T1">usque p</text:span></text:span>o<text:span text:style-name="Default_20_Paragraph_20_Font"><text:span text:style-name="T1">ndera denar</text:span></text:span>i<text:span text:style-name="Default_20_Paragraph_20_Font"><text:span text:style-name="T1">os ;</text:span></text:span></text:p>
      <text:p text:style-name="P1">D<text:span text:style-name="Default_20_Paragraph_20_Font"><text:span text:style-name="T1">emum</text:span></text:span> zi<text:span text:style-name="Default_20_Paragraph_20_Font"><text:span text:style-name="T1">ng</text:span></text:span>i<text:span text:style-name="Default_20_Paragraph_20_Font"><text:span text:style-name="T1">beris cum sicc</text:span></text:span>i, <text:span text:style-name="Default_20_Paragraph_20_Font"><text:span text:style-name="T1">tum boni,<text:line-break/>E</text:span></text:span>t <text:span text:style-name="Default_20_Paragraph_20_Font"><text:span text:style-name="T1">c</text:span></text:span>i<text:span text:style-name="Default_20_Paragraph_20_Font"><text:span text:style-name="T1">nnam</text:span></text:span>o<text:span text:style-name="Default_20_Paragraph_20_Font"><text:span text:style-name="T1">m</text:span></text:span>i <text:span text:style-name="Default_20_Paragraph_20_Font"><text:span text:style-name="T1">a</text:span></text:span>t<text:span text:style-name="Default_20_Paragraph_20_Font"><text:span text:style-name="T1">que cr</text:span></text:span>o<text:span text:style-name="Default_20_Paragraph_20_Font"><text:span text:style-name="T1">c</text:span></text:span>i <text:span text:style-name="Default_20_Paragraph_20_Font"><text:span text:style-name="T1">b</text:span></text:span>i<text:span text:style-name="Default_20_Paragraph_20_Font"><text:span text:style-name="T1">s qua</text:span></text:span>t<text:span text:style-name="Default_20_Paragraph_20_Font"><text:span text:style-name="T1">u</text:span></text:span>o<text:span text:style-name="Default_20_Paragraph_20_Font"><text:span text:style-name="T1">r.<text:line-break/>Mell</text:span></text:span>i<text:span text:style-name="Default_20_Paragraph_20_Font"><text:span text:style-name="T1">s probat</text:span></text:span>i <text:span text:style-name="Default_20_Paragraph_20_Font"><text:span text:style-name="T1">p</text:span></text:span>o<text:span text:style-name="Default_20_Paragraph_20_Font"><text:span text:style-name="T1">ndus duplex ind</text:span></text:span>i<text:span text:style-name="Default_20_Paragraph_20_Font"><text:span text:style-name="T1">to<text:line-break/>Cunct</text:span></text:span>is, <text:span text:style-name="Default_20_Paragraph_20_Font"><text:span text:style-name="T1">bon</text:span></text:span>i<text:span text:style-name="Default_20_Paragraph_20_Font"><text:span text:style-name="T1">que v</text:span></text:span>i<text:span text:style-name="Default_20_Paragraph_20_Font"><text:span text:style-name="T1">n</text:span></text:span>i <text:span text:style-name="Default_20_Paragraph_20_Font"><text:span text:style-name="T1">Chi</text:span></text:span>i, <text:span text:style-name="Default_20_Paragraph_20_Font"><text:span text:style-name="T1">qu</text:span></text:span>o<text:span text:style-name="Default_20_Paragraph_20_Font"><text:span text:style-name="T1">d suti</text:span></text:span>s,<text:line-break/>Fa<text:span text:style-name="Default_20_Paragraph_20_Font"><text:span text:style-name="T1">lern</text:span></text:span>i <text:span text:style-name="Default_20_Paragraph_20_Font"><text:span text:style-name="T1">aut veter</text:span></text:span>is <text:span text:style-name="Default_20_Paragraph_20_Font"><text:span text:style-name="T1">tantundem c</text:span></text:span>o<text:span text:style-name="Default_20_Paragraph_20_Font"><text:span text:style-name="T1">n</text:span></text:span>j<text:span text:style-name="Default_20_Paragraph_20_Font"><text:span text:style-name="T1">ung</text:span></text:span>i<text:span text:style-name="Default_20_Paragraph_20_Font"><text:span text:style-name="T1">t</text:span></text:span>o.<text:line-break/>A<text:span text:style-name="Default_20_Paragraph_20_Font"><text:span text:style-name="T1">t consue</text:span></text:span> i<text:span text:style-name="Default_20_Paragraph_20_Font"><text:span text:style-name="T1">psum., u</text:span></text:span>ti <text:span text:style-name="Default_20_Paragraph_20_Font"><text:span text:style-name="T1">parum</text:span></text:span>p<text:span text:style-name="Default_20_Paragraph_20_Font"><text:span text:style-name="T1">er an</text:span></text:span>t<text:span text:style-name="Default_20_Paragraph_20_Font"><text:span text:style-name="T1">ea<text:line-break/></text:span></text:span><text:span text:style-name="Default_20_Paragraph_20_Font"><text:span text:style-name="T5">P</text:span></text:span><text:span text:style-name="Default_20_Paragraph_20_Font"><text:span text:style-name="T1">arandam ant</text:span></text:span>i<text:span text:style-name="Default_20_Paragraph_20_Font"><text:span text:style-name="T1">d</text:span></text:span>o<text:span text:style-name="Default_20_Paragraph_20_Font"><text:span text:style-name="T1">tum Theriacen docu</text:span></text:span>i.</text:p>
      <text:p text:style-name="P1">U<text:span text:style-name="Default_20_Paragraph_20_Font"><text:span text:style-name="T1">tque</text:span></text:span> i<text:span text:style-name="Default_20_Paragraph_20_Font"><text:span text:style-name="T1">llam d</text:span></text:span>i<text:span text:style-name="Default_20_Paragraph_20_Font"><text:span text:style-name="T1">x</text:span></text:span>i, <text:span text:style-name="Default_20_Paragraph_20_Font"><text:span text:style-name="T1">sic hanc omn</text:span></text:span>i<text:span text:style-name="Default_20_Paragraph_20_Font"><text:span text:style-name="T1">bu</text:span></text:span>s <text:span text:style-name="Default_20_Paragraph_20_Font"><text:span text:style-name="T1">dab</text:span></text:span>is.<text:line-break/>A<text:span text:style-name="Default_20_Paragraph_20_Font"><text:span text:style-name="T1">l</text:span></text:span>i<text:span text:style-name="Default_20_Paragraph_20_Font"><text:span text:style-name="T1">a ex sangu</text:span></text:span>i<text:span text:style-name="Default_20_Paragraph_20_Font"><text:span text:style-name="T1">n</text:span></text:span>i<text:span text:style-name="Default_20_Paragraph_20_Font"><text:span text:style-name="T1">bu</text:span></text:span>s, <text:span text:style-name="Default_20_Paragraph_20_Font"><text:span text:style-name="T1">quam qu</text:span></text:span>i<text:span text:style-name="Default_20_Paragraph_20_Font"><text:span text:style-name="T1">dam a</text:span></text:span>j<text:span text:style-name="Default_20_Paragraph_20_Font"><text:span text:style-name="T1">unt<text:line-break/>Caeteris ampl</text:span></text:span>i<text:span text:style-name="Default_20_Paragraph_20_Font"><text:span text:style-name="T1">us ad venena c</text:span></text:span>o<text:span text:style-name="Default_20_Paragraph_20_Font"><text:span text:style-name="T1">nferre,<text:line-break/>Con</text:span></text:span>ti<text:span text:style-name="Default_20_Paragraph_20_Font"><text:span text:style-name="T1">ne</text:span></text:span>t <text:span text:style-name="Default_20_Paragraph_20_Font"><text:span text:style-name="T1">anserin</text:span></text:span>i <text:span text:style-name="Default_20_Paragraph_20_Font"><text:span text:style-name="T1">sangu</text:span></text:span>i<text:span text:style-name="Default_20_Paragraph_20_Font"><text:span text:style-name="T1">nis sicc</text:span></text:span>i <text:span text:style-name="Default_20_Paragraph_20_Font"><text:span text:style-name="T1">duas<text:line-break/></text:span></text:span>D<text:span text:style-name="Default_20_Paragraph_20_Font"><text:span text:style-name="T1">rachmas, tres marinae testud</text:span></text:span>i<text:span text:style-name="Default_20_Paragraph_20_Font"><text:span text:style-name="T1">n</text:span></text:span>i<text:span text:style-name="Default_20_Paragraph_20_Font"><text:span text:style-name="T1">s,<text:line-break/>H</text:span></text:span>o<text:span text:style-name="Default_20_Paragraph_20_Font"><text:span text:style-name="T1">ed</text:span></text:span>i<text:span text:style-name="Default_20_Paragraph_20_Font"><text:span text:style-name="T1">n</text:span></text:span>i <text:span text:style-name="Default_20_Paragraph_20_Font"><text:span text:style-name="T1">tres, tres anser</text:span></text:span>i<text:span text:style-name="Default_20_Paragraph_20_Font"><text:span text:style-name="T1">n</text:span></text:span>i /a<text:span text:style-name="Default_20_Paragraph_20_Font"><text:span text:style-name="T1">ngu</text:span></text:span>i<text:span text:style-name="Default_20_Paragraph_20_Font"><text:span text:style-name="T1">n</text:span></text:span>i<text:span text:style-name="Default_20_Paragraph_20_Font"><text:span text:style-name="T1">s ;</text:span></text:span></text:p>
      <text:p text:style-name="P1">Fi<text:span text:style-name="Default_20_Paragraph_20_Font"><text:span text:style-name="T1">de</text:span></text:span>t<text:span text:style-name="Default_20_Paragraph_20_Font"><text:span text:style-name="T1">ur autem mel</text:span></text:span>i<text:span text:style-name="Default_20_Paragraph_20_Font"><text:span text:style-name="T1">or anat</text:span></text:span>is <text:span text:style-name="Default_20_Paragraph_20_Font"><text:span text:style-name="T1">faem</text:span></text:span>i<text:span text:style-name="Default_20_Paragraph_20_Font"><text:span text:style-name="T1">nae,<text:line-break/></text:span></text:span>S<text:span text:style-name="Default_20_Paragraph_20_Font"><text:span text:style-name="T1">tactae Arab</text:span></text:span>i<text:span text:style-name="Default_20_Paragraph_20_Font"><text:span text:style-name="T1">cae crassissi</text:span></text:span>m<text:span text:style-name="Default_20_Paragraph_20_Font"><text:span text:style-name="T1">ae drachma</text:span></text:span>s <text:span text:style-name="Default_20_Paragraph_20_Font"><text:span text:style-name="T1">dece</text:span></text:span>m.<text:line-break/>N<text:span text:style-name="Default_20_Paragraph_20_Font"><text:span text:style-name="T1">ard</text:span></text:span>i spi<text:span text:style-name="Default_20_Paragraph_20_Font"><text:span text:style-name="T1">cae pare</text:span></text:span>s <text:span text:style-name="Default_20_Paragraph_20_Font"><text:span text:style-name="T1">et</text:span></text:span> my<text:span text:style-name="Default_20_Paragraph_20_Font"><text:span text:style-name="T1">rrhae drachma</text:span></text:span>s ,</text:p>
      <text:p text:style-name="P2"><text:span text:style-name="Default_20_Paragraph_20_Font"><text:span text:style-name="T1">E</text:span></text:span>t <text:span text:style-name="Default_20_Paragraph_20_Font"><text:span text:style-name="T1">cinnam</text:span></text:span>o<text:span text:style-name="Default_20_Paragraph_20_Font"><text:span text:style-name="T1">mi drachma</text:span></text:span>s <text:span text:style-name="Default_20_Paragraph_20_Font"><text:span text:style-name="T1">b</text:span></text:span>is <text:span text:style-name="Default_20_Paragraph_20_Font"><text:span text:style-name="T1">terna</text:span></text:span>s <text:span text:style-name="Default_20_Paragraph_20_Font"><text:span text:style-name="T1">b</text:span></text:span>o<text:span text:style-name="Default_20_Paragraph_20_Font"><text:span text:style-name="T1">n</text:span></text:span>i,<text:line-break/><text:span text:style-name="Default_20_Paragraph_20_Font"><text:span text:style-name="T1">R</text:span></text:span>is <text:span text:style-name="Default_20_Paragraph_20_Font"><text:span text:style-name="T1">quatu</text:span></text:span>o<text:span text:style-name="Default_20_Paragraph_20_Font"><text:span text:style-name="T1">r /ol</text:span></text:span>i<text:span text:style-name="Default_20_Paragraph_20_Font"><text:span text:style-name="T1">orum siccae rosae,<text:line-break/></text:span></text:span>i<text:span text:style-name="Default_20_Paragraph_20_Font"><text:span text:style-name="T1">unci r</text:span></text:span>o<text:span text:style-name="Default_20_Paragraph_20_Font"><text:span text:style-name="T1">tund</text:span></text:span>i, <text:span text:style-name="Default_20_Paragraph_20_Font"><text:span text:style-name="T1">c</text:span></text:span>osti<text:span text:style-name="Default_20_Paragraph_20_Font"><text:span text:style-name="T1">que, et thu</text:span></text:span>ris <text:span text:style-name="Default_20_Paragraph_20_Font"><text:span text:style-name="T1">una</text:span></text:span>m,<text:line-break/><text:span text:style-name="Default_20_Paragraph_20_Font"><text:span text:style-name="T1">Am</text:span></text:span>omi <text:span text:style-name="Default_20_Paragraph_20_Font"><text:span text:style-name="T1">tre</text:span></text:span>s, <text:span text:style-name="Default_20_Paragraph_20_Font"><text:span text:style-name="T1">p</text:span></text:span>i<text:span text:style-name="Default_20_Paragraph_20_Font"><text:span text:style-name="T1">per</text:span></text:span>is- <text:span text:style-name="Default_20_Paragraph_20_Font"><text:span text:style-name="T1">alb</text:span></text:span>i <text:span text:style-name="Default_20_Paragraph_20_Font"><text:span text:style-name="T1">t</text:span></text:span>o<text:span text:style-name="Default_20_Paragraph_20_Font"><text:span text:style-name="T1">t</text:span></text:span>i<text:span text:style-name="Default_20_Paragraph_20_Font"><text:span text:style-name="T1">de</text:span></text:span>m,<text:line-break/><text:span text:style-name="Default_20_Paragraph_20_Font"><text:span text:style-name="T1">At long</text:span></text:span>i <text:span text:style-name="Default_20_Paragraph_20_Font"><text:span text:style-name="T1">piper</text:span></text:span>is <text:span text:style-name="Default_20_Paragraph_20_Font"><text:span text:style-name="T1">una</text:span></text:span>m <text:span text:style-name="Default_20_Paragraph_20_Font"><text:span text:style-name="T1">et d</text:span></text:span>i<text:span text:style-name="Default_20_Paragraph_20_Font"><text:span text:style-name="T1">m</text:span></text:span>i<text:span text:style-name="Default_20_Paragraph_20_Font"><text:span text:style-name="T1">d</text:span></text:span>i<text:span text:style-name="Default_20_Paragraph_20_Font"><text:span text:style-name="T1">um ,<text:line-break/>Croc</text:span></text:span>i <text:span text:style-name="Default_20_Paragraph_20_Font"><text:span text:style-name="T1">duodec</text:span></text:span>i<text:span text:style-name="Default_20_Paragraph_20_Font"><text:span text:style-name="T1">m, casiae b</text:span></text:span>is <text:span text:style-name="Default_20_Paragraph_20_Font"><text:span text:style-name="T1">quatuor,<text:line-break/>Qu</text:span></text:span>i<text:span text:style-name="Default_20_Paragraph_20_Font"><text:span text:style-name="T1">nque rad</text:span></text:span>i<text:span text:style-name="Default_20_Paragraph_20_Font"><text:span text:style-name="T1">cu</text:span></text:span>m <text:span text:style-name="Default_20_Paragraph_20_Font"><text:span text:style-name="T1">trifal</text:span></text:span>i<text:span text:style-name="Default_20_Paragraph_20_Font"><text:span text:style-name="T1">i, et p</text:span></text:span>o<text:span text:style-name="Default_20_Paragraph_20_Font"><text:span text:style-name="T1">l</text:span></text:span>ii <text:span text:style-name="Default_20_Paragraph_20_Font"><text:span text:style-name="T1">pare</text:span></text:span>s,<text:line-break/><text:span text:style-name="Default_20_Paragraph_20_Font"><text:span text:style-name="T1">opobalsum</text:span></text:span>i <text:span text:style-name="Default_20_Paragraph_20_Font"><text:span text:style-name="T1">tre</text:span></text:span>s, <text:span text:style-name="Default_20_Paragraph_20_Font"><text:span text:style-name="T1">petr</text:span></text:span>o<text:span text:style-name="Default_20_Paragraph_20_Font"><text:span text:style-name="T1">sel</text:span></text:span>i<text:span text:style-name="Default_20_Paragraph_20_Font"><text:span text:style-name="T1">ni quatuor,<text:line-break/></text:span></text:span>B<text:span text:style-name="Default_20_Paragraph_20_Font"><text:span text:style-name="T1">accarum jun</text:span></text:span>i<text:span text:style-name="Default_20_Paragraph_20_Font"><text:span text:style-name="T1">per</text:span></text:span>i <text:span text:style-name="Default_20_Paragraph_20_Font"><text:span text:style-name="T1">p</text:span></text:span>i<text:span text:style-name="Default_20_Paragraph_20_Font"><text:span text:style-name="T1">ngu</text:span></text:span>i<text:span text:style-name="Default_20_Paragraph_20_Font"><text:span text:style-name="T1">u</text:span></text:span>m, <text:span text:style-name="Default_20_Paragraph_20_Font"><text:span text:style-name="T1">et acor</text:span></text:span>i <text:span text:style-name="Default_20_Paragraph_20_Font"><text:span text:style-name="T1">dua</text:span></text:span>s,<text:line-break/>R<text:span text:style-name="Default_20_Paragraph_20_Font"><text:span text:style-name="T1">ha Pont</text:span></text:span>i<text:span text:style-name="Default_20_Paragraph_20_Font"><text:span text:style-name="T1">c</text:span></text:span>i, <text:span text:style-name="Default_20_Paragraph_20_Font"><text:span text:style-name="T1">me</text:span></text:span>i<text:span text:style-name="Default_20_Paragraph_20_Font"><text:span text:style-name="T1">que, et d</text:span></text:span>i<text:span text:style-name="Default_20_Paragraph_20_Font"><text:span text:style-name="T1">cta</text:span></text:span>m<text:span text:style-name="Default_20_Paragraph_20_Font"><text:span text:style-name="T1">ni dua</text:span></text:span>s,<text:line-break/><text:span text:style-name="Default_20_Paragraph_20_Font"><text:span text:style-name="T1">Hoc est cu</text:span></text:span>j<text:span text:style-name="Default_20_Paragraph_20_Font"><text:span text:style-name="T1">u</text:span></text:span>s<text:span text:style-name="Default_20_Paragraph_20_Font"><text:span text:style-name="T1">que b</text:span></text:span>i<text:span text:style-name="Default_20_Paragraph_20_Font"><text:span text:style-name="T1">na</text:span></text:span>s, <text:span text:style-name="Default_20_Paragraph_20_Font"><text:span text:style-name="T1">phu si</text:span></text:span>m<text:span text:style-name="Default_20_Paragraph_20_Font"><text:span text:style-name="T1">ul dua</text:span></text:span>s<text:line-break/><text:span text:style-name="Default_20_Paragraph_20_Font"><text:span text:style-name="T1">Ammdn</text:span></text:span>i<text:span text:style-name="Default_20_Paragraph_20_Font"><text:span text:style-name="T1">ac</text:span></text:span>i<text:span text:style-name="Default_20_Paragraph_20_Font"><text:span text:style-name="T1">que th</text:span></text:span>ymi<text:span text:style-name="Default_20_Paragraph_20_Font"><text:span text:style-name="T1">amat</text:span></text:span>is <text:span text:style-name="Default_20_Paragraph_20_Font"><text:span text:style-name="T1">sim</text:span></text:span>ili<text:span text:style-name="Default_20_Paragraph_20_Font"><text:span text:style-name="T1">ter,<text:line-break/>Dua</text:span></text:span>s <text:span text:style-name="Default_20_Paragraph_20_Font"><text:span text:style-name="T1">fuenicul</text:span></text:span>i, <text:span text:style-name="Default_20_Paragraph_20_Font"><text:span text:style-name="T1">agar</text:span></text:span>i<text:span text:style-name="Default_20_Paragraph_20_Font"><text:span text:style-name="T1">c</text:span></text:span>i <text:span text:style-name="Default_20_Paragraph_20_Font"><text:span text:style-name="T1">dua</text:span></text:span>s <text:span text:style-name="Default_20_Paragraph_20_Font"><text:span text:style-name="T1">sum</text:span></text:span>is,<text:line-break/><text:span text:style-name="Default_20_Paragraph_20_Font"><text:span text:style-name="T5">T</text:span></text:span><text:span text:style-name="Default_20_Paragraph_20_Font"><text:span text:style-name="T1">re</text:span></text:span>s <text:span text:style-name="Default_20_Paragraph_20_Font"><text:span text:style-name="T1">rutae silvestr</text:span></text:span>is, <text:span text:style-name="Default_20_Paragraph_20_Font"><text:span text:style-name="T1">dauc</text:span></text:span>i <text:span text:style-name="Default_20_Paragraph_20_Font"><text:span text:style-name="T1">dua</text:span></text:span>s <text:span text:style-name="Default_20_Paragraph_20_Font"><text:span text:style-name="T1">quoque,<text:line-break/>An</text:span></text:span>isi, <text:span text:style-name="Default_20_Paragraph_20_Font"><text:span text:style-name="T1">et asar</text:span></text:span>i <text:span text:style-name="Default_20_Paragraph_20_Font"><text:span text:style-name="T1">una</text:span></text:span>m <text:span text:style-name="Default_20_Paragraph_20_Font"><text:span text:style-name="T1">cum d</text:span></text:span>i<text:span text:style-name="Default_20_Paragraph_20_Font"><text:span text:style-name="T1">mid</text:span></text:span>i<text:span text:style-name="Default_20_Paragraph_20_Font"><text:span text:style-name="T1">a,<text:line-break/></text:span></text:span>P<text:span text:style-name="Default_20_Paragraph_20_Font"><text:span text:style-name="T1">ar pondu</text:span></text:span>s <text:span text:style-name="Default_20_Paragraph_20_Font"><text:span text:style-name="T1">a</text:span></text:span>m<text:span text:style-name="Default_20_Paragraph_20_Font"><text:span text:style-name="T1">meo</text:span></text:span>s <text:span text:style-name="Default_20_Paragraph_20_Font"><text:span text:style-name="T1">h</text:span></text:span>i<text:span text:style-name="Default_20_Paragraph_20_Font"><text:span text:style-name="T1">s, et. h</text:span></text:span>i<text:span text:style-name="Default_20_Paragraph_20_Font"><text:span text:style-name="T1">s quoque,<text:line-break/>sem</text:span></text:span>i<text:span text:style-name="Default_20_Paragraph_20_Font"><text:span text:style-name="T1">nu</text:span></text:span>m <text:span text:style-name="Default_20_Paragraph_20_Font"><text:span text:style-name="T1">cum</text:span></text:span>i<text:span text:style-name="Default_20_Paragraph_20_Font"><text:span text:style-name="T1">n</text:span></text:span>i <text:span text:style-name="Default_20_Paragraph_20_Font"><text:span text:style-name="T1">tantum</text:span></text:span> T<text:span text:style-name="Default_20_Paragraph_20_Font"><text:span text:style-name="T1">heba</text:span></text:span>iri ,<text:line-break/>T<text:span text:style-name="Default_20_Paragraph_20_Font"><text:span text:style-name="T1">re</text:span></text:span>s <text:span text:style-name="Default_20_Paragraph_20_Font"><text:span text:style-name="T1">sem</text:span></text:span>i<text:span text:style-name="Default_20_Paragraph_20_Font"><text:span text:style-name="T1">nu</text:span></text:span>m <text:span text:style-name="Default_20_Paragraph_20_Font"><text:span text:style-name="T1">silvestri</text:span></text:span>s <text:span text:style-name="Default_20_Paragraph_20_Font"><text:span text:style-name="T1">drach</text:span></text:span>m<text:span text:style-name="Default_20_Paragraph_20_Font"><text:span text:style-name="T1">a</text:span></text:span>s <text:span text:style-name="Default_20_Paragraph_20_Font"><text:span text:style-name="T1">nap</text:span></text:span>i</text:p>
      <text:p text:style-name="P2">P<text:span text:style-name="Default_20_Paragraph_20_Font"><text:span text:style-name="T1">raed</text:span></text:span>i<text:span text:style-name="Default_20_Paragraph_20_Font"><text:span text:style-name="T1">ct</text:span></text:span>is <text:span text:style-name="Default_20_Paragraph_20_Font"><text:span text:style-name="T1">adde</text:span></text:span>s, <text:span text:style-name="Default_20_Paragraph_20_Font"><text:span text:style-name="T1">qu</text:span></text:span>i<text:span text:style-name="Default_20_Paragraph_20_Font"><text:span text:style-name="T1">nque vero scord</text:span></text:span>ii,<text:line-break/><text:span text:style-name="Default_20_Paragraph_20_Font"><text:span text:style-name="T1">Quod Creta g</text:span></text:span>i<text:span text:style-name="Default_20_Paragraph_20_Font"><text:span text:style-name="T1">gn</text:span></text:span>i<text:span text:style-name="Default_20_Paragraph_20_Font"><text:span text:style-name="T1">t, dix</text:span></text:span>i<text:span text:style-name="Default_20_Paragraph_20_Font"><text:span text:style-name="T1">mu</text:span></text:span>s i<text:span text:style-name="Default_20_Paragraph_20_Font"><text:span text:style-name="T1">d m</text:span></text:span>e<text:span text:style-name="Default_20_Paragraph_20_Font"><text:span text:style-name="T1">l</text:span></text:span>i<text:span text:style-name="Default_20_Paragraph_20_Font"><text:span text:style-name="T1">u</text:span></text:span>s.<text:line-break/><text:span text:style-name="Default_20_Paragraph_20_Font"><text:span text:style-name="T1">Mell</text:span></text:span>i<text:span text:style-name="Default_20_Paragraph_20_Font"><text:span text:style-name="T1">s probat</text:span></text:span>i <text:span text:style-name="Default_20_Paragraph_20_Font"><text:span text:style-name="T1">duplex pondu</text:span></text:span>s i<text:span text:style-name="Default_20_Paragraph_20_Font"><text:span text:style-name="T1">nd</text:span></text:span>ito.<text:line-break/><text:span text:style-name="Default_20_Paragraph_20_Font"><text:span text:style-name="T1">Detr</text:span></text:span>i<text:span text:style-name="Default_20_Paragraph_20_Font"><text:span text:style-name="T1">ta cuncta quae praed</text:span></text:span>i<text:span text:style-name="Default_20_Paragraph_20_Font"><text:span text:style-name="T1">x</text:span></text:span>im<text:span text:style-name="Default_20_Paragraph_20_Font"><text:span text:style-name="T1">u</text:span></text:span>s <text:span text:style-name="Default_20_Paragraph_20_Font"><text:span text:style-name="T1">nuper,<text:line-break/>E</text:span></text:span>t m<text:span text:style-name="Default_20_Paragraph_20_Font"><text:span text:style-name="T1">ersu c</text:span></text:span>o<text:span text:style-name="Default_20_Paragraph_20_Font"><text:span text:style-name="T1">ct</text:span></text:span>o m<text:span text:style-name="Default_20_Paragraph_20_Font"><text:span text:style-name="T1">elle</text:span></text:span> n<text:span text:style-name="Default_20_Paragraph_20_Font"><text:span text:style-name="T1">asi</text:span></text:span>s <text:span text:style-name="Default_20_Paragraph_20_Font"><text:span text:style-name="T1">c</text:span></text:span>o<text:span text:style-name="Default_20_Paragraph_20_Font"><text:span text:style-name="T1">nd</text:span></text:span>ito.</text:p>
      <text:h text:style-name="Heading_20_2" text:outline-level="2">Cap. IV. </text:h>
      <text:p text:style-name="P19">[D<text:span text:style-name="Default_20_Paragraph_20_Font"><text:span text:style-name="T1">e Char</text:span></text:span>i<text:span text:style-name="Default_20_Paragraph_20_Font"><text:span text:style-name="T1">ne An</text:span></text:span>t<text:span text:style-name="Default_20_Paragraph_20_Font"><text:span text:style-name="T1">idot</text:span></text:span>o.] Post antidotos<text:line-break/>hucusque descriptas Mithridaticam D<text:span text:style-name="Default_20_Paragraph_20_Font"><text:span text:style-name="T1">e</text:span></text:span>mocrates scripsit,<text:line-break/>quam ego paulo ante apposui. Ea igitur omissa quas<text:line-break/>deinceps conscribit adjiciam.</text:p>
      <text:p text:style-name="P1"><text:span text:style-name="Default_20_Paragraph_20_Font"><text:span text:style-name="T1">Ant</text:span></text:span>i<text:span text:style-name="Default_20_Paragraph_20_Font"><text:span text:style-name="T1">dotu</text:span></text:span>s, <text:span text:style-name="Default_20_Paragraph_20_Font"><text:span text:style-name="T1">quam recen</text:span></text:span>t<text:span text:style-name="Default_20_Paragraph_20_Font"><text:span text:style-name="T1">e</text:span></text:span>s <text:span text:style-name="Default_20_Paragraph_20_Font"><text:span text:style-name="T1">Char</text:span></text:span>m<text:span text:style-name="Default_20_Paragraph_20_Font"><text:span text:style-name="T1">en v</text:span></text:span>o<text:span text:style-name="Default_20_Paragraph_20_Font"><text:span text:style-name="T1">cant,<text:line-break/>Aspectu</text:span></text:span>s <text:span text:style-name="Default_20_Paragraph_20_Font"><text:span text:style-name="T1">sanat, qu</text:span></text:span>i <text:span text:style-name="Default_20_Paragraph_20_Font"><text:span text:style-name="T1">molestaru</text:span></text:span>m <text:span text:style-name="Default_20_Paragraph_20_Font"><text:span text:style-name="T1">d</text:span></text:span>i<text:span text:style-name="Default_20_Paragraph_20_Font"><text:span text:style-name="T1">u.,<text:line-break/>Et qu</text:span></text:span>i<text:span text:style-name="Default_20_Paragraph_20_Font"><text:span text:style-name="T1">bu</text:span></text:span>s <text:span text:style-name="Default_20_Paragraph_20_Font"><text:span text:style-name="T1">nullu</text:span></text:span>m <text:span text:style-name="Default_20_Paragraph_20_Font"><text:span text:style-name="T1">med</text:span></text:span>i<text:span text:style-name="Default_20_Paragraph_20_Font"><text:span text:style-name="T1">camen pr</text:span></text:span>ofui<text:span text:style-name="Default_20_Paragraph_20_Font"><text:span text:style-name="T1">t.</text:span></text:span></text:p>
      <text:p text:style-name="P1">My<text:span text:style-name="Default_20_Paragraph_20_Font"><text:span text:style-name="T1">rrhae haec opt</text:span></text:span>im<text:span text:style-name="Default_20_Paragraph_20_Font"><text:span text:style-name="T1">ae habet, et op</text:span></text:span>o<text:span text:style-name="Default_20_Paragraph_20_Font"><text:span text:style-name="T1">balsumi;<text:line-break/>succ</text:span></text:span>i <text:span text:style-name="Default_20_Paragraph_20_Font"><text:span text:style-name="T1">h</text:span></text:span>y<text:span text:style-name="Default_20_Paragraph_20_Font"><text:span text:style-name="T1">p</text:span></text:span>oristi<text:span text:style-name="Default_20_Paragraph_20_Font"><text:span text:style-name="T1">d</text:span></text:span>is, <text:span text:style-name="Default_20_Paragraph_20_Font"><text:span text:style-name="T1">et thur</text:span></text:span>is <text:span text:style-name="Default_20_Paragraph_20_Font"><text:span text:style-name="T1">b</text:span></text:span>o<text:span text:style-name="Default_20_Paragraph_20_Font"><text:span text:style-name="T1">n</text:span></text:span>i,</text:p>
      <text:p text:style-name="P6"><text:span text:style-name="Default_20_Paragraph_20_Font"><text:span text:style-name="T1">. opopanac</text:span></text:span>is <text:span text:style-name="Default_20_Paragraph_20_Font"><text:span text:style-name="T1">sincer</text:span></text:span>i , <text:span text:style-name="Default_20_Paragraph_20_Font"><text:span text:style-name="T1">et cr</text:span></text:span>o<text:span text:style-name="Default_20_Paragraph_20_Font"><text:span text:style-name="T1">c</text:span></text:span>i <text:span text:style-name="Default_20_Paragraph_20_Font"><text:span text:style-name="T1">n</text:span></text:span>o<text:span text:style-name="Default_20_Paragraph_20_Font"><text:span text:style-name="T1">v</text:span></text:span>i ,<text:line-break/>D<text:span text:style-name="Default_20_Paragraph_20_Font"><text:span text:style-name="T1">rach</text:span></text:span>m<text:span text:style-name="Default_20_Paragraph_20_Font"><text:span text:style-name="T1">as duodec</text:span></text:span>im, <text:span text:style-name="Default_20_Paragraph_20_Font"><text:span text:style-name="T1">in singuli</text:span></text:span>s <text:span text:style-name="Default_20_Paragraph_20_Font"><text:span text:style-name="T1">pare</text:span></text:span>s.<text:line-break/><text:span text:style-name="Default_20_Paragraph_20_Font"><text:span text:style-name="T1">Alben</text:span></text:span>tis <text:span text:style-name="Default_20_Paragraph_20_Font"><text:span text:style-name="T1">cost</text:span></text:span>i , P<text:span text:style-name="Default_20_Paragraph_20_Font"><text:span text:style-name="T1">ont</text:span></text:span>i<text:span text:style-name="Default_20_Paragraph_20_Font"><text:span text:style-name="T1">c</text:span></text:span>i <text:span text:style-name="Default_20_Paragraph_20_Font"><text:span text:style-name="T1">cast</text:span></text:span>o<text:span text:style-name="Default_20_Paragraph_20_Font"><text:span text:style-name="T1">r</text:span></text:span>ii,<text:line-break/>T<text:span text:style-name="Default_20_Paragraph_20_Font"><text:span text:style-name="T1">ereb</text:span></text:span>i<text:span text:style-name="Default_20_Paragraph_20_Font"><text:span text:style-name="T1">nth</text:span></text:span>i<text:span text:style-name="Default_20_Paragraph_20_Font"><text:span text:style-name="T1">nae purae, /unc</text:span></text:span>i <text:span text:style-name="Default_20_Paragraph_20_Font"><text:span text:style-name="T1">teret</text:span></text:span>is <text:span text:style-name="Default_20_Paragraph_20_Font"><text:span text:style-name="T1">pare</text:span></text:span>s</text:p>
      <text:p text:style-name="P2">D<text:span text:style-name="Default_20_Paragraph_20_Font"><text:span text:style-name="T1">rachmas bis quatuor singuloru</text:span></text:span>m,- <text:span text:style-name="Default_20_Paragraph_20_Font"><text:span text:style-name="T1">a</text:span></text:span>t<text:span text:style-name="Default_20_Paragraph_20_Font"><text:span text:style-name="T1">que<text:line-break/></text:span></text:span>. Isu<text:span text:style-name="Default_20_Paragraph_20_Font"><text:span text:style-name="T1">aeque amom</text:span></text:span>i <text:span text:style-name="Default_20_Paragraph_20_Font"><text:span text:style-name="T1">qua</text:span></text:span>t<text:span text:style-name="Default_20_Paragraph_20_Font"><text:span text:style-name="T1">uor, pol</text:span></text:span>ii <text:span text:style-name="Default_20_Paragraph_20_Font"><text:span text:style-name="T1">pares,<text:line-break/>Et c</text:span></text:span>i<text:span text:style-name="Default_20_Paragraph_20_Font"><text:span text:style-name="T1">nnamom</text:span></text:span>i <text:span text:style-name="Default_20_Paragraph_20_Font"><text:span text:style-name="T1">qua</text:span></text:span>t<text:span text:style-name="Default_20_Paragraph_20_Font"><text:span text:style-name="T1">u</text:span></text:span>o<text:span text:style-name="Default_20_Paragraph_20_Font"><text:span text:style-name="T1">r rursus bon</text:span></text:span>i;</text:p>
      <text:p text:style-name="P1"><text:span text:style-name="Default_20_Paragraph_20_Font"><text:span text:style-name="T1">Cretensts dauc</text:span></text:span>i <text:span text:style-name="Default_20_Paragraph_20_Font"><text:span text:style-name="T1">sem</text:span></text:span>i<text:span text:style-name="Default_20_Paragraph_20_Font"><text:span text:style-name="T1">n</text:span></text:span>is <text:span text:style-name="Default_20_Paragraph_20_Font"><text:span text:style-name="T1">bi</text:span></text:span>s <text:span text:style-name="Default_20_Paragraph_20_Font"><text:span text:style-name="T1">tre</text:span></text:span>s,<text:line-break/>D<text:span text:style-name="Default_20_Paragraph_20_Font"><text:span text:style-name="T1">auco par pondu</text:span></text:span>s semi<text:span text:style-name="Default_20_Paragraph_20_Font"><text:span text:style-name="T1">nu</text:span></text:span>m <text:span text:style-name="Default_20_Paragraph_20_Font"><text:span text:style-name="T1">scscle</text:span></text:span>os,<text:line-break/>R<text:span text:style-name="Default_20_Paragraph_20_Font"><text:span text:style-name="T1">usueque casiae cor</text:span></text:span>t<text:span text:style-name="Default_20_Paragraph_20_Font"><text:span text:style-name="T1">ic</text:span></text:span>is <text:span text:style-name="Default_20_Paragraph_20_Font"><text:span text:style-name="T1">bi</text:span></text:span>s <text:span text:style-name="Default_20_Paragraph_20_Font"><text:span text:style-name="T1">nove</text:span></text:span>m,<text:line-break/><text:span text:style-name="Default_20_Paragraph_20_Font"><text:span text:style-name="T1">Et petrosel</text:span></text:span>i<text:span text:style-name="Default_20_Paragraph_20_Font"><text:span text:style-name="T1">n</text:span></text:span>i <text:span text:style-name="Default_20_Paragraph_20_Font"><text:span text:style-name="T1">fam</text:span></text:span>i<text:span text:style-name="Default_20_Paragraph_20_Font"><text:span text:style-name="T1">n</text:span></text:span>is <text:span text:style-name="Default_20_Paragraph_20_Font"><text:span text:style-name="T1">drach</text:span></text:span>m<text:span text:style-name="Default_20_Paragraph_20_Font"><text:span text:style-name="T1">a</text:span></text:span>s <text:span text:style-name="Default_20_Paragraph_20_Font"><text:span text:style-name="T1">pare</text:span></text:span>s.<text:line-break/>Pi<text:span text:style-name="Default_20_Paragraph_20_Font"><text:span text:style-name="T1">peri</text:span></text:span>s <text:span text:style-name="Default_20_Paragraph_20_Font"><text:span text:style-name="T1">long</text:span></text:span>i .<text:span text:style-name="Default_20_Paragraph_20_Font"><text:span text:style-name="T1">et nov</text:span></text:span>i <text:span text:style-name="Default_20_Paragraph_20_Font"><text:span text:style-name="T1">bis duodec</text:span></text:span>im,<text:line-break/><text:span text:style-name="Default_20_Paragraph_20_Font"><text:span text:style-name="T1">Abrasu</text:span></text:span>m <text:span text:style-name="Default_20_Paragraph_20_Font"><text:span text:style-name="T1">carie na</text:span></text:span>m <text:span text:style-name="Default_20_Paragraph_20_Font"><text:span text:style-name="T1">ve</text:span></text:span>t<text:span text:style-name="Default_20_Paragraph_20_Font"><text:span text:style-name="T1">u</text:span></text:span>s <text:span text:style-name="Default_20_Paragraph_20_Font"><text:span text:style-name="T1">reperie</text:span></text:span>s.<text:line-break/><text:span text:style-name="Default_20_Paragraph_20_Font"><text:span text:style-name="T1">Albi decem, purgat</text:span></text:span>i <text:span text:style-name="Default_20_Paragraph_20_Font"><text:span text:style-name="T1">galban</text:span></text:span>i <text:span text:style-name="Default_20_Paragraph_20_Font"><text:span text:style-name="T1">dece</text:span></text:span>m,<text:line-break/><text:span text:style-name="Default_20_Paragraph_20_Font"><text:span text:style-name="T1">A</text:span></text:span>t <text:span text:style-name="Default_20_Paragraph_20_Font"><text:span text:style-name="T1">spicae nard</text:span></text:span>i <text:span text:style-name="Default_20_Paragraph_20_Font"><text:span text:style-name="T1">electae drachma</text:span></text:span>s <text:span text:style-name="Default_20_Paragraph_20_Font"><text:span text:style-name="T1">sedec</text:span></text:span>i<text:span text:style-name="Default_20_Paragraph_20_Font"><text:span text:style-name="T1">m,<text:line-break/></text:span></text:span>D<text:span text:style-name="Default_20_Paragraph_20_Font"><text:span text:style-name="T1">rach</text:span></text:span>m<text:span text:style-name="Default_20_Paragraph_20_Font"><text:span text:style-name="T1">a</text:span></text:span>s <text:span text:style-name="Default_20_Paragraph_20_Font"><text:span text:style-name="T1">recent</text:span></text:span>is <text:span text:style-name="Default_20_Paragraph_20_Font"><text:span text:style-name="T1">b</text:span></text:span>is <text:span text:style-name="Default_20_Paragraph_20_Font"><text:span text:style-name="T1">vig</text:span></text:span>i<text:span text:style-name="Default_20_Paragraph_20_Font"><text:span text:style-name="T1">nt</text:span></text:span>i, <text:span text:style-name="Default_20_Paragraph_20_Font"><text:span text:style-name="T1">et qu</text:span></text:span>i<text:span text:style-name="Default_20_Paragraph_20_Font"><text:span text:style-name="T1">nque<text:line-break/>Ad</text:span></text:span>j<text:span text:style-name="Default_20_Paragraph_20_Font"><text:span text:style-name="T1">unge sicord</text:span></text:span>ii, <text:span text:style-name="Default_20_Paragraph_20_Font"><text:span text:style-name="T1">quod</text:span></text:span> t<text:span text:style-name="Default_20_Paragraph_20_Font"><text:span text:style-name="T1">e</text:span></text:span>l<text:span text:style-name="Default_20_Paragraph_20_Font"><text:span text:style-name="T1">lu</text:span></text:span>s <text:span text:style-name="Default_20_Paragraph_20_Font"><text:span text:style-name="T1">Creta parit.<text:line-break/></text:span></text:span>d<text:span text:style-name="Default_20_Paragraph_20_Font"><text:span text:style-name="T1">ed melli</text:span></text:span>s <text:span text:style-name="Default_20_Paragraph_20_Font"><text:span text:style-name="T1">arid</text:span></text:span>is <text:span text:style-name="Default_20_Paragraph_20_Font"><text:span text:style-name="T1">pondu</text:span></text:span>s <text:span text:style-name="Default_20_Paragraph_20_Font"><text:span text:style-name="T1">tr</text:span></text:span>i<text:span text:style-name="Default_20_Paragraph_20_Font"><text:span text:style-name="T1">plum omn</text:span></text:span>i<text:span text:style-name="Default_20_Paragraph_20_Font"><text:span text:style-name="T1">bu</text:span></text:span>s<text:line-break/><text:span text:style-name="Default_20_Paragraph_20_Font"><text:span text:style-name="T1">Co</text:span></text:span>m<text:span text:style-name="Default_20_Paragraph_20_Font"><text:span text:style-name="T1">misee, sicut antido</text:span></text:span>t<text:span text:style-name="Default_20_Paragraph_20_Font"><text:span text:style-name="T1">o</text:span></text:span>s <text:span text:style-name="Default_20_Paragraph_20_Font"><text:span text:style-name="T1">al</text:span></text:span>i<text:span text:style-name="Default_20_Paragraph_20_Font"><text:span text:style-name="T1">a</text:span></text:span>s<text:line-break/><text:span text:style-name="Default_20_Paragraph_20_Font"><text:span text:style-name="T1">Te pr</text:span></text:span>i<text:span text:style-name="Default_20_Paragraph_20_Font"><text:span text:style-name="T1">de</text:span></text:span>m <text:span text:style-name="Default_20_Paragraph_20_Font"><text:span text:style-name="T1">monu</text:span></text:span>i, <text:span text:style-name="Default_20_Paragraph_20_Font"><text:span text:style-name="T1">et sim</text:span></text:span>ili<text:span text:style-name="Default_20_Paragraph_20_Font"><text:span text:style-name="T1">ter dabis.</text:span></text:span></text:p>
      <text:p text:style-name="P1"><text:span text:style-name="Default_20_Paragraph_20_Font"><text:span text:style-name="T1">Hanc Charme</text:span></text:span>s <text:span text:style-name="Default_20_Paragraph_20_Font"><text:span text:style-name="T1">auctor b</text:span></text:span>is <text:span text:style-name="Default_20_Paragraph_20_Font"><text:span text:style-name="T1">qu</text:span></text:span>i<text:span text:style-name="Default_20_Paragraph_20_Font"><text:span text:style-name="T1">ngenti</text:span></text:span>s <text:span text:style-name="Default_20_Paragraph_20_Font"><text:span text:style-name="T1">Attic</text:span></text:span>is<text:line-break/>P<text:span text:style-name="Default_20_Paragraph_20_Font"><text:span text:style-name="T1">endebat drach</text:span></text:span>mis, <text:span text:style-name="Default_20_Paragraph_20_Font"><text:span text:style-name="T1">nec tota</text:span></text:span>m <text:span text:style-name="Default_20_Paragraph_20_Font"><text:span text:style-name="T1">libram dabat.</text:span></text:span></text:p>
      <text:p text:style-name="P2">o<text:span text:style-name="Default_20_Paragraph_20_Font"><text:span text:style-name="T1">areque grati</text:span></text:span>s <text:span text:style-name="Default_20_Paragraph_20_Font"><text:span text:style-name="T1">videbatur</text:span></text:span> i<text:span text:style-name="Default_20_Paragraph_20_Font"><text:span text:style-name="T1">nsuper.</text:span></text:span></text:p>
      <text:p text:style-name="P1"><text:span text:style-name="Default_20_Paragraph_20_Font"><text:span text:style-name="T1">Qu</text:span></text:span>i<text:span text:style-name="Default_20_Paragraph_20_Font"><text:span text:style-name="T1">dam side d</text:span></text:span>i<text:span text:style-name="Default_20_Paragraph_20_Font"><text:span text:style-name="T1">gnus Charm</text:span></text:span>i<text:span text:style-name="Default_20_Paragraph_20_Font"><text:span text:style-name="T1">s d</text:span></text:span>isci<text:span text:style-name="Default_20_Paragraph_20_Font"><text:span text:style-name="T1">pulu</text:span></text:span>s,<text:line-break/><text:span text:style-name="Default_20_Paragraph_20_Font"><text:span text:style-name="T1">scr</text:span></text:span>i<text:span text:style-name="Default_20_Paragraph_20_Font"><text:span text:style-name="T1">p</text:span></text:span>t<text:span text:style-name="Default_20_Paragraph_20_Font"><text:span text:style-name="T1">uram hanc d</text:span></text:span>i<text:span text:style-name="Default_20_Paragraph_20_Font"><text:span text:style-name="T1">ceba</text:span></text:span>t <text:span text:style-name="Default_20_Paragraph_20_Font"><text:span text:style-name="T1">proba</text:span></text:span>ti<text:span text:style-name="Default_20_Paragraph_20_Font"><text:span text:style-name="T1">ssimam,<text:line-break/>Nard</text:span></text:span>i <text:span text:style-name="Default_20_Paragraph_20_Font"><text:span text:style-name="T1">b</text:span></text:span>i<text:span text:style-name="Default_20_Paragraph_20_Font"><text:span text:style-name="T1">s oct</text:span></text:span>o, spi<text:span text:style-name="Default_20_Paragraph_20_Font"><text:span text:style-name="T1">cae</text:span></text:span> I<text:span text:style-name="Default_20_Paragraph_20_Font"><text:span text:style-name="T1">nd</text:span></text:span>i<text:span text:style-name="Default_20_Paragraph_20_Font"><text:span text:style-name="T1">cae drachma</text:span></text:span>s,<text:line-break/><text:span text:style-name="Default_20_Paragraph_20_Font"><text:span text:style-name="T1">M</text:span></text:span>y<text:span text:style-name="Default_20_Paragraph_20_Font"><text:span text:style-name="T1">rrhaeque proba</text:span></text:span>t<text:span text:style-name="Default_20_Paragraph_20_Font"><text:span text:style-name="T1">ae, sacri quoque papave</text:span></text:span>ris,<text:line-break/><text:span text:style-name="Default_20_Paragraph_20_Font"><text:span text:style-name="T1">H</text:span></text:span>y<text:span text:style-name="Default_20_Paragraph_20_Font"><text:span text:style-name="T1">poclst</text:span></text:span>i<text:span text:style-name="Default_20_Paragraph_20_Font"><text:span text:style-name="T1">d</text:span></text:span>is <text:span text:style-name="Default_20_Paragraph_20_Font"><text:span text:style-name="T1">succ</text:span></text:span>i, <text:span text:style-name="Default_20_Paragraph_20_Font"><text:span text:style-name="T1">sacri balsum</text:span></text:span>i,<text:line-break/><text:span text:style-name="Default_20_Paragraph_20_Font"><text:span text:style-name="T1">opopanac</text:span></text:span>is <text:span text:style-name="Default_20_Paragraph_20_Font"><text:span text:style-name="T1">pur</text:span></text:span>i, <text:span text:style-name="Default_20_Paragraph_20_Font"><text:span text:style-name="T1">recent</text:span></text:span>is i<text:span text:style-name="Default_20_Paragraph_20_Font"><text:span text:style-name="T1">nsuper,<text:line-break/>Et thu</text:span></text:span>ris, <text:span text:style-name="Default_20_Paragraph_20_Font"><text:span text:style-name="T1">et castorii, singulorum<text:line-break/></text:span></text:span>D<text:span text:style-name="Default_20_Paragraph_20_Font"><text:span text:style-name="T1">rachma</text:span></text:span>s <text:span text:style-name="Default_20_Paragraph_20_Font"><text:span text:style-name="T1">b</text:span></text:span>is<text:span text:style-name="Default_20_Paragraph_20_Font"><text:span text:style-name="T1">sena</text:span></text:span>s<text:span text:style-name="Default_20_Paragraph_20_Font"><text:span text:style-name="T1">; at galban</text:span></text:span>i <text:span text:style-name="Default_20_Paragraph_20_Font"><text:span text:style-name="T1">quatu</text:span></text:span>o<text:span text:style-name="Default_20_Paragraph_20_Font"><text:span text:style-name="T1">r,<text:line-break/></text:span></text:span>T<text:span text:style-name="Default_20_Paragraph_20_Font"><text:span text:style-name="T1">ereb</text:span></text:span>i<text:span text:style-name="Default_20_Paragraph_20_Font"><text:span text:style-name="T1">nth</text:span></text:span>i<text:span text:style-name="Default_20_Paragraph_20_Font"><text:span text:style-name="T1">nae qu</text:span></text:span>i<text:span text:style-name="Default_20_Paragraph_20_Font"><text:span text:style-name="T1">nque, p</text:span></text:span>o<text:span text:style-name="Default_20_Paragraph_20_Font"><text:span text:style-name="T1">l</text:span></text:span>ii <text:span text:style-name="Default_20_Paragraph_20_Font"><text:span text:style-name="T1">quatu</text:span></text:span>o<text:span text:style-name="Default_20_Paragraph_20_Font"><text:span text:style-name="T1">r,<text:line-break/>Ranae sed n</text:span></text:span>i<text:span text:style-name="Default_20_Paragraph_20_Font"><text:span text:style-name="T1">grae castae b</text:span></text:span>is <text:span text:style-name="Default_20_Paragraph_20_Font"><text:span text:style-name="T1">quatuor,<text:line-break/>Alb</text:span></text:span>i <text:span text:style-name="Default_20_Paragraph_20_Font"><text:span text:style-name="T1">p</text:span></text:span>i<text:span text:style-name="Default_20_Paragraph_20_Font"><text:span text:style-name="T1">per</text:span></text:span>is <text:span text:style-name="Default_20_Paragraph_20_Font"><text:span text:style-name="T1">dua</text:span></text:span>s, <text:span text:style-name="Default_20_Paragraph_20_Font"><text:span text:style-name="T1">oblong</text:span></text:span>i <text:span text:style-name="Default_20_Paragraph_20_Font"><text:span text:style-name="T1">unam ,<text:line-break/>E</text:span></text:span>t <text:span text:style-name="Default_20_Paragraph_20_Font"><text:span text:style-name="T1">duo</text:span></text:span>s <text:span text:style-name="Default_20_Paragraph_20_Font"><text:span text:style-name="T1">obolo</text:span></text:span>s , <text:span text:style-name="Default_20_Paragraph_20_Font"><text:span text:style-name="T1">cr</text:span></text:span>o<text:span text:style-name="Default_20_Paragraph_20_Font"><text:span text:style-name="T1">ci Cor</text:span></text:span>i<text:span text:style-name="Default_20_Paragraph_20_Font"><text:span text:style-name="T1">oli decem.</text:span></text:span></text:p>
      <text:p text:style-name="P1"><text:span text:style-name="Default_20_Paragraph_20_Font"><text:span text:style-name="T1">Unam praed</text:span></text:span>i<text:span text:style-name="Default_20_Paragraph_20_Font"><text:span text:style-name="T1">ct</text:span></text:span>is <text:span text:style-name="Default_20_Paragraph_20_Font"><text:span text:style-name="T1">adde</text:span></text:span>s <text:span text:style-name="Default_20_Paragraph_20_Font"><text:span text:style-name="T1">et bi</text:span></text:span>s <text:span text:style-name="Default_20_Paragraph_20_Font"><text:span text:style-name="T1">quatuor<text:line-break/>sch</text:span></text:span>o<text:span text:style-name="Default_20_Paragraph_20_Font"><text:span text:style-name="T1">en</text:span></text:span>i <text:span text:style-name="Default_20_Paragraph_20_Font"><text:span text:style-name="T1">at</text:span></text:span>t<text:span text:style-name="Default_20_Paragraph_20_Font"><text:span text:style-name="T1">ri</text:span></text:span>ti, <text:span text:style-name="Default_20_Paragraph_20_Font"><text:span text:style-name="T1">sed amom</text:span></text:span>i <text:span text:style-name="Default_20_Paragraph_20_Font"><text:span text:style-name="T1">quatu</text:span></text:span>o<text:span text:style-name="Default_20_Paragraph_20_Font"><text:span text:style-name="T1">r, .<text:line-break/></text:span></text:span>D<text:span text:style-name="Default_20_Paragraph_20_Font"><text:span text:style-name="T1">uas c</text:span></text:span>i<text:span text:style-name="Default_20_Paragraph_20_Font"><text:span text:style-name="T1">nnam</text:span></text:span>o<text:span text:style-name="Default_20_Paragraph_20_Font"><text:span text:style-name="T1">m</text:span></text:span>i, <text:span text:style-name="Default_20_Paragraph_20_Font"><text:span text:style-name="T1">item et seselis dua</text:span></text:span>s,<text:line-break/><text:span text:style-name="Default_20_Paragraph_20_Font"><text:span text:style-name="T1">sex dauc</text:span></text:span>i <text:span text:style-name="Default_20_Paragraph_20_Font"><text:span text:style-name="T1">drachmas sem</text:span></text:span>i<text:span text:style-name="Default_20_Paragraph_20_Font"><text:span text:style-name="T1">num Cretensis,<text:line-break/></text:span></text:span>P<text:span text:style-name="Default_20_Paragraph_20_Font"><text:span text:style-name="T1">e</text:span></text:span>t<text:span text:style-name="Default_20_Paragraph_20_Font"><text:span text:style-name="T1">rosel</text:span></text:span>i<text:span text:style-name="Default_20_Paragraph_20_Font"><text:span text:style-name="T1">n</text:span></text:span>i <text:span text:style-name="Default_20_Paragraph_20_Font"><text:span text:style-name="T1">sem</text:span></text:span>i<text:span text:style-name="Default_20_Paragraph_20_Font"><text:span text:style-name="T1">num bis nove</text:span></text:span>m.</text:p>
      <text:p text:style-name="P2">hi<text:span text:style-name="Default_20_Paragraph_20_Font"><text:span text:style-name="T1">nc feordii drachmas bis quatuor, comae</text:span></text:span> u<text:span text:style-name="Default_20_Paragraph_20_Font"><text:span text:style-name="T1">ii.<text:line-break/>B</text:span></text:span>d<text:span text:style-name="Default_20_Paragraph_20_Font"><text:span text:style-name="T1">ell</text:span></text:span>ii <text:span text:style-name="Default_20_Paragraph_20_Font"><text:span text:style-name="T1">unguium unam sed pellucidi ,<text:line-break/></text:span></text:span>M<text:span text:style-name="Default_20_Paragraph_20_Font"><text:span text:style-name="T1">ellis infande libras quinque plus parum.<text:line-break/></text:span></text:span>sioa<text:span text:style-name="Default_20_Paragraph_20_Font"><text:span text:style-name="T1">fice hoc pacto; Succos dissolve prius<text:line-break/>.l</text:span></text:span>a m<text:span text:style-name="Default_20_Paragraph_20_Font"><text:span text:style-name="T1">elle calido , atque restnam optime.<text:line-break/>siuhcta al</text:span></text:span>i<text:span text:style-name="Default_20_Paragraph_20_Font"><text:span text:style-name="T1">is asperges arida,<text:line-break/></text:span></text:span>I<text:span text:style-name="Default_20_Paragraph_20_Font"><text:span text:style-name="T1">n unitatem stc coactis omnibus,<text:line-break/>Rabis rogan</text:span></text:span>t<text:span text:style-name="Default_20_Paragraph_20_Font"><text:span text:style-name="T1">ibus instar nucis Ponticae.</text:span></text:span></text:p>
      <text:h text:style-name="Heading_20_2" text:outline-level="2">Cap. V.</text:h>
      <text:p text:style-name="P19"><text:s/>[D<text:span text:style-name="Default_20_Paragraph_20_Font"><text:span text:style-name="T1">e quibusdam aliis antidotis a Domo-<text:line-break/></text:span></text:span>c<text:span text:style-name="Default_20_Paragraph_20_Font"><text:span text:style-name="T1">r</text:span></text:span>a<text:span text:style-name="Default_20_Paragraph_20_Font"><text:span text:style-name="T1">te descript</text:span></text:span>u.]</text:p>
      <text:p text:style-name="P1"><text:span text:style-name="Default_20_Paragraph_20_Font"><text:span text:style-name="T1">.dt st voles tibi antidotum componere,<text:line-break/>^uae sangu</text:span></text:span>i<text:span text:style-name="Default_20_Paragraph_20_Font"><text:span text:style-name="T1">nis supra infeaque arcet impetum:<text:line-break/></text:span></text:span>H<text:span text:style-name="Default_20_Paragraph_20_Font"><text:span text:style-name="T1">anc st accurate facis, habebis optimam.</text:span></text:span></text:p>
      <text:p text:style-name="P1">C<text:span text:style-name="Default_20_Paragraph_20_Font"><text:span text:style-name="T1">roci Cilicii tum recentis, tum boni<text:line-break/></text:span></text:span>D<text:span text:style-name="Default_20_Paragraph_20_Font"><text:span text:style-name="T1">rachmas bts octo, et tantundem opii;<text:line-break/></text:span></text:span>f<text:span text:style-name="Default_20_Paragraph_20_Font"><text:span text:style-name="T1">hurisque non secti , purae m</text:span></text:span>y<text:span text:style-name="Default_20_Paragraph_20_Font"><text:span text:style-name="T1">rrhae pares ,<text:line-break/>Cu</text:span></text:span>j<text:span text:style-name="Default_20_Paragraph_20_Font"><text:span text:style-name="T1">usque rutfus drachmas fexdecim ,<text:line-break/></text:span></text:span>c<text:span text:style-name="Default_20_Paragraph_20_Font"><text:span text:style-name="T1">orticum et octo radicis mandragorae,</text:span></text:span></text:p>
      <text:p text:style-name="P3">Hy<text:span text:style-name="Default_20_Paragraph_20_Font"><text:span text:style-name="T1">osc</text:span></text:span>y<text:span text:style-name="Default_20_Paragraph_20_Font"><text:span text:style-name="T1">ami feminum ter quatuor.</text:span></text:span></text:p>
      <text:p text:style-name="Normal"><text:span text:style-name="Default_20_Paragraph_20_Font"><text:span text:style-name="T1">Bis ternas adde feminum papa</text:span></text:span>n<text:span text:style-name="Default_20_Paragraph_20_Font"><text:span text:style-name="T1">eris.</text:span></text:span></text:p>
      <text:p text:style-name="Normal">T<text:span text:style-name="Default_20_Paragraph_20_Font"><text:span text:style-name="T1">res boni c</text:span></text:span>i<text:span text:style-name="Default_20_Paragraph_20_Font"><text:span text:style-name="T1">nnamomi drachmas pondere.</text:span></text:span></text:p>
      <text:p text:style-name="P1"><text:span text:style-name="Default_20_Paragraph_20_Font"><text:span text:style-name="T1">Succi</text:span></text:span> F<text:span text:style-name="Default_20_Paragraph_20_Font"><text:span text:style-name="T1">a</text:span></text:span>l<text:span text:style-name="Default_20_Paragraph_20_Font"><text:span text:style-name="T1">aricae aut S</text:span></text:span>y<text:span text:style-name="Default_20_Paragraph_20_Font"><text:span text:style-name="T1">riacae rhois<text:line-break/></text:span></text:span>T<text:span text:style-name="Default_20_Paragraph_20_Font"><text:span text:style-name="T1">er</text:span></text:span> u<text:span text:style-name="Default_20_Paragraph_20_Font"><text:span text:style-name="T1">iginti quinque, alterius bis duodecim.<text:line-break/>M</text:span></text:span>i<text:span text:style-name="Default_20_Paragraph_20_Font"><text:span text:style-name="T1">scebis ita. Primo selectum crocum<text:line-break/>Cretico, et albo et dulci oino madeat,<text:line-break/>Ad summum dies duos. Quum fracidum viderit<text:line-break/></text:span></text:span>E<text:span text:style-name="Default_20_Paragraph_20_Font"><text:span text:style-name="T1">t mollem oalde, con</text:span></text:span>i<text:span text:style-name="Default_20_Paragraph_20_Font"><text:span text:style-name="T1">ice in mortarium,<text:line-break/></text:span></text:span>E<text:span text:style-name="Default_20_Paragraph_20_Font"><text:span text:style-name="T1">t cochleari subige, dum lae</text:span></text:span>u<text:span text:style-name="Default_20_Paragraph_20_Font"><text:span text:style-name="T1">igatum sucis,<text:line-break/>Ad</text:span></text:span>j<text:span text:style-name="Default_20_Paragraph_20_Font"><text:span text:style-name="T1">unge m</text:span></text:span>y<text:span text:style-name="Default_20_Paragraph_20_Font"><text:span text:style-name="T1">rrhae thus simul et opium.</text:span></text:span></text:p>
      <text:p text:style-name="P1"><text:span text:style-name="Default_20_Paragraph_20_Font"><text:span text:style-name="T1">Seorsum rhois succus madescat quoque,<text:line-break/>Quem maceratum praedictis ad</text:span></text:span>j<text:span text:style-name="Default_20_Paragraph_20_Font"><text:span text:style-name="T1">icies.<text:line-break/>At unione saeta laeciga et cribro<text:line-break/></text:span></text:span>I<text:span text:style-name="Default_20_Paragraph_20_Font"><text:span text:style-name="T1">nsecta reliqua permiscebis omnia,<text:line-break/>Coctique mellis temperans pauxillulum<text:line-break/>Bursas teras ut unum stat pharmacum.<text:line-break/>Ar</text:span></text:span>c<text:span text:style-name="Default_20_Paragraph_20_Font"><text:span text:style-name="T1">toum e mortario in</text:span></text:span> n<text:span text:style-name="Default_20_Paragraph_20_Font"><text:span text:style-name="T1">as</text:span></text:span> mr<text:span text:style-name="Default_20_Paragraph_20_Font"><text:span text:style-name="T1">reum,</text:span></text:span></text:p>
      <text:p text:style-name="P2">F<text:span text:style-name="Default_20_Paragraph_20_Font"><text:span text:style-name="T1">el stanno suctum, transferes, et oblines.<text:line-break/>sis hoc</text:span></text:span> i<text:span text:style-name="Default_20_Paragraph_20_Font"><text:span text:style-name="T1">is dabis, qui sanguinem re</text:span></text:span>i<text:span text:style-name="Default_20_Paragraph_20_Font"><text:span text:style-name="T1">iciunt<text:line-break/></text:span></text:span>la v<text:span text:style-name="Default_20_Paragraph_20_Font"><text:span text:style-name="T1">entre, gutture, pectore, pulmone,<text:line-break/>ssi.an</text:span></text:span>t<text:span text:style-name="Default_20_Paragraph_20_Font"><text:span text:style-name="T1">um tres</text:span></text:span> o<text:span text:style-name="Default_20_Paragraph_20_Font"><text:span text:style-name="T1">boli pendunt, aut plus parum<text:line-break/></text:span></text:span>E <text:span text:style-name="Default_20_Paragraph_20_Font"><text:span text:style-name="T1">tribus</text:span></text:span> v<text:span text:style-name="Default_20_Paragraph_20_Font"><text:span text:style-name="T1">ini cyathis diluti.<text:line-break/></text:span></text:span><text:span text:style-name="Default_20_Paragraph_20_Font"><text:span text:style-name="T7">δέὸ</text:span></text:span><text:span text:style-name="Default_20_Paragraph_20_Font"><text:span text:style-name="T8"> </text:span></text:span><text:span text:style-name="Default_20_Paragraph_20_Font"><text:span text:style-name="T1">qui remittunt ex</text:span></text:span> r<text:span text:style-name="Default_20_Paragraph_20_Font"><text:span text:style-name="T1">estea aut renibus ,<text:line-break/></text:span></text:span>N<text:span text:style-name="Default_20_Paragraph_20_Font"><text:span text:style-name="T1">onnulla vino myrtatum absque aqua addita,<text:line-break/></text:span></text:span>l<text:span text:style-name="Default_20_Paragraph_20_Font"><text:span text:style-name="T1">is temperatum propinato pharmacum.<text:line-break/></text:span></text:span>(hm<text:span text:style-name="Default_20_Paragraph_20_Font"><text:span text:style-name="T1">d st fesunum , sive intestinum aliud<text:line-break/></text:span></text:span>s<text:span text:style-name="Default_20_Paragraph_20_Font"><text:span text:style-name="T1">ubtile, sive colon, si</text:span></text:span>n<text:span text:style-name="Default_20_Paragraph_20_Font"><text:span text:style-name="T1">e uterus stuet,<text:line-break/></text:span></text:span>H<text:span text:style-name="Default_20_Paragraph_20_Font"><text:span text:style-name="T1">u</text:span></text:span>j<text:span text:style-name="Default_20_Paragraph_20_Font"><text:span text:style-name="T1">us antidoti, quantum est drachma, dato.<text:line-break/></text:span></text:span>F<text:span text:style-name="Default_20_Paragraph_20_Font"><text:span text:style-name="T1">ibriat st quis, plu</text:span></text:span>r<text:span text:style-name="Default_20_Paragraph_20_Font"><text:span text:style-name="T1">ia ex aqua;</text:span></text:span></text:p>
      <text:p text:style-name="P1">N<text:span text:style-name="Default_20_Paragraph_20_Font"><text:span text:style-name="T1">on sub ricu</text:span></text:span>t<text:span text:style-name="Default_20_Paragraph_20_Font"><text:span text:style-name="T1">i, ex vino dabis quoque<text:line-break/></text:span></text:span>Di<text:span text:style-name="Default_20_Paragraph_20_Font"><text:span text:style-name="T1">luto, vel</text:span></text:span> my. <text:span text:style-name="Default_20_Paragraph_20_Font"><text:span text:style-name="T1">taceo, oel dulci Cretico.<text:line-break/>Si quis non</text:span></text:span> m<text:span text:style-name="Default_20_Paragraph_20_Font"><text:span text:style-name="T1">ultis mixtam habere</text:span></text:span> u<text:span text:style-name="Default_20_Paragraph_20_Font"><text:span text:style-name="T1">elit ,<text:line-break/>Sed paucis conditam antidotum rebus ,<text:line-break/></text:span></text:span>I<text:span text:style-name="Default_20_Paragraph_20_Font"><text:span text:style-name="T1">stam componat sedulus aptissimam<text:line-break/></text:span></text:span>I<text:span text:style-name="Default_20_Paragraph_20_Font"><text:span text:style-name="T1">nsumo stom</text:span></text:span>a<text:span text:style-name="Default_20_Paragraph_20_Font"><text:span text:style-name="T1">cho. nec appetent</text:span></text:span>i <text:span text:style-name="Default_20_Paragraph_20_Font"><text:span text:style-name="T1">c</text:span></text:span>i<text:span text:style-name="Default_20_Paragraph_20_Font"><text:span text:style-name="T1">bum,</text:span></text:span></text:p>
      <text:p text:style-name="P2"><text:span text:style-name="Default_20_Paragraph_20_Font"><text:span text:style-name="T1">Squallidis, macris, tarde concoquentibus ,<text:line-break/>Dolores omnes in</text:span></text:span>v<text:span text:style-name="Default_20_Paragraph_20_Font"><text:span text:style-name="T1">eteratos pectoris,<text:line-break/></text:span></text:span>E<text:span text:style-name="Default_20_Paragraph_20_Font"><text:span text:style-name="T1">t</text:span></text:span> n<text:span text:style-name="Default_20_Paragraph_20_Font"><text:span text:style-name="T1">eutris tollit infixos</text:span></text:span> j<text:span text:style-name="Default_20_Paragraph_20_Font"><text:span text:style-name="T1">am diu.</text:span></text:span></text:p>
      <text:p text:style-name="P1">F<text:span text:style-name="Default_20_Paragraph_20_Font"><text:span text:style-name="T1">erunt Augustum hac usum</text:span></text:span> Ti<text:span text:style-name="Default_20_Paragraph_20_Font"><text:span text:style-name="T1">berium,<text:line-break/></text:span></text:span>U<text:span text:style-name="Default_20_Paragraph_20_Font"><text:span text:style-name="T1">llam nec unquam perbibesse aliam.<text:line-break/>Continet nigri piperis quinque uncias,<text:line-break/>Crocomagmatis quindecim, rosae decem,<text:line-break/></text:span></text:span>E<text:span text:style-name="Default_20_Paragraph_20_Font"><text:span text:style-name="T1">xcussa cribro excipe melle omnia.</text:span></text:span></text:p>
      <text:p text:style-name="P1"><text:span text:style-name="Default_20_Paragraph_20_Font"><text:span text:style-name="T1">Alia faciens ad eadem , quae et prior<text:line-break/></text:span></text:span>R<text:span text:style-name="Default_20_Paragraph_20_Font"><text:span text:style-name="T1">osarum constat unciis bis quatuor.<text:line-break/>Contusa ea omnia et per cribrum adacta,<text:line-break/>Melle despumato excipe valde bono.<text:line-break/>Ad magnitudinem ex hac Ponticae nucis dab</text:span></text:span>D<text:line-break/><text:span text:style-name="Default_20_Paragraph_20_Font"><text:span text:style-name="T1">Cum mulsa , vel recenti meliorato<text:line-break/>Bene decocto, et spumat</text:span></text:span>u <text:span text:style-name="Default_20_Paragraph_20_Font"><text:span text:style-name="T1">bene.</text:span></text:span></text:p>
      <text:p text:style-name="P1"><text:span text:style-name="Default_20_Paragraph_20_Font"><text:span text:style-name="T1">Percusus a serpentibus, seu venenum<text:line-break/>Epotis , exhibe nux quantum continet<text:line-break/></text:span></text:span>R<text:span text:style-name="Default_20_Paragraph_20_Font"><text:span text:style-name="T1">egia , cum septem</text:span></text:span> u<text:span text:style-name="Default_20_Paragraph_20_Font"><text:span text:style-name="T1">ini c</text:span></text:span>y<text:span text:style-name="Default_20_Paragraph_20_Font"><text:span text:style-name="T1">athis d</text:span></text:span>i<text:span text:style-name="Default_20_Paragraph_20_Font"><text:span text:style-name="T1">luti</text:span></text:span></text:p>
      <text:p text:style-name="P3">Pastilli rosacei confectio.</text:p>
      <text:p text:style-name="P1"><text:span text:style-name="Default_20_Paragraph_20_Font"><text:span text:style-name="T1">Hoc te oportet pulchre struxisse prius<text:line-break/>Quo dicam modo. </text:span></text:span>R<text:span text:style-name="Default_20_Paragraph_20_Font"><text:span text:style-name="T1">ecentes carpe rosus.<text:line-break/></text:span></text:span>C<text:span text:style-name="Default_20_Paragraph_20_Font"><text:span text:style-name="T1">arp</text:span></text:span>t<text:span text:style-name="Default_20_Paragraph_20_Font"><text:span text:style-name="T1">us siccato in umbra dies duos,<text:line-break/>Vel tres ad summum. </text:span></text:span>T<text:span text:style-name="Default_20_Paragraph_20_Font"><text:span text:style-name="T1">res inde fibras cape ,<text:line-break/></text:span></text:span>E<text:span text:style-name="Default_20_Paragraph_20_Font"><text:span text:style-name="T1">t tunde missas in pilam, quantum est sutis.<text:line-break/>Schoeni viginti bisque sex myrrhae bene<text:line-break/></text:span></text:span>C<text:span text:style-name="Default_20_Paragraph_20_Font"><text:span text:style-name="T1">ontusae, drachmas bis quatuor adde croci.<text:line-break/>lnsuergens simul commiscebis omnia,<text:line-break/></text:span></text:span>R<text:span text:style-name="Default_20_Paragraph_20_Font"><text:span text:style-name="T1">otulas fingens magnas siccatas bene.<text:line-break/>Insumens quantum sutis in ant</text:span></text:span>i<text:span text:style-name="Default_20_Paragraph_20_Font"><text:span text:style-name="T1">dotum.</text:span></text:span></text:p>
      <text:p text:style-name="Normal">Crocomagmatis compositio.</text:p>
      <text:p text:style-name="P1"><text:span text:style-name="Default_20_Paragraph_20_Font"><text:span text:style-name="T1">Croc</text:span></text:span>o<text:span text:style-name="Default_20_Paragraph_20_Font"><text:span text:style-name="T1">magma st bonum nimis desideras,<text:line-break/>Para stud</text:span></text:span>iosa <text:span text:style-name="Default_20_Paragraph_20_Font"><text:span text:style-name="T1">Cilicii drachmas croci<text:line-break/>Centum rn</text:span></text:span>i<text:span text:style-name="Default_20_Paragraph_20_Font"><text:span text:style-name="T1">seebis m</text:span></text:span>y<text:span text:style-name="Default_20_Paragraph_20_Font"><text:span text:style-name="T1">rrhae pinguis simul<text:line-break/>Bis xx</text:span></text:span>u. <text:span text:style-name="Default_20_Paragraph_20_Font"><text:span text:style-name="T1">ta</text:span></text:span>nt<text:span text:style-name="Default_20_Paragraph_20_Font"><text:span text:style-name="T1">undem siccatae rosae,<text:line-break/>Sed candid</text:span></text:span>i <text:span text:style-name="Default_20_Paragraph_20_Font"><text:span text:style-name="T1">am</text:span></text:span>y<text:span text:style-name="Default_20_Paragraph_20_Font"><text:span text:style-name="T1">li I. pares gummeos:<text:line-break/>.lam amylu</text:span></text:span>m <text:span text:style-name="Default_20_Paragraph_20_Font"><text:span text:style-name="T1">contunde cribrans curiosius,</text:span></text:span></text:p>
      <text:p text:style-name="P2"><text:span text:style-name="Default_20_Paragraph_20_Font"><text:span text:style-name="T1">Addes odori</text:span></text:span> u<text:span text:style-name="Default_20_Paragraph_20_Font"><text:span text:style-name="T1">iui insulsi paululum,<text:line-break/>Quo quum madescant rotulas fingas , feigera.<text:line-break/>Et quum est necesse , utere ut bono crocomagmate^<text:line-break/></text:span></text:span>Antidotus Prognostica.</text:p>
      <text:p text:style-name="P1">P<text:span text:style-name="Default_20_Paragraph_20_Font"><text:span text:style-name="T1">rognosticam Antidotum ita conficies.<text:line-break/>Quam praebibentes, st</text:span></text:span> u<text:span text:style-name="Default_20_Paragraph_20_Font"><text:span text:style-name="T1">enenum sumant,<text:line-break/>Evoment ipsum statim , et cibum simul.<text:line-break/>At qui timent ceu nox</text:span></text:span>i<text:span text:style-name="Default_20_Paragraph_20_Font"><text:span text:style-name="T1">um jam ingesserint,<text:line-break/></text:span></text:span>H<text:span text:style-name="Default_20_Paragraph_20_Font"><text:span text:style-name="T1">anc st superb</text:span></text:span>i<text:span text:style-name="Default_20_Paragraph_20_Font"><text:span text:style-name="T1">ant, cibum cum pharmaco<text:line-break/>Quod sumpserint , reddent oomssionibus.<text:line-break/>Quod st nil pro</text:span></text:span>n<text:span text:style-name="Default_20_Paragraph_20_Font"><text:span text:style-name="T1">um , nil noxium , inter<text:line-break/>Dapes propositas sumpserit , nauseam<text:line-break/>Ne sentit quidem , atque epulum retinet.<text:line-break/>Haec quoque medicina ad dolores fecit<text:line-break/>Lateris, dorsi, renum, et vesicae.</text:span></text:span> I<text:span text:style-name="Default_20_Paragraph_20_Font"><text:span text:style-name="T1">mpetum<text:line-break/>Sanguinis cohibet absuue molestia,<text:line-break/></text:span></text:span>U<text:span text:style-name="Default_20_Paragraph_20_Font"><text:span text:style-name="T1">ndecunque feratur , etiam e pulmone.<text:line-break/></text:span></text:span>f<text:span text:style-name="Default_20_Paragraph_20_Font"><text:span text:style-name="T1">ta praeparato. Lemniam terrae bonae,</text:span></text:span></text:p>
      <text:p text:style-name="P2"><text:span text:style-name="Default_20_Paragraph_20_Font"><text:span text:style-name="T3">Q</text:span></text:span><text:span text:style-name="Default_20_Paragraph_20_Font"><text:span text:style-name="T1">uae quod caret signo aparacharactos dicitur,<text:line-break/></text:span></text:span>D<text:span text:style-name="Default_20_Paragraph_20_Font"><text:span text:style-name="T1">rachmam unam atque obolos constitue duos.<text:line-break/>Aequent</text:span></text:span> i<text:span text:style-name="Default_20_Paragraph_20_Font"><text:span text:style-name="T1">uniperi baccae drachmas duas.</text:span></text:span></text:p>
      <text:p text:style-name="P1">Di<text:span text:style-name="Default_20_Paragraph_20_Font"><text:span text:style-name="T1">ssolve diu suadens olei parum ,</text:span></text:span></text:p>
      <text:p text:style-name="P1"><text:span text:style-name="Default_20_Paragraph_20_Font"><text:span text:style-name="T1">Quod dulce, et bonum, quodque sit recens sutis.</text:span></text:span></text:p>
      <text:p text:style-name="P1">E <text:span text:style-name="Default_20_Paragraph_20_Font"><text:span text:style-name="T1">mulsa, quantum nux Pontica magna est,</text:span></text:span></text:p>
      <text:p text:style-name="P1"><text:span text:style-name="Default_20_Paragraph_20_Font"><text:span text:style-name="T1">Qsseres, quibus esserre hanc erit opus.</text:span></text:span></text:p>
      <text:p text:style-name="P1"><text:span text:style-name="Default_20_Paragraph_20_Font"><text:span text:style-name="T1">S</text:span></text:span>t <text:span text:style-name="Default_20_Paragraph_20_Font"><text:span text:style-name="T1">pro</text:span></text:span>r<text:span text:style-name="Default_20_Paragraph_20_Font"><text:span text:style-name="T1">uentem sistere voles sanguinem,<text:line-break/></text:span></text:span>E <text:span text:style-name="Default_20_Paragraph_20_Font"><text:span text:style-name="T1">mulsa aceto quod diu ferbuit, dabis.</text:span></text:span></text:p>
      <text:h text:style-name="Heading_20_2" text:outline-level="2">Cap. Vl. </text:h>
      <text:p text:style-name="P20"><text:span text:style-name="Default_20_Paragraph_20_Font"><text:span text:style-name="T1">[De Antidotis ab Asclepiade conscriptis in<text:line-break/>quinto</text:span></text:span> I<text:span text:style-name="Default_20_Paragraph_20_Font"><text:span text:style-name="T1">nternarum asse</text:span></text:span>r<text:span text:style-name="Default_20_Paragraph_20_Font"><text:span text:style-name="T1">tionum libro, qui Asa n is inscribi-<text:line-break/>t</text:span></text:span>a<text:span text:style-name="Default_20_Paragraph_20_Font"><text:span text:style-name="T1">r.]</text:span></text:span> Vocare itaque consuetudo est juni<text:span text:style-name="Default_20_Paragraph_20_Font"><text:span text:style-name="T1">o</text:span></text:span>ribus medicis<text:line-break/>antidotos, non modo remedia quae adversus lethalia ve-<text:line-break/>aena exhibent; sed etiam quae ad viruIentarum ferarum<text:line-break/>morsus, ac praeterea pravos affectus, praesertimque diu-<text:line-break/>turnos, alicui visceri insidentes, aut abscessus. Quum<text:line-break/>autem trifariam de ipsis Asclepiades disciplinam secue-<text:line-break/>Iit, prima quidem scripsit quae per circuitus febrien-</text:p>
      <text:p text:style-name="P3">tibus convenire dicit, quum inunctiones quasdam (sic<text:line-break/>enim ipse vocat) deinceps adjici t. Atque haec omnia lexi-<text:line-break/>pharmaca et lexspyreta nuncupat. Secundum ipsorum<text:line-break/>genus, theriaca medicamenta adversus rabiosorum morsus<text:line-break/>et scorpionum ictus, praetereaque in phalangiorum et<text:line-break/>viperarum morsus. Tertium autem medicamentorum ge-<text:line-break/>nus, bipertito quoque id secuit, alterum iis qui lethalia<text:line-break/>biberunt <text:span text:style-name="Default_20_Paragraph_20_Font"><text:span text:style-name="T1">idoneum,</text:span></text:span> alterum ad lethalium medicamentorum<text:line-break/>praecautionem <text:span text:style-name="Default_20_Paragraph_20_Font"><text:span text:style-name="T1">proprium</text:span></text:span> appeIlat, non eodem ordine quo<text:line-break/>Andromachus disciplinam prosequutus. llle si quidem, ut<text:line-break/>per initia hujus commentarii a me dictum est, <text:span text:style-name="Default_20_Paragraph_20_Font"><text:span text:style-name="T1">q</text:span></text:span>uum<text:line-break/>interiore librorum ipsius inscriptione omnia antidota prae-<text:line-break/>posuisset, deinde medicamenta subjuugit, quae ad quem-<text:line-break/>cunque affectum, non abscessuum duntaxat, aut lethalium<text:line-break/>medicamentorum, aut virulentarum ferarum bibuntur;<text:line-break/>verum si foetum expellere oporteat , hoc quoque medica-<text:line-break/>mentum antidot<text:span text:style-name="Default_20_Paragraph_20_Font"><text:span text:style-name="T1">u</text:span></text:span>m nominat, item ad convulsa, rupta,<text:line-break/>et ut uno verbo dicam ad omnes affectus internos, qua-</text:p>
      <text:p text:style-name="P3">cunque corporis parta constiterint. Quae vero ad hujus-<text:line-break/>modi aff otus bibuntur medicamenta, etiam potiones ap-<text:line-break/>PeIIavit A<text:span text:style-name="Default_20_Paragraph_20_Font"><text:span text:style-name="T1">s</text:span></text:span>clepiades, in quarto Asianis ad finem eas inter-<text:line-break/>pretatns. Quare postrema ad finem Afonis antidota Afcle-<text:line-break/>piades con<text:span text:style-name="Default_20_Paragraph_20_Font"><text:span text:style-name="T1">s</text:span></text:span>cripsit, quae lethalibus potionibus assumptis<text:line-break/>auxiliantur; aut quae, ne quid mali ab iis experiatur<text:line-break/>aliquis, prae<text:span text:style-name="Default_20_Paragraph_20_Font"><text:span text:style-name="T1">s</text:span></text:span>ervant. Ego vero tales antidotos primas hic<text:line-break/>describere decrevi; tum quod cum descriptis communio-<text:line-break/>nem habeant, tum quod usum praestent multiplicem.<text:line-break/>Etenim ad abscessus cuiuscunque visceris et partis in alto<text:line-break/>sitae conducunt. Nonnulla quoque ip<text:span text:style-name="Default_20_Paragraph_20_Font"><text:span text:style-name="T1">s</text:span></text:span>orum ad imbecilli-<text:line-break/>talem , vitiosos humores, indolentiam conciliandam et<text:line-break/>crudorum humorum concoctionem proficiunt. Insuper ad<text:line-break/>latentem sensui per summa corporis tota evacuationem,<text:line-break/><text:span text:style-name="Default_20_Paragraph_20_Font"><text:span text:style-name="T1">q</text:span></text:span>uemadmodum ad eas conferunt quae fenfibus patent, per<text:line-break/>urinas, alvum et sputa, quae cum tussi et pulmonem,<text:line-break/>et thoracem pariter expurgant^ Plurima vero ex iis<text:line-break/>crassas humont attenuare, incidere et vitio<text:span text:style-name="Default_20_Paragraph_20_Font"><text:span text:style-name="T1">s</text:span></text:span>os abstcr-</text:p>
      <text:p text:style-name="P3">ge<text:span text:style-name="Default_20_Paragraph_20_Font"><text:span text:style-name="T1">r</text:span></text:span>e solent, coque obstructionibus succurrere, quae ire-<text:line-break/>quenter in jecore oboriri consueverunt. Fiunt etiam in<text:line-break/>aliis Visceribus et partibus, in quibus hoc consilium di-<text:line-break/>rigi debet, ut humores al tenuemus, abstergamusque et<text:line-break/>vasorum extrema referemus.</text:p>
      <text:h text:style-name="Heading_20_2" text:outline-level="2">Cap. VII. </text:h>
      <text:p text:style-name="P20"><text:span text:style-name="Default_20_Paragraph_20_Font"><text:span text:style-name="T1">[Asclepiadis antidota, ad eos, qui letha-<text:line-break/>lia biberunt, ut ipse ad verbum scripsit.] [Adversus pa-<text:line-break/>paveris succum.] </text:span></text:span>Itaque qui papaveris succum potave-<text:line-break/>rint, iis conducet aquam cum oleo calentem saepius po-<text:line-break/>tui dare, vomitumque ciere; aut calidam aquam cum<text:line-break/>mulso exhibere, et ad vomitum irritare; conveniet etiam<text:line-break/>alvum clystere vacuare.</text:p>
      <text:p text:style-name="P1"><text:span text:style-name="Default_20_Paragraph_20_Font"><text:span text:style-name="T1">[ Ad meconium i. e.</text:span></text:span> P<text:span text:style-name="Default_20_Paragraph_20_Font"><text:span text:style-name="T1">apaveris cocti succum</text:span></text:span>.] Qui me-<text:line-break/>conium potarunt, iis merum copiosius statim exhibitum<text:line-break/>convenit; aut piper cum vino, aut cardamum, vel car-<text:line-break/>damomum. Conducit etiam lac asininum bibere aut vae-<text:line-break/>cinum , et ventrem farina triticea oblinere, aut hordeacea<text:line-break/>vino cocta, et clysteribus uti mitioribus.</text:p>
      <text:p text:style-name="P2"><text:span text:style-name="Default_20_Paragraph_20_Font"><text:span text:style-name="T1">[Ad aconitum.] </text:span></text:span>Qui aconitum assumpserunt, ii<text:line-break/>rutae manipulo cum vino meraciore laevigato potoque<text:line-break/>adjuvantur. Item jure pinguis gallinae.</text:p>
      <text:p text:style-name="P1"><text:span text:style-name="Default_20_Paragraph_20_Font"><text:span text:style-name="T1">[Ad altercum.] </text:span></text:span>Qui altercum seu hyoscyamum bi-<text:line-break/>berunt, iis conducit lac potum, maxime tamen asininum,<text:line-break/>vel quodlibet aliud per se, et cum mussa calida.</text:p>
      <text:p text:style-name="P1"><text:span text:style-name="Default_20_Paragraph_20_Font"><text:span text:style-name="T1">[Ad coriandrum.] </text:span></text:span>Qui viride coriandrum potave-<text:line-break/>runt, iis auxiliatur vinum meracum potum et jus galli-<text:line-break/>naceum pingue.</text:p>
      <text:p text:style-name="P1"><text:span text:style-name="Default_20_Paragraph_20_Font"><text:span text:style-name="T1">[Ad leporem marinum.] </text:span></text:span>Qui leporem marinum<text:line-break/>assumpserint, iis prodest lac bibere, maxime asininum;<text:line-break/>sin minus, vaccinum aut caprinum. Dari autem debent<text:line-break/>esui etiam caules malvae diligenter incocti, vel puIegii<text:line-break/><text:span text:style-name="Default_20_Paragraph_20_Font"><text:span text:style-name="T1">q</text:span></text:span>uantum manu comprehendi potest, cum passo triti, po-<text:line-break/>fandum ; vel cyclamini radix trita cum vino; aut picis<text:line-break/>cedriae obolus, aut semiobolus , passo fubactus p<text:span text:style-name="Default_20_Paragraph_20_Font"><text:span text:style-name="T1">o</text:span></text:span>tui<text:line-break/>datur.</text:p>
      <text:p text:style-name="Normal"><text:span text:style-name="Default_20_Paragraph_20_Font"><text:span text:style-name="T1">[Ad toxicum.] </text:span></text:span>Qui toxicum biberunt, eos vinum</text:p>
      <text:p text:style-name="P3">dulce adjuvat, oleum rosaceum, fanguis caprinus, semen<text:line-break/>napi contritum cum vino.</text:p>
      <text:p text:style-name="P1"><text:span text:style-name="Default_20_Paragraph_20_Font"><text:span text:style-name="T1">[Ad ephemeron.] </text:span></text:span>Qui ephemeron potarunt, eos<text:line-break/>jnvat succus polygoni aut plantaginis aut origani aut<text:line-break/>thymi pars aliqua vino soluta.</text:p>
      <text:p text:style-name="P1"><text:span text:style-name="Default_20_Paragraph_20_Font"><text:span text:style-name="T1">[Ad dor</text:span></text:span>y<text:span text:style-name="Default_20_Paragraph_20_Font"><text:span text:style-name="T1">cnium.] </text:span></text:span>Qui dorycnium hauserint, iis<text:line-break/>auxiliatur lac bubulum potum, et passum, et conchylio-<text:line-break/>rum jus.</text:p>
      <text:p text:style-name="P1"><text:span text:style-name="Default_20_Paragraph_20_Font"><text:span text:style-name="T1">[Ad fungos.] </text:span></text:span>Fungis assumptis laborantibus dentur<text:line-break/>raphani crudi, et quamplurimi edendi; dandum quoq<text:span text:style-name="Default_20_Paragraph_20_Font"><text:span text:style-name="T1">u</text:span></text:span>e<text:line-break/>vinum meracum, et Iixivii sarmentuli decoctum; nitrum<text:line-break/>cum aceto subactum; aut usta vini faex, tritaque cum<text:line-break/>aqua potui datur; aut absinthium cum aceto; aut ruta<text:line-break/>trita cum aceto. Benefacit etiam ruta ipsa per se man-<text:line-break/>ducata.</text:p>
      <text:p text:style-name="P1"><text:span text:style-name="Default_20_Paragraph_20_Font"><text:span text:style-name="T1">[Ad</text:span></text:span> sat<text:span text:style-name="Default_20_Paragraph_20_Font"><text:span text:style-name="T1">am.] </text:span></text:span>Qui vero ixiam epotarunt, iis succur-<text:line-break/>rit absinthium potum cum vino, castorio et ruta. Pro-<text:line-break/>derit etiam oxymel potare , et v<text:span text:style-name="Default_20_Paragraph_20_Font"><text:span text:style-name="T1">o</text:span></text:span>mitiones ciere. Conte-</text:p>
      <text:p text:style-name="P3">ret origanum quoque cum vino. Caeterum utendum est<text:line-break/>hujusmodi con<text:span text:style-name="Default_20_Paragraph_20_Font"><text:span text:style-name="T1">i</text:span></text:span>ectione. ♃ rutae Ʒ vj, resinae Ʒ iv,<text:line-break/>castorii Ʒ ij , chamaeleontis cochlearia iij. Haec contrita<text:line-break/>et calente aceto s<text:span text:style-name="Default_20_Paragraph_20_Font"><text:span text:style-name="T1">a</text:span></text:span>luta propinato.</text:p>
      <text:p text:style-name="P1"><text:span text:style-name="Default_20_Paragraph_20_Font"><text:span text:style-name="T1">[Ad buprestim.] </text:span></text:span>Bupresti sorpta affectis opitulatur<text:line-break/>datus passi plurimi potus, ac deinde irritatus vomitus.<text:line-break/>Suillarum carnium jus decoctum; lac calidum plurimum<text:line-break/>edere, et ficuum decoctio potui data, aut nitri rubri<text:line-break/>iv, tritae mixtaeque cum aqua ac potae.</text:p>
      <text:p text:style-name="P1"><text:span text:style-name="Default_20_Paragraph_20_Font"><text:span text:style-name="T1">[Ad cantharides.] </text:span></text:span>Qui cantharides deglutierunt,<text:line-break/>iis confert passum cum oleo bibere, et adipem coctum<text:line-break/>aqua percolatum, et ad vomitum cogere; confert etiam<text:line-break/>plurimum lactis potare, et strobilos plures edere, aut<text:line-break/>strobiIos plurimos cum mulsa tritos potui dare, aut<text:line-break/>rutam in pulverem redactam irinoque unguento mixtam<text:line-break/>bibendam exhibere, aut cantharidum alas pedesque cum<text:line-break/>melle tritos linctui dare.</text:p>
      <text:p text:style-name="P2"><text:span text:style-name="Default_20_Paragraph_20_Font"><text:span text:style-name="T1">[Ad pstlothrum.] </text:span></text:span>Psilothro hausto affectis confert<text:line-break/>calidum oleum bibere, et vomitum concitare. Conferet<text:line-break/>etiam lac caprillum bibere, et malvae coctae succum cum<text:line-break/>mulsa calida aut cum oleo; aut caricarum decoctum ex<text:line-break/>oleo; aut sesamum ex vino tritum potui dare; aut nuces<text:line-break/>juglandes v. cum oleo tritas; aut cineris sarmentitii cola-<text:line-break/>tum lixivii potui exhibere.</text:p>
      <text:p text:style-name="P1"><text:span text:style-name="Default_20_Paragraph_20_Font"><text:span text:style-name="T1">[Ad lithargyrum.] </text:span></text:span>Absorpto lithargyro laboranti-<text:line-break/>bus auxiliatur piper, apium, myrrha cum vino laevigata<text:line-break/>bibitaque.</text:p>
      <text:p text:style-name="P1"><text:span text:style-name="Default_20_Paragraph_20_Font"><text:span text:style-name="T1">[Ad g</text:span></text:span>y<text:span text:style-name="Default_20_Paragraph_20_Font"><text:span text:style-name="T1">psum.] </text:span></text:span>Qui gypsum ingesserint, iis dari<text:line-break/>debet potui cineris sat <text:span text:style-name="Default_20_Paragraph_20_Font"><text:span text:style-name="T1">t</text:span></text:span>uenti tii colatura, et thymus ex<text:line-break/>aqua tritus.</text:p>
      <text:p text:style-name="P1"><text:span text:style-name="Default_20_Paragraph_20_Font"><text:span text:style-name="T1">[Ad lactis grumos.] </text:span></text:span>Ad lactis grumos confert aceti<text:line-break/>potio. Dare quoque oportet coagulum cum aqua <text:span text:style-name="Default_20_Paragraph_20_Font"><text:span text:style-name="T1">s</text:span></text:span>on-<text:line-break/>lana, vel silphii et sulphuris par pondus, laevigatum ex<text:line-break/>polea , potui dare.</text:p>
      <text:p text:style-name="P2"><text:span text:style-name="Default_20_Paragraph_20_Font"><text:span text:style-name="T1">[Ad sanguinem taurinum.] </text:span></text:span>Qui taurinum sangui-<text:line-break/>nem potar<text:span text:style-name="Default_20_Paragraph_20_Font"><text:span text:style-name="T1">u</text:span></text:span>nt, iis consert acetum calidum propinandum<text:line-break/>exhibere, et ad vomitum cogere, vel laserpitii obolum<text:line-break/>aut semiobolum , aut nitri duos obolos vino subactos po-<text:line-break/>tui dare , aut grossorum fructum cum aceto tritum. Con-<text:line-break/>venit autem et alvum subducere, et lupinorum farina, et<text:line-break/>nitro ex mulso decoctis oblinere</text:p>
      <text:p text:style-name="P1"><text:span text:style-name="Default_20_Paragraph_20_Font"><text:span text:style-name="T1">[Ad hirudines.] </text:span></text:span>Qui hirudines devorarunt, eos<text:line-break/>alii muriam, alii nivem bibere hortantur. Asclepiades<text:line-break/>autem lavare admonebat, et spongiam teneram frigida<text:line-break/>imbutam faucibus immittere, ut hirudo spongiae infixa<text:line-break/>extraheretur, ac deinde lenticulae succum porrigebat.<text:line-break/>Externam colli regionem refrigerantibus obducere horta-<text:line-break/>fiatur. At blus ApolIonius acetum quam acerrimum pro-<text:line-break/>pinabat, et cum muria usus est. Ille nivis gleba cale-<text:line-break/>facta solutaque utebatur, et esculentis poculen tisque<text:line-break/>alvum tempestive purgantibus ad hirudines excernendas,</text:p>
      <text:p text:style-name="P3">nam has una cum iis quae per alvum excernuntur de-<text:line-break/>orsum ferri saepe asserit.</text:p>
      <text:p text:style-name="P1"><text:span text:style-name="Default_20_Paragraph_20_Font"><text:span text:style-name="T1">[Ad cerussam.] </text:span></text:span>Qui cerussam biberint, iis ex usu<text:line-break/>fuerit oleum calidum bibere et vomitum irritare. Con-<text:line-break/>fert etiam dulcem et calentem aquam assumere, atque sic<text:line-break/>ad vomitum cogere. Ad haec conduxerit lactis asinini<text:line-break/>potio data, et malvae coctae succum, et mulsam calidam<text:line-break/>cum oleo cerussam bibendam porrigere; vel decoctum<text:line-break/>caricarum bibitum cum aliis, nuces juglandes quinque cum<text:line-break/>oleo tritas potui exhibere; aut cineris sarmentitii exco-<text:line-break/>latum lixivium. Atque hactenus de simplicibus medica-<text:line-break/>mentis lethalibus dictum esto. Nunc autem de compositis<text:line-break/>agetur ; sed flagitiosum milli videtur horum confectiones<text:line-break/>exponere, licet eas musti conscribere sint aggressi; inter<text:line-break/>quos est Orpheus cognominatus Theologus et Otus Men-<text:line-break/>desius recentior et HeIiodorus Atheniensis tragicus poeta ,<text:line-break/>etiam Aratus, aliique nonnulli hujusmodi rerum scripto-<text:line-break/>res. Hos itaque demirari queat aliquis , quod versibus</text:p>
      <text:p text:style-name="P3">talia opera conscribere sint aggressi; merito autem da-<text:line-break/>mnaverit ob res ab ipsis traditas, nam docere magis est<text:line-break/>et allicere eos, qui nocendi proximis studio horum eon-<text:line-break/>fectionibns manum admoliri cupiunt. P<text:span text:style-name="Default_20_Paragraph_20_Font"><text:span text:style-name="T1">u</text:span></text:span>lchrorum autem<text:line-break/>horum poematum auctores vulgi incursum veriti, dum<text:line-break/>haec tradere incipiunt, lectoribus persuadere conantur,<text:line-break/>quod nullis pravis praediti moribus, neque hujusmodi<text:line-break/>exitialium venenorum praeceptores extiterint, quemad-<text:line-break/>modum et Heliodorum in Apolylicis ad Nicomachum ju-<text:line-break/>rantem est invenire , his verbis :</text:p>
      <text:p text:style-name="P1">N<text:span text:style-name="Default_20_Paragraph_20_Font"><text:span text:style-name="T1">on</text:span></text:span> m<text:span text:style-name="Default_20_Paragraph_20_Font"><text:span text:style-name="T1">ihi per sacram</text:span></text:span> u<text:span text:style-name="Default_20_Paragraph_20_Font"><text:span text:style-name="T1">enerandae</text:span></text:span> P<text:span text:style-name="Default_20_Paragraph_20_Font"><text:span text:style-name="T1">alladis artem,</text:span></text:span></text:p>
      <text:p text:style-name="P1">No<text:span text:style-name="Default_20_Paragraph_20_Font"><text:span text:style-name="T1">n per luc</text:span></text:span>i<text:span text:style-name="Default_20_Paragraph_20_Font"><text:span text:style-name="T1">ferum salem mortalibus aequum ,</text:span></text:span></text:p>
      <text:p text:style-name="P1">N<text:span text:style-name="Default_20_Paragraph_20_Font"><text:span text:style-name="T1">on per te dici cui subsunt</text:span></text:span>, I<text:span text:style-name="Default_20_Paragraph_20_Font"><text:span text:style-name="T1">uppiter, omnes,<text:line-break/>Muneribus quisquam, nec vi, nec gratia amoris<text:line-break/>Adduxit me aliis lethalia prodere versu.</text:span></text:span></text:p>
      <text:p text:style-name="P1"><text:span text:style-name="Default_20_Paragraph_20_Font"><text:span text:style-name="T1">^ed palmas sacras splendentia ad aethera tendo,<text:line-break/></text:span></text:span>N<text:span text:style-name="Default_20_Paragraph_20_Font"><text:span text:style-name="T1">ull</text:span></text:span>i<text:span text:style-name="Default_20_Paragraph_20_Font"><text:span text:style-name="T1">us atque mali mens est sibi conscia nostra.</text:span></text:span></text:p>
      <text:p text:style-name="P2">Ex hujusmodi di<text:span text:style-name="Default_20_Paragraph_20_Font"><text:span text:style-name="T1">c</text:span></text:span>tis persuadere aggrediuntur iis qui<text:line-break/>in ejusmodi opera incident, vulgi insultum reveriti. Sed<text:line-break/>ne dicere quidem est, propterea talium lethaIium vene-<text:line-break/>norum confectiones esse sciendas, ut qui velint opitulari,<text:line-break/>prompte remedia queant invenire; hoc enim est menda-<text:line-break/>cium: nam qui laesos a noxiis simplicibus juvare cupit,<text:line-break/>unumquodque particulatim in accidentibus inspiciens, hic<text:line-break/>nimirum optimus salutis praeses fuerit, etiam eorum qui<text:line-break/>a compositis offenduntur, facile singula in accidentium<text:line-break/>complexu, ac congerie praecellentia deligens. Sed reyer-<text:line-break/>tamur ad id quod instituimus. Quum enim comesta aut<text:line-break/>pota deleteria non constant, aquam cum oleo calidam<text:line-break/>dare convenit, ejusque plurimum bibere, et ad vomitum<text:line-break/>incitare. Utile fuerit etiam somnum circumcidere; quin<text:line-break/>etiam ad horum praecautionem subscriptis consectionibus<text:line-break/>utendum est.</text:p>
      <text:h text:style-name="Heading_20_2" text:outline-level="2">Cap. VHI. </text:h>
      <text:p text:style-name="P20"><text:span text:style-name="Default_20_Paragraph_20_Font"><text:span text:style-name="T1">[Quae a lethalibus medicamentis prae-<text:line-break/></text:span></text:span>san<text:span text:style-name="Default_20_Paragraph_20_Font"><text:span text:style-name="T1">ent Apollonii Muris.] </text:span></text:span>♃ Rutae folia XX, nuces j<text:span text:style-name="Default_20_Paragraph_20_Font"><text:span text:style-name="T1">u-</text:span></text:span></text:p>
      <text:p text:style-name="P3">glandes ij, falis grumum j, caricas ij , haec jejuno man-<text:line-break/>duranda dato, et oblaedi a lethalibus prohibent.</text:p>
      <text:p text:style-name="P1"><text:span text:style-name="Default_20_Paragraph_20_Font"><text:span text:style-name="T1">[Antidotum ad praefer</text:span></text:span>u<text:span text:style-name="Default_20_Paragraph_20_Font"><text:span text:style-name="T1">ationem datum.] </text:span></text:span>♃ Bacca-<text:line-break/>ru m juniperi Ʒ ij, lemnii sigiIIi Ʒ ij , et obolos ij, haec<text:line-break/>trita exceptaque oleo reponito. Quum u<text:span text:style-name="Default_20_Paragraph_20_Font"><text:span text:style-name="T1">s</text:span></text:span>us postuIaverit,<text:line-break/>nucis aveIlanae magnitudine cum hydromelitis cyathis<text:line-break/>duobus propinato. Hoc Nicomedes rex utebatur, si quan-<text:line-break/>do eos quos vocaverat suspectos haberet. Itaq<text:span text:style-name="Default_20_Paragraph_20_Font"><text:span text:style-name="T1">u</text:span></text:span>e medi-<text:line-break/>ramentum quum nulla hujusmodi vis subest, in loco<text:line-break/>manet. Quum autem lethale aliquod datum fuerit, nau-<text:line-break/>seam movet, et vomere compellit, adeo ut deleterium<text:line-break/>exhibitum cum antidoto excernatur.</text:p>
      <text:p text:style-name="P1"><text:span text:style-name="Default_20_Paragraph_20_Font"><text:span text:style-name="T1">[Antidotum Codii</text:span></text:span> T<text:span text:style-name="Default_20_Paragraph_20_Font"><text:span text:style-name="T1">u</text:span></text:span>r<text:span text:style-name="Default_20_Paragraph_20_Font"><text:span text:style-name="T1">i, quo et Crateras usus est.]<text:line-break/></text:span></text:span>Marrubii, herbae sacrae, seminis rutae syI vestris, <text:span text:style-name="Default_20_Paragraph_20_Font"><text:span text:style-name="T1">s</text:span></text:span>cor-<text:line-break/>dii, corticum radicis rhamni , sing<text:span text:style-name="Default_20_Paragraph_20_Font"><text:span text:style-name="T1">u</text:span></text:span>lorum par pondus:<text:line-break/>melle excipe, deque, ad foras quidem Ʒ ij, cum vino;<text:line-break/>ad lethalia autem ex mulso et oleo.</text:p>
      <text:p text:style-name="P2"><text:span text:style-name="Default_20_Paragraph_20_Font"><text:span text:style-name="T4">[ </text:span></text:span><text:span text:style-name="Default_20_Paragraph_20_Font"><text:span text:style-name="T1">Aliud, ut Apelles.] </text:span></text:span>♃ Dictamni Ʒ ij , polii Ʒ iij,<text:line-break/>piperis longi Ʒ iv, rutae fylvestris Ʒ vj , scordii Ʒ iij,<text:line-break/>melle excepta dato, quemadmodum dictum est. Pleuriti-<text:line-break/>cum quoque remedium est obolis iij, datum; mensesque<text:line-break/>mulieribus educit Ʒ j, pondere exhibitum. <text:span text:style-name="Default_20_Paragraph_20_Font"><text:span text:style-name="T1">Antidotus<text:line-break/>Mithridatis, Athanasta dicta i. e. immortalis, ad lethalia<text:line-break/>medicamenta, et omnium virulentorum ictus: benessacit<text:line-break/>stomachicis quibus cibus acescit, sanguinem spuentibus,<text:line-break/>tussi diuturna infestatis, hepaticis, lienosis: prodest quo-<text:line-break/>que</text:span></text:span> u<text:span text:style-name="Default_20_Paragraph_20_Font"><text:span text:style-name="T1">estcae, aut uteri assectibus. Quae contineat com-<text:line-break/>positio, ita su habent.</text:span></text:span> ♃ Piperis albi gr. xl. costi, mei,<text:line-break/>asari, acori, seminis dauci Cretici, petroselini, nardi In-<text:line-break/>dicae, lapidis nestoritis au. Ʒ iv, croci, myrrhae, cujus-<text:line-break/>que Ʒ viij , cinnamomi, cassiae, singulorum drach. xij,<text:line-break/>mellis Attici cocti quod satis esu Dolis nucis avellanae<text:line-break/>magnitudine, ex mulso temperate.</text:p>
      <text:p text:style-name="P1">[H<text:span text:style-name="Default_20_Paragraph_20_Font"><text:span text:style-name="T1">aec compositio in aliis praescriptionibus ita habet.]<text:line-break/></text:span></text:span>♃ Spicae nardi piperis alui , costi, meu, asari, acori,</text:p>
      <text:p text:style-name="P3">opobalsami. seminis dauci Cretici, petroselini seminis,<text:line-break/>singulorum an. drach. iv, croci, myrrhae, schoenanthi<text:line-break/>an. drach. viij, cinnamomi, cassiae, an. drachmas duode-<text:line-break/>ci m , mellis quod satis esa</text:p>
      <text:p text:style-name="P1">[I<text:span text:style-name="Default_20_Paragraph_20_Font"><text:span text:style-name="T1">n aliis sic habet.] </text:span></text:span>♃ Piperis aIbi gr. xl. costi,<text:line-break/>meu, acori, agarici, scorpii, dauci Cretici, petroselini,<text:line-break/>singulorum drach. iv, croci, myrrhae, utriusque Ʒ viij,<text:line-break/>cinnamomi, cassiae, schoenanthi an. Ʒ xij, meliis quan-<text:line-break/>tum sufficit.</text:p>
      <text:p text:style-name="P1"><text:span text:style-name="Default_20_Paragraph_20_Font"><text:span text:style-name="T1">[Ambrosia</text:span></text:span> P<text:span text:style-name="Default_20_Paragraph_20_Font"><text:span text:style-name="T1">hilippi Macedonis ad lethalia</text:span></text:span> v<text:span text:style-name="Default_20_Paragraph_20_Font"><text:span text:style-name="T1">enena,<text:line-break/>e</text:span></text:span>t <text:span text:style-name="Default_20_Paragraph_20_Font"><text:span text:style-name="T1">cu</text:span></text:span>i<text:span text:style-name="Default_20_Paragraph_20_Font"><text:span text:style-name="T1">us</text:span></text:span>u<text:span text:style-name="Default_20_Paragraph_20_Font"><text:span text:style-name="T1">is virulenti ictum.</text:span></text:span> F<text:span text:style-name="Default_20_Paragraph_20_Font"><text:span text:style-name="T1">acit etiam ad internos<text:line-break/>assectus. </text:span></text:span>♃ Styracis, galbani, piperis albi et longi; cin-<text:line-break/>namomi , an. Ʒ ij, seminis apii, anisi, <text:span text:style-name="Default_20_Paragraph_20_Font"><text:span text:style-name="T1">s</text:span></text:span>choenanthi, costi,<text:line-break/>cumini Aethiopici, sese l eos , cypheos, rheu Pontici, car-<text:line-break/>damomi , amomi, nardi, myrrhae, cassiae, an. Ʒ iv, pal-<text:line-break/>mularum nucleis exemptis, carnis nucum, an. Ʒ vj,<text:line-break/>croci Ʒ viij, uvas passas acinis mundatas, xij mellis</text:p>
      <text:p text:style-name="P3">Attici quantum satis est; componito in modum lupe-<text:line-break/>riorem.</text:p>
      <text:p text:style-name="P1"><text:span text:style-name="Default_20_Paragraph_20_Font"><text:span text:style-name="T1">[Antidotum .^opyrium valet ad lethalia medica-<text:line-break/>menta, et eujuscunque serpentis ictum, motsumve.] </text:span></text:span>De<text:line-break/>hoc hujusmodi quid fertur, quod <text:span text:style-name="Default_20_Paragraph_20_Font"><text:span text:style-name="T1">J</text:span></text:span>Inpyrus per epistolam<text:line-break/>Mithridatem adhortatur ad antidoti probationem; trans-<text:line-break/>mittens ei unum e damnatis, ut lethale huic medicamen-<text:line-break/>tum daret, ac tunc antidotum potandum offerret: aut<text:line-break/>prius antidotum exhiberet, mox lethale propinaret. ld<text:line-break/>ipsum hortabatur, et in serpentibus vel etiam toxicis<text:line-break/>factitaret: quae quum ita fierent, contigit hominem nulli<text:line-break/>periculo implicitum fuisse. Valet autem stomachicis , ad<text:line-break/>acidos ructus, sanguinem spuentibus, coeliacis, dysente-<text:line-break/>rieis, hepaticis, lienosis, comitialibus, nepbriticis: jam<text:line-break/>uteri aut vesicae affectus persanat, emortuos foetus edu-<text:line-break/>cit, secundasque retentas. Confectio hunc in modum<text:line-break/>habet. ♃ OpobaIsami Ʒ iij, nardi Indicae, myrrhae<text:line-break/>Troglodytidis , schoenanthi , cinnamomi ,, chara ci i , costi</text:p>
      <text:p text:style-name="P3">recentis, piperis longi, hypocistidis, polii, piperis perea-<text:line-break/>lici, scordii, meu Cretici, cardamomi, sin. Ʒ iv, thuris<text:line-break/>masculi, opobalfami, dictamni, singulorum Ʒ vj , petro-<text:line-break/>felini, cassiae rubentis, singulorum Ʒ vij, croci Corycii<text:line-break/>Ʒ viij, mellis Attici quod fatis elI. Datur nucis avella-<text:line-break/>nae magnitudine, febris expertibus ex vino; febricitan-<text:line-break/>tibus, cum hydromelite.</text:p>
      <text:p text:style-name="P1">[ E<text:span text:style-name="Default_20_Paragraph_20_Font"><text:span text:style-name="T1">x sanguinibus antidotum ad lethalia medicamenta,<text:line-break/>et</text:span></text:span> v<text:span text:style-name="Default_20_Paragraph_20_Font"><text:span text:style-name="T1">irulenti cu</text:span></text:span>i<text:span text:style-name="Default_20_Paragraph_20_Font"><text:span text:style-name="T1">us</text:span></text:span>ui<text:span text:style-name="Default_20_Paragraph_20_Font"><text:span text:style-name="T1">s ictum.] </text:span></text:span>♃ Piperis longi et albi,<text:line-break/>costi, acori, croci, phu , me<text:span text:style-name="Default_20_Paragraph_20_Font"><text:span text:style-name="T1">u</text:span></text:span>, dictamni Cretici, ammo-<text:line-break/>niaci, agarici, singulorum Ʒ ij , amomi, opobalfami, se-<text:line-break/>minis rutae siIvesttis, cumini Aethiopici, anisi, sanguinis<text:line-break/>anatis masculi et soeminae, sicci hoedini sanguinis, an-<text:line-break/>ferini sanguinis, napi siIvestris seminis, singulorum Ʒ iij,<text:line-break/>gentianae, trifolii, schoenanthi, lacrymae thuris, rosa-<text:line-break/>rum siccarum, singulorum Ʒ iv, petroselini Ʒ v, polii<text:line-break/>Cretici tantumdem, cinnamomi drach. vi, scordii floris<text:line-break/>drach. viij , myrrhae , nardi , utriusque Ʒ x , croci drach.</text:p>
      <text:p text:style-name="P3">xij, cassiae Ʒ viij, contusa, cribrataque diligenter melle<text:line-break/>Attico decocto, subigito; exceptis in pyxide argentea uti-<text:line-break/>tor, ut maximo medicamento.</text:p>
      <text:h text:style-name="Heading_20_2" text:outline-level="2">Cap. IX. </text:h>
      <text:p text:style-name="P20"><text:span text:style-name="Default_20_Paragraph_20_Font"><text:span text:style-name="T1">[De Diascinco nobili antidoto,</text:span></text:span> T<text:span text:style-name="Default_20_Paragraph_20_Font"><text:span text:style-name="T1">heriaea<text:line-break/>et Centena.] Antidotum Mithridatis</text:span></text:span> E<text:span text:style-name="Default_20_Paragraph_20_Font"><text:span text:style-name="T1">upatoris, quod dia-<text:line-break/>scincum dicitur, lethal</text:span></text:span>t<text:span text:style-name="Default_20_Paragraph_20_Font"><text:span text:style-name="T1">bus medicamentis essicax , adversus<text:line-break/>etiam omnem tabificam materiam , omnis virulenti ictum,<text:line-break/>interiorum affectus, insuper conceptionem ad</text:span></text:span>j<text:span text:style-name="Default_20_Paragraph_20_Font"><text:span text:style-name="T1">uoat, menses<text:line-break/>educit, foetus emortuos, fecundasque retentas solvit, nec<text:line-break/>non febribus per circuitus remeantibus auxiliatur, resolutis,<text:line-break/></text:span></text:span><text:span text:style-name="Default_20_Paragraph_20_Font"><text:span text:style-name="T5">t</text:span></text:span><text:span text:style-name="Default_20_Paragraph_20_Font"><text:span text:style-name="T1">remulis , opisthotonicis , ischiadicis , podagricis , et ad<text:line-break/>omnem nervorum fompathiam. </text:span></text:span>.H<text:span text:style-name="Default_20_Paragraph_20_Font"><text:span text:style-name="T1">aec confectio ita sit.<text:line-break/></text:span></text:span>♃ Scinei, sagapeni, acori, phu, byperici, acaciae, iridis,<text:line-break/>meu, gummi, singulorum Ʒ ij, rosarum siccarum, gentia-<text:line-break/>nae, cardamomi, singulorum Ʒ iv, papaveris seminis Ʒ v,<text:line-break/>et obolos ij , styracis Ʒ viij, polii, cassiae nigrae, seseleos,<text:line-break/>bdellii, balsami, piperis albi, singulorum Ʒ v, et obolos ih<text:line-break/>hypocistidis s<text:span text:style-name="Default_20_Paragraph_20_Font"><text:span text:style-name="T1">u</text:span></text:span>cci, opopanacis, myrrhae, thuris masc<text:span text:style-name="Default_20_Paragraph_20_Font"><text:span text:style-name="T1">u</text:span></text:span>li,</text:p>
      <text:p text:style-name="P3">castorii, piperis longi, cypheos, malabathri soliorum, sin-<text:line-break/>gulosum drach. vj , scordii, costi, schoenanthi, galbani,<text:line-break/>resinae terebinthinae, singulorum drach. vj, obolos ij, nar-<text:line-break/>di Syriacae, opobalsami, thlafpeos, dauci Cretici, singu-<text:line-break/>lorum drach. vj, obolos iij, croci, cinnamomi, gingiberis,<text:line-break/>singulorum draeh. vj, obolos ij, succi glycyrrhizae, agarici,<text:line-break/>singulorum Ʒ vij , obolos iij, meliis quod sufficit, vini<text:line-break/>optimi quod satis est ad succos dissolvendos. Hunc in<text:line-break/>modum componitur. Cyphi, hypocistis, sagapenum, gum-<text:line-break/>mi, papaver, storax, opopanax in vino Chio madescunt,<text:line-break/>usque dum in totum fuerint dissoluta per diem et noctem,<text:line-break/>reliqua contunduntur, et tenui cribro incernuntur miscen-<text:line-break/>turque madefactis, detritisque. Tota vero compositio melle<text:line-break/>Attico decocto excipitur, ut habeat crassitiem; deinde<text:line-break/>opobalsamum omnibus superio jicitur, postea excipientes<text:line-break/>vase argenteo reponimus. Usus <text:span text:style-name="Default_20_Paragraph_20_Font"><text:span text:style-name="T1">antidoti</text:span></text:span> ad multa est, do-<text:line-break/>sis pro viribus. Nos ad medicamenti amplificationem, ob</text:p>
      <text:p text:style-name="P3">mortuorum suppressionem foetuum , retentionem, ut sine<text:line-break/>periculo educantur imposuimus dictamni Cretici drach.<text:line-break/>quatuor, amm<text:span text:style-name="Default_20_Paragraph_20_Font"><text:span text:style-name="T1">o</text:span></text:span>niaci draclla iij, seminis rutae silvestris<text:line-break/>diach. iij, cumini Aethiopici Ʒ vi, seminis trifolii Ʒ iv,<text:line-break/>napi silvestris Ʒ iv, chamaedryos diach. iv, rhei Pontici<text:line-break/>drach. iij, succi Cyrenaici drach. ij. His adjectis medica-<text:line-break/>menti usus ad multa fit utilis: corrumpit enim foetus<text:line-break/>quadrimestres , et trimestres educit.</text:p>
      <text:p text:style-name="P1"><text:span text:style-name="Default_20_Paragraph_20_Font"><text:span text:style-name="T1">[Mithridatis theriaca.]</text:span></text:span> Hac rex Mithridates semper<text:line-break/>utebatur, ut se a lethali veneno praeservaret. Quum<text:line-break/>itaque a Romanis captus esset, nec bis epoto veneno in-<text:line-break/>terne posset, gladio seipsum interemit. Valet ad lethalia<text:line-break/>medicamenta, et omnis virus jaculantis ictum: etiam ad<text:line-break/>t internos affectus. Hac utebatur Andromachus. ^Confectio<text:line-break/>ipsius hunc in modum habet. ♃ Trochiscornm scillitico-<text:line-break/>Tum Ʒ xlviij, trochiscornm viperinorum, piperis nigri,<text:line-break/>hedychroi magmatis, succi papaveris Hispani, singulorum<text:line-break/>Ʒ xxiv, rosarum siccarum, scordii , seminis napi, iridis</text:p>
      <text:p text:style-name="P3">lllyricae, agarici, cinnamomi, succi glycyrrhizae, opobal-<text:line-break/>fami, singulorum Ʒ xij, roris marini Ʒ viij, myrrhae,<text:line-break/>croci, zingiberis, rhei Pontici, radicis quinquesolii, cala-<text:line-break/>minthae montanae, marrubii, petroselini, stoechados, costi,<text:line-break/>piperis albi et piperis longi, thuris an. obolos ij, cassiae<text:line-break/>nigrae Ʒ iv, costi Ʒ j, croci Ʒ iv, piperis albi Ʒ j, et<text:line-break/>longi Ʒ j, iridis Illyricae, junci rotundi, polii, scordii,<text:line-break/>rosarum siccarum, sanguinis anatis, singulorum Ʒ iij, mel-<text:line-break/>lis Attici cocti quantum sufficit.</text:p>
      <text:p text:style-name="P1"><text:span text:style-name="Default_20_Paragraph_20_Font"><text:span text:style-name="T1">[Antidotum hecatontamigmaton ex centum rebus con-<text:line-break/>stat</text:span></text:span>i<text:span text:style-name="Default_20_Paragraph_20_Font"><text:span text:style-name="T1">s, quo utor. Caesuri id praeparavi ad omnia: pro-<text:line-break/>prie autem ad lethalia.</text:span></text:span>] ♃ Abrotoni Ʒ ij ẞ, aristolochiae<text:line-break/>drach. XX, acaciae Ʒ iv, carnis baccarum juniperi tantun-<text:line-break/>dem, croci drach. ij , asati Ʒ iv, anisi drach. iij, amomi<text:line-break/>draclu vj, agarici Ʒ iij, carpobalsami Ʒ ij, bdellii drach. iij,<text:line-break/>obolos ij, balaustii drach. ij, gentianae Ʒ iv, succi glycyr-<text:line-break/>rhiTae tantundem, feminis napi drach. quatuor, (in alio<text:line-break/>exemplari Ʒ viij.) terrae Samiae drach. j, seminis dauci Ʒ</text:p>
      <text:p text:style-name="P3">iv, radicis dracunculi Ʒ iij, obolos ij, erysimi s<text:span text:style-name="Default_20_Paragraph_20_Font"><text:span text:style-name="T1">e</text:span></text:span>minis Ʒ<text:line-break/>xx, ireos IIlyricae Ʒ ij, myrrhae Ʒ vij, obolos iij, Tingi-<text:line-break/>heris tantundem, eryngii radicis drach. iiij, obolos ij,<text:line-break/>thlaspeos Ʒ xx, conyzae tenuis Ʒ vj, obolos iij, cyperi<text:line-break/>drach. vj, acori Ʒ vj, cicutae seminis decorticati drach.<text:line-break/>unam, obolos iij, ameos Ʒ iv, seminis cnici Ʒ vij, obolos<text:line-break/>ij, cinnamomi Ʒ vij, costi drach. vij, obolos ij, cassiae Ʒ v,<text:line-break/>obolos ij, centaurii succi Ʒ iv, obolos v, castorii Ʒ vi,<text:line-break/>calami aromatici Ʒ ij, alii vero Ʒ iv, gummi Ʒ ij, carda-<text:line-break/>momi Ʒ ivt cachryos Ʒ iij, obolos iij, cypheos Ʒ vj, gal-<text:line-break/>bani Ʒ vj, obolos ij, foliorum rorifmarini Ʒ iv, saluiae<text:line-break/>tantundem, lonchitidis feminis Ʒ ij, obolos iij, feminis<text:line-break/>lithofpermi Ʒ iij, thuris Ʒ vj, obolos iij, feminum foeni-<text:line-break/>culi Ʒ vi<text:span text:style-name="Default_20_Paragraph_20_Font"><text:span text:style-name="T1">, s</text:span></text:span>ucci papaveris Ʒ vi, terrae Lemniae Ʒ i, ma-<text:line-break/>labathri Ʒ x, mei Ʒ vi, sanguinis anatis Ʒ vi, nardi Sy-<text:line-break/>riacae drach. vi, obolos iij, nardi Celticae drach. viij, xy-<text:line-break/>lobalsami drach. tres, opopanacis tantundem, feminis or-<text:line-break/>mini drach. viij, errorum alborum totidem, panaceam</text:p>
      <text:p text:style-name="P3">drachmas vi, opobalsami drach. iij, securidacae drach. vi,<text:line-break/>polii Ʒ v, obolos ij, soliorum polygoni drach. ix, radicis<text:line-break/>helenii Ʒ v, obolos iij, petroselini Ʒ vi, obolos ij, quin-<text:line-break/>quesolii Ʒ viij, succi peucedani tantundem, piperis nigri<text:line-break/>drach. v, obolos iij, et albi drach. iv, obolos iij, et longi<text:line-break/>drach. j, scinei drach. iij, terebinthinae drach. ij, rosarum<text:line-break/>siccarum drach. vj, sagapeni drach. viij, stoechados draclu<text:line-break/>iv, strobilorum Lict<text:span text:style-name="Default_20_Paragraph_20_Font"><text:span text:style-name="T1">o</text:span></text:span>rum drach. vj, junci odorati drach. iv,<text:line-break/>obolus ij, carnis uvae passae Ʒ iv, fascinos drach. v, obo-<text:line-break/>los ij, feminum pastinacae drach. iv, fellis taurini drach. v,<text:line-break/>feIlis ursini tantundem, chamaepityos draclu iij, feminis<text:line-break/>psyllii drach. iv, chamaedrvos totidem, <text:span text:style-name="Default_20_Paragraph_20_Font"><text:span text:style-name="T1">s</text:span></text:span>e<text:span text:style-name="Default_20_Paragraph_20_Font"><text:span text:style-name="T1">s</text:span></text:span>ami fricti drach.<text:line-break/>vj, radicis fymphyti drach. ij, summitatum scordii drach. j,<text:line-break/>obolos iv, staphidis siIvestris drach. v , styracis drach. v,<text:line-break/>obolos ij, fructuum trifolii drach. x, seminum tordyli<text:line-break/>drach. ij, soliorum teucrii (quod nonnulli dicunt esse cha-<text:line-break/>maedryn) drach. j, succi hypocystidis drach. ij ẞ, fructuum<text:line-break/>byperici drach. ij, feminum alterci drach. ij, rheu Pontici</text:p>
      <text:p text:style-name="P3">Ʒ ij, phu Ʒ viij, rhus opsoniorum drach. v, obolos iij,<text:line-break/>radicis cotyledonis drach. j, obolos iij, vini et mellis quod<text:line-break/>satis est. t Ego vinum non adjicio.</text:p>
      <text:h text:style-name="Heading_20_2" text:outline-level="2">Cap. X.<text:span text:style-name="Default_20_Paragraph_20_Font"><text:span text:style-name="T1"> </text:span></text:span></text:h>
      <text:p text:style-name="P20"><text:span text:style-name="Default_20_Paragraph_20_Font"><text:span text:style-name="T1">[scol</text:span></text:span>i<text:span text:style-name="Default_20_Paragraph_20_Font"><text:span text:style-name="T1">ae diversurum antidoti diversis aspecti-<text:line-break/>bus succurrentes.] [Antidotum Aelii Calli ad alia, et r</text:span></text:span>a—<text:line-break/><text:span text:style-name="Default_20_Paragraph_20_Font"><text:span text:style-name="T1">bioforum morsus] </text:span></text:span>♃ Nardi Syriacae Ʒ iv, myrrhae draclu<text:line-break/>viij, cinnamomi Ʒ xij, cassiae nigrae tantundem, croci<text:line-break/>drach. viij, costi Ʒ iv, seminis dauci, par pondus, mei,<text:line-break/>par pondus (quidam vero unam) petroselini drach. iv, pi-<text:line-break/>peris albi gsa xl, fructuum balsami Ʒ iv, acori , asari,<text:line-break/>utriusque tantundem, junci rotundi Ʒ viij, alii ipsum non<text:line-break/>immittunt, mellis cocti quod satis est. Datur esui.</text:p>
      <text:p text:style-name="P1"><text:span text:style-name="Default_20_Paragraph_20_Font"><text:span text:style-name="T1">[Aliud antidotum Aelii Calli ad affectus interi</text:span></text:span>o<text:span text:style-name="Default_20_Paragraph_20_Font"><text:span text:style-name="T1">res<text:line-break/>esu c a x.] </text:span></text:span>♃ Cinnamomi drach. vj, croci Ʒ ij, obolos iij,<text:line-break/>piperis albi drach. iv, obolos ij et longi drach. iij, olio-<text:line-break/>Ios iij, opii Ʒ iij, nardi Indicae Ʒ iv, myrrhae drach. iv,<text:line-break/>obolos ij, acori Ʒ iij, nardi Celticae drach. iv, styracis Ʒ j,<text:line-break/>obolos ij, galbani drach. iv, castorii Ʒ iij, obolos ij, costi</text:p>
      <text:p text:style-name="P3">drach. ij, obolos ij, melle subige. Dantur pilulae, qui-<text:line-break/>husdam potus ; est autem <text:span text:style-name="Default_20_Paragraph_20_Font"><text:span text:style-name="T1">antidotum</text:span></text:span> concocti<text:span text:style-name="Default_20_Paragraph_20_Font"><text:span text:style-name="T1">o</text:span></text:span>ni et dol<text:span text:style-name="Default_20_Paragraph_20_Font"><text:span text:style-name="T1">o</text:span></text:span>ri<text:line-break/>leniendo idoneum.</text:p>
      <text:p text:style-name="P1"><text:span text:style-name="Default_20_Paragraph_20_Font"><text:span text:style-name="T1">[Aromaticum optimum Calli ad omnia faciens]<text:line-break/></text:span></text:span>l<text:span text:style-name="Default_20_Paragraph_20_Font"><text:span text:style-name="T1">i</text:span></text:span> Cinnamomi ℥ ẞ, cassiae drach. j, croci drach ẞ, amo-<text:line-break/>mi drach. v, maIabathri Ʒ ij, myrrhae Ʒ ẞ, [alii Ʒ j,)<text:line-break/>fch<text:span text:style-name="Default_20_Paragraph_20_Font"><text:span text:style-name="T1">o</text:span></text:span>euanthi draph. j, costi ℥ ẞ, piperis drach. iij, mellis<text:line-break/>Attici quod satis est. Ego autem cinnamomi duplum in-<text:line-break/>jicio, et fit praestantius.</text:p>
      <text:p text:style-name="P1"><text:span text:style-name="Default_20_Paragraph_20_Font"><text:span text:style-name="T1">[Ambrosia Archi</text:span></text:span>v<text:span text:style-name="Default_20_Paragraph_20_Font"><text:span text:style-name="T1">i i sacra, omnibus internis sa</text:span></text:span>r<text:span text:style-name="Default_20_Paragraph_20_Font"><text:span text:style-name="T1">iens,<text:line-break/>qua utor.] </text:span></text:span>♃ Anisi drach. iv, seminum apii par pondus,<text:line-break/>myrrhae Ʒ j, panacis drach. j, cinnamomi Ʒ ij, seminis<text:line-break/>loti amari Ʒ ij, cassiae Ʒ ij, nardi Ʒ ij, croci drach. ij,<text:line-break/>obolos iij, piperis obol<text:span text:style-name="Default_20_Paragraph_20_Font"><text:span text:style-name="T1">o</text:span></text:span>s iij, succi papaveris Ʒ iv, mellis<text:line-break/>quod sullicit. Redditur potabilis ad dysenterias, cum se-<text:line-break/>mine myrtii quarta portione et aqua. Ad jecur cum mul-<text:line-break/>sae hemina su ad vigilias, lippitudinem , pleuritidem cum</text:p>
      <text:p text:style-name="P3">mulsa, ad stomachi vitia cum rhetis vini cyathis i j, et<text:line-break/>aquae pari mensura.</text:p>
      <text:p text:style-name="P1"><text:span text:style-name="Default_20_Paragraph_20_Font"><text:span text:style-name="T1">[Antidotus Antipatri theriaca, ad aspidum motsus,<text:line-break/>et praesumpta, et postea data, qua utor.] </text:span></text:span>♃ Gentianae<text:line-break/>Ʒ iv, radicis trifolii Ʒ iv, et fruct<text:span text:style-name="Default_20_Paragraph_20_Font"><text:span text:style-name="T1">u</text:span></text:span>s ipsius drach. ij, po-<text:line-break/>lii Ʒ iv, aristolochiae tenuis drach. ij, radicis peucedani<text:line-break/>tantundem, galbani Ʒ ij, petro<text:span text:style-name="Default_20_Paragraph_20_Font"><text:span text:style-name="T1">s</text:span></text:span>elini drach. iv, rutae sit-<text:line-break/>vaticae Ʒ iij, pyrethri drach. j, staphidos silvestris lan-<text:line-break/>tundem, acori Ʒ iij, bryoniae radicis draclu ij, piperis<text:line-break/>albi tantundem, et longi drach. iij, guttae ammoniaci<text:line-break/>drach. j, obolos iij, verbasch idaeae chamaepityos, chamae-<text:line-break/>leae, marrnbii tenuis, conyfae tenuis, cumini Aethiopici,<text:line-break/><text:span text:style-name="Default_20_Paragraph_20_Font"><text:span text:style-name="T1">s</text:span></text:span>ucci papaveris, castorii, foeniculi feminis, agarici, caf-<text:line-break/>Prae rubrae, fchoenanthi, rheu , singulorum Ʒ ij, dauci<text:line-break/>Cretici drach. j, obolos iij, opopanacis tantundem, saga-<text:line-break/>peni drach. ij, obolos iij, abrotoni drach. j, obolus iij,<text:line-break/>dictamni tantundem, styracis tantundem , cinnamomi draclu<text:line-break/>iij, nardi Ʒ iij, myrrhae Ʒ iv, thuris Ʒ j, croci D viij,</text:p>
      <text:p text:style-name="P3">anisi 3 j, <text:span text:style-name="Default_20_Paragraph_20_Font"><text:span text:style-name="T1">s</text:span></text:span>ucci Cyrenaiei tantundem, coaguli hinnuli<text:line-break/>drach. iij, mel Atticum additur; huj<text:span text:style-name="Default_20_Paragraph_20_Font"><text:span text:style-name="T1">u</text:span></text:span>s nucis avellanae<text:line-break/>magnitudo in praecautionem <text:span text:style-name="Default_20_Paragraph_20_Font"><text:span text:style-name="T1">s</text:span></text:span>umitur.</text:p>
      <text:p text:style-name="P1">[T<text:span text:style-name="Default_20_Paragraph_20_Font"><text:span text:style-name="T1">heriaca Aesti Calli, qua utor, egregia.] </text:span></text:span>♃ Bryo-<text:line-break/>niae radicis drach. xvj, feminis trifolii, opopanacis, sin-<text:line-break/>galerum Ʒi viij, aristolochiae tenuis drach. xij, roris ma-<text:line-break/>rini radicis, ireos Illyricae, gingiberis, meconii, singulorum<text:line-break/>drach. viij, rutae silvaticae feminis drach. xij, cumini<text:line-break/>Aethiopici Ʒ xvj, myrrhae, cassiae, castorii, fefeleos, eryn-<text:line-break/>gii radicis, ferpilli , <text:span text:style-name="Default_20_Paragraph_20_Font"><text:span text:style-name="T1">su</text:span></text:span>cci Cyrenaici, singulorum drach. vj,<text:line-break/>medicae drach. xij, <text:span text:style-name="Default_20_Paragraph_20_Font"><text:span text:style-name="T1">s</text:span></text:span>agapeni Ʒ vj, croci Ʒ v, ervi farinae<text:line-break/>drach. xxiv, finguntur pastilli ex aqua triobolares, dan-<text:line-break/>t<text:span text:style-name="Default_20_Paragraph_20_Font"><text:span text:style-name="T1">o</text:span></text:span>rque cum vino.</text:p>
      <text:p text:style-name="P1">[T<text:span text:style-name="Default_20_Paragraph_20_Font"><text:span text:style-name="T1">heriaca alia Aelii Calli cehementer epsicax.]</text:span></text:span> ♃Tri-<text:line-break/>Iolii feminis drach. xij, aristolochiae drach. vj, hedychroi<text:line-break/>magmatis Ʒ viij, quinquefolii drach. iv, echii herbae Ʒ vj,<text:line-break/>phiIocrati drach. v, sagapeni drach. iv, polii Ʒ vj , castorii<text:line-break/>drach. iij, croci Ʒ viij, apii feminis, anisi, foeniculi, pe-</text:p>
      <text:p text:style-name="P3">troselini, singul<text:span text:style-name="Default_20_Paragraph_20_Font"><text:span text:style-name="T1">o</text:span></text:span>rum Ʒ vj, opopanacis drach. iv, opobal-<text:line-break/>fami drach. vj , fefeIeos Ʒ iv, cumini Aethiopici aut<text:line-break/>Thebani drach. v, myrrhae, fcordii , phu , meu , singulo-<text:line-break/>rum drach. vj, alyssi Cretici feminis drach. vj, ervi fari-<text:line-break/>nae draicb. viij, vino levi Arvisio affuso pastilii formantur,<text:line-break/>qui obolos iv, pendeant, datur unus ex Vino Chio mari-<text:line-break/>nae experti meraco, hemina dimidia. T<text:span text:style-name="Default_20_Paragraph_20_Font"><text:span text:style-name="T1">heriaca ad inter-<text:line-break/>uos dolores, Euclidis Palatinus, quam, ut</text:span></text:span> E<text:span text:style-name="Default_20_Paragraph_20_Font"><text:span text:style-name="T1">uclides a</text:span></text:span>j<text:span text:style-name="Default_20_Paragraph_20_Font"><text:span text:style-name="T1">ebat, .<text:line-break/>praeparavit ad aspidum morsus; etiam ad pleuriticos et<text:line-break/>quartanarios, calet vomitu felicitatis, magnitudine nucis<text:line-break/>avellanae exhibita, tussientibus, aegre excreantibus ex<text:line-break/>aqua, ferarum morsibus cum inno, pleuriticis stmulque<text:line-break/>sanguinem re</text:span></text:span>i<text:span text:style-name="Default_20_Paragraph_20_Font"><text:span text:style-name="T1">icientibus, ex aquae c</text:span></text:span>y<text:span text:style-name="Default_20_Paragraph_20_Font"><text:span text:style-name="T1">athis duobus et aceti<text:line-break/>uno c</text:span></text:span>y<text:span text:style-name="Default_20_Paragraph_20_Font"><text:span text:style-name="T1">atho. </text:span></text:span>♃ Castorii Ʒ iv, opopanacis, sagapeni, fefe-<text:line-break/>Ieos, canchryos, chamaedryos, chamaepityi , marrubii,<text:line-break/>singulorum Ʒ xvj, styracis, bituminis Iudaici, myrrhae,<text:line-break/>singulorum Ʒ vij, succi papaveris Ʒ viij, mellis Ili j. Pro-<text:line-break/>pinato commorsis a <text:span text:style-name="Default_20_Paragraph_20_Font"><text:span text:style-name="T1">s</text:span></text:span>eris, si fieri possit, vomitu praemisse,<text:line-break/>cum fraxini copiosiore <text:span text:style-name="Default_20_Paragraph_20_Font"><text:span text:style-name="T1">s</text:span></text:span>ucco: sin minus, cum vino 3 j,</text:p>
      <text:p text:style-name="P3">medicamenti, vel etiam amplius: nucis magnitudinem<text:line-break/>quartanariis dato.</text:p>
      <text:p text:style-name="P1">[T<text:span text:style-name="Default_20_Paragraph_20_Font"><text:span text:style-name="T1">heriaca</text:span></text:span> .l<text:span text:style-name="Default_20_Paragraph_20_Font"><text:span text:style-name="T1">enonis Laodicaei, ut Menucianus acce-<text:line-break/>ptam tradidit.] </text:span></text:span>♃ Cardam<text:span text:style-name="Default_20_Paragraph_20_Font"><text:span text:style-name="T1">o</text:span></text:span>mi purgati et fibris exuti,<text:line-break/>ferpilli , seminum apii, radicis bryoniae, seminum trifolii,<text:line-break/>anisi, petroselini, <text:span text:style-name="Default_20_Paragraph_20_Font"><text:span text:style-name="T1">s</text:span></text:span>eminis et radicis foeniculi, ammeos,<text:line-break/>aristolochiae tenuis, ervi farinae, opopanacis, par p<text:span text:style-name="Default_20_Paragraph_20_Font"><text:span text:style-name="T1">o</text:span></text:span>ndus;<text:line-break/>contusa privatim misce, vino austero excipe, et confice<text:line-break/>pastrlIos triobolares; ubi siccata fuerint in umbra, ternos<text:line-break/>ob<text:span text:style-name="Default_20_Paragraph_20_Font"><text:span text:style-name="T1">o</text:span></text:span>los pendeant, propina unum ter die cum duabus aquae<text:line-break/>drachmis, ac semel nocte unum pastillum. At multoties<text:line-break/>et praesertim continue vomitu vexatis , nonnunquam quo-<text:line-break/>que naribus infundito, si nequeant deglutire jam <text:span text:style-name="Default_20_Paragraph_20_Font"><text:span text:style-name="T1">s</text:span></text:span>opore<text:line-break/>gravatis ac alioquin gravi symptomate implicitis ; qui vero<text:line-break/>cum pustulis in morsu nigrescunt, et alias carnes diffiuen-<text:line-break/>tes habent praecipue, ceu malignis ulceribus obsessos eos<text:line-break/>curato. <text:span text:style-name="Default_20_Paragraph_20_Font"><text:span text:style-name="T1">Antidotum ad convulsa , rupta, sanguinem ex-</text:span></text:span></text:p>
      <text:p text:style-name="P3"><text:span text:style-name="Default_20_Paragraph_20_Font"><text:span text:style-name="T1">p</text:span></text:span> .l<text:span text:style-name="Default_20_Paragraph_20_Font"><text:span text:style-name="T1">entes, lienosos, hepaticos, ilioscs circa vesicam, stoma-<text:line-break/>chicos, coeliacos, statulentos , ictericos. Ad omnes conve-<text:line-break/>nit dare magnitudinem olivae cum mulsa. </text:span></text:span>♃ Cinnamomi,<text:line-break/>colli, an. Ʒ vj , nardi Syriacae Ʒ xx, croci, myrrhae,<text:line-break/>malobathri, an. Ʒ viij, cassiae Ʒ xij , piperis albi Ʒi x,<text:line-break/>thuris Ʒ iv, junci rotundi Ʒ xvj, nardi myricae Ʒ xij, ter-<text:line-break/>rae Lemniae Ʒ xx , mei, fascinos, singulorum viij, semi-<text:line-break/>nis apii Ʒ iv, strobilorum Ʒ xij, erysimi Ʒ vj , seminis<text:line-break/>cucumeris frixi Ʒ vj, terebinthinae Ʒ iij, petroselini Ʒ iv,<text:line-break/>amomi Ʒ iij, scordii, polii, opobalsami, gentianae, cumi-<text:line-break/>ni Aethiopici, singulorum Ʒ v, seminis rutae silvaticae<text:line-break/>drach. iij, anisi, tragacanthi, singulorum Ʒ viij, phu,<text:line-break/>stoechados, cneori, singulorum Ʒ ij , Erysimum per lin-<text:line-break/>teum in aqua coctum, ut medicamentum excipiat, omni-<text:line-break/>hus in pulverem laevigatis miscetur. Deinde tragacan-<text:line-break/>thnm aqua maceratum adjicito^ Datur fabae Aegyptiae<text:line-break/>instar, cum duobus aquae cyathis. si febris abf<text:span text:style-name="Default_20_Paragraph_20_Font"><text:span text:style-name="T1">u</text:span></text:span>erit, ex<text:line-break/>mulso. <text:span text:style-name="Default_20_Paragraph_20_Font"><text:span text:style-name="T1">Antidotum Mithridatica ut Neu o crates apud Ni-</text:span></text:span></text:p>
      <text:p text:style-name="P3"><text:span text:style-name="Default_20_Paragraph_20_Font"><text:span text:style-name="T1">c</text:span></text:span>a<text:span text:style-name="Default_20_Paragraph_20_Font"><text:span text:style-name="T1">stratum , ad omnia lethalia, ferarum morsus, aegram<text:line-break/>concoctionem, instationes, stomachicos, coeliacos, hepati-<text:line-break/>cos, lienosos, ischiadicos, uephrsticos, pleuriticos, peri-<text:line-break/>pneumonicos.</text:span></text:span> ♃ Succi hypocistidis Ʒ v j , scordii Ʒ v, ca-<text:line-break/>florii Ʒ iv, petroselini Ʒ v, sescleos Ʒ j, thuris Ʒ vj,<text:line-break/>polii Ʒ ij, dauci Cretici Ʒ x., piperis alui Ʒ j, obolos iij,<text:line-break/>oblongi ℥ j, costi iv, obolos iij, cinnamomi ij, croci<text:line-break/>Ʒ v, obolos iij, cassiae nigrae Ʒ iv, nardi Ʒ viij, myrrhae<text:line-break/>Ʒ viij, junci rotundi Ʒ iv, amomi Ʒ ij , galbani Ʒ ij,<text:line-break/>terebinthinae Ʒ j, obolos iij,fucci papaveris drach. xxs<text:line-break/>melle Attico datur, quemadmodum reliqua. <text:span text:style-name="Default_20_Paragraph_20_Font"><text:span text:style-name="T1">Antidotus<text:line-break/></text:span></text:span>Ty<text:span text:style-name="Default_20_Paragraph_20_Font"><text:span text:style-name="T1">rannis dicta, ut Nilus Antipatri: cissi ca x ad calculo-<text:line-break/>set et sussocatu periclitantes, expellit etiam fecundas re-<text:line-break/></text:span></text:span>t<text:span text:style-name="Default_20_Paragraph_20_Font"><text:span text:style-name="T1">entas foetusque; salutaris comitialibus, podagricis, arti-<text:line-break/>c</text:span></text:span>et<text:span text:style-name="Default_20_Paragraph_20_Font"><text:span text:style-name="T1">ariis, ischiadicis , crassas urinas educens copiosissime.<text:line-break/></text:span></text:span>fl<text:span text:style-name="Default_20_Paragraph_20_Font"><text:span text:style-name="T1">atur c</text:span></text:span>y<text:span text:style-name="Default_20_Paragraph_20_Font"><text:span text:style-name="T1">athi mensura mulsa. </text:span></text:span>E<text:span text:style-name="Default_20_Paragraph_20_Font"><text:span text:style-name="T1">tiam iis, qui lethalia asa<text:line-break/>sumpserunt: in surarum morsibus vil</text:span></text:span>l<text:span text:style-name="Default_20_Paragraph_20_Font"><text:span text:style-name="T1">o, et comitiali mor-<text:line-break/>bo, si febtis adest cum h</text:span></text:span>y<text:span text:style-name="Default_20_Paragraph_20_Font"><text:span text:style-name="T1">dromelite. </text:span></text:span>♃ Scinei Ʒ viij,</text:p>
      <text:p text:style-name="P3">myrrhae Ʒ xxviij, terrae Lemniae Ʒ iv, nardi drach. viij,<text:line-break/>junci rotundi Ʒ iv, cinnamomi Ʒ xxiv, glycyrrhizae drach.<text:line-break/>xxviij, myrrhae drach. xx, eryngii Ʒ xxiv, amomi Ʒ xij,<text:line-break/>cardamomi Ʒ viij, croci tantundem, baccarum cedri ni-<text:line-break/>grarum Ʒ xij, meliloti Ʒ xij, seminis hyacinthini Ʒ iv,<text:line-break/>piperis longi drach. iv et albi gsa lxxxxv, spondylo drach.<text:line-break/>xij, stoechados Ʒ v, pyrethri drach. vj, malvae silvestris<text:line-break/>seminis xij, albae violae feminis drach. iij, opobalsami<text:line-break/>Ʒ vj, costr viij, obolum j, ammeos xij , radicis co-<text:line-break/>tyledonis xiv, seminis dauci - xij, carp<text:span text:style-name="Default_20_Paragraph_20_Font"><text:span text:style-name="T1">o</text:span></text:span>balsami Ʒ iv,<text:line-break/>xylobalsami iv, cassiae viij, cumini Aethiopici iv,<text:line-break/>seminis ocimi drach. viij, acori viij, oenanthae Ʒ viij,<text:line-break/>seminis apii xij , sagapeni drach. viij, cappareos radicis<text:line-break/>drach. iv, gentianae xiv, radicis peridymeni viij, thn-<text:line-break/>ris Ʒ viij , styracis ℥ j , milii silvestris xxiv, radicis<text:line-break/>smyrnii drach. iv, seminis sifari drach. viij, guttae am-<text:line-break/>moniaci xvj, seseleos drach. iv, canchryos iv, quidam</text:p>
      <text:p text:style-name="P2">j, nardi lllyricae iv, anisi Ʒ iv. chamaepitys^ xv,<text:line-break/>chsmaedryos par pondus, seminis fmyrnii ℥ viij, Tingi-<text:line-break/>heris Ʒ xiv, centaurii tenuis viij, seminis staphylini,<text:line-break/>mei, singuIorum Ʒ viij, calami radicis iv, unguenti boni<text:line-break/>heminam, mellis Attici quod satis est.</text:p>
      <text:p text:style-name="P1"><text:span text:style-name="Default_20_Paragraph_20_Font"><text:span text:style-name="T1">[Ad quartana laborantes , ut Eiarpalus.] </text:span></text:span>♃ Myrrhae<text:line-break/>Ʒ iv, piperis longi vel albi ℥ ij, meconii ij, castorii<text:line-break/>obolos n], st cardamomi iv, sagapeni ij, trita cum<text:line-break/>aqua in pastillos cogantur, qui obolos ij, pendeant, qui-<text:line-break/>bus morbus circuitu remeat, cum vini cyathis duobus<text:line-break/>Adriani vel Aminaei, et aquae fontanae decoctae cyathis<text:line-break/>iv, si sehris urget, cum hydromelite; valet etiam ad reli-<text:line-break/>quas periodos. Q<text:span text:style-name="Default_20_Paragraph_20_Font"><text:span text:style-name="T1">u</text:span></text:span>oniam vero Asclepiades et Damocra-<text:line-break/>tes ad eos, qui Virulento quodam animali morsi pnnctive<text:line-break/>sunt, una cum praedictis medicamentis remedia adscripta-<text:line-break/>ruat , mihi quoque satius vitum est impraesentiarum or-<text:line-break/>dine ea apponere, ac prima sane quae ad Asclepiadem<text:line-break/>auctorem referunt ur.</text:p>
      <text:h text:style-name="P25" text:outline-level="2">Cap. XI. </text:h>
      <text:p text:style-name="P21"><text:span text:style-name="Default_20_Paragraph_20_Font"><text:span text:style-name="T1">[Quae Asclepiades in quinto Asanis tra-<text:line-break/>diderit ad</text:span></text:span> v<text:span text:style-name="Default_20_Paragraph_20_Font"><text:span text:style-name="T1">irulent</text:span></text:span>o<text:span text:style-name="Default_20_Paragraph_20_Font"><text:span text:style-name="T1">rum animalium noxas.] [Potio a ru-<text:line-break/>biofarum morsa praeservans admodum generosa</text:span></text:span>.] ♃ Lycii<text:line-break/>Indici quam optimi obolos iij, cum aqua propinato ; item<text:line-break/>herbae sacrae exiguum implicatum diebus sat multis dato.<text:line-break/>Jam et sine aqua lycium ovo stabili inditum porrigitur.</text:p>
      <text:p text:style-name="P1"><text:span text:style-name="Default_20_Paragraph_20_Font"><text:span text:style-name="T1">[Alia.] </text:span></text:span>♃ Castorii Ʒ j, rosacei albi cyathum da po-<text:line-break/>tui, secundo die etiam intermisso, immittes absinthio de-<text:line-break/>cocto sale injecto tantisper, ut quod diluitur, sit vehe-<text:line-break/>mentitus. <text:span text:style-name="Default_20_Paragraph_20_Font"><text:span text:style-name="T1">Antonini Coi.</text:span></text:span> Alysson herbam contusam cri-<text:line-break/>bratamque reponito; in usu, dato cochleare a rabioso<text:line-break/>morsis, cum aquae et hydromelitis cyathis iij, ab uno die;<text:line-break/>praestat ad xl usque, sin minus ad primos dies septem<text:line-break/>exhiberi. AIyIsus autem herba est marrubio persimilis,<text:line-break/>asperior autem et magis <text:span text:style-name="Default_20_Paragraph_20_Font"><text:span text:style-name="T1">s</text:span></text:span>pinosa est circa galbinos, fl<text:span text:style-name="Default_20_Paragraph_20_Font"><text:span text:style-name="T1">a-<text:line-break/></text:span></text:span>rem fert ad caeruleum spectantem. Haec legenda est sub<text:line-break/>aestu caniculae; siccata, contundi, cribrari, servarique</text:p>
      <text:p text:style-name="P3">debet, ne dissietur. <text:span text:style-name="Default_20_Paragraph_20_Font"><text:span text:style-name="T1">Alia celebris admodum. </text:span></text:span>♃ Tegminis<text:line-break/>cancrorum fluviatilium in sarmentis albae vitis ustorum<text:line-break/>tritorumque mystra x, radicis gentianae mystra iij, tere-<text:line-break/>binthinae mystra ij, dato morsis statim cum vini mera-<text:line-break/>cioris vetusti cyathis iij, vel paulo ampliori vel pauciori;<text:line-break/>nam pro aetate et viribus morborum metiri convenit;<text:line-break/>propinato ad triduum; qui autem post primum aut se-<text:line-break/>eundum aut etiam tertium diem medicamentum sunt as-<text:line-break/>sumpturi, in iis conandum est, ut quod semel die exhi-<text:line-break/>betur, id triplicatum duplicatumque ex medicamento ex-<text:line-break/>hibeatur; etenim vinum sufficit. Expletis autem qui<text:line-break/>restant diebus, cancrorum fluviatilium mystrum j, dabitur;<text:line-break/>gentianae mystra ij , ad alios dies iij , cum tribus vini<text:line-break/>cyathis. Quod autem dicitur ejusmodi esse Statim com-<text:line-break/>morsis datu cancrorum masseum, gentianae mystra ij , et<text:line-break/>vini meraci cyathos iij, quotidie ad dies sex. At si quis<text:line-break/>curationem procrastinaverit, [siquidem secundus dies est,<text:line-break/>duplum medicamenti capere oportet, nam Vinum abunde</text:p>
      <text:p text:style-name="P3">est; si tertius, triplum. Posthaec ter ad alios dies ca--<text:line-break/>piat, quae consuetudo est singulis diebus assumere. Me-<text:line-break/><text:span text:style-name="Default_20_Paragraph_20_Font"><text:span text:style-name="T1">i</text:span></text:span>licamentum potum, magnam securitatem conciliat, ne in<text:line-break/>hydrophobiam i e<text:span text:style-name="Default_20_Paragraph_20_Font"><text:span text:style-name="T1">. aquae metum</text:span></text:span> incidant.</text:p>
      <text:p text:style-name="P1"><text:span text:style-name="Default_20_Paragraph_20_Font"><text:span text:style-name="T1">[Cratippi</text:span></text:span> u<text:span text:style-name="Default_20_Paragraph_20_Font"><text:span text:style-name="T1">tri et celebris, et canum altoris.]</text:span></text:span> ♃ Can-<text:line-break/>erorum Ʒ xx, myrrhae Ʒ ij, croci Ʒ j st, gentianae Ʒ j,<text:line-break/>piperis albi gr. x, vini quod ad ex<text:span text:style-name="Default_20_Paragraph_20_Font"><text:span text:style-name="T1">c</text:span></text:span>ipiendum satis est. Do-<text:line-break/>sis Ʒ j, cum vini cyathis tribus temperati.</text:p>
      <text:p text:style-name="P1"><text:span text:style-name="Default_20_Paragraph_20_Font"><text:span text:style-name="T1">[Aliud, quo usus est Heras Cappadox.] </text:span></text:span>♃ Scordii<text:line-break/>Ʒ ij, piperis albi O ij st, opii ^iij, succi Cyrenaici Ʒi<text:line-break/>iij si, canchryos Ʒ iv, gentianae, seminis rutae siIvaticae,<text:line-break/>minii Lemnii, fingulorum Ʒ v, myrrhae drach. vij, <text:span text:style-name="Default_20_Paragraph_20_Font"><text:span text:style-name="T7">ορο</text:span></text:span><text:span text:style-name="Default_20_Paragraph_20_Font"><text:span text:style-name="T8">-<text:line-break/></text:span></text:span>haIsami drach. viij. Praepara haec vino, et excipe melle<text:line-break/>cocto; postea opobalsam<text:span text:style-name="Default_20_Paragraph_20_Font"><text:span text:style-name="T1">u</text:span></text:span>m adjicito; dato vaIentioribua<text:line-break/>fabae Aegyptiae duplum, et aquae calidae cyathos iij.</text:p>
      <text:p text:style-name="P1"><text:span text:style-name="Default_20_Paragraph_20_Font"><text:span text:style-name="T1">[Aliud -delii Calli, ut Belch</text:span></text:span>i<text:span text:style-name="Default_20_Paragraph_20_Font"><text:span text:style-name="T1">on</text:span></text:span>t<text:span text:style-name="Default_20_Paragraph_20_Font"><text:span text:style-name="T1">us a</text:span></text:span>i<text:span text:style-name="Default_20_Paragraph_20_Font"><text:span text:style-name="T1">ebat , a Caesare</text:span></text:span></text:p>
      <text:p text:style-name="P3"><text:span text:style-name="Default_20_Paragraph_20_Font"><text:span text:style-name="T1">acceptum.] </text:span></text:span>♃ Polli, s<text:span text:style-name="Default_20_Paragraph_20_Font"><text:span text:style-name="T1">u</text:span></text:span>cci Cyrenaici , utriusque Ʒ iij II.<text:line-break/>canchryos , rutae silvestris seminis, singulorum Ʒ iv, gen-<text:line-break/>tianae, minii Lemnii, singulorum Ʒ v, myrrhae Ʒ vj veI<text:line-break/>vij, opobalsami Ʒ viii , scordii, piperis, singulorum Ʒ xii,<text:line-break/>melle excipito.</text:p>
      <text:p text:style-name="P1"><text:span text:style-name="Default_20_Paragraph_20_Font"><text:span text:style-name="T1">[Antidotus</text:span></text:span> .l<text:span text:style-name="Default_20_Paragraph_20_Font"><text:span text:style-name="T1">enonis Laodicaei ad rabiosorum motsus,<text:line-break/>est etiam bona theriaca.] </text:span></text:span>♃ Seminis petroselini, ammeos,<text:line-break/>anisi, ferpilli, bryoniae radicis, feminis foeniculi, ervi<text:line-break/>farinae, aristolochiae longae, seminis trifolii, opopanacis,<text:line-break/>fibrarum cardamomi sine medulla, singulorum Ʒ iv, opo-<text:line-break/>panax vino solutus in promptu habeatur; arida contusa,<text:line-break/>et tenui cribro increta, consperguntur, et opopanaci mi-<text:line-break/>scentur, inde pastilli finguntur, siccanturque in umbra.<text:line-break/>Dato morsis a rabioso Ʒ j, cum ternis vini meraci cya-<text:line-break/>this ad triduum; iis autem qui jam detinentur, cum aqua<text:line-break/>frigida propinatur. Medicamentum ad Dionysium Mite-<text:line-break/>sium refert n r<text:span text:style-name="Default_20_Paragraph_20_Font"><text:span text:style-name="T1">e</text:span></text:span></text:p>
      <text:p text:style-name="P1"><text:span text:style-name="Default_20_Paragraph_20_Font"><text:span text:style-name="T1">[Claudii Apollon</text:span></text:span>i<text:span text:style-name="Default_20_Paragraph_20_Font"><text:span text:style-name="T1">i medicamentum ad rabiosorum mor-</text:span></text:span></text:p>
      <text:p text:style-name="P3"><text:span text:style-name="Default_20_Paragraph_20_Font"><text:span text:style-name="T1">sus</text:span></text:span> i<text:span text:style-name="Default_20_Paragraph_20_Font"><text:span text:style-name="T1">doneum , est etiam theriaca.] </text:span></text:span>♃ Seminum trifolii,<text:line-break/>radicis foeniculi utriusque Ʒ vj, soliorum sicc<text:span text:style-name="Default_20_Paragraph_20_Font"><text:span text:style-name="T1">o</text:span></text:span>rum scillae,<text:line-break/>aristolochiae longae, singulorum Ʒ v, scinei, ramorum<text:line-break/>serpillise an. Ʒ iv, cardamomi purgati, gIychyrrhixae , sin-<text:line-break/>gulosum Ʒ iij, ammeos, radicis rutae, singulorum Ʒ ij,<text:line-break/>opopanacis, succi Cyrenaici, singulorum Ʒj, vini Falerni<text:line-break/>sextarios iij, cancrorum marinorum crematorum lib. iij.<text:line-break/>In vino madescere sinito, ac ubi combiberint, trita diti-<text:line-break/>genter in procinctu habeto, arida vero tunsa et tenui<text:line-break/>cribro increta, mixtaque cancris, in pastillos redigito:<text:line-break/>ac tres obolos cum vini meraci sesquicyatho ad dies tres<text:line-break/>propinabis. Atque de his tantum. p Pono connectendae<text:line-break/>iis sunt confectiones quae extrinsecus imponuntur.</text:p>
      <text:p text:style-name="P1"><text:span text:style-name="Default_20_Paragraph_20_Font"><text:span text:style-name="T1">[.l</text:span></text:span>H<text:span text:style-name="Default_20_Paragraph_20_Font"><text:span text:style-name="T1">enippi ad rabiosorum morsus, quo usus est Pelops.]<text:line-break/></text:span></text:span>♃ Picis Br<text:span text:style-name="Default_20_Paragraph_20_Font"><text:span text:style-name="T1">u</text:span></text:span>tiae lib. i, opopanacis ℥ quatuor, aceti sexta-<text:line-break/>rinm i, opopanacem etiam diluito in aceti cyathos qua-<text:line-break/>tuor, quod restat liquidum, cum pice incoquito, et ubi<text:line-break/>c<text:span text:style-name="Default_20_Paragraph_20_Font"><text:span text:style-name="T1">o</text:span></text:span>nsumpta <text:span text:style-name="Default_20_Paragraph_20_Font"><text:span text:style-name="T1">suerint , </text:span></text:span>opopanacem addito, cura adhibita ne</text:p>
      <text:p text:style-name="P3">effervescat; quum bene habuerit, emplastri modo splenia<text:line-break/>bonae magnitudinis singito, ac morsui imponito; oportet<text:line-break/>autem ulcus ad xl, dies apertum fervere.</text:p>
      <text:p text:style-name="P1">[sss<text:span text:style-name="Default_20_Paragraph_20_Font"><text:span text:style-name="T1">enelai ad rabiosorum morsus remedium efe</text:span></text:span>i<text:span text:style-name="Default_20_Paragraph_20_Font"><text:span text:style-name="T1">cax.<text:line-break/></text:span></text:span>I<text:span text:style-name="Default_20_Paragraph_20_Font"><text:span text:style-name="T1">tem ad aegilopas, et omnis serpentis ictum.]</text:span></text:span> ♃ Nitri<text:line-break/>rubri ij, faecis vini ustae vij, guttae ammoniaci<text:line-break/>drach. vij , sevi caprilli ℔ j, olei ℔ j si, cerae ℔ih<text:line-break/>aquae sextarium j, ammoniacum cum aqua terito, ut<text:line-break/>strigmenti habeat crassitudinem; quod restat aquae cum<text:line-break/>nitro, et faece incoquito. Ubi constiterint, ea quae liquari<text:line-break/>possunt indito; postquam dissolveris, ab igne subIatis,<text:line-break/>ammoniacum injicito, ac in mortarium defusa, emollita-<text:line-break/>que diligenter, excipiens in usum ducito. <text:span text:style-name="Default_20_Paragraph_20_Font"><text:span text:style-name="T1">Album Da-<text:line-break/>phulli</text:span></text:span> v<text:span text:style-name="Default_20_Paragraph_20_Font"><text:span text:style-name="T1">el Herae, quod ad rabiosorum morsus extrinsecus<text:line-break/>i</text:span></text:span>m<text:span text:style-name="Default_20_Paragraph_20_Font"><text:span text:style-name="T1">ponitur; datur etiam catapotium ex eo nucis avellanae<text:line-break/></text:span></text:span>m<text:span text:style-name="Default_20_Paragraph_20_Font"><text:span text:style-name="T1">agnitudine, et deglutitur ad dies xl. praesertim ab his,<text:line-break/>qu</text:span></text:span>i <text:span text:style-name="Default_20_Paragraph_20_Font"><text:span text:style-name="T1">malo</text:span></text:span> j<text:span text:style-name="Default_20_Paragraph_20_Font"><text:span text:style-name="T1">am dicti sunt ; liberat enim a periculo.</text:span></text:span> f<text:span text:style-name="Default_20_Paragraph_20_Font"><text:span text:style-name="T1">mpo-<text:line-break/></text:span></text:span>ast<text:span text:style-name="Default_20_Paragraph_20_Font"><text:span text:style-name="T1">ur autem vulneri, et die interposito solvitur, ac pro-</text:span></text:span></text:p>
      <text:p text:style-name="P3"><text:span text:style-name="Default_20_Paragraph_20_Font"><text:span text:style-name="T1">pterea diei intervallo solvendum est, ac nigrities ab ul-<text:line-break/>cere per spongiam detergenda , idque fe</text:span></text:span>r<text:span text:style-name="Default_20_Paragraph_20_Font"><text:span text:style-name="T1">iendum est, usque<text:line-break/>dum medicamentum album permaneat; sic autem habet.<text:line-break/></text:span></text:span>♃ Cerae Ponticae ℔ ij, spumae lithargyri, cerusae, sin-<text:line-break/>gulosum ℔ i, olei veteris sextarium j, myrrhae, medul-<text:line-break/>lae cervinae, utriusque Ʒ ij, thuris masculi Ʒ i. I.itbar-<text:line-break/>gyrum oleo coquitur, et quum mutatum fuerit, cerosa<text:line-break/>inspergitur, ac cera injicitur. Ubi tam spissum evaserit,<text:line-break/>ut manus non inquinet, ab igne sublato, medulIa injici-<text:line-break/>tur, myrrha et thus, emolliens utitor. I<text:span text:style-name="Default_20_Paragraph_20_Font"><text:span text:style-name="T1">n aliis scripturis<text:line-break/>sic habet.</text:span></text:span> ♃ Cerae ℔ ij, cerusae, lithargyri , singulorum<text:line-break/>lib.j, olei veteris sextarium j, myrrhae, thuris, medul-<text:line-break/>lae cervinae an. drach. j , olei veteris heminam j.</text:p>
      <text:p text:style-name="P10">[.I<text:span text:style-name="Default_20_Paragraph_20_Font"><text:span text:style-name="T1">n aliis ad hunc modum.] </text:span></text:span>♃ Cerae Ponticae lib. j,<text:line-break/>cerusae, lithargyri, singulorum drach. iij, thuris, myr-<text:line-break/>rhae, medullae cervinae, singulorum ℥ si unam, olei<text:line-break/>veteris drach. quatuor.<text:tab/>,</text:p>
      <text:p text:style-name="P1"><text:span text:style-name="Default_20_Paragraph_20_Font"><text:span text:style-name="T1">[Basilice, ad rabiosorum morsus medicamentum ac-</text:span></text:span></text:p>
      <text:p text:style-name="P2"><text:span text:style-name="Default_20_Paragraph_20_Font"><text:span text:style-name="T1">commodatum, quod ab equae metu asserit t hoc Augusta<text:line-break/>semper habebat compositum.] </text:span></text:span>♃ Salis ammoniaci, succi<text:line-break/>Cyrenaici, an. O it, si Cyrenaicus desideret<text:span text:style-name="Default_20_Paragraph_20_Font"><text:span text:style-name="T1">u</text:span></text:span>r, Syriaci du-<text:line-break/>pIum , coaguli leporis Ʒ iv, ireos Hlyricae, castorii Pon-<text:line-break/>lici, utriusque Ʒ v, ficuum silvestrium succi coacti aridi<text:line-break/>tantundem; si desit, humoris duplum, adipis Hyaenae Ʒ<text:line-break/>viij, resinae terebinthinae Ʒ ix, canis nigrae, Hyaenae,<text:line-break/>utriusque Ʒ xj, cerae Ponticae Ʒ xxxvj, olei veteris cya-<text:line-break/>thus i;, aceti sciIIitici cyathos iij, arida cum aceto terun-<text:line-break/>tnr; quae liquefieri possunt, liquantur. Deinde centri-<text:line-break/>tis immittuntur; et in usu redditur idoneum medica-<text:line-break/>mentum.</text:p>
      <text:h text:style-name="Heading_20_2" text:outline-level="2">Cap. XII. </text:h>
      <text:p text:style-name="P22">R<text:span text:style-name="Default_20_Paragraph_20_Font"><text:span text:style-name="T1">emedia ad scorpi</text:span></text:span>o<text:span text:style-name="Default_20_Paragraph_20_Font"><text:span text:style-name="T1">nes sumenda et admo-<text:line-break/></text:span></text:span>n<text:span text:style-name="Default_20_Paragraph_20_Font"><text:span text:style-name="T1">enda.] [Ad scorpionum ictus utendum est subscriptis con-<text:line-break/>sectionibus. </text:span></text:span>D<text:span text:style-name="Default_20_Paragraph_20_Font"><text:span text:style-name="T1">iophantus etiam ad scorpionum ictus et<text:line-break/>phalangiorun</text:span></text:span>T <text:span text:style-name="Default_20_Paragraph_20_Font"><text:span text:style-name="T1">morsus usus est.] </text:span></text:span>Aristolochiae Ʒ iv, piperis<text:line-break/>Ʒ issi opii D l, pyrethri Ʒ iv, finguntur pastilli fabae</text:p>
      <text:p text:style-name="P3">Aegyptiae magnitudine, danturque duo deglutiendi, et vini<text:line-break/>meraci cyathi ij.</text:p>
      <text:p text:style-name="P1"><text:span text:style-name="Default_20_Paragraph_20_Font"><text:span text:style-name="T1">[Aliud ad scorpiones, et venenosa animalia</text:span></text:span>.] ♃ Ari-<text:line-break/>stolocbiae, gingiberis, utriusque Ʒ viij, calaminthae fru-<text:line-break/>otus, rutae silvestris, singulorum tres obolos, piperis obo-<text:line-break/>Ios ij , conspergito testudinis sanguine et in pastillos trium<text:line-break/>obolorum cogito, datoque cum vino meraco.</text:p>
      <text:p text:style-name="P1"><text:span text:style-name="Default_20_Paragraph_20_Font"><text:span text:style-name="T1">[Aliud.</text:span></text:span>] ♃ Cumini Aethiopici, sulphuris vivi, piperis<text:line-break/>albi, singulorum Ʒ ij, castorii, laseris, trifolii, an. Ʒ j,<text:line-break/>vino formantur, et ex vino meraco offeruntur.</text:p>
      <text:p text:style-name="P1"><text:span text:style-name="Default_20_Paragraph_20_Font"><text:span text:style-name="T1">[Ad eos qui periculose icti sunt a scorpionibus, aut<text:line-break/>phalangiis, aut quolibet serpente.] </text:span></text:span>♃ Rutae silvestris fru-<text:line-break/>otus, faminis erucae, pyrethri, styracis, <text:span text:style-name="Default_20_Paragraph_20_Font"><text:span text:style-name="T1">s</text:span></text:span>ulphuris vivi,<text:line-break/>sing<text:span text:style-name="Default_20_Paragraph_20_Font"><text:span text:style-name="T1">u</text:span></text:span>Iorum Ʒ vj, castorii Ʒ ij, sanguine testudinis fingito,<text:line-break/>ac ternos obolos ex vino meraco, aut aceti semi -hemina<text:line-break/>exhibeto.</text:p>
      <text:p text:style-name="P1"><text:span text:style-name="Default_20_Paragraph_20_Font"><text:span text:style-name="T1">[Medicamentum anodynum ad</text:span></text:span> s<text:span text:style-name="Default_20_Paragraph_20_Font"><text:span text:style-name="T1">corpionum, phalangi</text:span></text:span>o-<text:line-break/><text:span text:style-name="Default_20_Paragraph_20_Font"><text:span text:style-name="T1">rum, omnisque serpentis ictus essicax; benefecit etiam</text:span></text:span></text:p>
      <text:p text:style-name="P3"><text:span text:style-name="Default_20_Paragraph_20_Font"><text:span text:style-name="T1">aegre parturientibus; inscribitur autem Call</text:span></text:span>l<text:span text:style-name="Default_20_Paragraph_20_Font"><text:span text:style-name="T1">ste i. e. optimum.]<text:line-break/></text:span></text:span>li. Myrrhae, castorii, styracis, an. Ʒ unam, opii Ʒ ij.<text:line-break/>galbani Ʒ iij , feminis apii acetabulum, anisi tantundem,<text:line-break/>piperis g.xxx, forma ex vino datoque Ʒ j, ex vini he-<text:line-break/>mina j, medicamentum est praestantissimum.</text:p>
      <text:p text:style-name="P1"><text:span text:style-name="Default_20_Paragraph_20_Font"><text:span text:style-name="T1">[Abascanti medicinam su</text:span></text:span>r<text:span text:style-name="Default_20_Paragraph_20_Font"><text:span text:style-name="T1">ientis Lugduni.] </text:span></text:span>♃ Piperis<text:line-break/>albi g.xx, castorii, <text:span text:style-name="Default_20_Paragraph_20_Font"><text:span text:style-name="T1">o</text:span></text:span>pii, croci, myrrhae, ireos myricae,<text:line-break/>staphidos silvestris, cbamaedryos , radicis bryoniae, pyre-<text:line-break/>sari , singulorum par pondus, vino formantur, Ʒ j, ex<text:line-break/>eis datur, cum tribus vini meraci cyathis. <text:span text:style-name="Default_20_Paragraph_20_Font"><text:span text:style-name="T1">Antidotum ad<text:line-break/>scorpiones et minime fallax, nobis datum cum sedulitate<text:line-break/>a quodam in</text:span></text:span> L<text:span text:style-name="Default_20_Paragraph_20_Font"><text:span text:style-name="T1">ib</text:span></text:span>y<text:span text:style-name="Default_20_Paragraph_20_Font"><text:span text:style-name="T1">a degente ; qui hoc utens omni peri-<text:line-break/></text:span></text:span>c<text:span text:style-name="Default_20_Paragraph_20_Font"><text:span text:style-name="T1">ulo a scorpionum ictibus lassos liberabat. At ad prae-<text:line-break/>cautionem bonum est; bibitur autem ab iis, qui nondum<text:line-break/>icti sunt ad saturorum securitatem.</text:span></text:span> ♃ Sulphuris ignem<text:line-break/>non experti, fuIphuris fossilis, utriusque lib. ij, piperis<text:line-break/>albi Ʒ iv, opopanacis, fabinae, thuris masculi, singulo-<text:line-break/>rum Ʒ iij, aristolochiae rotundae, peucedani, myrrhae,</text:p>
      <text:p text:style-name="P3">centaurii, serpilli, chamaedryos, clIamaepityos, scorpiacae<text:line-break/>herbae, anagallidis, bituminis, singulorum Ʒ ij. Scriptum<text:line-break/>autem est in libro etiam Romane, herbanicati <text:span text:style-name="Default_20_Paragraph_20_Font"><text:span text:style-name="T1">o</text:span></text:span>estri Ʒ ij,<text:line-break/>hoc est, hetonicae, medullae cervinae, carnis crocodili<text:line-break/>terrestris vel scinei dicti, singulorum Ʒ j, unumquodque<text:line-break/>praedictorum contunditur et tenuissimo cribro incernitur,<text:line-break/>deinde una miscet<text:span text:style-name="Default_20_Paragraph_20_Font"><text:span text:style-name="T1">u</text:span></text:span>r et ne diflletur, reservatur. Quum<text:line-break/>usus exigit, dato affectis cochleare et vini meraci cya-<text:line-break/>thos ij. Praecautionis autem gratia ad annum bibant, ut<text:line-break/>qui afficientur, tuto transeant. Oportet autem initio bi-<text:line-break/>bentes hoc medicamentum ad praeservationem illo die<text:line-break/>neque lavare, neque venerem exercere.</text:p>
      <text:p text:style-name="P1"><text:span text:style-name="Default_20_Paragraph_20_Font"><text:span text:style-name="T1">[.^oili medicamentum, quo usus est</text:span></text:span> E<text:span text:style-name="Default_20_Paragraph_20_Font"><text:span text:style-name="T1">paphroditus<text:line-break/>Carthaginensts, levat protinus dolorem; est etiam ad prae-<text:line-break/>cautionem accommodatum ad annum epotum.] </text:span></text:span>♃ Sul-<text:line-break/>phuris vivi lib. i v, thuris lib. j, sabinae, stoechados, ari-<text:line-break/>stolochiae, an. ℥ vj, myrrhae Ʒ v, medullae cervinae,<text:line-break/>opopanacis, singulorum Ʒ iv, dictamni Cretici Ʒ iij, bi-</text:p>
      <text:p text:style-name="P3">luminis, serpilli, scordii , rheu, trifolii, centaurii, cha-<text:line-break/>maedrvos, piperis albi, abrotoni, oestri, polii, coaguli<text:line-break/>hoedini, anagallidis, singulorum Ʒ ij, crocodili terrestris<text:line-break/>Ʒ x. Praeparato quemadmodum dictum est, affectis co-<text:line-break/>chleare et vini meraci cyathum propinato : benefacit etiam<text:line-break/>ad praeservationem semel anno exhibitum.</text:p>
      <text:p text:style-name="P1">[E<text:span text:style-name="Default_20_Paragraph_20_Font"><text:span text:style-name="T1">pithema ad scorpi</text:span></text:span>o<text:span text:style-name="Default_20_Paragraph_20_Font"><text:span text:style-name="T1">num ictus.] </text:span></text:span>Lauri folia cum t<text:line-break/>vino cocta tritaque imponito ; vel liliorum radices tritas<text:line-break/>cum aceto impone.</text:p>
      <text:p text:style-name="P1"><text:span text:style-name="Default_20_Paragraph_20_Font"><text:span text:style-name="T1">[Aliud.] </text:span></text:span>Aristolochiae in vino coctae et rutae fur-<text:line-break/>colorum, nitrique aequalem portionem tritam ex vino<text:line-break/>imp<text:span text:style-name="Default_20_Paragraph_20_Font"><text:span text:style-name="T1">o</text:span></text:span>ne.</text:p>
      <text:p text:style-name="P1"><text:span text:style-name="Default_20_Paragraph_20_Font"><text:span text:style-name="T1">[Aliud.] </text:span></text:span>♃ Cancrorum fluviatilium , canchryos , sta-<text:line-break/>phidos silvestris, rutae, par modus, cum vino admove.</text:p>
      <text:p text:style-name="P1"><text:span text:style-name="Default_20_Paragraph_20_Font"><text:span text:style-name="T1">[Aliud.] </text:span></text:span>♃Chamaemeli, nigellae, nitri rubri, paria<text:line-break/>pondera, detrita ex aceto impone.</text:p>
      <text:p text:style-name="P1"><text:span text:style-name="Default_20_Paragraph_20_Font"><text:span text:style-name="T1">[Arabas</text:span></text:span> T<text:span text:style-name="Default_20_Paragraph_20_Font"><text:span text:style-name="T1">hebani medicamentum ad scorpionis ictus<text:line-break/>admo</text:span></text:span>n<text:span text:style-name="Default_20_Paragraph_20_Font"><text:span text:style-name="T1">endum.</text:span></text:span>] II Galbani, resinae terebinthinae , utriusque</text:p>
      <text:p text:style-name="P3">Ʒ ij, staphidos silvestris, pyrethri, sulphuris vivi an. Ʒ j,<text:line-break/>myrrhae, piperis, utriusque Ʒ j si, picis liquidae, quod<text:line-break/>satis est.</text:p>
      <text:h text:style-name="Heading_20_2" text:outline-level="2">Cap. XIII. </text:h>
      <text:p text:style-name="P22"><text:span text:style-name="Default_20_Paragraph_20_Font"><text:span text:style-name="T1">[Diversa ad phalangiorum morsus re-<text:line-break/>media.] [Ad phalangiorum morsus Charitonis circulatori</text:span></text:span>a<text:line-break/><text:span text:style-name="Default_20_Paragraph_20_Font"><text:span text:style-name="T1">antidotus.] </text:span></text:span>♃ Fructus spondylii, caIaminthae par pondus,<text:line-break/>trita simul drachmae unius p<text:span text:style-name="Default_20_Paragraph_20_Font"><text:span text:style-name="T1">o</text:span></text:span>ndere, cum duobus vini<text:line-break/>cyathis, saepe in die propinato. Hoc Chariton utens,<text:line-break/>comitia circumibat, cupiens commorsis auxiliari.</text:p>
      <text:p text:style-name="P1"><text:span text:style-name="Default_20_Paragraph_20_Font"><text:span text:style-name="T1">[.Aliud Simmiae Med</text:span></text:span>L] ♃ Succi Cyrenaici , seminum<text:line-break/>dauci Cretici, mentae siccae, nardi Indicae, cujusque par<text:line-break/>pond<text:span text:style-name="Default_20_Paragraph_20_Font"><text:span text:style-name="T1">u</text:span></text:span>s, forma antidotum ex aceto, deque Ʒ j, cum iv,<text:line-break/>aceti cyathis; at quP biberit eum in aquam calidam demitte.</text:p>
      <text:p text:style-name="P1"><text:span text:style-name="Default_20_Paragraph_20_Font"><text:span text:style-name="T1">[Andreae ad phalangiorum morsus.] </text:span></text:span>♃ Staphidos<text:line-break/>silvestris, pyrethri, myrrhae, opii, bryoniae, gaIbani,<text:line-break/>singulorum par pondus. Forma antidotum ex vino odoro,<text:line-break/>et <text:span text:style-name="Default_20_Paragraph_20_Font"><text:span text:style-name="T1">i</text:span></text:span>i L cum passi hemina una exhibe.</text:p>
      <text:p text:style-name="P2"><text:span text:style-name="Default_20_Paragraph_20_Font"><text:span text:style-name="T1">[Aliud valde generosum.] </text:span></text:span>♃ Canchryos, seminum t<text:line-break/>r<text:span text:style-name="Default_20_Paragraph_20_Font"><text:span text:style-name="T1">u</text:span></text:span>tae silvaticae, piperis albi, staphid<text:span text:style-name="Default_20_Paragraph_20_Font"><text:span text:style-name="T1">o</text:span></text:span>s siIvestris, myrrhae,<text:line-break/>singulorum Ʒ j, radicis cyperi Ʒ ij, formantur ex vini<text:line-break/>odorati cyathis iv et mellis cyatho j.</text:p>
      <text:p text:style-name="P1"><text:span text:style-name="Default_20_Paragraph_20_Font"><text:span text:style-name="T1">[Ad phalangia, scorpiones, et omnis serpentis ictus,<text:line-break/>ut usus est Diophantus.</text:span></text:span>] ♃ Castorii, piperis albi, myrrhae,<text:line-break/>succi papaveris, singulorum aequale pondus; vino disso-<text:line-break/>luta, in pastillos cogito, ac iij obolos cum tribus vini<text:line-break/>meraci cyathis propinato, ut Diophantus.</text:p>
      <text:p text:style-name="P1"><text:span text:style-name="Default_20_Paragraph_20_Font"><text:span text:style-name="T1">[Aliud</text:span></text:span>.] l<text:span text:style-name="Default_20_Paragraph_20_Font"><text:span text:style-name="T1">i</text:span></text:span> Corticis mandragorae radicis, piperis albi,<text:line-break/>castorii, <text:span text:style-name="Default_20_Paragraph_20_Font"><text:span text:style-name="T1">s</text:span></text:span>ucci papaveris, singulorum pares portiones.<text:line-break/>Praeparato , exhibetoque quemadm<text:span text:style-name="Default_20_Paragraph_20_Font"><text:span text:style-name="T1">o</text:span></text:span>dum praedictum est.<text:line-break/><text:span text:style-name="Default_20_Paragraph_20_Font"><text:span text:style-name="T1">Al</text:span></text:span>i<text:span text:style-name="Default_20_Paragraph_20_Font"><text:span text:style-name="T1">ud ex commentarii</text:span></text:span>s <text:span text:style-name="Default_20_Paragraph_20_Font"><text:span text:style-name="T1">Apollodori, quod etiam</text:span></text:span> T<text:span text:style-name="Default_20_Paragraph_20_Font"><text:span text:style-name="T1">aren-<text:line-break/>tinus in opere ad Ast</text:span></text:span>y<text:span text:style-name="Default_20_Paragraph_20_Font"><text:span text:style-name="T1">damantem inscribit ad omnis ferae<text:line-break/>ictum et vehementissimos dolores, uterique strangulatus.<text:line-break/></text:span></text:span>♃ Succi cicutae, hyoscyami, utriusque Ʒ iv, castorii, pi-<text:line-break/>peris albi, costi, myrrhae, opii, an. Ʒ j. Haec laevi-<text:line-break/>gata ex duobus passi cyathis, terito in sole, donec c<text:span text:style-name="Default_20_Paragraph_20_Font"><text:span text:style-name="T1">o</text:span></text:span>ie-</text:p>
      <text:p text:style-name="P3">rint, ac effingito pastillos ad fabae Graecae magnitudi-<text:line-break/>nem ; dato cum vini cyathis ij.</text:p>
      <text:p text:style-name="P1"><text:span text:style-name="Default_20_Paragraph_20_Font"><text:span text:style-name="T1">[Aliud Heraclidis Parentini ad phalangia et</text:span></text:span> o<text:span text:style-name="Default_20_Paragraph_20_Font"><text:span text:style-name="T1">mnis<text:line-break/></text:span></text:span>u<text:span text:style-name="Default_20_Paragraph_20_Font"><text:span text:style-name="T1">irulenti serpentis ic</text:span></text:span>t<text:span text:style-name="Default_20_Paragraph_20_Font"><text:span text:style-name="T1">us ; idem potum auxiliatur</text:span></text:span>.] ♃ Can-<text:line-break/>chryos, <text:span text:style-name="Default_20_Paragraph_20_Font"><text:span text:style-name="T1">s</text:span></text:span>eminum r<text:span text:style-name="Default_20_Paragraph_20_Font"><text:span text:style-name="T1">u</text:span></text:span>tae silvestris, piperis albi, myrrhae,<text:line-break/>cocci Gnidii, costi, pyrethri, staphidis silvestris, singulo-<text:line-break/>rum aequale pondus, cyperi duplum, aceto dissoluta mel-<text:line-break/>Inque excepta imponito.</text:p>
      <text:p text:style-name="P1"><text:span text:style-name="Default_20_Paragraph_20_Font"><text:span text:style-name="T1">[Aliud ad phalangia et omnis</text:span></text:span> v<text:span text:style-name="Default_20_Paragraph_20_Font"><text:span text:style-name="T1">enenosi serpentis ictum.]<text:line-break/></text:span></text:span>♃ Herbae staphidos agriae, pyrethri, myrrhae, <text:span text:style-name="Default_20_Paragraph_20_Font"><text:span text:style-name="T1">su</text:span></text:span>cci Li-<text:line-break/>byci, sing<text:span text:style-name="Default_20_Paragraph_20_Font"><text:span text:style-name="T1">u</text:span></text:span>lor<text:span text:style-name="Default_20_Paragraph_20_Font"><text:span text:style-name="T1">u</text:span></text:span>m Ʒ iv, radicis bryoniae, galbani, par<text:line-break/>pondus; aceto dissoluta et melle excepta admove. ldem<text:line-break/>etiam potum valde auxiliatur. E<text:span text:style-name="Default_20_Paragraph_20_Font"><text:span text:style-name="T1">pithema ad phalangi</text:span></text:span>o-<text:line-break/><text:span text:style-name="Default_20_Paragraph_20_Font"><text:span text:style-name="T1">rum ictus et omnis serpentis: idem quoque in potu auxi—<text:line-break/>fiatur. Hoc Simmias circulator usus est. </text:span></text:span>♃ Sulphuris<text:line-break/>vivi, galbani, utriusque Ʒ iv, <text:span text:style-name="Default_20_Paragraph_20_Font"><text:span text:style-name="T1">s</text:span></text:span>ucci Libyci , nucum avet-<text:line-break/>lanarum purgatarum , singulorum Ʒ ij , vino dissoluta et<text:line-break/>melle excepta imponuntur.</text:p>
      <text:p text:style-name="P2"><text:span text:style-name="Default_20_Paragraph_20_Font"><text:span text:style-name="T1">[Aliud.] </text:span></text:span>♃ Seminum rutae silvestris, staphidis filve-<text:line-break/>Uris, feminum erucae, canchryos , feminis Viticis, galbu-<text:line-break/>Iurum cupressi, singulorum acetabulum j, vino <text:span text:style-name="Default_20_Paragraph_20_Font"><text:span text:style-name="T1">s</text:span></text:span>oluta et<text:line-break/>meste excepta applicato. Idem q<text:span text:style-name="Default_20_Paragraph_20_Font"><text:span text:style-name="T1">u</text:span></text:span>oque in potu proficit.</text:p>
      <text:p text:style-name="P1">Cap. XIV. [R<text:span text:style-name="Default_20_Paragraph_20_Font"><text:span text:style-name="T1">emedia ad viperas, in quibus Antic-<text:line-break/>chi theriaca c</text:span></text:span>o<text:span text:style-name="Default_20_Paragraph_20_Font"><text:span text:style-name="T1">ntinetur, quam</text:span></text:span> P<text:span text:style-name="Default_20_Paragraph_20_Font"><text:span text:style-name="T1">linius in scribas aedis<text:line-break/>Aeseulapii descriptam suesse tradit.] </text:span></text:span>( Et haec quidem<text:line-break/>hactenus. At in viperarum morsibus, iis quae fubfcribun-<text:line-break/>tar confectionibus, utendum est.</text:p>
      <text:p text:style-name="P1"><text:span text:style-name="Default_20_Paragraph_20_Font"><text:span text:style-name="T1">[Ad oiperarum mo</text:span></text:span>r<text:span text:style-name="Default_20_Paragraph_20_Font"><text:span text:style-name="T1">sus Dorothei Heli</text:span></text:span>-] Dicit itaque<text:line-break/>hunc in modum; potionibus quidem u<text:span text:style-name="Default_20_Paragraph_20_Font"><text:span text:style-name="T1">s</text:span></text:span>us <text:span text:style-name="Default_20_Paragraph_20_Font"><text:span text:style-name="T1">s</text:span></text:span>um simplicibus<text:line-break/>et aceto; acetum namque ad dimidiam heminam calefa-<text:line-break/>ctum potumque prodest. ♃ corticis aristolochiae Ʒ ij, in<text:line-break/>Vino aut aceto heminam dimidiam. Item ♃ trifolii semi-<text:line-break/>nis obolos iij, in dimidio vini cyatho, panacis chironii<text:line-break/>5 ij, in aceto, coaguli hinn<text:span text:style-name="Default_20_Paragraph_20_Font"><text:span text:style-name="T1">u</text:span></text:span>li Ʒ j, ex vino sanguinis<text:line-break/>testudinis marinae exiccati Ʒ ij ex aceto.</text:p>
      <text:p text:style-name="P2">[I<text:span text:style-name="Default_20_Paragraph_20_Font"><text:span text:style-name="T1">nter composita, quod ab Apollodoro comp</text:span></text:span>o<text:span text:style-name="Default_20_Paragraph_20_Font"><text:span text:style-name="T1">situm<text:line-break/>est, et a</text:span></text:span> r<text:span text:style-name="Default_20_Paragraph_20_Font"><text:span text:style-name="T1">ostrato commendatum, ac omnibus qui ab eo<text:line-break/>acceperunt. Quod ex sanguine testudinis constat, ita<text:line-break/>habet.] </text:span></text:span>♃ Seminum cumini silvestris acetab<text:span text:style-name="Default_20_Paragraph_20_Font"><text:span text:style-name="T1">u</text:span></text:span>lum , sang<text:span text:style-name="Default_20_Paragraph_20_Font"><text:span text:style-name="T1">u</text:span></text:span>i-<text:line-break/>n is testudinis marinae aridi drach. iv, stateres ij , coaguli<text:line-break/>hinnuli; sin minus, Ieporini drach. iij, hoedini sanguinis<text:line-break/>Ʒ iv, omnia mixta, vinoque optimo excepta reponito^<text:line-break/>In usu magnitudinem olivae sumens, conterito, ex vino<text:line-break/>quam praestantissimo cyathi dimidium potui dato. Si<text:line-break/>medicamentum evomat, rur<text:span text:style-name="Default_20_Paragraph_20_Font"><text:span text:style-name="T1">s</text:span></text:span>us olivae dimidium, sicuti<text:line-break/>praedictum est, exhibeto; ac rursus si ejicit, tertio fabae<text:line-break/>Aegyptiae magnitudine porrigito , quemadmodum a me<text:line-break/>dictum est prius.</text:p>
      <text:p text:style-name="P1"><text:span text:style-name="Default_20_Paragraph_20_Font"><text:span text:style-name="T1">[Medicamentum</text:span></text:span> R<text:span text:style-name="Default_20_Paragraph_20_Font"><text:span text:style-name="T1">ustici a inpera morsi.] </text:span></text:span>♃ Trifolii,<text:line-break/>spicae, ervi infulati, <text:span text:style-name="Default_20_Paragraph_20_Font"><text:span text:style-name="T1">s</text:span></text:span>eminum rutae silvestris, aristolochiae<text:line-break/>rotundae, singulorum drach. viij<text:span text:style-name="Default_20_Paragraph_20_Font"><text:span text:style-name="T1">e</text:span></text:span> Vino <text:span text:style-name="Default_20_Paragraph_20_Font"><text:span text:style-name="T1">s</text:span></text:span>oluta in pastil-<text:line-break/>Ios redigito datoque Ʒ j , cum tribus vini cyathis , his<text:line-break/>terque die.</text:p>
      <text:p text:style-name="P2"><text:span text:style-name="Default_20_Paragraph_20_Font"><text:span text:style-name="T1">[Alia ab Eudemo</text:span></text:span> n<text:span text:style-name="Default_20_Paragraph_20_Font"><text:span text:style-name="T1">etstbus conscripta, theriaca An-<text:line-break/></text:span></text:span>t<text:span text:style-name="Default_20_Paragraph_20_Font"><text:span text:style-name="T1">iochi Philometoris, cu</text:span></text:span>j<text:span text:style-name="Default_20_Paragraph_20_Font"><text:span text:style-name="T1">us initium ita sonat.]</text:span></text:span></text:p>
      <text:p text:style-name="P6">H<text:span text:style-name="Default_20_Paragraph_20_Font"><text:span text:style-name="T1">oc cape praesidium ad serpentia, quod</text:span></text:span> P<text:span text:style-name="Default_20_Paragraph_20_Font"><text:span text:style-name="T1">hilometor<text:line-break/></text:span></text:span>E<text:span text:style-name="Default_20_Paragraph_20_Font"><text:span text:style-name="T1">su praecipuum repperit Antiochus.</text:span></text:span></text:p>
      <text:p text:style-name="Normal">His mistura c<text:span text:style-name="Default_20_Paragraph_20_Font"><text:span text:style-name="T1">o</text:span></text:span>nstat.</text:p>
      <text:p text:style-name="P6"><text:span text:style-name="Default_20_Paragraph_20_Font"><text:span text:style-name="T1">Meu drachmas binas radicis ponito , tantum<text:line-break/></text:span></text:span>G<text:span text:style-name="Default_20_Paragraph_20_Font"><text:span text:style-name="T1">ermina ferpilli ponderis accipiant,</text:span></text:span></text:p>
      <text:p text:style-name="P1"><text:span text:style-name="Default_20_Paragraph_20_Font"><text:span text:style-name="T1">Et panacis totidem drachmas liquor asserit aeque<text:line-break/></text:span></text:span>T<text:span text:style-name="Default_20_Paragraph_20_Font"><text:span text:style-name="T1">rifolii, quantum drachmula fructus habet,<text:line-break/>Cx</text:span></text:span>y<text:span text:style-name="Default_20_Paragraph_20_Font"><text:span text:style-name="T1">baphum marathri, nec non ammeos et antst,<text:line-break/>Atque apii; sument femina quaeque suum.</text:span></text:span></text:p>
      <text:p text:style-name="P1"><text:span text:style-name="Default_20_Paragraph_20_Font"><text:span text:style-name="T1">Ast ervi pones acetabula bina ferinae ;</text:span></text:span></text:p>
      <text:p text:style-name="P1">O<text:span text:style-name="Default_20_Paragraph_20_Font"><text:span text:style-name="T1">mnia cum Chio nectare consocians,<text:line-break/></text:span></text:span>O<text:span text:style-name="Default_20_Paragraph_20_Font"><text:span text:style-name="T1">rbiculos finges, justo qui singul</text:span></text:span>i <text:span text:style-name="Default_20_Paragraph_20_Font"><text:span text:style-name="T1">in illis<text:line-break/></text:span></text:span>D<text:span text:style-name="Default_20_Paragraph_20_Font"><text:span text:style-name="T1">rachmae dimidium pondere constituant.<text:line-break/></text:span></text:span>s<text:span text:style-name="Default_20_Paragraph_20_Font"><text:span text:style-name="T1">t</text:span></text:span>r<text:span text:style-name="Default_20_Paragraph_20_Font"><text:span text:style-name="T1">iga ns Chio medicamina, </text:span></text:span>n<text:span text:style-name="Default_20_Paragraph_20_Font"><text:span text:style-name="T1">iperae amarum</text:span></text:span></text:p>
      <text:p text:style-name="P1"><text:span text:style-name="Default_20_Paragraph_20_Font"><text:span text:style-name="T1">Aequali virus associato modo.</text:span></text:span></text:p>
      <text:p text:style-name="P2">H<text:span text:style-name="Default_20_Paragraph_20_Font"><text:span text:style-name="T1">oc autem essugies horrenda phalangia potu.</text:span></text:span></text:p>
      <text:p text:style-name="P1"><text:span text:style-name="Default_20_Paragraph_20_Font"><text:span text:style-name="T1">Scorpi etiam stimulum non cereare</text:span></text:span> g<text:span text:style-name="Default_20_Paragraph_20_Font"><text:span text:style-name="T1">ra</text:span></text:span>v<text:span text:style-name="Default_20_Paragraph_20_Font"><text:span text:style-name="T1">em.</text:span></text:span></text:p>
      <text:p text:style-name="P1">At in particulari haec sunt. ♃ radicis men, serpit li,<text:line-break/>opopanacis, singulorum Ʒ ij , feminis trifolii Ʒ j, anisi,<text:line-break/>foeniculi, ammeos, feminis apii, sing<text:span text:style-name="Default_20_Paragraph_20_Font"><text:span text:style-name="T1">u</text:span></text:span>lorum acetabulum j,<text:line-break/>farinae ervi tenuissimae acetabula ij, vini veteris quantum<text:line-break/>ad excipiendum sufficit. PastiIIos fingito siccatoque in<text:line-break/>.umbra et tres obolos cum vini tribus cyathis dato.</text:p>
      <text:p text:style-name="P1">[H<text:span text:style-name="Default_20_Paragraph_20_Font"><text:span text:style-name="T1">eraclidis Parentini enneapharmacum ; hoc in opere<text:line-break/>ipsius de feris descripsit; habet autem in hunc modum.]<text:line-break/></text:span></text:span>♃ Myrrhae Troglodytidis, opopanacis, succi papaveris,<text:line-break/>singulorum Ʒ ij, bryoniae radicis Ʒ iv, (hanc alii psile-<text:line-break/>thron, alii vitam silvaticam, alii madon, alii chironiam, alii<text:line-break/>cercida vocant) corticis aristolochiae longae drach. iv,<text:line-break/>(in totum enim radicum cortices multo utiliores sunt,<text:line-break/>quam medullae) pyrethri radicis Ʒ iv, seminum rutae sil-<text:line-break/>vestris, cumini Aethiopici, seminis trifolii, singulorum</text:p>
      <text:p text:style-name="P3">acetabulum. Omnia contu<text:span text:style-name="Default_20_Paragraph_20_Font"><text:span text:style-name="T1">s</text:span></text:span>a cribrataque aceto excspiun-<text:line-break/>tur, gummi prius macerato, ut glutinosum aliquid habeat,<text:line-break/>pastillique finguntur, in umbra siccantur ;<text:span text:style-name="Default_20_Paragraph_20_Font"><text:span text:style-name="T1">s</text:span></text:span> in usu, datur<text:line-break/>pastilli dimidium, veI cum vino, vel cum aceto, foliis<text:line-break/>rutae incoctis; idque frequenter die fiat, ut plurimum<text:line-break/>Ʒij, medicamenti existant ; nam plus exhibitum vomitum<text:line-break/>proritat. Quare non amplius exhibere adhortantur; vo-<text:line-break/>mitu autem oborto rur<text:span text:style-name="Default_20_Paragraph_20_Font"><text:span text:style-name="T1">s</text:span></text:span>us dari debet crebro medicamen-<text:line-break/>tum die. Quin etiam affectum nutrire convenit et vino<text:line-break/>temperato recreare, ac id multoties facere; imo etiam<text:line-break/>aqua calida fovere et ea quae juvare possunt, fuperfun-<text:line-break/>dere. Caeterum affecti loci decubitus declivis esto.</text:p>
      <text:p text:style-name="P1">[D<text:span text:style-name="Default_20_Paragraph_20_Font"><text:span text:style-name="T1">orothei medicamentum, cu</text:span></text:span>i<text:span text:style-name="Default_20_Paragraph_20_Font"><text:span text:style-name="T1">uslibet serpentis ictui<text:line-break/>accommodatum.] </text:span></text:span>♃ Corticis radicis verbafci soemellae.<text:line-break/>Ieminis trifolii, singn torum Ʒ j, opopanacts, serpilli, meu,<text:line-break/>coaguli hinnuli, singuIorum Ʒ i;, faminis apii, ammeos,<text:line-break/>[eminis foeniculi, seminis anisi, singuIorum acetabulum,</text:p>
      <text:p text:style-name="P3">arvorum infulatorum Ʒ ij, arida contusa, cribrataque, vino<text:line-break/>A Ii usi o excipiuntur, dissoluto in eo coagulo et opopanace,<text:line-break/>pastilli fiunt; danturque pro virium ratione; iis q<text:span text:style-name="Default_20_Paragraph_20_Font"><text:span text:style-name="T1">u</text:span></text:span>i jam<text:line-break/>valide detinentur, Ʒ j, et vini hemina; aliis autem,<text:line-break/>oboli iij. U<text:span text:style-name="Default_20_Paragraph_20_Font"><text:span text:style-name="T1">s</text:span></text:span>us est etiam medicamento ad intestinorum<text:line-break/>affectus et quorum volebat affluxionem perducere, item<text:line-break/>ad tusses et ad alios casus, ceu vehementer genero<text:span text:style-name="Default_20_Paragraph_20_Font"><text:span text:style-name="T1">s</text:span></text:span>o us<text:span text:style-name="Default_20_Paragraph_20_Font"><text:span text:style-name="T1">u</text:span></text:span>s<text:line-break/>est, in virulentis q<text:span text:style-name="Default_20_Paragraph_20_Font"><text:span text:style-name="T1">u</text:span></text:span>idem ex vino, in aliis autem ex<text:line-break/>aqua. <text:span text:style-name="Default_20_Paragraph_20_Font"><text:span text:style-name="T1">Aliud H</text:span></text:span>y<text:span text:style-name="Default_20_Paragraph_20_Font"><text:span text:style-name="T1">bristi Cxyrrh</text:span></text:span>y<text:span text:style-name="Default_20_Paragraph_20_Font"><text:span text:style-name="T1">uchiti medicamentum ad<text:line-break/>omnis venenati ictum utile; inscriptum ab Apollonio Mem-<text:line-break/>phite. Hoc modo conficitur. </text:span></text:span>♃ Aristolochiae, panacis,<text:line-break/>seminis viticis, singulorum Ʒ iv, canchryos, myrrhae, pi-<text:line-break/>peris, <text:span text:style-name="Default_20_Paragraph_20_Font"><text:span text:style-name="T1">s</text:span></text:span>eseleos Massaleotici, nardi Indicae, castorii, cin-<text:line-break/>namomi nigri quam tenuissimi, piperis longi, succi Cy-<text:line-break/>renasci , iridis, seminum rutae silvestris, singulorum Ʒ ij,<text:line-break/>hyperici Ʒ j. Omnia contusa et tenuissimo cribro increta<text:line-break/>in pastillos coguntur; vino marinae experti imbuti sic-</text:p>
      <text:p text:style-name="P3">cantor in umbra, ac datur Ʒ j, in vini meraci hemina j,<text:line-break/>et aquae iv. ltem morsui confractus unus ex pastillis<text:line-break/>vinoque solutus imponitur. Jam adjectis aristolochiae bo-<text:line-break/>nae laevigatae Ʒ ij et polentae rursus drach. iv, haec lae-<text:line-break/>vigata, tritaque diligenter , ^imponito , sici folio extrinfe-<text:line-break/>cas cooperiens et fasciola deligans. <text:span text:style-name="Default_20_Paragraph_20_Font"><text:span text:style-name="T1">Antidotus</text:span></text:span> T<text:span text:style-name="Default_20_Paragraph_20_Font"><text:span text:style-name="T1">heriaca<text:line-break/>ad</text:span></text:span> v<text:span text:style-name="Default_20_Paragraph_20_Font"><text:span text:style-name="T1">iperae morsus; fu</text:span></text:span>r<text:span text:style-name="Default_20_Paragraph_20_Font"><text:span text:style-name="T1">it etiam ad cu</text:span></text:span>i<text:span text:style-name="Default_20_Paragraph_20_Font"><text:span text:style-name="T1">us</text:span></text:span>ui<text:span text:style-name="Default_20_Paragraph_20_Font"><text:span text:style-name="T1">s serpentis ictum;<text:line-break/>bane Callus profectus ex Arabia donavit Caesuri, quum<text:line-break/></text:span></text:span>m<text:span text:style-name="Default_20_Paragraph_20_Font"><text:span text:style-name="T1">ultos commilitonum ipsius ictos a rabiosis, scorpionibus,<text:line-break/></text:span></text:span>p<text:span text:style-name="Default_20_Paragraph_20_Font"><text:span text:style-name="T1">halangiis, aliisque serpentibus conservasset; habet autem<text:line-break/>hunc in modum.</text:span></text:span> ♃ Ervi in farinam redacti D xxv, radi-<text:line-break/>cis bryoniae Ʒ xvj, feminum rutae silvestris Ʒ xij, semi-<text:line-break/>num trifolii, iridis Carthaginensis , opopanacis, aristolo-<text:line-break/>chiae longae, succi papaveris, zingiberis, singulorum Ʒ<text:line-break/>viij, cumini Aethiopici , myrrhae , eryngii , <text:span text:style-name="Default_20_Paragraph_20_Font"><text:span text:style-name="T1">s</text:span></text:span>ucci Cyre-<text:line-break/>naici, croci, serpiIIi, c<text:span text:style-name="Default_20_Paragraph_20_Font"><text:span text:style-name="T1">o</text:span></text:span>sti, sagapeni, singulorum Ʒ vi.<text:line-break/>lino Aminaeo consperso, forma pastiIlos, ac pro viribus</text:p>
      <text:p text:style-name="P3">dato, fit autem ex tribus obolis perfecta dosis ex vini<text:line-break/>hemina una; ad reliquos autem assectus ex mul<text:span text:style-name="Default_20_Paragraph_20_Font"><text:span text:style-name="T1">s</text:span></text:span>o.</text:p>
      <text:p text:style-name="P1">[E<text:span text:style-name="Default_20_Paragraph_20_Font"><text:span text:style-name="T1">pithema ad</text:span></text:span> v<text:span text:style-name="Default_20_Paragraph_20_Font"><text:span text:style-name="T1">iperarum morsus.] </text:span></text:span>♃ Sagapeni, pi-<text:line-break/>peris, succi Cyrenaici, opopanacis, singulorum partem<text:line-break/>unam, galbani, sulphuri vivi, singulorum Ʒ ij, arida tun-<text:line-break/>dito et tenuissimo cribro incernito. Succos a<text:span text:style-name="Default_20_Paragraph_20_Font"><text:span text:style-name="T1">u</text:span></text:span>tem fotu-<text:line-break/>tos aridis injicito, fiatque emplastri crassities atq<text:span text:style-name="Default_20_Paragraph_20_Font"><text:span text:style-name="T1">u</text:span></text:span>e vul-<text:line-break/>ne<text:span text:style-name="Default_20_Paragraph_20_Font"><text:span text:style-name="T1">x</text:span></text:span>ibus admove; extrin<text:span text:style-name="Default_20_Paragraph_20_Font"><text:span text:style-name="T1">s</text:span></text:span>ecus autem folia fici, vel urticae.</text:p>
      <text:p text:style-name="P1"><text:span text:style-name="Default_20_Paragraph_20_Font"><text:span text:style-name="T1">[Aliud.] </text:span></text:span>♃ Cardamomi, radicis eryngii, <text:span text:style-name="Default_20_Paragraph_20_Font"><text:span text:style-name="T1">s</text:span></text:span>ulphuris<text:line-break/>vivi, piperis, singulorum partem unam, myrrhae, galbani,<text:line-break/>singulorum partes ij, praeparato, ut praedictum est.</text:p>
      <text:p text:style-name="P1"><text:span text:style-name="Default_20_Paragraph_20_Font"><text:span text:style-name="T1">[Aliud.] </text:span></text:span>♃ Centaurii, aristolochiae, radicis peuce-<text:line-break/>dani, singulorum par pondus; contnfaque, cribrata, aceto<text:line-break/>superfusa, galbano excipito et utitor sicut praedictum est.</text:p>
      <text:p text:style-name="P1"><text:span text:style-name="Default_20_Paragraph_20_Font"><text:span text:style-name="T1">[Aliud.] </text:span></text:span>♃ Canchrvos, staphidis silvestris, radicis<text:line-break/>bryoniae, aristolochiae, singulorum. partem unam, myr-<text:line-break/>rhae, opopanacis, singulorum partes ij, aceto conspersa<text:line-break/>excipito, ut praedictum est<text:span text:style-name="Default_20_Paragraph_20_Font"><text:span text:style-name="T1">e</text:span></text:span></text:p>
      <text:h text:style-name="P25" text:outline-level="2">Cap. XV. </text:h>
      <text:p text:style-name="P22">[D<text:span text:style-name="Default_20_Paragraph_20_Font"><text:span text:style-name="T1">amoeratis ad venenosarum ac rabi</text:span></text:span>o-<text:line-break/><text:span text:style-name="Default_20_Paragraph_20_Font"><text:span text:style-name="T1">sarum</text:span></text:span> m<text:span text:style-name="Default_20_Paragraph_20_Font"><text:span text:style-name="T1">orsu antidoti.] </text:span></text:span>Q<text:span text:style-name="Default_20_Paragraph_20_Font"><text:span text:style-name="T1">u</text:span></text:span>um autem versibus con<text:span text:style-name="Default_20_Paragraph_20_Font"><text:span text:style-name="T1">s</text:span></text:span>cripta<text:line-break/>facile memoria c<text:span text:style-name="Default_20_Paragraph_20_Font"><text:span text:style-name="T1">o</text:span></text:span>ntineantur et ponderis medicamento-<text:line-break/>rum symmetriam inculpatam sortiantur, satius mihi visum<text:line-break/>est etiam Damocratis versus hic ad<text:span text:style-name="Default_20_Paragraph_20_Font"><text:span text:style-name="T1">s</text:span></text:span>cribere, qui hoc<text:line-break/>modo se habent.</text:p>
      <text:p text:style-name="P1"><text:span text:style-name="Default_20_Paragraph_20_Font"><text:span text:style-name="T1">Nunc autem tradere medicinas volo,<text:line-break/>Quae morsus tantum oenenatos sanent,<text:line-break/></text:span></text:span>C<text:span text:style-name="Default_20_Paragraph_20_Font"><text:span text:style-name="T1">ornutae, oiperarum , aspidum et chersudrum;<text:line-break/></text:span></text:span>I<text:span text:style-name="Default_20_Paragraph_20_Font"><text:span text:style-name="T1">ctus ferarum et puncturas quoque<text:line-break/>Apium, oesparum, scorpii, phalang</text:span></text:span>n.<text:line-break/><text:span text:style-name="Default_20_Paragraph_20_Font"><text:span text:style-name="T1">Sic praeparato, drachmae</text:span></text:span> L<text:span text:style-name="Default_20_Paragraph_20_Font"><text:span text:style-name="T1">llyricae octo iridis,<text:line-break/></text:span></text:span>O<text:span text:style-name="Default_20_Paragraph_20_Font"><text:span text:style-name="T1">popanacis ,</text:span></text:span> T<text:span text:style-name="Default_20_Paragraph_20_Font"><text:span text:style-name="T1">ingiberis et meconii<text:line-break/></text:span></text:span>R<text:span text:style-name="Default_20_Paragraph_20_Font"><text:span text:style-name="T1">oris marini radicis , tum Cretici<text:line-break/></text:span></text:span>O<text:span text:style-name="Default_20_Paragraph_20_Font"><text:span text:style-name="T1">mnis tr</text:span></text:span>i<text:span text:style-name="Default_20_Paragraph_20_Font"><text:span text:style-name="T1">folii seminis, bis quatuor,<text:line-break/>Artstolochiae praelongae , atque feminis<text:line-break/>Silvaticae rutae , utriusque duodecim ,<text:line-break/>Albissimas radicis fexdecim br</text:span></text:span>y<text:span text:style-name="Default_20_Paragraph_20_Font"><text:span text:style-name="T1">oniae .</text:span></text:span></text:p>
      <text:p text:style-name="P2"><text:span text:style-name="Default_20_Paragraph_20_Font"><text:span text:style-name="T1">At herbulae serpilli , nec non jmyrnii ,<text:line-break/>Castoriique Pontici, pares trium modi,<text:line-break/></text:span></text:span>E<text:span text:style-name="Default_20_Paragraph_20_Font"><text:span text:style-name="T1">r</text:span></text:span>y<text:span text:style-name="Default_20_Paragraph_20_Font"><text:span text:style-name="T1">ngii vero, ad haec apii feminis<text:line-break/>Aethiopici recentis maxime insuper,<text:line-break/>Drachmae bis ternae singulorum erunt,<text:line-break/>Ervique candidi purgati bis duodecim.<text:line-break/></text:span></text:span>H<text:span text:style-name="Default_20_Paragraph_20_Font"><text:span text:style-name="T1">aec omnia arida et cribro increta , excipe<text:line-break/>Vino pilulas, vel orbiculos eissingi</text:span></text:span>t<text:span text:style-name="Default_20_Paragraph_20_Font"><text:span text:style-name="T1">o,<text:line-break/>Drachmam unam propinato medicaminis,<text:line-break/></text:span></text:span>E<text:span text:style-name="Default_20_Paragraph_20_Font"><text:span text:style-name="T1">t heminam , non commixtam vini optimi,<text:line-break/>Pinguis, vetusti. dum subactum aqua facit<text:line-break/>Drachmae dimidio, coli, aut ven</text:span></text:span>t<text:span text:style-name="Default_20_Paragraph_20_Font"><text:span text:style-name="T1">ris statibus<text:line-break/></text:span></text:span>E<text:span text:style-name="Default_20_Paragraph_20_Font"><text:span text:style-name="T1">t citra manifestam causam dolentibus.</text:span></text:span></text:p>
      <text:p text:style-name="Normal">Aliud.</text:p>
      <text:p text:style-name="Normal"><text:span text:style-name="Default_20_Paragraph_20_Font"><text:span text:style-name="T1">Valde bonum remedium, quo usas etiam<text:line-break/>ipsas bibendo noni co</text:span></text:span>m<text:span text:style-name="Default_20_Paragraph_20_Font"><text:span text:style-name="T1">morsus male</text:span></text:span></text:p>
      <text:p text:style-name="P2"><text:span text:style-name="Default_20_Paragraph_20_Font"><text:span text:style-name="T1">A viperis nuper captis, quos vocant<text:line-break/></text:span></text:span>I<text:span text:style-name="Default_20_Paragraph_20_Font"><text:span text:style-name="T1">sullos (gens haec natula non ferme solet<text:line-break/></text:span></text:span>P<text:span text:style-name="Default_20_Paragraph_20_Font"><text:span text:style-name="T1">ati serpentes, neque assueta timet)<text:line-break/>Dedisseque aliis oalde commorsts male.<text:line-break/>Mollem siccabis umbra melissoph</text:span></text:span>y<text:span text:style-name="Default_20_Paragraph_20_Font"><text:span text:style-name="T1">llon :<text:line-break/>Siccatum tunde, moxque drachmas accipe<text:line-break/></text:span></text:span>I<text:span text:style-name="Default_20_Paragraph_20_Font"><text:span text:style-name="T1">nde bis octo. </text:span></text:span>T<text:span text:style-name="Default_20_Paragraph_20_Font"><text:span text:style-name="T1">um longae vel rotundae<text:line-break/>Artstolochiae drachmas adde decem ,<text:line-break/>Siccae tamen : chamaedry</text:span></text:span>i<text:span text:style-name="Default_20_Paragraph_20_Font"><text:span text:style-name="T1">s decem quoque ,<text:line-break/>Myrrhae et bonae, et Proglod</text:span></text:span>y<text:span text:style-name="Default_20_Paragraph_20_Font"><text:span text:style-name="T1">ticae item decem<text:line-break/>istaec contusa subtili cribro excute:<text:line-break/>Mell</text:span></text:span>i<text:span text:style-name="Default_20_Paragraph_20_Font"><text:span text:style-name="T1">s quod sutis dulcis adde et unias.<text:line-break/></text:span></text:span>D<text:span text:style-name="Default_20_Paragraph_20_Font"><text:span text:style-name="T1">ato quod pendet drachmam oel plus parum,<text:line-break/></text:span></text:span>E <text:span text:style-name="Default_20_Paragraph_20_Font"><text:span text:style-name="T1">oini purioris cyathis decem.</text:span></text:span></text:p>
      <text:p text:style-name="P1"><text:span text:style-name="Default_20_Paragraph_20_Font"><text:span text:style-name="T1">Quidam e longo atque recenti folio<text:line-break/></text:span></text:span>E<text:span text:style-name="Default_20_Paragraph_20_Font"><text:span text:style-name="T1">xprimunt succum, stcque mensura pari<text:line-break/>Pinum con</text:span></text:span>i<text:span text:style-name="Default_20_Paragraph_20_Font"><text:span text:style-name="T1">ungunt, utque bibatur</text:span></text:span> j<text:span text:style-name="Default_20_Paragraph_20_Font"><text:span text:style-name="T1">uben</text:span></text:span>L<text:line-break/><text:span text:style-name="Default_20_Paragraph_20_Font"><text:span text:style-name="T1">Mensura utriusque sint cyathi decem,</text:span></text:span></text:p>
      <text:p text:style-name="P2"><text:span text:style-name="Default_20_Paragraph_20_Font"><text:span text:style-name="T1">Parum oel minus , aut parumper amplius.<text:line-break/></text:span></text:span>I<text:span text:style-name="Default_20_Paragraph_20_Font"><text:span text:style-name="T1">mpositum quoque folium attritum prodest.</text:span></text:span></text:p>
      <text:p text:style-name="Normal">Aliae</text:p>
      <text:p text:style-name="P1"><text:span text:style-name="Default_20_Paragraph_20_Font"><text:span text:style-name="T1">Ad omnium venena pharmacum esu cax<text:line-break/>Serpentium , sed viperae potissimum.</text:span></text:span></text:p>
      <text:p text:style-name="P1"><text:span text:style-name="Default_20_Paragraph_20_Font"><text:span text:style-name="T1">At semper habeas coagulum recentium<text:line-break/></text:span></text:span>C<text:span text:style-name="Default_20_Paragraph_20_Font"><text:span text:style-name="T1">ervi hinnulorum , idemque praecellit recens ,<text:line-break/>Hoc uanque stomacho vetusto gratum magis,<text:line-break/>Denarium istius, c</text:span></text:span>y<text:span text:style-name="Default_20_Paragraph_20_Font"><text:span text:style-name="T1">athis binis cape</text:span></text:span></text:p>
      <text:p text:style-name="P1"><text:span text:style-name="Default_20_Paragraph_20_Font"><text:span text:style-name="T1">Vini phalerni et mediocris, aquae et temperans,<text:line-break/>Animalium sororum morsibus applica.</text:span></text:span></text:p>
      <text:p text:style-name="P1"><text:span text:style-name="Default_20_Paragraph_20_Font"><text:span text:style-name="T1">Lapsis obambulare et vigilare impera.<text:line-break/>Quod st locus commorsus hoc adm</text:span></text:span><text:span text:style-name="Default_20_Paragraph_20_Font"><text:span text:style-name="T5">i</text:span></text:span><text:span text:style-name="Default_20_Paragraph_20_Font"><text:span text:style-name="T1">serit,<text:line-break/>Et balnea ingredi, atque in his aliquandiu<text:line-break/>Manere, necnon rursus paulo postea,<text:line-break/>Quemadmodum praedixi, sumere coagulum,<text:line-break/>Quod noxiis lethalibusve sit essicax.</text:span></text:span></text:p>
      <text:p text:style-name="P3">Alia.</text:p>
      <text:p text:style-name="P1"><text:span text:style-name="Default_20_Paragraph_20_Font"><text:span text:style-name="T1">Antidotus ad rabiosorum morsus canum.<text:line-break/>Qui mentem alienantes</text:span></text:span> u<text:span text:style-name="Default_20_Paragraph_20_Font"><text:span text:style-name="T1">exant latratibus,<text:line-break/>Metuque cu</text:span></text:span>i<text:span text:style-name="Default_20_Paragraph_20_Font"><text:span text:style-name="T1">usuis liquoris, maxime<text:line-break/>Potus, inque sine ratione, ut st oiderint<text:line-break/>Vcl paululum prorsus aquae , protinus<text:line-break/></text:span></text:span>T<text:span text:style-name="Default_20_Paragraph_20_Font"><text:span text:style-name="T1">remore crucientur , convulsionibus ,<text:line-break/>Pervigiliis continuis et deliriis<text:line-break/>V</text:span></text:span>i<text:span text:style-name="Default_20_Paragraph_20_Font"><text:span text:style-name="T1">tam peragentes, moriuntur c</text:span></text:span>i<text:span text:style-name="Default_20_Paragraph_20_Font"><text:span text:style-name="T1">tissime;<text:line-break/>Et st repente</text:span></text:span> f<text:span text:style-name="Default_20_Paragraph_20_Font"><text:span text:style-name="T1">ugerint diros metus,<text:line-break/></text:span></text:span>E<text:span text:style-name="Default_20_Paragraph_20_Font"><text:span text:style-name="T1">jusmodi manent diu fomptomata ,<text:line-break/>Quae sunt oborta confestim morsus nuper.<text:line-break/>Proinde ejusmodi. ut morsu te oindices,<text:line-break/>Cumino antidotum sacrum habeas repositum.<text:line-break/></text:span></text:span>N<text:span text:style-name="Default_20_Paragraph_20_Font"><text:span text:style-name="T1">am hoc qui biberint, sicut nos percensebimus,<text:line-break/>L</text:span></text:span>i <text:span text:style-name="Default_20_Paragraph_20_Font"><text:span text:style-name="T1">nullum facile concident incommodum.<text:line-break/>ipsum parato. Cancros stuviatiles<text:line-break/></text:span></text:span>l<text:span text:style-name="Default_20_Paragraph_20_Font"><text:span text:style-name="T1">n candidae vitis sarmentis urito.</text:span></text:span></text:p>
      <text:p text:style-name="P2"><text:span text:style-name="Default_20_Paragraph_20_Font"><text:span text:style-name="T1">Servaque diligenter tritum in pyxide,<text:line-break/>.Et gentianae radicem incretum probe.<text:line-break/>Altera sed in p</text:span></text:span>y<text:span text:style-name="Default_20_Paragraph_20_Font"><text:span text:style-name="T1">xide, quum uti velis,<text:line-break/></text:span></text:span>I<text:span text:style-name="Default_20_Paragraph_20_Font"><text:span text:style-name="T1">nspergito suavis</text:span></text:span> n<text:span text:style-name="Default_20_Paragraph_20_Font"><text:span text:style-name="T1">ini cyathis tribus,<text:line-break/>At mtstra cineris magna cancrorum duo,<text:line-break/>Sed gentianae laevigatae, veluti diximus,<text:line-break/>M</text:span></text:span>y<text:span text:style-name="Default_20_Paragraph_20_Font"><text:span text:style-name="T1">strum unicum, sic bibere totum praecipe,<text:line-break/>Per tres dies deinceps,</text:span></text:span> j<text:span text:style-name="Default_20_Paragraph_20_Font"><text:span text:style-name="T1">e</text:span></text:span>j<text:span text:style-name="Default_20_Paragraph_20_Font"><text:span text:style-name="T1">uno porrigens.<text:line-break/>Sin forte primum praetergressus est diem,<text:line-break/></text:span></text:span>E<text:span text:style-name="Default_20_Paragraph_20_Font"><text:span text:style-name="T1">t simplicem duobus aliis adserens<text:line-break/>Modum , duplum secundo addes medicamini<text:line-break/>-lu vini cyathos tres mittens, ut diximus,<text:line-break/></text:span></text:span>F<text:span text:style-name="Default_20_Paragraph_20_Font"><text:span text:style-name="T1">el in tribus st morsus suerit grandior.<text:line-break/>At gentianae lae</text:span></text:span>v<text:span text:style-name="Default_20_Paragraph_20_Font"><text:span text:style-name="T1">igatae tres placet<text:line-break/>Nonnullis obolos salum</text:span></text:span> u<text:span text:style-name="Default_20_Paragraph_20_Font"><text:span text:style-name="T1">iginti dies<text:line-break/></text:span></text:span>O<text:span text:style-name="Default_20_Paragraph_20_Font"><text:span text:style-name="T1">fferre, in cyathis cumulatis vel plus parum.</text:span></text:span></text:p>
      <text:p text:style-name="Normal">Alia.</text:p>
      <text:p text:style-name="Normal"><text:span text:style-name="Default_20_Paragraph_20_Font"><text:span text:style-name="T1">Pritoque id usu comper</text:span></text:span>i<text:span text:style-name="Default_20_Paragraph_20_Font"><text:span text:style-name="T1">sse Niceratus</text:span></text:span></text:p>
      <text:p text:style-name="P2"><text:span text:style-name="Default_20_Paragraph_20_Font"><text:span text:style-name="T1">Adversum aquae metum, recensuit,<text:line-break/></text:span></text:span><text:span text:style-name="Default_20_Paragraph_20_Font"><text:span text:style-name="T5">I</text:span></text:span><text:span text:style-name="Default_20_Paragraph_20_Font"><text:span text:style-name="T1">psi atque amicis qui norunt medicaminum<text:line-break/></text:span></text:span><text:span text:style-name="Default_20_Paragraph_20_Font"><text:span text:style-name="T5">I</text:span></text:span><text:span text:style-name="Default_20_Paragraph_20_Font"><text:span text:style-name="T1">nsignium proprietates d</text:span></text:span><text:span text:style-name="Default_20_Paragraph_20_Font"><text:span text:style-name="T5">i</text:span></text:span><text:span text:style-name="Default_20_Paragraph_20_Font"><text:span text:style-name="T1">scernere.</text:span></text:span></text:p>
      <text:p text:style-name="P1"><text:span text:style-name="Default_20_Paragraph_20_Font"><text:span text:style-name="T1">L</text:span></text:span><text:span text:style-name="Default_20_Paragraph_20_Font"><text:span text:style-name="T5">y</text:span></text:span><text:span text:style-name="Default_20_Paragraph_20_Font"><text:span text:style-name="T1">ci</text:span></text:span><text:span text:style-name="Default_20_Paragraph_20_Font"><text:span text:style-name="T5">i </text:span></text:span><text:span text:style-name="Default_20_Paragraph_20_Font"><text:span text:style-name="T1">Patarici ternos obolos optimi,<text:line-break/>Sed indici praestaret, st copia datur,<text:line-break/>lubebit offerre dies oiginti duos<text:line-break/>dejuno, ex aqua, sicut vobus dictum est nuper.<text:line-break/>Narratur haec praestare quoque Britannicae<text:line-break/>Potus similiter succus, veluti Lycium.</text:span></text:span></text:p>
      <text:p text:style-name="P1"><text:span text:style-name="Default_20_Paragraph_20_Font"><text:span text:style-name="T1">Atque hoc apud nonnullos est miraculum ,<text:line-break/>Peltis</text:span></text:span><text:span text:style-name="Default_20_Paragraph_20_Font"><text:span text:style-name="T5"> m</text:span></text:span><text:span text:style-name="Default_20_Paragraph_20_Font"><text:span text:style-name="T1">ystra duo ursini , binis temperans<text:line-break/>Aquae c</text:span></text:span><text:span text:style-name="Default_20_Paragraph_20_Font"><text:span text:style-name="T5">y</text:span></text:span><text:span text:style-name="Default_20_Paragraph_20_Font"><text:span text:style-name="T1">athis et summo ad tres dies dato,<text:line-break/>Nondum datis cibariis diluculo</text:span></text:span></text:p>
      <text:p text:style-name="P1"><text:span text:style-name="Default_20_Paragraph_20_Font"><text:span text:style-name="T1">Ad morsus rabiosorum. Sed quum plurim</text:span></text:span><text:span text:style-name="Default_20_Paragraph_20_Font"><text:span text:style-name="T5">i<text:line-break/></text:span></text:span><text:span text:style-name="Default_20_Paragraph_20_Font"><text:span text:style-name="T1">Magis laborant affectu, rabiunt canes,<text:line-break/></text:span></text:span><text:span text:style-name="Default_20_Paragraph_20_Font"><text:span text:style-name="T5">E</text:span></text:span><text:span text:style-name="Default_20_Paragraph_20_Font"><text:span text:style-name="T1">mplastrum habeto quo utor contra morsuum<text:line-break/></text:span></text:span><text:span text:style-name="Default_20_Paragraph_20_Font"><text:span text:style-name="T5">T</text:span></text:span><text:span text:style-name="Default_20_Paragraph_20_Font"><text:span text:style-name="T1">ergendam saniem, st quid lividum aut nigrum<text:line-break/>Vulneribus adhaeret; quo astricto plur</text:span></text:span><text:span text:style-name="Default_20_Paragraph_20_Font"><text:span text:style-name="T5">i</text:span></text:span><text:span text:style-name="Default_20_Paragraph_20_Font"><text:span text:style-name="T1">bus</text:span></text:span></text:p>
      <text:p text:style-name="P3"><text:span text:style-name="Default_20_Paragraph_20_Font"><text:span text:style-name="T1">Diebus emplastrum</text:span></text:span> i<text:span text:style-name="Default_20_Paragraph_20_Font"><text:span text:style-name="T1">nfectum permittito ,<text:line-break/>Latius e</text:span></text:span>i<text:span text:style-name="Default_20_Paragraph_20_Font"><text:span text:style-name="T1">iciendo vulnus , medicamine,<text:line-break/>Quod ducere posut crustam ; confert insuper<text:line-break/>Verarum reliquarum virus</text:span></text:span> i<text:span text:style-name="Default_20_Paragraph_20_Font"><text:span text:style-name="T1">aculantium<text:line-break/>Ad ictus, itidem morsus, atque spicula<text:line-break/>Pravis medicamentis insecta et omnia<text:line-break/>Maligna corporis totius ulcera,<text:line-break/></text:span></text:span>T<text:span text:style-name="Default_20_Paragraph_20_Font"><text:span text:style-name="T1">errae nigrae ampel</text:span></text:span>n<text:span text:style-name="Default_20_Paragraph_20_Font"><text:span text:style-name="T1">idis et bituminis,<text:line-break/>Spumae bonae argenti atque olei denarios<text:line-break/>Pac singulorum quinquaginta horum trium.<text:line-break/>Verum propoleos bis vigenos, Atticae<text:line-break/>Ar</text:span></text:span>i<text:span text:style-name="Default_20_Paragraph_20_Font"><text:span text:style-name="T1">stolochiae et sumph</text:span></text:span>y<text:span text:style-name="Default_20_Paragraph_20_Font"><text:span text:style-name="T1">ti ana quatuor.<text:line-break/>Bis duo p r afa i et helenii pares<text:line-break/>Chamaeleonis quatuor, tres fe</text:span></text:span>n<text:span text:style-name="Default_20_Paragraph_20_Font"><text:span text:style-name="T1">yrnii ,<text:line-break/></text:span></text:span>T<text:span text:style-name="Default_20_Paragraph_20_Font"><text:span text:style-name="T1">o</text:span></text:span>t <text:span text:style-name="Default_20_Paragraph_20_Font"><text:span text:style-name="T1">candidae ir</text:span></text:span>i<text:span text:style-name="Default_20_Paragraph_20_Font"><text:span text:style-name="T1">s aridae drachmas bonae,<text:line-break/>Eres omphacinae gallae, sex alumini</text:span></text:span>s,<text:line-break/><text:span text:style-name="Default_20_Paragraph_20_Font"><text:span text:style-name="T1">Poliique totidem , galbani obolo largius ,<text:line-break/></text:span></text:span>T<text:span text:style-name="Default_20_Paragraph_20_Font"><text:span text:style-name="T1">huris duodecim non secti drachmam sumis,</text:span></text:span></text:p>
      <text:p text:style-name="P2">C<text:span text:style-name="Default_20_Paragraph_20_Font"><text:span text:style-name="T1">halcide autem testae drachmas quatuor,<text:line-break/></text:span></text:span>c<text:span text:style-name="Default_20_Paragraph_20_Font"><text:span text:style-name="T1">entaurii tenuis drachmas sex, mellis Attici<text:line-break/></text:span></text:span>D<text:span text:style-name="Default_20_Paragraph_20_Font"><text:span text:style-name="T1">enarios quinos denos mittes novi.</text:span></text:span></text:p>
      <text:p text:style-name="P1"><text:span text:style-name="Default_20_Paragraph_20_Font"><text:span text:style-name="T1">Sed fac diligenter ipse praesens praepares.<text:line-break/></text:span></text:span>si<text:span text:style-name="Default_20_Paragraph_20_Font"><text:span text:style-name="T1">quidem ocyus etiam</text:span></text:span> u<text:span text:style-name="Default_20_Paragraph_20_Font"><text:span text:style-name="T1">alde combur</text:span></text:span>i<text:span text:style-name="Default_20_Paragraph_20_Font"><text:span text:style-name="T1">tur,<text:line-break/></text:span></text:span>T<text:span text:style-name="Default_20_Paragraph_20_Font"><text:span text:style-name="T1">erram ampelitidem mittens et litharg</text:span></text:span>y<text:span text:style-name="Default_20_Paragraph_20_Font"><text:span text:style-name="T1">ron<text:line-break/>fa fictile novum magnitudinis bonae<text:line-break/>.dd</text:span></text:span>j<text:span text:style-name="Default_20_Paragraph_20_Font"><text:span text:style-name="T1">unge laeve oleum , mollique igne incoquas.<text:line-break/></text:span></text:span>(l<text:span text:style-name="Default_20_Paragraph_20_Font"><text:span text:style-name="T1">u</text:span></text:span>a<text:span text:style-name="Default_20_Paragraph_20_Font"><text:span text:style-name="T1">m sordidum</text:span></text:span> r<text:span text:style-name="Default_20_Paragraph_20_Font"><text:span text:style-name="T1">idebis, tunc</text:span></text:span> i<text:span text:style-name="Default_20_Paragraph_20_Font"><text:span text:style-name="T1">nspergito<text:line-break/></text:span></text:span>C<text:span text:style-name="Default_20_Paragraph_20_Font"><text:span text:style-name="T1">alcitem, alumen, alia rursus ollula<text:line-break/></text:span></text:span>M<text:span text:style-name="Default_20_Paragraph_20_Font"><text:span text:style-name="T1">el, galbanum, propolim, reliquaque liquida<text:line-break/></text:span></text:span>L<text:span text:style-name="Default_20_Paragraph_20_Font"><text:span text:style-name="T1">iquato, modice fervida supe</text:span></text:span>r<text:span text:style-name="Default_20_Paragraph_20_Font"><text:span text:style-name="T1">fundito<text:line-break/></text:span></text:span>L<text:span text:style-name="Default_20_Paragraph_20_Font"><text:span text:style-name="T1">i</text:span></text:span>t<text:span text:style-name="Default_20_Paragraph_20_Font"><text:span text:style-name="T1">harg</text:span></text:span>y<text:span text:style-name="Default_20_Paragraph_20_Font"><text:span text:style-name="T1">ro , calefaciens pauxillulum ,<text:line-break/>Quum videris manus ceu emplastro haud</text:span></text:span> i<text:span text:style-name="Default_20_Paragraph_20_Font"><text:span text:style-name="T1">nsui ,<text:line-break/></text:span></text:span>T<text:span text:style-name="Default_20_Paragraph_20_Font"><text:span text:style-name="T1">unc herbulas adde et reliquas radiculas.<text:line-break/></text:span></text:span>s<text:span text:style-name="Default_20_Paragraph_20_Font"><text:span text:style-name="T1">ublato ab igne confestim jam sectili:<text:line-break/>stescigera parum, medicamen commovens,<text:line-break/></text:span></text:span>Pa<text:span text:style-name="Default_20_Paragraph_20_Font"><text:span text:style-name="T1">lmis valentioribus permolliens</text:span></text:span></text:p>
      <text:p text:style-name="P2">R<text:span text:style-name="Default_20_Paragraph_20_Font"><text:span text:style-name="T1">eponito , conservans pelle conditum.<text:line-break/>Valet sagittarum insectorum pharmaco<text:line-break/>Vulneribus , veluti morsibus serpentium ,<text:line-break/>Rem</text:span></text:span> i<text:span text:style-name="Default_20_Paragraph_20_Font"><text:span text:style-name="T1">aculantium virus animalium.<text:line-break/>Quare medendi existit consimilis modus.<text:line-break/></text:span></text:span>I<text:span text:style-name="Default_20_Paragraph_20_Font"><text:span text:style-name="T1">n his enim carnem oblaesum scalpro statim<text:line-break/>Circo ncidere necesse est et cucurbitas<text:line-break/>Si liceat , admoveri stammis vulneri ,<text:line-break/>Acribus et medicamentis ac urentibus ,<text:line-break/></text:span></text:span>I<text:span text:style-name="Default_20_Paragraph_20_Font"><text:span text:style-name="T1">d longio</text:span></text:span>r<text:span text:style-name="Default_20_Paragraph_20_Font"><text:span text:style-name="T1">e servans latum tempore.</text:span></text:span></text:p>
      <text:p text:style-name="P1"><text:span text:style-name="Default_20_Paragraph_20_Font"><text:span text:style-name="T1">Quod indica</text:span></text:span>n<text:span text:style-name="Default_20_Paragraph_20_Font"><text:span text:style-name="T1">t prius in commentario<text:line-break/>Alio ,</text:span></text:span> i<text:span text:style-name="Default_20_Paragraph_20_Font"><text:span text:style-name="T1">is qui medicamina tradita desiderent<text:line-break/>Esc</text:span></text:span>i <text:span text:style-name="Default_20_Paragraph_20_Font"><text:span text:style-name="T1">cere , quae scalpro st</text:span></text:span>a<text:span text:style-name="Default_20_Paragraph_20_Font"><text:span text:style-name="T1">nt , urentibus.<text:line-break/>Sunt utiles ant</text:span></text:span>i<text:span text:style-name="Default_20_Paragraph_20_Font"><text:span text:style-name="T1">doti in potionibus,<text:line-break/>Quas viperae applicari /ussi morsibus.<text:line-break/></text:span></text:span>I<text:span text:style-name="Default_20_Paragraph_20_Font"><text:span text:style-name="T1">tem coagulum ipsis oster hinnuli,<text:line-break/></text:span></text:span>E<text:span text:style-name="Default_20_Paragraph_20_Font"><text:span text:style-name="T1">t gentianae, ut rabiosorum morsibus</text:span></text:span></text:p>
      <text:p text:style-name="P2"><text:span text:style-name="Default_20_Paragraph_20_Font"><text:span text:style-name="T1">Adferre oportet reliqua, sicut docuimus</text:span></text:span></text:p>
      <text:p text:style-name="P1">I<text:span text:style-name="Default_20_Paragraph_20_Font"><text:span text:style-name="T1">n illis facere: quippe haec istis congruunt.</text:span></text:span></text:p>
      <text:p text:style-name="P1"><text:span text:style-name="Default_20_Paragraph_20_Font"><text:span text:style-name="T1">Succumque C</text:span></text:span>y<text:span text:style-name="Default_20_Paragraph_20_Font"><text:span text:style-name="T1">renaeum</text:span></text:span> i<text:span text:style-name="Default_20_Paragraph_20_Font"><text:span text:style-name="T1">stis fac temperes :</text:span></text:span></text:p>
      <text:p text:style-name="P1"><text:span text:style-name="Default_20_Paragraph_20_Font"><text:span text:style-name="T1">Sin copia negetur, des etiam medicum,</text:span></text:span></text:p>
      <text:p text:style-name="P1"><text:span text:style-name="Default_20_Paragraph_20_Font"><text:span text:style-name="T1">Aquae duobus cyathis oboli pondere,</text:span></text:span></text:p>
      <text:p text:style-name="P1"><text:span text:style-name="Default_20_Paragraph_20_Font"><text:span text:style-name="T1">At gentianae, quantum oboli tres pendeant,<text:line-break/>Est autem melior succus, quam radicula.</text:span></text:span></text:p>
      <text:h text:style-name="Heading_20_2" text:outline-level="2">Cap. XVH. </text:h>
      <text:p text:style-name="P22">[<text:span text:style-name="Default_20_Paragraph_20_Font"><text:span text:style-name="T1">Antidoti ab</text:span></text:span> H<text:span text:style-name="Default_20_Paragraph_20_Font"><text:span text:style-name="T1">era conscriptae theriacae,<text:line-break/>quas etiam nos experti sumus.] </text:span></text:span>Theristra qua usus est<text:line-break/>Marcus Imperator. ♃ Seminis trifolii bituminosi partem<text:line-break/>unam , aristolochiae r<text:span text:style-name="Default_20_Paragraph_20_Font"><text:span text:style-name="T1">o</text:span></text:span>t<text:span text:style-name="Default_20_Paragraph_20_Font"><text:span text:style-name="T1">u</text:span></text:span>ndae partem unam, rutae silvestris<text:line-break/>partem unam, ervi moliti partem unam, vino excipe et<text:line-break/>confice pastill<text:span text:style-name="Default_20_Paragraph_20_Font"><text:span text:style-name="T1">o</text:span></text:span>s drachmarum iv, dato unum ex vino et<text:line-break/>oleo.</text:p>
      <text:p text:style-name="P1"><text:span text:style-name="Default_20_Paragraph_20_Font"><text:span text:style-name="T1">[Antidotu</text:span></text:span>m <text:span text:style-name="Default_20_Paragraph_20_Font"><text:span text:style-name="T1">aliud ad eadem vehementer efe</text:span></text:span>i<text:span text:style-name="Default_20_Paragraph_20_Font"><text:span text:style-name="T1">ca</text:span></text:span>ais]</text:p>
      <text:p text:style-name="P1">H<text:span text:style-name="Default_20_Paragraph_20_Font"><text:span text:style-name="T1">oc cape praesidium ad serpentia, quod</text:span></text:span> .P<text:span text:style-name="Default_20_Paragraph_20_Font"><text:span text:style-name="T1">hilometor</text:span></text:span></text:p>
      <text:p text:style-name="P1">L<text:span text:style-name="Default_20_Paragraph_20_Font"><text:span text:style-name="T1">su praecipuum repperit Antiochus.</text:span></text:span></text:p>
      <text:p text:style-name="P7"><text:span text:style-name="Default_20_Paragraph_20_Font"><text:span text:style-name="T1">ssleu drachmas binas radicis ponito, tantum<text:line-break/></text:span></text:span>G<text:span text:style-name="Default_20_Paragraph_20_Font"><text:span text:style-name="T1">ermina scrpilli ponderis accipiant si</text:span></text:span></text:p>
      <text:p text:style-name="P1"><text:span text:style-name="Default_20_Paragraph_20_Font"><text:span text:style-name="T1">Et panacis totidem drachmas liquor asserit aeque<text:line-break/></text:span></text:span>T<text:span text:style-name="Default_20_Paragraph_20_Font"><text:span text:style-name="T1">rifolii, quantum drachmula fructus habet,<text:line-break/>Cx</text:span></text:span>y<text:span text:style-name="Default_20_Paragraph_20_Font"><text:span text:style-name="T1">baphum marathri, necnon ameos et an</text:span></text:span>isi,<text:line-break/><text:span text:style-name="Default_20_Paragraph_20_Font"><text:span text:style-name="T1">Atque apii; sument sumina quaeque suum.</text:span></text:span></text:p>
      <text:p text:style-name="P1"><text:span text:style-name="Default_20_Paragraph_20_Font"><text:span text:style-name="T1">Ast ervi pones acetabula bina ferinae;</text:span></text:span></text:p>
      <text:p text:style-name="P1">O<text:span text:style-name="Default_20_Paragraph_20_Font"><text:span text:style-name="T1">mnia cum Chio nectare consocians,<text:line-break/></text:span></text:span>O<text:span text:style-name="Default_20_Paragraph_20_Font"><text:span text:style-name="T1">rbiculos finges , lusto q</text:span></text:span>ui <text:span text:style-name="Default_20_Paragraph_20_Font"><text:span text:style-name="T1">singuli in illis<text:line-break/>Drachmae dimidium pondere constituant.</text:span></text:span></text:p>
      <text:p text:style-name="P6"><text:span text:style-name="Default_20_Paragraph_20_Font"><text:span text:style-name="T1">Inrorans Chi</text:span></text:span>o <text:span text:style-name="Default_20_Paragraph_20_Font"><text:span text:style-name="T1">medicamina, </text:span></text:span>n<text:span text:style-name="Default_20_Paragraph_20_Font"><text:span text:style-name="T1">iperae amarum<text:line-break/>Aequali oirus associato modo.</text:span></text:span></text:p>
      <text:p text:style-name="P1">H<text:span text:style-name="Default_20_Paragraph_20_Font"><text:span text:style-name="T1">oc autem essugies horrenda phalang</text:span></text:span>i<text:span text:style-name="Default_20_Paragraph_20_Font"><text:span text:style-name="T1">a potu.</text:span></text:span></text:p>
      <text:p text:style-name="P1"><text:span text:style-name="Default_20_Paragraph_20_Font"><text:span text:style-name="T1">Scorpi etiam stimulum non oereare gravem.</text:span></text:span></text:p>
      <text:p text:style-name="P1"><text:span text:style-name="Default_20_Paragraph_20_Font"><text:span text:style-name="T1">Eadem exacte scripta ponderibus.</text:span></text:span> ♃ ^leu Cretici drach. ij,<text:line-break/>[eminis trifolii drach. ij, serpilli sicci drach. iv, foeniculi<text:line-break/>lrach. iv, ammeos Ʒ iv, feminis apii drach. iv, ervi fari-<text:line-break/>uae Ʒ viij, trita excipilo vino Chio et fingito pastillos</text:p>
      <text:p text:style-name="P3">tliobolares , ac dato unum ex vino. <text:span text:style-name="Default_20_Paragraph_20_Font"><text:span text:style-name="T1">Aliud antidotum,<text:line-break/></text:span></text:span>t<text:span text:style-name="Default_20_Paragraph_20_Font"><text:span text:style-name="T1">heriaca ad scorpionum ictus et quae morsu oirus emittere<text:line-break/></text:span></text:span>r<text:span text:style-name="Default_20_Paragraph_20_Font"><text:span text:style-name="T1">identur, ad rupta et convulsiones; testationes coli et multa<text:line-break/></text:span></text:span>fen<text:span text:style-name="Default_20_Paragraph_20_Font"><text:span text:style-name="T1">ilia ; hanc medicinam Callus ex Arabia profectus Cae-<text:line-break/>sari donavit , multis ea commilitonibus fervat li. </text:span></text:span>Pa<text:span text:style-name="Default_20_Paragraph_20_Font"><text:span text:style-name="T1">l</text:span></text:span> Radicis<text:line-break/>bryoniae albae drach. viij, trifolii feminis drach. iv, ireos,<text:line-break/>chalcitidis, utriusque drach. iv, aristolochiae tenuis drach.<text:line-break/>iv, rorismarini radicis drach. iv, succi papaveris drach. iv,<text:line-break/>zingiberis drach. iv, seminum rutae silvestris .Ʒ vj, serpit Ii<text:line-break/>drach. iij, cumini Aethiopici drach. iij, radicis eryngii<text:line-break/>drach. iij, ervi farinae albae drach. x, vini Chii marinae<text:line-break/>expertis quod satis est; pastillos fingito qui pendent Ʒ<text:line-break/>singuli et ex vini meraci hemina dat<text:span text:style-name="Default_20_Paragraph_20_Font"><text:span text:style-name="T1">o.</text:span></text:span></text:p>
      <text:p text:style-name="P1"><text:span text:style-name="Default_20_Paragraph_20_Font"><text:span text:style-name="T1">[Aliud ad oiperarum morsus.] </text:span></text:span>I^<text:span text:style-name="Default_20_Paragraph_20_Font"><text:span text:style-name="T1">l</text:span></text:span>. Fraxini soliis con-<text:line-break/>tusis expresisisque succum ex vino potui dato, foliilque<text:line-break/>contractis vulnus obducito.</text:p>
      <text:p text:style-name="P1"><text:span text:style-name="Default_20_Paragraph_20_Font"><text:span text:style-name="T1">[Aliud ad phalangiorum morsus.] </text:span></text:span>Uni pastillo trv-</text:p>
      <text:p text:style-name="P3">gonis misceto, piperis gr. xiij, feminis phylli gr.xl, ex<text:line-break/>diluta vini potione calida ad triduum propinato.</text:p>
      <text:p text:style-name="P1"><text:span text:style-name="Default_20_Paragraph_20_Font"><text:span text:style-name="T1">[Aliud idem faciens.] </text:span></text:span>E<text:span text:style-name="Default_20_Paragraph_20_Font"><text:span text:style-name="T1">t</text:span></text:span>. Aristolochiae Creticae lon-<text:line-break/>gae draclu j, cumini Aegyptii obolos iij, rutae silvestris<text:line-break/>seminis drach. vj, succi Cyrenaici drach. iij ẞ, minii Lemnii<text:line-break/>drach. x , myrrhae drach. viij , op o balsami drach. viij, pi-<text:line-break/>peris albi drach. ij ẞ, canchryos Ʒ iv, contusa cribrata-<text:line-break/>que, melle conspergito et ad fabae Aegyptiae magnitudi-<text:line-break/>nem ex aqua calida propinato; quod si valentiori uti<text:line-break/>velis , duplum exhibeto.</text:p>
      <text:p text:style-name="P1"><text:span text:style-name="Default_20_Paragraph_20_Font"><text:span text:style-name="T1">[Alia post commemorata prima antidota theriace.]<text:line-break/></text:span></text:span>Haud novi quomodo potionibus ad coxendicum dolores<text:line-break/>duabus citra ordinem conscriptis, postea rursus antidota<text:line-break/>addiderit , ^opyrion dictum; ac aliud quoddam ex variis<text:line-break/>mixturis constans, omnibus (ut inquit) lethalibus accom-<text:line-break/>.modatnm: sive antea, sive post assumatur. Caeterum con-<text:line-break/>gruit etiam ad rabios<text:span text:style-name="Default_20_Paragraph_20_Font"><text:span text:style-name="T1">o</text:span></text:span>rum morsus, pleuritic<text:span text:style-name="Default_20_Paragraph_20_Font"><text:span text:style-name="T1">o</text:span></text:span>s et internos<text:line-break/>dolores universos, quemadmodum et ad mulierum asse-</text:p>
      <text:p text:style-name="P3">ctiones confert. Post hoc rursus aliud multiplicis u<text:span text:style-name="Default_20_Paragraph_20_Font"><text:span text:style-name="T1">s</text:span></text:span>us<text:line-break/>tradidit ex centum rebus compositum, eximium vero, ut<text:line-break/>ait, ad lethalia et a cerussa <text:span text:style-name="Default_20_Paragraph_20_Font"><text:span text:style-name="T1">s</text:span></text:span>uffocatos. Deinde post haec<text:line-break/>istud quod Lemnia terra constat app<text:span text:style-name="Default_20_Paragraph_20_Font"><text:span text:style-name="T1">o</text:span></text:span>suit, de quo jam<text:line-break/>prius etiam egi , Damocratis carminibus adscriptis ; itaque<text:line-break/>abo quod ex centenis medicamentis conficitur praetermisso,<text:line-break/>satis mihi erit <text:span text:style-name="T11">Z</text:span>opyrion et post id scriptum adjicere.<text:line-break/>praeterea eo quod ex Lemnia terra constat omisso, q<text:span text:style-name="Default_20_Paragraph_20_Font"><text:span text:style-name="T1">u</text:span></text:span>od<text:line-break/>centum simplicia recipit. , Respondet enim <text:span text:style-name="Default_20_Paragraph_20_Font"><text:span text:style-name="T1">J</text:span></text:span>inpyIion an-<text:line-break/>tidotum cum eo quod Andromachus tradidit, ad omnia<text:line-break/>effIcax : <text:span text:style-name="Default_20_Paragraph_20_Font"><text:span text:style-name="T1">s</text:span></text:span>ed peculiarius ad lethalia, bepaticos , inflationes<text:line-break/>Ventris et incipientes <text:span text:style-name="Default_20_Paragraph_20_Font"><text:span text:style-name="T1">s</text:span></text:span>uffusiones, praesertim in quibus id<text:line-break/>quod insidet largior est spiritus. ♃ Myrrhae drach. v,<text:line-break/>Syriacae nardi Ʒ v st, croci Ʒ iv si, schoenanti O ij<text:line-break/>cassiae Ʒ iv, cinnamomi Ʒ iij, piperis albi drach. j fa<text:line-break/>thuris diach. j et obolum j, costi drach. j, melle Attico<text:line-break/>excipe, ac finge trochiscos nucis avelIanae magnitudine,<text:line-break/>dantur ex muIso vel aqua. <text:span text:style-name="Default_20_Paragraph_20_Font"><text:span text:style-name="T1">Aliud antidotum omnibus</text:span></text:span></text:p>
      <text:p text:style-name="P3"><text:span text:style-name="Default_20_Paragraph_20_Font"><text:span text:style-name="T1">lethalibus faciens et praesumptum et postea datum; calet<text:line-break/>etiam ad rabiosorum morsus; facit et ad pleuriticos, inter-<text:line-break/>nosque dolores; accommodatur etiam mulierum doloribus<text:line-break/>et asse</text:span></text:span>r<text:span text:style-name="Default_20_Paragraph_20_Font"><text:span text:style-name="T1">tionibus.</text:span></text:span> ♃ Glycyrrhizae drach. vj et obolum j si,<text:line-break/>dauci Cretici feminis drach. vj , obolum j si, opii Ʒ iv,<text:line-break/>obolos ij, castorii drach. ij, obolum j, piperis longi drach.<text:line-break/>vj, obolos iv, costi drach. vj, obolos ij, <text:span text:style-name="Default_20_Paragraph_20_Font"><text:span text:style-name="T1">s</text:span></text:span>picae nardi<text:line-break/>drach. vj, fesqniobolum , cassiae nigrae drach. v, obolos ij,<text:line-break/>thuris masculi drach j st, fefeleos Ʒ v, obolos ij, fcordii<text:line-break/>drach. vj , obolos ij si, <text:span text:style-name="Default_20_Paragraph_20_Font"><text:span text:style-name="T1">s</text:span></text:span>ucci hypocystidis drach. vj, acori<text:line-break/>drach. ij, soliorum malabathrI drach. vj , obolum j, <text:span text:style-name="Default_20_Paragraph_20_Font"><text:span text:style-name="T1">s</text:span></text:span>aga-<text:line-break/>peni drach. ij , fructus balsami drach. v, ob<text:span text:style-name="Default_20_Paragraph_20_Font"><text:span text:style-name="T1">o</text:span></text:span>los ij , myr-<text:line-break/>rhae Ʒ vj , croci drach. vij , obolos ij , styracis drach. vj,<text:line-break/>cinnamomi drach. vij, obolos ij, zingiberis drach. vij,<text:line-break/>obolos ij, piperis alui drach. v, obolos ij , phu Ʒ v, pe-<text:line-break/>trofelini drach. iv, nardi Celticae drach. iv, obolos ij st,<text:line-break/>hyperici drach. ij, acaciae succi drach. ij, gentianae drach.<text:line-break/>iv, iris Hlyricae drach. ij, anisi Ʒ iij, thlaspeos drach. vj,</text:p>
      <text:p text:style-name="P3">obolos ij st, rosarum siccarum drach. iv, mei drach. ij,<text:line-break/>gummi draclu ij, cardamomi drach. iv, schoenanti drach.<text:line-break/>Vj, obolos ij, opopanacis draclu vij, opohalsami draclu<text:line-break/>Vj st, galbani drach. iij, obolos ij, resinae terebinthinae<text:line-break/>drach. vj, obolos ij, agarici drach. vij si, cypheos drach.<text:line-break/>Vj, bdellii drach. vj, scinei drach. ij , amomi drach. iij,<text:line-break/>polii drach. v, obolos ij, dictamni Ʒ vj, rutae silvestris<text:line-break/>seminis drach. iv, sigilli Lemnii drach. ij ẞ , erysimi drach.<text:line-break/>iv, vino Phalerno et Attico melle excipiantur.</text:p>
      <text:p text:style-name="P1"><text:span text:style-name="Default_20_Paragraph_20_Font"><text:span text:style-name="T1">[Aliud antidotum; valet ad lethalia praesumptum,<text:line-break/>et postea datum, nihilque reliqua medicamenta exhibita<text:line-break/></text:span></text:span>im<text:span text:style-name="Default_20_Paragraph_20_Font"><text:span text:style-name="T1">pedit; quum oero datum suerit, nauseam movet, quoad<text:line-break/>t</text:span></text:span>ot<text:span text:style-name="Default_20_Paragraph_20_Font"><text:span text:style-name="T1">um quod perniciosum est, expellatur.] </text:span></text:span>♃ Minii sigilli<text:line-break/>Lemnli Ʒ j, obolos ij, baccarum juniperi Ʒ ij, oleo quam<text:line-break/>optimo trita excipe, daque nucis avellanae magnitudine<text:line-break/>cum mulso.</text:p>
      <text:p text:style-name="P1">[E<text:span text:style-name="Default_20_Paragraph_20_Font"><text:span text:style-name="T1">x commentariis .Aphrodae ad aquae metum</text:span></text:span>.] ♃ La-</text:p>
      <text:p text:style-name="P3">thvridis ℥su castorii .Ʒ iij, laevigata cum hemina rosacel<text:line-break/>dantur potui.</text:p>
      <text:p text:style-name="P1"><text:span text:style-name="Default_20_Paragraph_20_Font"><text:span text:style-name="T1">[Pilula e</text:span></text:span>j<text:span text:style-name="Default_20_Paragraph_20_Font"><text:span text:style-name="T1">u</text:span></text:span>s<text:span text:style-name="Default_20_Paragraph_20_Font"><text:span text:style-name="T1">dem ad aquae metum.] </text:span></text:span>♃ Castorii D j ẞ,<text:line-break/>lathyridum g.ix, dato.</text:p>
      <text:p text:style-name="P1"><text:span text:style-name="Default_20_Paragraph_20_Font"><text:span text:style-name="T1">[Aliter, a Nicostrato.] </text:span></text:span>♃ Castorii Ʒ viij , lycii ln-<text:line-break/>dici Ʒ iv, gentianae Ʒ ij, cancrorum cremat<text:span text:style-name="Default_20_Paragraph_20_Font"><text:span text:style-name="T1">o</text:span></text:span>rum S j ẞ,<text:line-break/>melIe mixta dato.</text:p>
      <text:p text:style-name="P1"><text:span text:style-name="Default_20_Paragraph_20_Font"><text:span text:style-name="T1">[Ad aquae metum admirabile</text:span></text:span>.] Si aqua in qua fabri<text:line-break/>ferrumen abstergunt, inscio artifice, exhibeatur, mir<text:span text:style-name="Default_20_Paragraph_20_Font"><text:span text:style-name="T1">u</text:span></text:span>m<text:line-break/>in modum perficit: at iis qui jam aquam extimescunt, ut<text:line-break/>bibant, poculo panniculum ex fella supponito et bibitur.<text:line-break/>Confert etiam gentiana per fe, tribus cochleariis cum<text:line-break/>aqua.</text:p>
      <text:p text:style-name="P1"><text:span text:style-name="Default_20_Paragraph_20_Font"><text:span text:style-name="T1">[Amaranti</text:span></text:span> G<text:span text:style-name="Default_20_Paragraph_20_Font"><text:span text:style-name="T1">rammatici ad pedum dolores, quo etiam<text:line-break/>ipsa usus esu] </text:span></text:span>♃ Rhei Pontici drach. x, piperis albi<text:line-break/>draclu viij, petro<text:span text:style-name="Default_20_Paragraph_20_Font"><text:span text:style-name="T1">s</text:span></text:span>elini, agarici, ltyperici, acori, eryngii,<text:line-break/>singulorum drach. xvj, cardamomi, thlafpeos, acaciae,<text:line-break/>succi gIycyrrlosae drach. ij, r<text:span text:style-name="Default_20_Paragraph_20_Font"><text:span text:style-name="T1">o</text:span></text:span>sarum siccarum, singulorum</text:p>
      <text:p text:style-name="P3">drach. xiv<text:span text:style-name="Default_20_Paragraph_20_Font"><text:span text:style-name="T1">, s</text:span></text:span>eminis foeniculi drach. ij, aristolochiae longae<text:line-break/>drach. ij et rotundae, baccarum rusci, utriusque dmch. iij,<text:line-break/>seminis apii drach.^iij, seminis napi silvestris drach. iij,<text:line-break/>gingiberis drach. iij, gentianae drach. vj, scinei drach. i;.<text:line-break/>thuris drach. v, phu Pontici drach. iij, iri<text:span text:style-name="Default_20_Paragraph_20_Font"><text:span text:style-name="T1">o</text:span></text:span>nis drach. vj,<text:line-break/>nidis Illyricae drach. xiij, cassiae, ligustici, sch<text:span text:style-name="Default_20_Paragraph_20_Font"><text:span text:style-name="T1">o</text:span></text:span>enanthi,<text:line-break/>spicae nardi, sii, scorpiuri, singul<text:span text:style-name="Default_20_Paragraph_20_Font"><text:span text:style-name="T1">o</text:span></text:span>rum drach. vj, mellis<text:line-break/>quod satis est: datur nucis avellanae magnitudo ad annum.</text:p>
      <text:p text:style-name="P1"><text:span text:style-name="Default_20_Paragraph_20_Font"><text:span text:style-name="T1">[Aliud, quo ego utor</text:span></text:span>.] ♃ Chamaediyos drach. lxxxiv,<text:line-break/>scordii drach. iij, petroselini drach. iij, cardamomi drach.<text:line-break/>iij, marrubii, gentianae, utriusque drach. iv, centaurii<text:line-break/>drach iv R, aristolochiae rotundae tantundem, mellis q<text:span text:style-name="Default_20_Paragraph_20_Font"><text:span text:style-name="T1">u</text:span></text:span>od<text:line-break/>sufficit: dat<text:span text:style-name="Default_20_Paragraph_20_Font"><text:span text:style-name="T1">u</text:span></text:span>r ad nucis aveIlanae magnitudinem cum aqua<text:line-break/>ad aunum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icrosoft Sans Serif" fo:font-size="12pt" fo:letter-spacing="normal" fo:language="la" fo:country="VA" fo:font-style="normal" style:text-underline-style="none" fo:font-weight="normal" style:letter-kerning="false" style:font-name-asian="Microsoft Sans Serif" style:font-size-asian="12pt" style:language-asian="la" style:country-asian="VA" style:font-style-asian="normal" style:font-weight-asian="normal" style:font-name-complex="Microsoft Sans Serif" style:font-size-complex="12pt" style:language-complex="la" style:country-complex="V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VA" fo:font-style="normal" style:text-underline-style="none" fo:font-weight="normal" style:letter-kerning="false" fo:background-color="transparent" style:font-name-asian="Microsoft Sans Serif" style:font-size-asian="12pt" style:language-asian="la" style:country-asian="VA" style:font-style-asian="normal" style:font-weight-asian="normal" style:font-name-complex="Microsoft Sans Serif" style:font-size-complex="12pt" style:language-complex="la" style:country-complex="V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>Galeni opera omnia / vol. 14</dc:title>
    <dc:subject/>
    <meta:initial-creator>Galien</meta:initial-creator>
    <meta:creation-date>2023-01-16T10:31:00Z</meta:creation-date>
    <dc:date>2023-03-23T17:31:49.150000000</dc:date>
    <meta:editing-cycles>10</meta:editing-cycles>
    <meta:editing-duration>PT16M39S</meta:editing-duration>
    <meta:document-statistic meta:table-count="0" meta:image-count="0" meta:object-count="0" meta:page-count="209" meta:paragraph-count="558" meta:word-count="27274" meta:character-count="185770" meta:non-whitespace-character-count="159023"/>
    <meta:template xlink:type="simple" xlink:actuate="onRequest" xlink:title="" xlink:href="Normal.dotm"/>
  </office:meta>
</office:document-meta>
</file>